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835in"/>
    </style:style>
    <style:style style:name="co2" style:family="table-column">
      <style:table-column-properties fo:break-before="auto" style:column-width="6.0252in"/>
    </style:style>
    <style:style style:name="co3" style:family="table-column">
      <style:table-column-properties fo:break-before="auto" style:column-width="1.1154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Worksheet_20_Name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orksheet Na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0x9c33206306275f0159562ab18ca7091606dbbb571f557d3aab596da066d24eb5</text:p>
          </table:table-cell>
          <table:table-cell table:style-name="ce1" office:value-type="string" calcext:value-type="string">
            <text:p>0x496c04499B90a1ee1161CFD165b56D0aCe1efa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8e22ea93650d8f9bc7771351542b5b92cd65e0842df78673e5261372f5930cf</text:p>
          </table:table-cell>
          <table:table-cell table:style-name="ce1" office:value-type="string" calcext:value-type="string">
            <text:p>0x496c04499B90a1ee1161CFD165b56D0aCe1efa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4bdf9e3252f7cd28545f657eb6e3ef9a07e51bfdf22853287470c52790bfcb</text:p>
          </table:table-cell>
          <table:table-cell table:style-name="ce1" office:value-type="string" calcext:value-type="string">
            <text:p>0x496c04499B90a1ee1161CFD165b56D0aCe1efa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0f22152d738f38f27487b014a696b94847f1b38935e95a3d2fbb439d0a6be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56f2ab4394bc90b19a2959fa0e552314cc7b026dea6da0f876c515703d19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56f2ab4394bc90b19a2959fa0e552314cc7b026dea6da0f876c515703d19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56f2ab4394bc90b19a2959fa0e552314cc7b026dea6da0f876c515703d19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56f2ab4394bc90b19a2959fa0e552314cc7b026dea6da0f876c515703d19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56f2ab4394bc90b19a2959fa0e552314cc7b026dea6da0f876c515703d19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56f2ab4394bc90b19a2959fa0e552314cc7b026dea6da0f876c515703d19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56f2ab4394bc90b19a2959fa0e552314cc7b026dea6da0f876c515703d19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56f2ab4394bc90b19a2959fa0e552314cc7b026dea6da0f876c515703d19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56f2ab4394bc90b19a2959fa0e552314cc7b026dea6da0f876c515703d19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56f2ab4394bc90b19a2959fa0e552314cc7b026dea6da0f876c515703d19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56f2ab4394bc90b19a2959fa0e552314cc7b026dea6da0f876c515703d19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56f2ab4394bc90b19a2959fa0e552314cc7b026dea6da0f876c515703d19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56f2ab4394bc90b19a2959fa0e552314cc7b026dea6da0f876c515703d19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56f2ab4394bc90b19a2959fa0e552314cc7b026dea6da0f876c515703d19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56f2ab4394bc90b19a2959fa0e552314cc7b026dea6da0f876c515703d19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56f2ab4394bc90b19a2959fa0e552314cc7b026dea6da0f876c515703d19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7f604033ec95d13b12fbf5d4167289b5e75bc724946f2c1880b72f8e683e3d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7f604033ec95d13b12fbf5d4167289b5e75bc724946f2c1880b72f8e683e3d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7f604033ec95d13b12fbf5d4167289b5e75bc724946f2c1880b72f8e683e3d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7f604033ec95d13b12fbf5d4167289b5e75bc724946f2c1880b72f8e683e3d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7f604033ec95d13b12fbf5d4167289b5e75bc724946f2c1880b72f8e683e3d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7f604033ec95d13b12fbf5d4167289b5e75bc724946f2c1880b72f8e683e3d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7f604033ec95d13b12fbf5d4167289b5e75bc724946f2c1880b72f8e683e3d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7f604033ec95d13b12fbf5d4167289b5e75bc724946f2c1880b72f8e683e3d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8319356f2c212916a54524749325e373bd06f66d52308479ad4f48503eb8c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8319356f2c212916a54524749325e373bd06f66d52308479ad4f48503eb8c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8319356f2c212916a54524749325e373bd06f66d52308479ad4f48503eb8c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8319356f2c212916a54524749325e373bd06f66d52308479ad4f48503eb8c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8319356f2c212916a54524749325e373bd06f66d52308479ad4f48503eb8c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8319356f2c212916a54524749325e373bd06f66d52308479ad4f48503eb8c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8319356f2c212916a54524749325e373bd06f66d52308479ad4f48503eb8c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145d3404126d6e366dd775978f328ac3baa2752f59df5fc6e6cc8ebbad736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d9e22d7d8317590c64c0c5cbaba951536bba54bd2847d8447f1ca2f404791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d9e22d7d8317590c64c0c5cbaba951536bba54bd2847d8447f1ca2f404791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d9e22d7d8317590c64c0c5cbaba951536bba54bd2847d8447f1ca2f404791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d9e22d7d8317590c64c0c5cbaba951536bba54bd2847d8447f1ca2f404791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d9e22d7d8317590c64c0c5cbaba951536bba54bd2847d8447f1ca2f404791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d9e22d7d8317590c64c0c5cbaba951536bba54bd2847d8447f1ca2f404791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d9e22d7d8317590c64c0c5cbaba951536bba54bd2847d8447f1ca2f404791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d9e22d7d8317590c64c0c5cbaba951536bba54bd2847d8447f1ca2f404791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d9e22d7d8317590c64c0c5cbaba951536bba54bd2847d8447f1ca2f404791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d9e22d7d8317590c64c0c5cbaba951536bba54bd2847d8447f1ca2f404791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d9e22d7d8317590c64c0c5cbaba951536bba54bd2847d8447f1ca2f404791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d9e22d7d8317590c64c0c5cbaba951536bba54bd2847d8447f1ca2f404791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d9e22d7d8317590c64c0c5cbaba951536bba54bd2847d8447f1ca2f404791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d9e22d7d8317590c64c0c5cbaba951536bba54bd2847d8447f1ca2f404791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d9e22d7d8317590c64c0c5cbaba951536bba54bd2847d8447f1ca2f404791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d9e22d7d8317590c64c0c5cbaba951536bba54bd2847d8447f1ca2f404791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318d4b196ca8b49ef0411679f052a37a8a423f52f46ad13aed577cb9ce318e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318d4b196ca8b49ef0411679f052a37a8a423f52f46ad13aed577cb9ce318e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f344195cd6b271d2326b8f7baec6a1fab9c5eb91f05d3110c2e88c0b8cca3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f344195cd6b271d2326b8f7baec6a1fab9c5eb91f05d3110c2e88c0b8cca3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f344195cd6b271d2326b8f7baec6a1fab9c5eb91f05d3110c2e88c0b8cca3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f344195cd6b271d2326b8f7baec6a1fab9c5eb91f05d3110c2e88c0b8cca3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f344195cd6b271d2326b8f7baec6a1fab9c5eb91f05d3110c2e88c0b8cca3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f344195cd6b271d2326b8f7baec6a1fab9c5eb91f05d3110c2e88c0b8cca3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f344195cd6b271d2326b8f7baec6a1fab9c5eb91f05d3110c2e88c0b8cca3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f344195cd6b271d2326b8f7baec6a1fab9c5eb91f05d3110c2e88c0b8cca3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16e7e4dc28ae1cc2da3b64f220d30536f0ee5111495b817486c67cb1887af5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578a109669a3bfc89dd169297beef94fcee034da5833cfe132eac72043807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578a109669a3bfc89dd169297beef94fcee034da5833cfe132eac72043807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578a109669a3bfc89dd169297beef94fcee034da5833cfe132eac72043807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578a109669a3bfc89dd169297beef94fcee034da5833cfe132eac72043807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578a109669a3bfc89dd169297beef94fcee034da5833cfe132eac72043807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578a109669a3bfc89dd169297beef94fcee034da5833cfe132eac72043807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578a109669a3bfc89dd169297beef94fcee034da5833cfe132eac72043807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52413a6135ce92eb9cd975f3ff8794f609678599849e4c0e1b7e4f35b8a13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b48ec04360799f701425531f2d17ec732241aa88dae5b71b581afdb520f7b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5294a73e6340e5125bfe31a30643c10e27d2c3a01aaad7c69078dd51f972c92</text:p>
          </table:table-cell>
          <table:table-cell table:style-name="ce1" office:value-type="string" calcext:value-type="string">
            <text:p>0x496c04499B90a1ee1161CFD165b56D0aCe1efa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b021251b76d83d45d20db261ea11049f276a623074e9d23d91e54cd3eb01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433f67b45b61ffa1eb18af192c9c068ca29caa0418a71813a98b2b688450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a83484074f538a3d8c2b59709a50302cc52ef1934c316ed223f13758a8f59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f7cb776b6e506ac2111efc63394d14430909b4dd745139e568950a85b9ffb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f7cb776b6e506ac2111efc63394d14430909b4dd745139e568950a85b9ffb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f7cb776b6e506ac2111efc63394d14430909b4dd745139e568950a85b9ffb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f7cb776b6e506ac2111efc63394d14430909b4dd745139e568950a85b9ffb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f7cb776b6e506ac2111efc63394d14430909b4dd745139e568950a85b9ffb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f7cb776b6e506ac2111efc63394d14430909b4dd745139e568950a85b9ffb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f7cb776b6e506ac2111efc63394d14430909b4dd745139e568950a85b9ffb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f7cb776b6e506ac2111efc63394d14430909b4dd745139e568950a85b9ffb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f7cb776b6e506ac2111efc63394d14430909b4dd745139e568950a85b9ffb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f7cb776b6e506ac2111efc63394d14430909b4dd745139e568950a85b9ffb2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2c268e9d6377e67588a14f33d7aca70200bca0dc1f65e917a597124fc4e35f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2c268e9d6377e67588a14f33d7aca70200bca0dc1f65e917a597124fc4e35f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2c268e9d6377e67588a14f33d7aca70200bca0dc1f65e917a597124fc4e35f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2c268e9d6377e67588a14f33d7aca70200bca0dc1f65e917a597124fc4e35f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26bb28d70cf303a6068e046bd01fac5cc21afc64e46996d291d63b4350053f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26bb28d70cf303a6068e046bd01fac5cc21afc64e46996d291d63b4350053f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26bb28d70cf303a6068e046bd01fac5cc21afc64e46996d291d63b4350053f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26bb28d70cf303a6068e046bd01fac5cc21afc64e46996d291d63b4350053f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26bb28d70cf303a6068e046bd01fac5cc21afc64e46996d291d63b4350053f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26bb28d70cf303a6068e046bd01fac5cc21afc64e46996d291d63b4350053f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26bb28d70cf303a6068e046bd01fac5cc21afc64e46996d291d63b4350053f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26bb28d70cf303a6068e046bd01fac5cc21afc64e46996d291d63b4350053f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26bb28d70cf303a6068e046bd01fac5cc21afc64e46996d291d63b4350053f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26bb28d70cf303a6068e046bd01fac5cc21afc64e46996d291d63b4350053f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9ad4bb21352b0519cf8d7cb19ce623fe8eca79e8d4ec251e66431443f148b18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9ad4bb21352b0519cf8d7cb19ce623fe8eca79e8d4ec251e66431443f148b18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9ad4bb21352b0519cf8d7cb19ce623fe8eca79e8d4ec251e66431443f148b18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9ad4bb21352b0519cf8d7cb19ce623fe8eca79e8d4ec251e66431443f148b18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e51ba07eaeb5dbe02aedf4b5723e67aa22e2f7b5f09009fecf90a6ff2a6f6c5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e51ba07eaeb5dbe02aedf4b5723e67aa22e2f7b5f09009fecf90a6ff2a6f6c5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e51ba07eaeb5dbe02aedf4b5723e67aa22e2f7b5f09009fecf90a6ff2a6f6c5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e51ba07eaeb5dbe02aedf4b5723e67aa22e2f7b5f09009fecf90a6ff2a6f6c5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e51ba07eaeb5dbe02aedf4b5723e67aa22e2f7b5f09009fecf90a6ff2a6f6c5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0c5dc52355c3155c16f2d95171f91eaad1f2a313fe64f5a4b39b01018cb687e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0c5dc52355c3155c16f2d95171f91eaad1f2a313fe64f5a4b39b01018cb687e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0c5dc52355c3155c16f2d95171f91eaad1f2a313fe64f5a4b39b01018cb687e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0c5dc52355c3155c16f2d95171f91eaad1f2a313fe64f5a4b39b01018cb687e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0c5dc52355c3155c16f2d95171f91eaad1f2a313fe64f5a4b39b01018cb687e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0c5dc52355c3155c16f2d95171f91eaad1f2a313fe64f5a4b39b01018cb687e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e05fa2bb9619d27cf82178160ed54f9d9db14a159792e26f3192daf52e8940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e05fa2bb9619d27cf82178160ed54f9d9db14a159792e26f3192daf52e8940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e05fa2bb9619d27cf82178160ed54f9d9db14a159792e26f3192daf52e8940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346db57441e7c5151b8de7418c35ba74e0c184f172a7888d819a54c9f11ddd0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4bfd9d30a4907ac972f5d2dab615274cec15ce95b160b0187de0b0065efee8c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eaef3ae7cb678439211fbeef43176b75d0e9670eb3507c05d9000cf2f5b08e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443a5fd2bd4ea1d81d5345ff557f27e7cfda4b40c51a912f12061da2097deb</text:p>
          </table:table-cell>
          <table:table-cell table:style-name="ce1" office:value-type="string" calcext:value-type="string">
            <text:p>0xF64f0AFb3ee64386be73F36a93AeFDaa4ED3CdF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3d19f4541f03dc3889775bb6d56f7b462fd9b848b05a84517d682e912be44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62a4bef8942e46be58077e76aab5ff91c2271b965bc01317fdad20243a073fc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b2eed9fc4ab61a4e18058fbecd530083b4f039f21737afc50d58f67a580ec0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16f21bd1958930b27f136c439c13ec792fa4aed39988f9f37d3ced0d424c28e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b8c8feece32ca424fccc2117130bcf490f34042c17cfe581e0de7e0f73c2a8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7065ebbe734faf8d9b6595b3312ebb129ead93c13884f1631e9e078f99b9944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1ff113c963424f234c464d513887f9bed456c799994cb52a028ca04934e3c6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280e9c5211b2bdcc6e0c597ef9d33238556cd923bb4ca15bee232287409e</text:p>
          </table:table-cell>
          <table:table-cell table:style-name="ce1" office:value-type="string" calcext:value-type="string">
            <text:p>0x3F765D9e437d59121604EEDA67C1FE4117d333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451f58b680278d99bafcc9539baccfc3cd70c9ad3de5ec76d5457c83cee6f</text:p>
          </table:table-cell>
          <table:table-cell table:style-name="ce1" office:value-type="string" calcext:value-type="string">
            <text:p>0x54590fa891c7155a22cb8D4AA800bd9e90154a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d65cc0872b1acee5b24e8341985a1669cb740ecbd20c2dcde2d57b38862f2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fe54067cee4c54f71bff6512766f53572b553a9f5549b57dd4a7bc1432bcf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c54d7059e2b577baaab037bcc1e86ccabd620db6f053b6957cfa6b7927a21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c54d7059e2b577baaab037bcc1e86ccabd620db6f053b6957cfa6b7927a21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c54d7059e2b577baaab037bcc1e86ccabd620db6f053b6957cfa6b7927a21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c54d7059e2b577baaab037bcc1e86ccabd620db6f053b6957cfa6b7927a21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c54d7059e2b577baaab037bcc1e86ccabd620db6f053b6957cfa6b7927a21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c54d7059e2b577baaab037bcc1e86ccabd620db6f053b6957cfa6b7927a21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c54d7059e2b577baaab037bcc1e86ccabd620db6f053b6957cfa6b7927a21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c54d7059e2b577baaab037bcc1e86ccabd620db6f053b6957cfa6b7927a21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c54d7059e2b577baaab037bcc1e86ccabd620db6f053b6957cfa6b7927a21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c54d7059e2b577baaab037bcc1e86ccabd620db6f053b6957cfa6b7927a21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c54d7059e2b577baaab037bcc1e86ccabd620db6f053b6957cfa6b7927a21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c54d7059e2b577baaab037bcc1e86ccabd620db6f053b6957cfa6b7927a21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c54d7059e2b577baaab037bcc1e86ccabd620db6f053b6957cfa6b7927a216</text:p>
          </table:table-cell>
          <table:table-cell table:style-name="ce1" office:value-type="string" calcext:value-type="string">
            <text:p>0x7574611098B381e17FBDEAe14E4E87633f185aA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5aebe21bae81e371a1da36f90f65911e37850cd0b18b61481e82a4aa3244a1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5aebe21bae81e371a1da36f90f65911e37850cd0b18b61481e82a4aa3244a1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4a48cf638742801726922096a0143bd95806fc12d952b7e54437e08ec3a92c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1320f7d5486a7e0e6d405261792f00f041f3d1a645dbf64b3417811a7a8e5a9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1320f7d5486a7e0e6d405261792f00f041f3d1a645dbf64b3417811a7a8e5a9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1320f7d5486a7e0e6d405261792f00f041f3d1a645dbf64b3417811a7a8e5a9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1320f7d5486a7e0e6d405261792f00f041f3d1a645dbf64b3417811a7a8e5a9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1320f7d5486a7e0e6d405261792f00f041f3d1a645dbf64b3417811a7a8e5a9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1320f7d5486a7e0e6d405261792f00f041f3d1a645dbf64b3417811a7a8e5a9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1320f7d5486a7e0e6d405261792f00f041f3d1a645dbf64b3417811a7a8e5a9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3a591335c26830b1ccc04882013d7cef989efdb25beb733940a208667909f02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3a591335c26830b1ccc04882013d7cef989efdb25beb733940a208667909f02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c2c455ad369598be947a22d951cfa59b37a55aa1b08b6679a6bcb80de4ba27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975edc248774faac6a075b2acc2844f17549df54d3d590a897bc790efdda4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3ffa4e2c3315786b6cf8667966615f3a43b9e1f6ab7784c8c65b165974074f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3ffa4e2c3315786b6cf8667966615f3a43b9e1f6ab7784c8c65b165974074f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3ffa4e2c3315786b6cf8667966615f3a43b9e1f6ab7784c8c65b165974074f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3ffa4e2c3315786b6cf8667966615f3a43b9e1f6ab7784c8c65b165974074f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3ffa4e2c3315786b6cf8667966615f3a43b9e1f6ab7784c8c65b165974074f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3ffa4e2c3315786b6cf8667966615f3a43b9e1f6ab7784c8c65b165974074f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3ffa4e2c3315786b6cf8667966615f3a43b9e1f6ab7784c8c65b165974074f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3ffa4e2c3315786b6cf8667966615f3a43b9e1f6ab7784c8c65b165974074f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3ffa4e2c3315786b6cf8667966615f3a43b9e1f6ab7784c8c65b165974074f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3ffa4e2c3315786b6cf8667966615f3a43b9e1f6ab7784c8c65b165974074f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3ffa4e2c3315786b6cf8667966615f3a43b9e1f6ab7784c8c65b165974074f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3ffa4e2c3315786b6cf8667966615f3a43b9e1f6ab7784c8c65b165974074f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3ffa4e2c3315786b6cf8667966615f3a43b9e1f6ab7784c8c65b165974074f</text:p>
          </table:table-cell>
          <table:table-cell table:style-name="ce1" office:value-type="string" calcext:value-type="string">
            <text:p>0x541De1eE98AaaFb8E97BC54c950d91CF8373C7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b91a5e793c717dbb0213d52ef8d3f22089213a5af2b890c788e6189cc9ca0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b91a5e793c717dbb0213d52ef8d3f22089213a5af2b890c788e6189cc9ca0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b91a5e793c717dbb0213d52ef8d3f22089213a5af2b890c788e6189cc9ca0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b91a5e793c717dbb0213d52ef8d3f22089213a5af2b890c788e6189cc9ca0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b91a5e793c717dbb0213d52ef8d3f22089213a5af2b890c788e6189cc9ca0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b91a5e793c717dbb0213d52ef8d3f22089213a5af2b890c788e6189cc9ca0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b91a5e793c717dbb0213d52ef8d3f22089213a5af2b890c788e6189cc9ca0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2f25c10f04157a95eb2b27853edd47387815740c180afbdc03829048c46ef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a9170d831023db3dd3210532bd86064f4a1fb7ce452f63fd143ddad0e6fba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a9170d831023db3dd3210532bd86064f4a1fb7ce452f63fd143ddad0e6fba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1a429a1796e6d2bf68eecb7ecdaaedca0b560209e36ffa69304bb4b76ac002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1a429a1796e6d2bf68eecb7ecdaaedca0b560209e36ffa69304bb4b76ac002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1a429a1796e6d2bf68eecb7ecdaaedca0b560209e36ffa69304bb4b76ac002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1a429a1796e6d2bf68eecb7ecdaaedca0b560209e36ffa69304bb4b76ac002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1a429a1796e6d2bf68eecb7ecdaaedca0b560209e36ffa69304bb4b76ac002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1a429a1796e6d2bf68eecb7ecdaaedca0b560209e36ffa69304bb4b76ac002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61d718c7ae87486e7679974b077025a53adacc519c349575de09ee5f21ac0d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61d718c7ae87486e7679974b077025a53adacc519c349575de09ee5f21ac0d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fc8b7743abd1c56eec5b815857f765739df1eef060a87bd125617862382cd2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9a3b26188755191f57265ee4b9754b9cdcc35016a9b76d43040a5aefc94e33e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ccdd01369898aa3d1e5a5529d5927428aa4238e3d6e5c61896a894457e186d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e0a7924a39e308f09120d9b1baeb5982a1a292053a2ae2bebcaeb7ea77818a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e0a7924a39e308f09120d9b1baeb5982a1a292053a2ae2bebcaeb7ea77818a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e0a7924a39e308f09120d9b1baeb5982a1a292053a2ae2bebcaeb7ea77818a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e0a7924a39e308f09120d9b1baeb5982a1a292053a2ae2bebcaeb7ea77818a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e0a7924a39e308f09120d9b1baeb5982a1a292053a2ae2bebcaeb7ea77818a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e0a7924a39e308f09120d9b1baeb5982a1a292053a2ae2bebcaeb7ea77818a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e0a7924a39e308f09120d9b1baeb5982a1a292053a2ae2bebcaeb7ea77818a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e0a7924a39e308f09120d9b1baeb5982a1a292053a2ae2bebcaeb7ea77818a</text:p>
          </table:table-cell>
          <table:table-cell table:style-name="ce1" office:value-type="string" calcext:value-type="string">
            <text:p>0xd2ee58880f0735061aBBf80793B7852DceEF9a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8b340d67e25dd28f0612c84d17416685ba293a3abec0e529a58ea0fe127495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8b340d67e25dd28f0612c84d17416685ba293a3abec0e529a58ea0fe127495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8b340d67e25dd28f0612c84d17416685ba293a3abec0e529a58ea0fe127495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60a8dd45f05b2e005a9c1c4d829b032026bf5c41043067055ccbc7975394ac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60a8dd45f05b2e005a9c1c4d829b032026bf5c41043067055ccbc7975394ac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60a8dd45f05b2e005a9c1c4d829b032026bf5c41043067055ccbc7975394ac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cfe103d7d580411b30ef986d76b1dc62df3eafac79d64f84acfa92b406948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efbc328b6a8e955d5144da1f0c3b481ac7c0584186f40fee0886094793b921c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efbc328b6a8e955d5144da1f0c3b481ac7c0584186f40fee0886094793b921c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efbc328b6a8e955d5144da1f0c3b481ac7c0584186f40fee0886094793b921c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efbc328b6a8e955d5144da1f0c3b481ac7c0584186f40fee0886094793b921c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efbc328b6a8e955d5144da1f0c3b481ac7c0584186f40fee0886094793b921c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bd3079f3b29ef34cbee0b3e57336c37e870f47b044f76bca5c5af4d1f79506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bd3079f3b29ef34cbee0b3e57336c37e870f47b044f76bca5c5af4d1f79506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bd3079f3b29ef34cbee0b3e57336c37e870f47b044f76bca5c5af4d1f79506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bd3079f3b29ef34cbee0b3e57336c37e870f47b044f76bca5c5af4d1f79506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bd3079f3b29ef34cbee0b3e57336c37e870f47b044f76bca5c5af4d1f795063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4d54740d1ec1f9f11f4a73fc5c9b578f60876c83e6bb86253cdf45554c235d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5de33e4d58b43b3816b3013fe94736c9861ff30747e70216cc3bb7ca9d11937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1f8d9bf7bdcfd26bcfa35c6f88b3b3109de3333cbd5bb0a977e8f5babb0d07b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d1c286fb514b1993be815d05d04c83dfadf8080838dc1c6fbe07332c3d6468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4bdc1644b8935d00b16dc09b981d9ddf3e5d1e108886ce0e11f023c9192d43f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ea3cc156d5f75e23de98c716d0e76bbea9c39a8f90de2cb8cec000e0e6d4a34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ea3cc156d5f75e23de98c716d0e76bbea9c39a8f90de2cb8cec000e0e6d4a34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ea3cc156d5f75e23de98c716d0e76bbea9c39a8f90de2cb8cec000e0e6d4a34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ea3cc156d5f75e23de98c716d0e76bbea9c39a8f90de2cb8cec000e0e6d4a34</text:p>
          </table:table-cell>
          <table:table-cell table:style-name="ce1" office:value-type="string" calcext:value-type="string">
            <text:p>0x20D214370Ae3448d696aAFB839e6be29b3A44Ba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94ec264a9181cf7606a6b63930e1db35c3369e8790c66c185071bfbe2161f4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94ec264a9181cf7606a6b63930e1db35c3369e8790c66c185071bfbe2161f4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94ec264a9181cf7606a6b63930e1db35c3369e8790c66c185071bfbe2161f4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94ec264a9181cf7606a6b63930e1db35c3369e8790c66c185071bfbe2161f4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94ec264a9181cf7606a6b63930e1db35c3369e8790c66c185071bfbe2161f4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94ec264a9181cf7606a6b63930e1db35c3369e8790c66c185071bfbe2161f4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94ec264a9181cf7606a6b63930e1db35c3369e8790c66c185071bfbe2161f4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94ec264a9181cf7606a6b63930e1db35c3369e8790c66c185071bfbe2161f4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94ec264a9181cf7606a6b63930e1db35c3369e8790c66c185071bfbe2161f4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94ec264a9181cf7606a6b63930e1db35c3369e8790c66c185071bfbe2161f4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94ec264a9181cf7606a6b63930e1db35c3369e8790c66c185071bfbe2161f4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94ec264a9181cf7606a6b63930e1db35c3369e8790c66c185071bfbe2161f4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94ec264a9181cf7606a6b63930e1db35c3369e8790c66c185071bfbe2161f4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94ec264a9181cf7606a6b63930e1db35c3369e8790c66c185071bfbe2161f4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94ec264a9181cf7606a6b63930e1db35c3369e8790c66c185071bfbe2161f4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94ec264a9181cf7606a6b63930e1db35c3369e8790c66c185071bfbe2161f4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0d634e53890e908d93c35a95d0777f90ad351f99d5402039022a64591ff8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0d634e53890e908d93c35a95d0777f90ad351f99d5402039022a64591ff8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0d634e53890e908d93c35a95d0777f90ad351f99d5402039022a64591ff8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de285cd9841d4ca59d9ce577db96e88af96e8b6151461ee5570938439bdfd90</text:p>
          </table:table-cell>
          <table:table-cell table:style-name="ce1" office:value-type="string" calcext:value-type="string">
            <text:p>0xB986d2A7B6505006cfD8bB2Ca00D20346Ab065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926ff3d281ed3eb0c7868d9badf391fe510db59de8dd6c94433439c5adc60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926ff3d281ed3eb0c7868d9badf391fe510db59de8dd6c94433439c5adc60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926ff3d281ed3eb0c7868d9badf391fe510db59de8dd6c94433439c5adc60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926ff3d281ed3eb0c7868d9badf391fe510db59de8dd6c94433439c5adc60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926ff3d281ed3eb0c7868d9badf391fe510db59de8dd6c94433439c5adc60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926ff3d281ed3eb0c7868d9badf391fe510db59de8dd6c94433439c5adc60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926ff3d281ed3eb0c7868d9badf391fe510db59de8dd6c94433439c5adc60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926ff3d281ed3eb0c7868d9badf391fe510db59de8dd6c94433439c5adc60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926ff3d281ed3eb0c7868d9badf391fe510db59de8dd6c94433439c5adc60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926ff3d281ed3eb0c7868d9badf391fe510db59de8dd6c94433439c5adc60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926ff3d281ed3eb0c7868d9badf391fe510db59de8dd6c94433439c5adc60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926ff3d281ed3eb0c7868d9badf391fe510db59de8dd6c94433439c5adc60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926ff3d281ed3eb0c7868d9badf391fe510db59de8dd6c94433439c5adc60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926ff3d281ed3eb0c7868d9badf391fe510db59de8dd6c94433439c5adc60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926ff3d281ed3eb0c7868d9badf391fe510db59de8dd6c94433439c5adc60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4c2b28a3fc30f5a3f46c35cda5c9bec28a2169882db9028e09e9dbbc42e025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4c2b28a3fc30f5a3f46c35cda5c9bec28a2169882db9028e09e9dbbc42e025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4c2b28a3fc30f5a3f46c35cda5c9bec28a2169882db9028e09e9dbbc42e025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4c2b28a3fc30f5a3f46c35cda5c9bec28a2169882db9028e09e9dbbc42e025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4c2b28a3fc30f5a3f46c35cda5c9bec28a2169882db9028e09e9dbbc42e025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4c2b28a3fc30f5a3f46c35cda5c9bec28a2169882db9028e09e9dbbc42e025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dd09efc26b2c3d30acf6f43be1696fc9a84b8d5b1657003bf5063d93c6345e</text:p>
          </table:table-cell>
          <table:table-cell table:style-name="ce1" office:value-type="string" calcext:value-type="string">
            <text:p>0x2c6607165000ecfC7584505F7dF8990519BAA0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dd09efc26b2c3d30acf6f43be1696fc9a84b8d5b1657003bf5063d93c6345e</text:p>
          </table:table-cell>
          <table:table-cell table:style-name="ce1" office:value-type="string" calcext:value-type="string">
            <text:p>0x2c6607165000ecfC7584505F7dF8990519BAA0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dd09efc26b2c3d30acf6f43be1696fc9a84b8d5b1657003bf5063d93c6345e</text:p>
          </table:table-cell>
          <table:table-cell table:style-name="ce1" office:value-type="string" calcext:value-type="string">
            <text:p>0x2c6607165000ecfC7584505F7dF8990519BAA0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dd09efc26b2c3d30acf6f43be1696fc9a84b8d5b1657003bf5063d93c6345e</text:p>
          </table:table-cell>
          <table:table-cell table:style-name="ce1" office:value-type="string" calcext:value-type="string">
            <text:p>0x2c6607165000ecfC7584505F7dF8990519BAA0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dd09efc26b2c3d30acf6f43be1696fc9a84b8d5b1657003bf5063d93c6345e</text:p>
          </table:table-cell>
          <table:table-cell table:style-name="ce1" office:value-type="string" calcext:value-type="string">
            <text:p>0x2c6607165000ecfC7584505F7dF8990519BAA08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1bc0b7ce98bb67f3027d4c8b765f3d200baa502d1c441be10c63901ae94bfce</text:p>
          </table:table-cell>
          <table:table-cell table:style-name="ce1" office:value-type="string" calcext:value-type="string">
            <text:p>0xB986d2A7B6505006cfD8bB2Ca00D20346Ab065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59951e9e6526235d1baafe69580a04af22c92acf37d93bd05aa2d93c5f13300</text:p>
          </table:table-cell>
          <table:table-cell table:style-name="ce1" office:value-type="string" calcext:value-type="string">
            <text:p>0xB986d2A7B6505006cfD8bB2Ca00D20346Ab065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9bbc199320a9cb2d7673a5d5172f9f1d1a434f2037fe8cc7060ca6a1bd3f1b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9bbc199320a9cb2d7673a5d5172f9f1d1a434f2037fe8cc7060ca6a1bd3f1b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9bbc199320a9cb2d7673a5d5172f9f1d1a434f2037fe8cc7060ca6a1bd3f1b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9bbc199320a9cb2d7673a5d5172f9f1d1a434f2037fe8cc7060ca6a1bd3f1b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9bbc199320a9cb2d7673a5d5172f9f1d1a434f2037fe8cc7060ca6a1bd3f1b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9bbc199320a9cb2d7673a5d5172f9f1d1a434f2037fe8cc7060ca6a1bd3f1b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9bbc199320a9cb2d7673a5d5172f9f1d1a434f2037fe8cc7060ca6a1bd3f1b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9bbc199320a9cb2d7673a5d5172f9f1d1a434f2037fe8cc7060ca6a1bd3f1b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9bbc199320a9cb2d7673a5d5172f9f1d1a434f2037fe8cc7060ca6a1bd3f1b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9bbc199320a9cb2d7673a5d5172f9f1d1a434f2037fe8cc7060ca6a1bd3f1b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9bbc199320a9cb2d7673a5d5172f9f1d1a434f2037fe8cc7060ca6a1bd3f1b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9bbc199320a9cb2d7673a5d5172f9f1d1a434f2037fe8cc7060ca6a1bd3f1b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814e5965c25eb758bc1b05c8f9e40ce577f64519ff9fe59ccfebb3b9c08c22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814e5965c25eb758bc1b05c8f9e40ce577f64519ff9fe59ccfebb3b9c08c22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770869d1df8b2ef3ef1ccb63445da79267c8bafaf2b5ce53f98f1829f0bd9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88196ff8e9233c6353cae372b61b8d0b3bd027ad6e367fb18dfa2ff571ac51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88196ff8e9233c6353cae372b61b8d0b3bd027ad6e367fb18dfa2ff571ac51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88196ff8e9233c6353cae372b61b8d0b3bd027ad6e367fb18dfa2ff571ac51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88196ff8e9233c6353cae372b61b8d0b3bd027ad6e367fb18dfa2ff571ac51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88196ff8e9233c6353cae372b61b8d0b3bd027ad6e367fb18dfa2ff571ac51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4eaa40dc14d25e1300afd2f4d0291d422ce8d812c606086ac416f9eda526a8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4eaa40dc14d25e1300afd2f4d0291d422ce8d812c606086ac416f9eda526a8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4eaa40dc14d25e1300afd2f4d0291d422ce8d812c606086ac416f9eda526a8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4eaa40dc14d25e1300afd2f4d0291d422ce8d812c606086ac416f9eda526a8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4eaa40dc14d25e1300afd2f4d0291d422ce8d812c606086ac416f9eda526a8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3965f2a66d23b86b71e64773233ec2867293a4c7500b61f72a63ddaab99146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2a3fe0d221423e5bf07c25128c948a1d61c41a90afefa2625a0aa5f137a41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59cf3eb637d98fcb9295dc3819d021b5862f7db21b1f3ce278f69013b613d1a</text:p>
          </table:table-cell>
          <table:table-cell table:style-name="ce1" office:value-type="string" calcext:value-type="string">
            <text:p>0xB986d2A7B6505006cfD8bB2Ca00D20346Ab065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3d4c88033df2dc7fd4edf51d816e9a6119e23b196a64ccc88936bdf59fed0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82e7b60e8c52c6ae65c71af9eb348c3e3c0d9ce81b91b039285afb37773a09</text:p>
          </table:table-cell>
          <table:table-cell table:style-name="ce1" office:value-type="string" calcext:value-type="string">
            <text:p>0xdd766ab7B3aDD27ee07155cc25dB6929C4DB98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82e7b60e8c52c6ae65c71af9eb348c3e3c0d9ce81b91b039285afb37773a09</text:p>
          </table:table-cell>
          <table:table-cell table:style-name="ce1" office:value-type="string" calcext:value-type="string">
            <text:p>0xdd766ab7B3aDD27ee07155cc25dB6929C4DB98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82e7b60e8c52c6ae65c71af9eb348c3e3c0d9ce81b91b039285afb37773a09</text:p>
          </table:table-cell>
          <table:table-cell table:style-name="ce1" office:value-type="string" calcext:value-type="string">
            <text:p>0xdd766ab7B3aDD27ee07155cc25dB6929C4DB98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82e7b60e8c52c6ae65c71af9eb348c3e3c0d9ce81b91b039285afb37773a09</text:p>
          </table:table-cell>
          <table:table-cell table:style-name="ce1" office:value-type="string" calcext:value-type="string">
            <text:p>0xdd766ab7B3aDD27ee07155cc25dB6929C4DB98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82e7b60e8c52c6ae65c71af9eb348c3e3c0d9ce81b91b039285afb37773a09</text:p>
          </table:table-cell>
          <table:table-cell table:style-name="ce1" office:value-type="string" calcext:value-type="string">
            <text:p>0xdd766ab7B3aDD27ee07155cc25dB6929C4DB98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82e7b60e8c52c6ae65c71af9eb348c3e3c0d9ce81b91b039285afb37773a09</text:p>
          </table:table-cell>
          <table:table-cell table:style-name="ce1" office:value-type="string" calcext:value-type="string">
            <text:p>0xdd766ab7B3aDD27ee07155cc25dB6929C4DB98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82e7b60e8c52c6ae65c71af9eb348c3e3c0d9ce81b91b039285afb37773a09</text:p>
          </table:table-cell>
          <table:table-cell table:style-name="ce1" office:value-type="string" calcext:value-type="string">
            <text:p>0xdd766ab7B3aDD27ee07155cc25dB6929C4DB98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82e7b60e8c52c6ae65c71af9eb348c3e3c0d9ce81b91b039285afb37773a09</text:p>
          </table:table-cell>
          <table:table-cell table:style-name="ce1" office:value-type="string" calcext:value-type="string">
            <text:p>0xdd766ab7B3aDD27ee07155cc25dB6929C4DB98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82e7b60e8c52c6ae65c71af9eb348c3e3c0d9ce81b91b039285afb37773a09</text:p>
          </table:table-cell>
          <table:table-cell table:style-name="ce1" office:value-type="string" calcext:value-type="string">
            <text:p>0xdd766ab7B3aDD27ee07155cc25dB6929C4DB98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82e7b60e8c52c6ae65c71af9eb348c3e3c0d9ce81b91b039285afb37773a09</text:p>
          </table:table-cell>
          <table:table-cell table:style-name="ce1" office:value-type="string" calcext:value-type="string">
            <text:p>0xdd766ab7B3aDD27ee07155cc25dB6929C4DB98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82e7b60e8c52c6ae65c71af9eb348c3e3c0d9ce81b91b039285afb37773a09</text:p>
          </table:table-cell>
          <table:table-cell table:style-name="ce1" office:value-type="string" calcext:value-type="string">
            <text:p>0xdd766ab7B3aDD27ee07155cc25dB6929C4DB98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82e7b60e8c52c6ae65c71af9eb348c3e3c0d9ce81b91b039285afb37773a09</text:p>
          </table:table-cell>
          <table:table-cell table:style-name="ce1" office:value-type="string" calcext:value-type="string">
            <text:p>0xdd766ab7B3aDD27ee07155cc25dB6929C4DB98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82e7b60e8c52c6ae65c71af9eb348c3e3c0d9ce81b91b039285afb37773a09</text:p>
          </table:table-cell>
          <table:table-cell table:style-name="ce1" office:value-type="string" calcext:value-type="string">
            <text:p>0xdd766ab7B3aDD27ee07155cc25dB6929C4DB98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82e7b60e8c52c6ae65c71af9eb348c3e3c0d9ce81b91b039285afb37773a09</text:p>
          </table:table-cell>
          <table:table-cell table:style-name="ce1" office:value-type="string" calcext:value-type="string">
            <text:p>0xdd766ab7B3aDD27ee07155cc25dB6929C4DB98B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311f7ebad312916319402a05385ccf605dec42d9504045d172bd0c0938cbd3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1d40b457fa95bdb0b6275da5628f1cc737a6644b24ca9e6612edb290fbe5d9</text:p>
          </table:table-cell>
          <table:table-cell table:style-name="ce1" office:value-type="string" calcext:value-type="string">
            <text:p>0xa3a18C4CDE2ba4A57B1eF4cb9E2B79bd72737F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1d40b457fa95bdb0b6275da5628f1cc737a6644b24ca9e6612edb290fbe5d9</text:p>
          </table:table-cell>
          <table:table-cell table:style-name="ce1" office:value-type="string" calcext:value-type="string">
            <text:p>0xa3a18C4CDE2ba4A57B1eF4cb9E2B79bd72737F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1d40b457fa95bdb0b6275da5628f1cc737a6644b24ca9e6612edb290fbe5d9</text:p>
          </table:table-cell>
          <table:table-cell table:style-name="ce1" office:value-type="string" calcext:value-type="string">
            <text:p>0xa3a18C4CDE2ba4A57B1eF4cb9E2B79bd72737F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1d40b457fa95bdb0b6275da5628f1cc737a6644b24ca9e6612edb290fbe5d9</text:p>
          </table:table-cell>
          <table:table-cell table:style-name="ce1" office:value-type="string" calcext:value-type="string">
            <text:p>0xa3a18C4CDE2ba4A57B1eF4cb9E2B79bd72737F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1d40b457fa95bdb0b6275da5628f1cc737a6644b24ca9e6612edb290fbe5d9</text:p>
          </table:table-cell>
          <table:table-cell table:style-name="ce1" office:value-type="string" calcext:value-type="string">
            <text:p>0xa3a18C4CDE2ba4A57B1eF4cb9E2B79bd72737F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1d40b457fa95bdb0b6275da5628f1cc737a6644b24ca9e6612edb290fbe5d9</text:p>
          </table:table-cell>
          <table:table-cell table:style-name="ce1" office:value-type="string" calcext:value-type="string">
            <text:p>0xa3a18C4CDE2ba4A57B1eF4cb9E2B79bd72737F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1d40b457fa95bdb0b6275da5628f1cc737a6644b24ca9e6612edb290fbe5d9</text:p>
          </table:table-cell>
          <table:table-cell table:style-name="ce1" office:value-type="string" calcext:value-type="string">
            <text:p>0xa3a18C4CDE2ba4A57B1eF4cb9E2B79bd72737F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1d40b457fa95bdb0b6275da5628f1cc737a6644b24ca9e6612edb290fbe5d9</text:p>
          </table:table-cell>
          <table:table-cell table:style-name="ce1" office:value-type="string" calcext:value-type="string">
            <text:p>0xa3a18C4CDE2ba4A57B1eF4cb9E2B79bd72737F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1d40b457fa95bdb0b6275da5628f1cc737a6644b24ca9e6612edb290fbe5d9</text:p>
          </table:table-cell>
          <table:table-cell table:style-name="ce1" office:value-type="string" calcext:value-type="string">
            <text:p>0xa3a18C4CDE2ba4A57B1eF4cb9E2B79bd72737F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1d40b457fa95bdb0b6275da5628f1cc737a6644b24ca9e6612edb290fbe5d9</text:p>
          </table:table-cell>
          <table:table-cell table:style-name="ce1" office:value-type="string" calcext:value-type="string">
            <text:p>0xa3a18C4CDE2ba4A57B1eF4cb9E2B79bd72737F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1d40b457fa95bdb0b6275da5628f1cc737a6644b24ca9e6612edb290fbe5d9</text:p>
          </table:table-cell>
          <table:table-cell table:style-name="ce1" office:value-type="string" calcext:value-type="string">
            <text:p>0xa3a18C4CDE2ba4A57B1eF4cb9E2B79bd72737F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1d40b457fa95bdb0b6275da5628f1cc737a6644b24ca9e6612edb290fbe5d9</text:p>
          </table:table-cell>
          <table:table-cell table:style-name="ce1" office:value-type="string" calcext:value-type="string">
            <text:p>0xa3a18C4CDE2ba4A57B1eF4cb9E2B79bd72737F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1d40b457fa95bdb0b6275da5628f1cc737a6644b24ca9e6612edb290fbe5d9</text:p>
          </table:table-cell>
          <table:table-cell table:style-name="ce1" office:value-type="string" calcext:value-type="string">
            <text:p>0xa3a18C4CDE2ba4A57B1eF4cb9E2B79bd72737F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1d40b457fa95bdb0b6275da5628f1cc737a6644b24ca9e6612edb290fbe5d9</text:p>
          </table:table-cell>
          <table:table-cell table:style-name="ce1" office:value-type="string" calcext:value-type="string">
            <text:p>0xa3a18C4CDE2ba4A57B1eF4cb9E2B79bd72737F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1d40b457fa95bdb0b6275da5628f1cc737a6644b24ca9e6612edb290fbe5d9</text:p>
          </table:table-cell>
          <table:table-cell table:style-name="ce1" office:value-type="string" calcext:value-type="string">
            <text:p>0xa3a18C4CDE2ba4A57B1eF4cb9E2B79bd72737F1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30203ae674c35c116e3cc667560d038fc101365dcea39a105c669a6c4d9ed34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30203ae674c35c116e3cc667560d038fc101365dcea39a105c669a6c4d9ed34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430c7b59ea0ac320accc37e08af2258f7812502ee26155d5bd6b7f987872a2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430c7b59ea0ac320accc37e08af2258f7812502ee26155d5bd6b7f987872a2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eccbb59e5a05cb36bb9dcb6b756cf9421acd4ea887791671ccf34ca68f8e43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eccbb59e5a05cb36bb9dcb6b756cf9421acd4ea887791671ccf34ca68f8e43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eccbb59e5a05cb36bb9dcb6b756cf9421acd4ea887791671ccf34ca68f8e43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eccbb59e5a05cb36bb9dcb6b756cf9421acd4ea887791671ccf34ca68f8e43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0762c010bf37a412fd460d336a632787ef9da527ec3d07656e85f4e4dccee5</text:p>
          </table:table-cell>
          <table:table-cell table:style-name="ce1" office:value-type="string" calcext:value-type="string">
            <text:p>0xe10c578ee02DC2e01Dcf408eB9D62152DEAAdD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0762c010bf37a412fd460d336a632787ef9da527ec3d07656e85f4e4dccee5</text:p>
          </table:table-cell>
          <table:table-cell table:style-name="ce1" office:value-type="string" calcext:value-type="string">
            <text:p>0xe10c578ee02DC2e01Dcf408eB9D62152DEAAdD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0762c010bf37a412fd460d336a632787ef9da527ec3d07656e85f4e4dccee5</text:p>
          </table:table-cell>
          <table:table-cell table:style-name="ce1" office:value-type="string" calcext:value-type="string">
            <text:p>0xe10c578ee02DC2e01Dcf408eB9D62152DEAAdD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0762c010bf37a412fd460d336a632787ef9da527ec3d07656e85f4e4dccee5</text:p>
          </table:table-cell>
          <table:table-cell table:style-name="ce1" office:value-type="string" calcext:value-type="string">
            <text:p>0xe10c578ee02DC2e01Dcf408eB9D62152DEAAdD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0762c010bf37a412fd460d336a632787ef9da527ec3d07656e85f4e4dccee5</text:p>
          </table:table-cell>
          <table:table-cell table:style-name="ce1" office:value-type="string" calcext:value-type="string">
            <text:p>0xe10c578ee02DC2e01Dcf408eB9D62152DEAAdD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0762c010bf37a412fd460d336a632787ef9da527ec3d07656e85f4e4dccee5</text:p>
          </table:table-cell>
          <table:table-cell table:style-name="ce1" office:value-type="string" calcext:value-type="string">
            <text:p>0xe10c578ee02DC2e01Dcf408eB9D62152DEAAdD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0762c010bf37a412fd460d336a632787ef9da527ec3d07656e85f4e4dccee5</text:p>
          </table:table-cell>
          <table:table-cell table:style-name="ce1" office:value-type="string" calcext:value-type="string">
            <text:p>0xe10c578ee02DC2e01Dcf408eB9D62152DEAAdD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0762c010bf37a412fd460d336a632787ef9da527ec3d07656e85f4e4dccee5</text:p>
          </table:table-cell>
          <table:table-cell table:style-name="ce1" office:value-type="string" calcext:value-type="string">
            <text:p>0xe10c578ee02DC2e01Dcf408eB9D62152DEAAdD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0762c010bf37a412fd460d336a632787ef9da527ec3d07656e85f4e4dccee5</text:p>
          </table:table-cell>
          <table:table-cell table:style-name="ce1" office:value-type="string" calcext:value-type="string">
            <text:p>0xe10c578ee02DC2e01Dcf408eB9D62152DEAAdD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0762c010bf37a412fd460d336a632787ef9da527ec3d07656e85f4e4dccee5</text:p>
          </table:table-cell>
          <table:table-cell table:style-name="ce1" office:value-type="string" calcext:value-type="string">
            <text:p>0xe10c578ee02DC2e01Dcf408eB9D62152DEAAdDb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ede13c2226d527f14377594dc7f8f5c7053b768f411fcc4d9fe16168195b32</text:p>
          </table:table-cell>
          <table:table-cell table:style-name="ce1" office:value-type="string" calcext:value-type="string">
            <text:p>0xB986d2A7B6505006cfD8bB2Ca00D20346Ab065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0e3bcaf1446f6b2fc373df7700790a5987a772c3d20acf4a4cf6325827b6126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0e3bcaf1446f6b2fc373df7700790a5987a772c3d20acf4a4cf6325827b6126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0e3bcaf1446f6b2fc373df7700790a5987a772c3d20acf4a4cf6325827b6126</text:p>
          </table:table-cell>
          <table:table-cell table:style-name="ce1" office:value-type="string" calcext:value-type="string">
            <text:p>0x31e27b654a1086daf13709D7331C50E725b4B6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a188fa178463cdabc7d51ba8ee8d94e83575ecec93c31a81e4f13c9e141e1c4</text:p>
          </table:table-cell>
          <table:table-cell table:style-name="ce1" office:value-type="string" calcext:value-type="string">
            <text:p>0x5BC0eD56b256b646157043cE29440285A3a952d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a188fa178463cdabc7d51ba8ee8d94e83575ecec93c31a81e4f13c9e141e1c4</text:p>
          </table:table-cell>
          <table:table-cell table:style-name="ce1" office:value-type="string" calcext:value-type="string">
            <text:p>0x5BC0eD56b256b646157043cE29440285A3a952d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a188fa178463cdabc7d51ba8ee8d94e83575ecec93c31a81e4f13c9e141e1c4</text:p>
          </table:table-cell>
          <table:table-cell table:style-name="ce1" office:value-type="string" calcext:value-type="string">
            <text:p>0x5BC0eD56b256b646157043cE29440285A3a952d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a188fa178463cdabc7d51ba8ee8d94e83575ecec93c31a81e4f13c9e141e1c4</text:p>
          </table:table-cell>
          <table:table-cell table:style-name="ce1" office:value-type="string" calcext:value-type="string">
            <text:p>0x5BC0eD56b256b646157043cE29440285A3a952d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e87a0d24411ffff238b63d81bf4d01c5f64b0ca88d33ef6a55983db46f06f37</text:p>
          </table:table-cell>
          <table:table-cell table:style-name="ce1" office:value-type="string" calcext:value-type="string">
            <text:p>0xB986d2A7B6505006cfD8bB2Ca00D20346Ab065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fb15f1b946365344aa033f9f18f52caaf1a81bd90aa8b7b4c34fcc7d04e1357</text:p>
          </table:table-cell>
          <table:table-cell table:style-name="ce1" office:value-type="string" calcext:value-type="string">
            <text:p>0xB986d2A7B6505006cfD8bB2Ca00D20346Ab065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ee08c96496a91f245c8239df5450cbe74204b89d94aae665705771689d074c3</text:p>
          </table:table-cell>
          <table:table-cell table:style-name="ce1" office:value-type="string" calcext:value-type="string">
            <text:p>0x43f30af8A9a8597184Cc731b5071F74e035AaD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ee08c96496a91f245c8239df5450cbe74204b89d94aae665705771689d074c3</text:p>
          </table:table-cell>
          <table:table-cell table:style-name="ce1" office:value-type="string" calcext:value-type="string">
            <text:p>0x43f30af8A9a8597184Cc731b5071F74e035AaD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ee08c96496a91f245c8239df5450cbe74204b89d94aae665705771689d074c3</text:p>
          </table:table-cell>
          <table:table-cell table:style-name="ce1" office:value-type="string" calcext:value-type="string">
            <text:p>0x43f30af8A9a8597184Cc731b5071F74e035AaD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eda74902e385b8b798aea0ede74b0bc285e362dfc906266e727794f1e4f63b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eda74902e385b8b798aea0ede74b0bc285e362dfc906266e727794f1e4f63b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eda74902e385b8b798aea0ede74b0bc285e362dfc906266e727794f1e4f63b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eda74902e385b8b798aea0ede74b0bc285e362dfc906266e727794f1e4f63b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eda74902e385b8b798aea0ede74b0bc285e362dfc906266e727794f1e4f63b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eda74902e385b8b798aea0ede74b0bc285e362dfc906266e727794f1e4f63ba</text:p>
          </table:table-cell>
          <table:table-cell table:style-name="ce1" office:value-type="string" calcext:value-type="string">
            <text:p>0xB0BB54AEFCFD8594193d942Af225B62080B858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d8e80a5b393a0cec16b6b67cd1bc60e9833ac27c9485a63385882a3f91d6a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d8e80a5b393a0cec16b6b67cd1bc60e9833ac27c9485a63385882a3f91d6a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d8e80a5b393a0cec16b6b67cd1bc60e9833ac27c9485a63385882a3f91d6a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d8e80a5b393a0cec16b6b67cd1bc60e9833ac27c9485a63385882a3f91d6a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d8e80a5b393a0cec16b6b67cd1bc60e9833ac27c9485a63385882a3f91d6a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d8e80a5b393a0cec16b6b67cd1bc60e9833ac27c9485a63385882a3f91d6a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d8e80a5b393a0cec16b6b67cd1bc60e9833ac27c9485a63385882a3f91d6a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d8e80a5b393a0cec16b6b67cd1bc60e9833ac27c9485a63385882a3f91d6a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d8e80a5b393a0cec16b6b67cd1bc60e9833ac27c9485a63385882a3f91d6a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d8e80a5b393a0cec16b6b67cd1bc60e9833ac27c9485a63385882a3f91d6a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d8e80a5b393a0cec16b6b67cd1bc60e9833ac27c9485a63385882a3f91d6a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d8e80a5b393a0cec16b6b67cd1bc60e9833ac27c9485a63385882a3f91d6a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d8e80a5b393a0cec16b6b67cd1bc60e9833ac27c9485a63385882a3f91d6a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d8e80a5b393a0cec16b6b67cd1bc60e9833ac27c9485a63385882a3f91d6a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d8e80a5b393a0cec16b6b67cd1bc60e9833ac27c9485a63385882a3f91d6a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d8e80a5b393a0cec16b6b67cd1bc60e9833ac27c9485a63385882a3f91d6a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ad1b0dbe036739bc7daa4e7aafc61a7a19eb1b4e559ad8cbe1c939519c4db18</text:p>
          </table:table-cell>
          <table:table-cell table:style-name="ce1" office:value-type="string" calcext:value-type="string">
            <text:p>0x00a4cD1027E0f8f40780F46E26F53ab61Cc849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ad1b0dbe036739bc7daa4e7aafc61a7a19eb1b4e559ad8cbe1c939519c4db18</text:p>
          </table:table-cell>
          <table:table-cell table:style-name="ce1" office:value-type="string" calcext:value-type="string">
            <text:p>0x00a4cD1027E0f8f40780F46E26F53ab61Cc849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ad1b0dbe036739bc7daa4e7aafc61a7a19eb1b4e559ad8cbe1c939519c4db18</text:p>
          </table:table-cell>
          <table:table-cell table:style-name="ce1" office:value-type="string" calcext:value-type="string">
            <text:p>0x00a4cD1027E0f8f40780F46E26F53ab61Cc849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ad1b0dbe036739bc7daa4e7aafc61a7a19eb1b4e559ad8cbe1c939519c4db18</text:p>
          </table:table-cell>
          <table:table-cell table:style-name="ce1" office:value-type="string" calcext:value-type="string">
            <text:p>0x00a4cD1027E0f8f40780F46E26F53ab61Cc849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60973892eff4f94f1f02ad6949bddcc7b0d3da54e03dd7f14727ec3d7cc44</text:p>
          </table:table-cell>
          <table:table-cell table:style-name="ce1" office:value-type="string" calcext:value-type="string">
            <text:p>0x2188eF5277f14214d13FEC9D1DE5F85871871D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60973892eff4f94f1f02ad6949bddcc7b0d3da54e03dd7f14727ec3d7cc44</text:p>
          </table:table-cell>
          <table:table-cell table:style-name="ce1" office:value-type="string" calcext:value-type="string">
            <text:p>0x2188eF5277f14214d13FEC9D1DE5F85871871D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60973892eff4f94f1f02ad6949bddcc7b0d3da54e03dd7f14727ec3d7cc44</text:p>
          </table:table-cell>
          <table:table-cell table:style-name="ce1" office:value-type="string" calcext:value-type="string">
            <text:p>0x2188eF5277f14214d13FEC9D1DE5F85871871D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60973892eff4f94f1f02ad6949bddcc7b0d3da54e03dd7f14727ec3d7cc44</text:p>
          </table:table-cell>
          <table:table-cell table:style-name="ce1" office:value-type="string" calcext:value-type="string">
            <text:p>0x2188eF5277f14214d13FEC9D1DE5F85871871D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60973892eff4f94f1f02ad6949bddcc7b0d3da54e03dd7f14727ec3d7cc44</text:p>
          </table:table-cell>
          <table:table-cell table:style-name="ce1" office:value-type="string" calcext:value-type="string">
            <text:p>0x2188eF5277f14214d13FEC9D1DE5F85871871D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60973892eff4f94f1f02ad6949bddcc7b0d3da54e03dd7f14727ec3d7cc44</text:p>
          </table:table-cell>
          <table:table-cell table:style-name="ce1" office:value-type="string" calcext:value-type="string">
            <text:p>0x2188eF5277f14214d13FEC9D1DE5F85871871D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60973892eff4f94f1f02ad6949bddcc7b0d3da54e03dd7f14727ec3d7cc44</text:p>
          </table:table-cell>
          <table:table-cell table:style-name="ce1" office:value-type="string" calcext:value-type="string">
            <text:p>0x2188eF5277f14214d13FEC9D1DE5F85871871D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60973892eff4f94f1f02ad6949bddcc7b0d3da54e03dd7f14727ec3d7cc44</text:p>
          </table:table-cell>
          <table:table-cell table:style-name="ce1" office:value-type="string" calcext:value-type="string">
            <text:p>0x2188eF5277f14214d13FEC9D1DE5F85871871D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60973892eff4f94f1f02ad6949bddcc7b0d3da54e03dd7f14727ec3d7cc44</text:p>
          </table:table-cell>
          <table:table-cell table:style-name="ce1" office:value-type="string" calcext:value-type="string">
            <text:p>0x2188eF5277f14214d13FEC9D1DE5F85871871D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60973892eff4f94f1f02ad6949bddcc7b0d3da54e03dd7f14727ec3d7cc44</text:p>
          </table:table-cell>
          <table:table-cell table:style-name="ce1" office:value-type="string" calcext:value-type="string">
            <text:p>0x2188eF5277f14214d13FEC9D1DE5F85871871D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60973892eff4f94f1f02ad6949bddcc7b0d3da54e03dd7f14727ec3d7cc44</text:p>
          </table:table-cell>
          <table:table-cell table:style-name="ce1" office:value-type="string" calcext:value-type="string">
            <text:p>0x2188eF5277f14214d13FEC9D1DE5F85871871D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60973892eff4f94f1f02ad6949bddcc7b0d3da54e03dd7f14727ec3d7cc44</text:p>
          </table:table-cell>
          <table:table-cell table:style-name="ce1" office:value-type="string" calcext:value-type="string">
            <text:p>0x2188eF5277f14214d13FEC9D1DE5F85871871D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460973892eff4f94f1f02ad6949bddcc7b0d3da54e03dd7f14727ec3d7cc44</text:p>
          </table:table-cell>
          <table:table-cell table:style-name="ce1" office:value-type="string" calcext:value-type="string">
            <text:p>0x2188eF5277f14214d13FEC9D1DE5F85871871D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c2bcb6979a621f26c31a8102defd263418ce6271ccc1419ff99f4b10408489b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d75784e3a46398870d165b843f47f5ea27cc00ab2d7d9358edab92e1be97027</text:p>
          </table:table-cell>
          <table:table-cell table:style-name="ce1" office:value-type="string" calcext:value-type="string">
            <text:p>0xB986d2A7B6505006cfD8bB2Ca00D20346Ab065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40b35ade698035e7a8495a39650c7cc027cacbb066eda3829e86f3005fb360</text:p>
          </table:table-cell>
          <table:table-cell table:style-name="ce1" office:value-type="string" calcext:value-type="string">
            <text:p>0x5590F645720BAB3B7C60511c1FCcA6B1e7e6A3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1a7323d0958043e9ae702b028c5b6a1baa7a609b0fe86b4626f6f1e14c5f6</text:p>
          </table:table-cell>
          <table:table-cell table:style-name="ce1" office:value-type="string" calcext:value-type="string">
            <text:p>0x860ADad4A5672c3ccBEE0774BAfDE78Dd1d405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1a7323d0958043e9ae702b028c5b6a1baa7a609b0fe86b4626f6f1e14c5f6</text:p>
          </table:table-cell>
          <table:table-cell table:style-name="ce1" office:value-type="string" calcext:value-type="string">
            <text:p>0x860ADad4A5672c3ccBEE0774BAfDE78Dd1d405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1a7323d0958043e9ae702b028c5b6a1baa7a609b0fe86b4626f6f1e14c5f6</text:p>
          </table:table-cell>
          <table:table-cell table:style-name="ce1" office:value-type="string" calcext:value-type="string">
            <text:p>0x860ADad4A5672c3ccBEE0774BAfDE78Dd1d405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1a7323d0958043e9ae702b028c5b6a1baa7a609b0fe86b4626f6f1e14c5f6</text:p>
          </table:table-cell>
          <table:table-cell table:style-name="ce1" office:value-type="string" calcext:value-type="string">
            <text:p>0x860ADad4A5672c3ccBEE0774BAfDE78Dd1d405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1a7323d0958043e9ae702b028c5b6a1baa7a609b0fe86b4626f6f1e14c5f6</text:p>
          </table:table-cell>
          <table:table-cell table:style-name="ce1" office:value-type="string" calcext:value-type="string">
            <text:p>0x860ADad4A5672c3ccBEE0774BAfDE78Dd1d405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1a7323d0958043e9ae702b028c5b6a1baa7a609b0fe86b4626f6f1e14c5f6</text:p>
          </table:table-cell>
          <table:table-cell table:style-name="ce1" office:value-type="string" calcext:value-type="string">
            <text:p>0x860ADad4A5672c3ccBEE0774BAfDE78Dd1d405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1a7323d0958043e9ae702b028c5b6a1baa7a609b0fe86b4626f6f1e14c5f6</text:p>
          </table:table-cell>
          <table:table-cell table:style-name="ce1" office:value-type="string" calcext:value-type="string">
            <text:p>0x860ADad4A5672c3ccBEE0774BAfDE78Dd1d405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1a7323d0958043e9ae702b028c5b6a1baa7a609b0fe86b4626f6f1e14c5f6</text:p>
          </table:table-cell>
          <table:table-cell table:style-name="ce1" office:value-type="string" calcext:value-type="string">
            <text:p>0x860ADad4A5672c3ccBEE0774BAfDE78Dd1d405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1a7323d0958043e9ae702b028c5b6a1baa7a609b0fe86b4626f6f1e14c5f6</text:p>
          </table:table-cell>
          <table:table-cell table:style-name="ce1" office:value-type="string" calcext:value-type="string">
            <text:p>0x860ADad4A5672c3ccBEE0774BAfDE78Dd1d405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1a7323d0958043e9ae702b028c5b6a1baa7a609b0fe86b4626f6f1e14c5f6</text:p>
          </table:table-cell>
          <table:table-cell table:style-name="ce1" office:value-type="string" calcext:value-type="string">
            <text:p>0x860ADad4A5672c3ccBEE0774BAfDE78Dd1d405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1a7323d0958043e9ae702b028c5b6a1baa7a609b0fe86b4626f6f1e14c5f6</text:p>
          </table:table-cell>
          <table:table-cell table:style-name="ce1" office:value-type="string" calcext:value-type="string">
            <text:p>0x860ADad4A5672c3ccBEE0774BAfDE78Dd1d405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1a7323d0958043e9ae702b028c5b6a1baa7a609b0fe86b4626f6f1e14c5f6</text:p>
          </table:table-cell>
          <table:table-cell table:style-name="ce1" office:value-type="string" calcext:value-type="string">
            <text:p>0x860ADad4A5672c3ccBEE0774BAfDE78Dd1d405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1a7323d0958043e9ae702b028c5b6a1baa7a609b0fe86b4626f6f1e14c5f6</text:p>
          </table:table-cell>
          <table:table-cell table:style-name="ce1" office:value-type="string" calcext:value-type="string">
            <text:p>0x860ADad4A5672c3ccBEE0774BAfDE78Dd1d405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1a7323d0958043e9ae702b028c5b6a1baa7a609b0fe86b4626f6f1e14c5f6</text:p>
          </table:table-cell>
          <table:table-cell table:style-name="ce1" office:value-type="string" calcext:value-type="string">
            <text:p>0x860ADad4A5672c3ccBEE0774BAfDE78Dd1d405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1a7323d0958043e9ae702b028c5b6a1baa7a609b0fe86b4626f6f1e14c5f6</text:p>
          </table:table-cell>
          <table:table-cell table:style-name="ce1" office:value-type="string" calcext:value-type="string">
            <text:p>0x860ADad4A5672c3ccBEE0774BAfDE78Dd1d405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1a7323d0958043e9ae702b028c5b6a1baa7a609b0fe86b4626f6f1e14c5f6</text:p>
          </table:table-cell>
          <table:table-cell table:style-name="ce1" office:value-type="string" calcext:value-type="string">
            <text:p>0x860ADad4A5672c3ccBEE0774BAfDE78Dd1d405B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949c099482445ea7a5497447c102e857153240eb88925de7de019b480e8b9cb</text:p>
          </table:table-cell>
          <table:table-cell table:style-name="ce1" office:value-type="string" calcext:value-type="string">
            <text:p>0xB986d2A7B6505006cfD8bB2Ca00D20346Ab065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696f3d8e7736bb4cd9ec492ef953d946beb3c53c41afbd8020b386702ab71f</text:p>
          </table:table-cell>
          <table:table-cell table:style-name="ce1" office:value-type="string" calcext:value-type="string">
            <text:p>0xFDdeB40575746244B1d9aB76F8751Df7431e8B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696f3d8e7736bb4cd9ec492ef953d946beb3c53c41afbd8020b386702ab71f</text:p>
          </table:table-cell>
          <table:table-cell table:style-name="ce1" office:value-type="string" calcext:value-type="string">
            <text:p>0xFDdeB40575746244B1d9aB76F8751Df7431e8B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696f3d8e7736bb4cd9ec492ef953d946beb3c53c41afbd8020b386702ab71f</text:p>
          </table:table-cell>
          <table:table-cell table:style-name="ce1" office:value-type="string" calcext:value-type="string">
            <text:p>0xFDdeB40575746244B1d9aB76F8751Df7431e8B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696f3d8e7736bb4cd9ec492ef953d946beb3c53c41afbd8020b386702ab71f</text:p>
          </table:table-cell>
          <table:table-cell table:style-name="ce1" office:value-type="string" calcext:value-type="string">
            <text:p>0xFDdeB40575746244B1d9aB76F8751Df7431e8B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696f3d8e7736bb4cd9ec492ef953d946beb3c53c41afbd8020b386702ab71f</text:p>
          </table:table-cell>
          <table:table-cell table:style-name="ce1" office:value-type="string" calcext:value-type="string">
            <text:p>0xFDdeB40575746244B1d9aB76F8751Df7431e8B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696f3d8e7736bb4cd9ec492ef953d946beb3c53c41afbd8020b386702ab71f</text:p>
          </table:table-cell>
          <table:table-cell table:style-name="ce1" office:value-type="string" calcext:value-type="string">
            <text:p>0xFDdeB40575746244B1d9aB76F8751Df7431e8B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696f3d8e7736bb4cd9ec492ef953d946beb3c53c41afbd8020b386702ab71f</text:p>
          </table:table-cell>
          <table:table-cell table:style-name="ce1" office:value-type="string" calcext:value-type="string">
            <text:p>0xFDdeB40575746244B1d9aB76F8751Df7431e8B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696f3d8e7736bb4cd9ec492ef953d946beb3c53c41afbd8020b386702ab71f</text:p>
          </table:table-cell>
          <table:table-cell table:style-name="ce1" office:value-type="string" calcext:value-type="string">
            <text:p>0xFDdeB40575746244B1d9aB76F8751Df7431e8B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696f3d8e7736bb4cd9ec492ef953d946beb3c53c41afbd8020b386702ab71f</text:p>
          </table:table-cell>
          <table:table-cell table:style-name="ce1" office:value-type="string" calcext:value-type="string">
            <text:p>0xFDdeB40575746244B1d9aB76F8751Df7431e8B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696f3d8e7736bb4cd9ec492ef953d946beb3c53c41afbd8020b386702ab71f</text:p>
          </table:table-cell>
          <table:table-cell table:style-name="ce1" office:value-type="string" calcext:value-type="string">
            <text:p>0xFDdeB40575746244B1d9aB76F8751Df7431e8B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696f3d8e7736bb4cd9ec492ef953d946beb3c53c41afbd8020b386702ab71f</text:p>
          </table:table-cell>
          <table:table-cell table:style-name="ce1" office:value-type="string" calcext:value-type="string">
            <text:p>0xFDdeB40575746244B1d9aB76F8751Df7431e8B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696f3d8e7736bb4cd9ec492ef953d946beb3c53c41afbd8020b386702ab71f</text:p>
          </table:table-cell>
          <table:table-cell table:style-name="ce1" office:value-type="string" calcext:value-type="string">
            <text:p>0xFDdeB40575746244B1d9aB76F8751Df7431e8B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696f3d8e7736bb4cd9ec492ef953d946beb3c53c41afbd8020b386702ab71f</text:p>
          </table:table-cell>
          <table:table-cell table:style-name="ce1" office:value-type="string" calcext:value-type="string">
            <text:p>0xFDdeB40575746244B1d9aB76F8751Df7431e8B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30c0a8a757fd75a07af319f5b621a868bf6cac9e833db600d0de081a79de</text:p>
          </table:table-cell>
          <table:table-cell table:style-name="ce1" office:value-type="string" calcext:value-type="string">
            <text:p>0x59DE53caac530a2495eeC632cD62386071520A3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48350e2c7691f8e03df9b13d6108343dfb20a6b0d52fb921ce7b6080929dc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48350e2c7691f8e03df9b13d6108343dfb20a6b0d52fb921ce7b6080929dc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48350e2c7691f8e03df9b13d6108343dfb20a6b0d52fb921ce7b6080929dc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48350e2c7691f8e03df9b13d6108343dfb20a6b0d52fb921ce7b6080929dc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48350e2c7691f8e03df9b13d6108343dfb20a6b0d52fb921ce7b6080929dc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48350e2c7691f8e03df9b13d6108343dfb20a6b0d52fb921ce7b6080929dc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48350e2c7691f8e03df9b13d6108343dfb20a6b0d52fb921ce7b6080929dc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48350e2c7691f8e03df9b13d6108343dfb20a6b0d52fb921ce7b6080929dc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48350e2c7691f8e03df9b13d6108343dfb20a6b0d52fb921ce7b6080929dc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48350e2c7691f8e03df9b13d6108343dfb20a6b0d52fb921ce7b6080929dc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48350e2c7691f8e03df9b13d6108343dfb20a6b0d52fb921ce7b6080929dc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48350e2c7691f8e03df9b13d6108343dfb20a6b0d52fb921ce7b6080929dc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521f4aea0dcef0b6bf760f3328e5adfa3b6fa6362bdd87f0b63bf8af38f78</text:p>
          </table:table-cell>
          <table:table-cell table:style-name="ce1" office:value-type="string" calcext:value-type="string">
            <text:p>0x8417903A63980b271c290bF2f4ba7d9a65FF4DF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e20c8ea604771a006614fab11b2f3a9f7ecc57ce66474e21dfc067733ef283</text:p>
          </table:table-cell>
          <table:table-cell table:style-name="ce1" office:value-type="string" calcext:value-type="string">
            <text:p>0x64EB47a35C18E546Ff572Ccdc9CD57AF86Ccba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e20c8ea604771a006614fab11b2f3a9f7ecc57ce66474e21dfc067733ef283</text:p>
          </table:table-cell>
          <table:table-cell table:style-name="ce1" office:value-type="string" calcext:value-type="string">
            <text:p>0x64EB47a35C18E546Ff572Ccdc9CD57AF86Ccba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e20c8ea604771a006614fab11b2f3a9f7ecc57ce66474e21dfc067733ef283</text:p>
          </table:table-cell>
          <table:table-cell table:style-name="ce1" office:value-type="string" calcext:value-type="string">
            <text:p>0x64EB47a35C18E546Ff572Ccdc9CD57AF86Ccba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fb28a947e54939b2c1726482651b1282b320f723f426cc5754038b804f8bf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fb28a947e54939b2c1726482651b1282b320f723f426cc5754038b804f8bf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fb28a947e54939b2c1726482651b1282b320f723f426cc5754038b804f8bf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fb28a947e54939b2c1726482651b1282b320f723f426cc5754038b804f8bf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fb28a947e54939b2c1726482651b1282b320f723f426cc5754038b804f8bf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fb28a947e54939b2c1726482651b1282b320f723f426cc5754038b804f8bf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fb28a947e54939b2c1726482651b1282b320f723f426cc5754038b804f8bf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fb28a947e54939b2c1726482651b1282b320f723f426cc5754038b804f8bf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fb28a947e54939b2c1726482651b1282b320f723f426cc5754038b804f8bf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fb28a947e54939b2c1726482651b1282b320f723f426cc5754038b804f8bf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fb28a947e54939b2c1726482651b1282b320f723f426cc5754038b804f8bf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fb28a947e54939b2c1726482651b1282b320f723f426cc5754038b804f8bf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fb28a947e54939b2c1726482651b1282b320f723f426cc5754038b804f8bf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fb28a947e54939b2c1726482651b1282b320f723f426cc5754038b804f8bf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333f5be24501a8f8f1c8f98ab05f19b13e10b82a682057ea7e7ca0f724b4c67</text:p>
          </table:table-cell>
          <table:table-cell table:style-name="ce1" office:value-type="string" calcext:value-type="string">
            <text:p>0xf0a774b44734a41d680310c6Ca93D435cdf4A7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9063f126312439b2cb1571451ecee61eca42cd8b3f4d1287cab29211c93f30</text:p>
          </table:table-cell>
          <table:table-cell table:style-name="ce1" office:value-type="string" calcext:value-type="string">
            <text:p>0xB986d2A7B6505006cfD8bB2Ca00D20346Ab065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a806a36d41fc0a3eb6fd131ba4c8f05508d121dc9a5f9220740f440418ccb9d</text:p>
          </table:table-cell>
          <table:table-cell table:style-name="ce1" office:value-type="string" calcext:value-type="string">
            <text:p>0x26e088d26E1887f5aAAD4f1C6B1f80512C1b980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59e50ceae605698d5316aca9aa61fed8c7dbbd1b9380cf30ef634c5abb0cac2</text:p>
          </table:table-cell>
          <table:table-cell table:style-name="ce1" office:value-type="string" calcext:value-type="string">
            <text:p>0x5590F645720BAB3B7C60511c1FCcA6B1e7e6A3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270f733940fe8bfd7106d81506b6e0d5cc3175eee54f01c2fa8de20b4f05334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270f733940fe8bfd7106d81506b6e0d5cc3175eee54f01c2fa8de20b4f05334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6771ab8e3a95730e5bdd54f7df2e8a3bb0640bfbab9596b5655c78efbdfb2a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091ca3dba71b841c48985b18da143757c4c160e41c7843bc39efdb24bc9f74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091ca3dba71b841c48985b18da143757c4c160e41c7843bc39efdb24bc9f74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091ca3dba71b841c48985b18da143757c4c160e41c7843bc39efdb24bc9f74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10b85d83544f6245d075e119e38d211f267a41f3c6a991e745c3243182ee4f</text:p>
          </table:table-cell>
          <table:table-cell table:style-name="ce1" office:value-type="string" calcext:value-type="string">
            <text:p>0xB986d2A7B6505006cfD8bB2Ca00D20346Ab0656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48fcf6b19d177674c3aa2d0ef67aed3fd966d8dcef9f39bacf58c51c845a7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48fcf6b19d177674c3aa2d0ef67aed3fd966d8dcef9f39bacf58c51c845a7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48fcf6b19d177674c3aa2d0ef67aed3fd966d8dcef9f39bacf58c51c845a7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48fcf6b19d177674c3aa2d0ef67aed3fd966d8dcef9f39bacf58c51c845a7c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76638220bc8a43d62cc7c13ff40847438a40fa4f000b6114a0d483c8f75d5c</text:p>
          </table:table-cell>
          <table:table-cell table:style-name="ce1" office:value-type="string" calcext:value-type="string">
            <text:p>0xC153F2AF288EDF05010aa01fa25A7131aD7741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76638220bc8a43d62cc7c13ff40847438a40fa4f000b6114a0d483c8f75d5c</text:p>
          </table:table-cell>
          <table:table-cell table:style-name="ce1" office:value-type="string" calcext:value-type="string">
            <text:p>0xC153F2AF288EDF05010aa01fa25A7131aD7741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76638220bc8a43d62cc7c13ff40847438a40fa4f000b6114a0d483c8f75d5c</text:p>
          </table:table-cell>
          <table:table-cell table:style-name="ce1" office:value-type="string" calcext:value-type="string">
            <text:p>0xC153F2AF288EDF05010aa01fa25A7131aD7741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76638220bc8a43d62cc7c13ff40847438a40fa4f000b6114a0d483c8f75d5c</text:p>
          </table:table-cell>
          <table:table-cell table:style-name="ce1" office:value-type="string" calcext:value-type="string">
            <text:p>0xC153F2AF288EDF05010aa01fa25A7131aD7741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76638220bc8a43d62cc7c13ff40847438a40fa4f000b6114a0d483c8f75d5c</text:p>
          </table:table-cell>
          <table:table-cell table:style-name="ce1" office:value-type="string" calcext:value-type="string">
            <text:p>0xC153F2AF288EDF05010aa01fa25A7131aD7741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76638220bc8a43d62cc7c13ff40847438a40fa4f000b6114a0d483c8f75d5c</text:p>
          </table:table-cell>
          <table:table-cell table:style-name="ce1" office:value-type="string" calcext:value-type="string">
            <text:p>0xC153F2AF288EDF05010aa01fa25A7131aD7741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76638220bc8a43d62cc7c13ff40847438a40fa4f000b6114a0d483c8f75d5c</text:p>
          </table:table-cell>
          <table:table-cell table:style-name="ce1" office:value-type="string" calcext:value-type="string">
            <text:p>0xC153F2AF288EDF05010aa01fa25A7131aD7741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76638220bc8a43d62cc7c13ff40847438a40fa4f000b6114a0d483c8f75d5c</text:p>
          </table:table-cell>
          <table:table-cell table:style-name="ce1" office:value-type="string" calcext:value-type="string">
            <text:p>0xC153F2AF288EDF05010aa01fa25A7131aD7741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76638220bc8a43d62cc7c13ff40847438a40fa4f000b6114a0d483c8f75d5c</text:p>
          </table:table-cell>
          <table:table-cell table:style-name="ce1" office:value-type="string" calcext:value-type="string">
            <text:p>0xC153F2AF288EDF05010aa01fa25A7131aD7741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76638220bc8a43d62cc7c13ff40847438a40fa4f000b6114a0d483c8f75d5c</text:p>
          </table:table-cell>
          <table:table-cell table:style-name="ce1" office:value-type="string" calcext:value-type="string">
            <text:p>0xC153F2AF288EDF05010aa01fa25A7131aD7741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76638220bc8a43d62cc7c13ff40847438a40fa4f000b6114a0d483c8f75d5c</text:p>
          </table:table-cell>
          <table:table-cell table:style-name="ce1" office:value-type="string" calcext:value-type="string">
            <text:p>0xC153F2AF288EDF05010aa01fa25A7131aD7741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76638220bc8a43d62cc7c13ff40847438a40fa4f000b6114a0d483c8f75d5c</text:p>
          </table:table-cell>
          <table:table-cell table:style-name="ce1" office:value-type="string" calcext:value-type="string">
            <text:p>0xC153F2AF288EDF05010aa01fa25A7131aD7741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76638220bc8a43d62cc7c13ff40847438a40fa4f000b6114a0d483c8f75d5c</text:p>
          </table:table-cell>
          <table:table-cell table:style-name="ce1" office:value-type="string" calcext:value-type="string">
            <text:p>0xC153F2AF288EDF05010aa01fa25A7131aD77414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199bc54b21e9a605bd0054bf6086e9e95b99f83bcfd7f074677e5ef65760f5e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c5ba665bcec9ad562d709a68e17a15b8b71ba145607458a3489ed86608aeb95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c5ba665bcec9ad562d709a68e17a15b8b71ba145607458a3489ed86608aeb95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4c94027c1d17fe8a0936ceb15947fbd03b27056abd298fb530ee387b6cd1ec8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4c94027c1d17fe8a0936ceb15947fbd03b27056abd298fb530ee387b6cd1ec8</text:p>
          </table:table-cell>
          <table:table-cell table:style-name="ce1" office:value-type="string" calcext:value-type="string">
            <text:p>0x4EcfB055d5cC1489C414d3065fF2b700D7dD79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1c38977d2081f7b8a1555e8185ddd387dc16a5b6edb8d1a0017a687bb501da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4b5fb196270d117277a768ccb760b012a63285b64c78e83593f3a9930f977c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e320ed668209c16f0ee2c170348d818394c257a1ab949a0499087e65635e1b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b3b20b41b268772886aee91bbac4d096bc05d04df0c9972981a28b6ebd805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b3b20b41b268772886aee91bbac4d096bc05d04df0c9972981a28b6ebd805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b3b20b41b268772886aee91bbac4d096bc05d04df0c9972981a28b6ebd805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b3b20b41b268772886aee91bbac4d096bc05d04df0c9972981a28b6ebd805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de3d5648ca02e5c2052d8aeeeb55725af61d0edb9733ced15036db75a2021f3</text:p>
          </table:table-cell>
          <table:table-cell table:style-name="ce1" office:value-type="string" calcext:value-type="string">
            <text:p>0x1Befb9ca7Bb06e038624Dcf2Bf684Ca8860220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a3e48d805a1568f8e77b20dcceb8e29bf2f41fb8d9c0a8381c2c4bd241c2ce</text:p>
          </table:table-cell>
          <table:table-cell table:style-name="ce1" office:value-type="string" calcext:value-type="string">
            <text:p>0x354ec72B6412CA57E3fffBE4f5140190bd6AA4c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a3e48d805a1568f8e77b20dcceb8e29bf2f41fb8d9c0a8381c2c4bd241c2ce</text:p>
          </table:table-cell>
          <table:table-cell table:style-name="ce1" office:value-type="string" calcext:value-type="string">
            <text:p>0x354ec72B6412CA57E3fffBE4f5140190bd6AA4c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a3e48d805a1568f8e77b20dcceb8e29bf2f41fb8d9c0a8381c2c4bd241c2ce</text:p>
          </table:table-cell>
          <table:table-cell table:style-name="ce1" office:value-type="string" calcext:value-type="string">
            <text:p>0x354ec72B6412CA57E3fffBE4f5140190bd6AA4c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a3e48d805a1568f8e77b20dcceb8e29bf2f41fb8d9c0a8381c2c4bd241c2ce</text:p>
          </table:table-cell>
          <table:table-cell table:style-name="ce1" office:value-type="string" calcext:value-type="string">
            <text:p>0x354ec72B6412CA57E3fffBE4f5140190bd6AA4c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a3e48d805a1568f8e77b20dcceb8e29bf2f41fb8d9c0a8381c2c4bd241c2ce</text:p>
          </table:table-cell>
          <table:table-cell table:style-name="ce1" office:value-type="string" calcext:value-type="string">
            <text:p>0x354ec72B6412CA57E3fffBE4f5140190bd6AA4c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a3e48d805a1568f8e77b20dcceb8e29bf2f41fb8d9c0a8381c2c4bd241c2ce</text:p>
          </table:table-cell>
          <table:table-cell table:style-name="ce1" office:value-type="string" calcext:value-type="string">
            <text:p>0x354ec72B6412CA57E3fffBE4f5140190bd6AA4c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a3e48d805a1568f8e77b20dcceb8e29bf2f41fb8d9c0a8381c2c4bd241c2ce</text:p>
          </table:table-cell>
          <table:table-cell table:style-name="ce1" office:value-type="string" calcext:value-type="string">
            <text:p>0x354ec72B6412CA57E3fffBE4f5140190bd6AA4c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a3e48d805a1568f8e77b20dcceb8e29bf2f41fb8d9c0a8381c2c4bd241c2ce</text:p>
          </table:table-cell>
          <table:table-cell table:style-name="ce1" office:value-type="string" calcext:value-type="string">
            <text:p>0x354ec72B6412CA57E3fffBE4f5140190bd6AA4c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a3e48d805a1568f8e77b20dcceb8e29bf2f41fb8d9c0a8381c2c4bd241c2ce</text:p>
          </table:table-cell>
          <table:table-cell table:style-name="ce1" office:value-type="string" calcext:value-type="string">
            <text:p>0x354ec72B6412CA57E3fffBE4f5140190bd6AA4c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a3e48d805a1568f8e77b20dcceb8e29bf2f41fb8d9c0a8381c2c4bd241c2ce</text:p>
          </table:table-cell>
          <table:table-cell table:style-name="ce1" office:value-type="string" calcext:value-type="string">
            <text:p>0x354ec72B6412CA57E3fffBE4f5140190bd6AA4c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9073db6c52a097591898271d87f92fe0e4532de4beb7b1064f6a9a092fb1e3</text:p>
          </table:table-cell>
          <table:table-cell table:style-name="ce1" office:value-type="string" calcext:value-type="string">
            <text:p>0x1c3747ec988ffaCccEDAdea1e3b3c86140de19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9073db6c52a097591898271d87f92fe0e4532de4beb7b1064f6a9a092fb1e3</text:p>
          </table:table-cell>
          <table:table-cell table:style-name="ce1" office:value-type="string" calcext:value-type="string">
            <text:p>0x1c3747ec988ffaCccEDAdea1e3b3c86140de19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9073db6c52a097591898271d87f92fe0e4532de4beb7b1064f6a9a092fb1e3</text:p>
          </table:table-cell>
          <table:table-cell table:style-name="ce1" office:value-type="string" calcext:value-type="string">
            <text:p>0x1c3747ec988ffaCccEDAdea1e3b3c86140de19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9073db6c52a097591898271d87f92fe0e4532de4beb7b1064f6a9a092fb1e3</text:p>
          </table:table-cell>
          <table:table-cell table:style-name="ce1" office:value-type="string" calcext:value-type="string">
            <text:p>0x1c3747ec988ffaCccEDAdea1e3b3c86140de19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9073db6c52a097591898271d87f92fe0e4532de4beb7b1064f6a9a092fb1e3</text:p>
          </table:table-cell>
          <table:table-cell table:style-name="ce1" office:value-type="string" calcext:value-type="string">
            <text:p>0x1c3747ec988ffaCccEDAdea1e3b3c86140de19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9073db6c52a097591898271d87f92fe0e4532de4beb7b1064f6a9a092fb1e3</text:p>
          </table:table-cell>
          <table:table-cell table:style-name="ce1" office:value-type="string" calcext:value-type="string">
            <text:p>0x1c3747ec988ffaCccEDAdea1e3b3c86140de19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9073db6c52a097591898271d87f92fe0e4532de4beb7b1064f6a9a092fb1e3</text:p>
          </table:table-cell>
          <table:table-cell table:style-name="ce1" office:value-type="string" calcext:value-type="string">
            <text:p>0x1c3747ec988ffaCccEDAdea1e3b3c86140de19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9073db6c52a097591898271d87f92fe0e4532de4beb7b1064f6a9a092fb1e3</text:p>
          </table:table-cell>
          <table:table-cell table:style-name="ce1" office:value-type="string" calcext:value-type="string">
            <text:p>0x1c3747ec988ffaCccEDAdea1e3b3c86140de19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9073db6c52a097591898271d87f92fe0e4532de4beb7b1064f6a9a092fb1e3</text:p>
          </table:table-cell>
          <table:table-cell table:style-name="ce1" office:value-type="string" calcext:value-type="string">
            <text:p>0x1c3747ec988ffaCccEDAdea1e3b3c86140de19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9073db6c52a097591898271d87f92fe0e4532de4beb7b1064f6a9a092fb1e3</text:p>
          </table:table-cell>
          <table:table-cell table:style-name="ce1" office:value-type="string" calcext:value-type="string">
            <text:p>0x1c3747ec988ffaCccEDAdea1e3b3c86140de19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2d22a50046cee7d588490182fd41894f62501f4cfde421c37db0e97fa00ff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f71edeedacf9b0f373559e1ee2fb3d98556e21395b3be5fc69aebf6c4150bd8</text:p>
          </table:table-cell>
          <table:table-cell table:style-name="ce1" office:value-type="string" calcext:value-type="string">
            <text:p>0x1Befb9ca7Bb06e038624Dcf2Bf684Ca8860220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f71edeedacf9b0f373559e1ee2fb3d98556e21395b3be5fc69aebf6c4150bd8</text:p>
          </table:table-cell>
          <table:table-cell table:style-name="ce1" office:value-type="string" calcext:value-type="string">
            <text:p>0x1Befb9ca7Bb06e038624Dcf2Bf684Ca8860220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ac93f99ec3d06de202ac6272964a447d8af295bc964bcf0fdf94ed98b3f08f1</text:p>
          </table:table-cell>
          <table:table-cell table:style-name="ce1" office:value-type="string" calcext:value-type="string">
            <text:p>0x1Befb9ca7Bb06e038624Dcf2Bf684Ca8860220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62945eabb885715abd066695537973269c023156aebc68b7927248ee2316b1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96c65e3ed189460589eb0f39f15e0afa541220f22dfaec268273cad08e34667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6193b292052b30e21c900ae2643e2ce629fa8479a189282635dc7a137a69b10</text:p>
          </table:table-cell>
          <table:table-cell table:style-name="ce1" office:value-type="string" calcext:value-type="string">
            <text:p>0x1Befb9ca7Bb06e038624Dcf2Bf684Ca8860220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64aa834f06f7f65fa52d0956dadfdd5e7c75f32aded126863678a127ba8aeb4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3eccd07b0704bd2a0003abf81ad2146b04ad3e40a8e44aa88b29776886ae11</text:p>
          </table:table-cell>
          <table:table-cell table:style-name="ce1" office:value-type="string" calcext:value-type="string">
            <text:p>0x1Befb9ca7Bb06e038624Dcf2Bf684Ca8860220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3eccd07b0704bd2a0003abf81ad2146b04ad3e40a8e44aa88b29776886ae11</text:p>
          </table:table-cell>
          <table:table-cell table:style-name="ce1" office:value-type="string" calcext:value-type="string">
            <text:p>0x1Befb9ca7Bb06e038624Dcf2Bf684Ca8860220b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959ed824555017937da884beecf369c048eb1f7f95b4e1004d12f14a2d8c0b0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a7a048aacee802537d5fb0c8bbab0c30c68778293ac87b6cd8b8c0fb461514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7a165ca6b28127c9ab87523f3fd4ee500cb9afcfb49d99b0e5dc7dd7b4a72e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1be0dd75857d48e7098938b8ed7f1d3cf5d1724a663715c2e7ef60412dbef8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997d521e3705e6697784462f10132b4d9e5a4ff5538621d6f7a55fa2ed0c99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fdd056c994107cccb2a61c00936d80076f50191846917d151fc3cc916f01fe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8ed4abcb408b67e3aa8fd660de931b0afcb65e3fad51fb7367fd5e386eadf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6fed95f022dd052b8dccd14f1ece3de8a2eebff3bc66fd5ebf9342056164a69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87f910ddd551a2e359f78472d2adcbe57fae65561eca754b8487c72355c5a0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843c31108fbf8efd21e4d46a30f6c25a6fff7629a3d85275f8bc9b0dd403c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843c31108fbf8efd21e4d46a30f6c25a6fff7629a3d85275f8bc9b0dd403c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aecbbd426e6c7b3b3f722d64eaf09fd184c49807a2a9a8a10affa9a2695809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678c26a23bf537d7993d5016b26266de4ac065264fbe3cc72a658ecaa1969f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5076711f502f29a8d8c701fd332eb72479d8714e6873483cf4cd8e9c5564a85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90b65ff21e39f3436d0218548abc88eab9d11ed363961d15f4a7e5949080d6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41edc52833112be4176531045786301bdb40554910b0e678301674e90b9f3cf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946b90de6dc018f174c68a26d5244a52c1bbdb59ca27195da9c79da54414ef8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f200be5a2caadb57162224a723eb7d09b88346855927b48c5ec0a26da4b010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08fcd174021b761785f70422ff8aaa784295b0cba85567c6ade83395deb0d2b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8e0545f1014a1298316574060814b0475812694eca183420d4447a86362b663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8efe5d1246bbd11de898a0961ac9798e12c551aaa9f99554e6263a16cd06b5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b7dc7f02c927da72658e86d019baa838e661fd3d171530b12038a198c753c17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cd2a42753be43b36ee220e497c715647fe5a30d573433c07892898a291458e</text:p>
          </table:table-cell>
          <table:table-cell table:style-name="ce1" office:value-type="string" calcext:value-type="string">
            <text:p>0xc42c2146f7bb4fdA9e3CC8E9f789B963116C18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e66ac7cd8d4beb72ebb203125b86799928be436c0d5bda37ea81b4623128c9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12d1aa6efda0a5f1004db946c1d0c0c9832877bb20a940fc5593dd7325282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12d1aa6efda0a5f1004db946c1d0c0c9832877bb20a940fc5593dd7325282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9519bdc74cf4892dd70429425491ee153eabc5af26a7e83b1660f6292c4f1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54c75c557d41a0e2919c726c5898cfdc4579edf81410f5dbb828bb555d8120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3ad2a0dc92dcf528fa539f947b191298cd24f8b724a947261cd1c37ea844e6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3ad2a0dc92dcf528fa539f947b191298cd24f8b724a947261cd1c37ea844e6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792f3b3519c1838fe5e9e58dc6c6320efd238f2c7e335a8fda6e33aef7f67b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317e6c1303b59760d82da0efeea617c2d47253f66fe5b13f913dee164871c6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369035b31d90db4ddb43a027704c15014fe097ad47ddc1a6d81003ed5eeb16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85e1f751b6eec0d09582a0f6d2066a2d543a03f42446b7ea589412889ebe4cf</text:p>
          </table:table-cell>
          <table:table-cell table:style-name="ce1" office:value-type="string" calcext:value-type="string">
            <text:p>0x5590F645720BAB3B7C60511c1FCcA6B1e7e6A3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8f2ed461bc15afd3997e20afc5d8f6413d9c373929224686a74e3e5fd53b50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579c4fc93c1ccc7c54f3ce921721af712fe43ff54c836d7ba6bdc18f11b01e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a2d94deaff78556e96578dc0a096dded367bdd7f45d4e857a0d90f2e550a3dc</text:p>
          </table:table-cell>
          <table:table-cell table:style-name="ce1" office:value-type="string" calcext:value-type="string">
            <text:p>0x5590F645720BAB3B7C60511c1FCcA6B1e7e6A3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62b4651929f5d8bea468a7e4d44ed470db908491c3861c9fa34d1a1ac8d9b0e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f6ada0e7aa24c15298ef3c0afafdfb8a7eb0b086a6affd0581507a648448c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850dc800202929c0d66646c869e42bf324ae1bb9ff829ddb6fc9fddbe49254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850dc800202929c0d66646c869e42bf324ae1bb9ff829ddb6fc9fddbe49254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850dc800202929c0d66646c869e42bf324ae1bb9ff829ddb6fc9fddbe49254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850dc800202929c0d66646c869e42bf324ae1bb9ff829ddb6fc9fddbe49254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850dc800202929c0d66646c869e42bf324ae1bb9ff829ddb6fc9fddbe49254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850dc800202929c0d66646c869e42bf324ae1bb9ff829ddb6fc9fddbe49254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850dc800202929c0d66646c869e42bf324ae1bb9ff829ddb6fc9fddbe49254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fd2e767aa85ccdf328fb1b87050d39961b8cebfd8715d3444957184d63a90c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641d7f0bcac0ec8dd38bbdf6b62d73c16d1c6a97afc85b5bfb9965e93f9a259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ab6375689c8f5ebfef96d24a344d7bd50354e14ff7f7b40cd9fdcda20bd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df7c3d128eb5b7c7765491305eb7733c57e6e9713d81612807d994056c21b6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e7ee0ba02f5059f42ba6714ba24097a3ab4fb91d7157dc2e5b7c1d26ceb597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e7ee0ba02f5059f42ba6714ba24097a3ab4fb91d7157dc2e5b7c1d26ceb597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cf84bec1e0651b59dd21cedc8a1227833e57b52104377709f4e45989b3203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9f59489aa74cfa614e9e0d7cf7b38fcd361b389a413c041c76137aa98b087e6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9f59489aa74cfa614e9e0d7cf7b38fcd361b389a413c041c76137aa98b087e6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9f59489aa74cfa614e9e0d7cf7b38fcd361b389a413c041c76137aa98b087e6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9f59489aa74cfa614e9e0d7cf7b38fcd361b389a413c041c76137aa98b087e6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9f59489aa74cfa614e9e0d7cf7b38fcd361b389a413c041c76137aa98b087e6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9f59489aa74cfa614e9e0d7cf7b38fcd361b389a413c041c76137aa98b087e6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78d046d75d1e9003730795a8e235ed86608df163e220b7e3da3dc60699bfb0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55a61b9b030b7aff1ba3536e948f09148083b4b6432d2568855524d91d4d39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1bd4023871f417111e9c045bf9432725a326a75fa6bd450b28bd8bc760ebf1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4ded3cf9bd653d55b4130bc023e0d1787dcfd9134f27a48334b9a4c90ae13d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4ea6ef8074091d4613f5fa22b82554c7339714dcf0d2a88116d01251b260a37</text:p>
          </table:table-cell>
          <table:table-cell table:style-name="ce1" office:value-type="string" calcext:value-type="string">
            <text:p>0x5590F645720BAB3B7C60511c1FCcA6B1e7e6A3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593d3eb03557de61b8d45be8318332e039548f3f0a62c632b52c1653a626a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b9f869ea98939c43cb4e9dfd9b637a2b128712772361dfbd5ef0421aba449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b9f869ea98939c43cb4e9dfd9b637a2b128712772361dfbd5ef0421aba449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3302677bf68e72b97ef54917355fb8f4c8094afedf750c996c9b0d7f5c3a55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3302677bf68e72b97ef54917355fb8f4c8094afedf750c996c9b0d7f5c3a55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06e63bf7868f4252836c41f86031f474d040107ed7e3a9f238ccce85922e5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632496e9201aecbae7b138db4029bfa2b243df047558648270ab3345e2ab32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ac4d5057359e0a4d8d0de0441d0fde966dfcd459e317df6d2f831480f29d90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ac4d5057359e0a4d8d0de0441d0fde966dfcd459e317df6d2f831480f29d90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ac4d5057359e0a4d8d0de0441d0fde966dfcd459e317df6d2f831480f29d90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ac4d5057359e0a4d8d0de0441d0fde966dfcd459e317df6d2f831480f29d90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632058bba2ea8de9e8bf14b871e2e79cae34c78984933a58af960d969644693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b2d95ed1a41778a3163694a09bc8aebbb01952f2c4d2768ccf76655718afb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b2d95ed1a41778a3163694a09bc8aebbb01952f2c4d2768ccf76655718afb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b2d95ed1a41778a3163694a09bc8aebbb01952f2c4d2768ccf76655718afb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6c0d9a3d575ef74bad3ba17d10f6c00a584234d914500506a830956356b735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241ee57728810f7d54d5d057ff2c86d824baf1bcc3561105a408e6470697a3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241ee57728810f7d54d5d057ff2c86d824baf1bcc3561105a408e6470697a3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241ee57728810f7d54d5d057ff2c86d824baf1bcc3561105a408e6470697a3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6f56a903930f44d144693cec6c7745e108bf7217ba35170e0242be0876d59e8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77b3a310bf3dec21d7b716bd8294a0d1b8daf9cc57c1256e2e858807c32ca06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77b3a310bf3dec21d7b716bd8294a0d1b8daf9cc57c1256e2e858807c32ca06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b8e6fe18f8b677998367feb69a965d6ad537f485abfa7b74bf4b8eebb7a7d7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b8e6fe18f8b677998367feb69a965d6ad537f485abfa7b74bf4b8eebb7a7d7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bf6ea3fad6831dff80760c6d16412a3e2afd75aa1a16f45c9b2b75decb5fc5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bf6ea3fad6831dff80760c6d16412a3e2afd75aa1a16f45c9b2b75decb5fc5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9157f1880641e5ffc3f396299b2aec5d96c160f373d5c52f7c7e02f735d6fa5</text:p>
          </table:table-cell>
          <table:table-cell table:style-name="ce1" office:value-type="string" calcext:value-type="string">
            <text:p>0x44eC95B68c34b8eDEe4B241FFecbc0a72e43FaF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99ca92523e05452745bd44288e3b129566e33eb5e94bfe74f40922d84c78b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99ca92523e05452745bd44288e3b129566e33eb5e94bfe74f40922d84c78b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f6c696b14fdbed1a58a31d3cf08d363592acac824bba10a0fc9097ffcdd693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4a5b36cf956e8213792972765917a2971f0fa5811bff1641474fd1c8456596e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a807b8de622a4ff3ec4961cb07caabe1fa1aca04b677d12591019186b629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a807b8de622a4ff3ec4961cb07caabe1fa1aca04b677d12591019186b629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a807b8de622a4ff3ec4961cb07caabe1fa1aca04b677d12591019186b629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a807b8de622a4ff3ec4961cb07caabe1fa1aca04b677d12591019186b629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a807b8de622a4ff3ec4961cb07caabe1fa1aca04b677d12591019186b629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a807b8de622a4ff3ec4961cb07caabe1fa1aca04b677d12591019186b629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a807b8de622a4ff3ec4961cb07caabe1fa1aca04b677d12591019186b629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a807b8de622a4ff3ec4961cb07caabe1fa1aca04b677d12591019186b629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a807b8de622a4ff3ec4961cb07caabe1fa1aca04b677d12591019186b629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a807b8de622a4ff3ec4961cb07caabe1fa1aca04b677d12591019186b629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a807b8de622a4ff3ec4961cb07caabe1fa1aca04b677d12591019186b629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356c4e6bf61fe3d9df55c1f8f70a14c8a0680e8cf87cab1ec5ea1d16563e9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356c4e6bf61fe3d9df55c1f8f70a14c8a0680e8cf87cab1ec5ea1d16563e9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356c4e6bf61fe3d9df55c1f8f70a14c8a0680e8cf87cab1ec5ea1d16563e9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356c4e6bf61fe3d9df55c1f8f70a14c8a0680e8cf87cab1ec5ea1d16563e9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356c4e6bf61fe3d9df55c1f8f70a14c8a0680e8cf87cab1ec5ea1d16563e9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16d57b65d8b89f2ba1b144010c13bc8bc3a84fc0fa710d264236b490b63635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801fd6d8717cb127c165ae7d754598fd45fd8650302b6983b3fa70334a29fb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0bd24ff4b9f57c49384fd16c9bd6e08cd8c159d3657338eb2d90dac8c181d68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89f9ccf1c98a7632efe0e0fac726777b439166ed06356ba0c4d04ea2d9ba4d3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c6216728e5479763e286b17e10839ca8acb97c29096b2a166394b572a2b16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c6216728e5479763e286b17e10839ca8acb97c29096b2a166394b572a2b16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c6216728e5479763e286b17e10839ca8acb97c29096b2a166394b572a2b16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c6216728e5479763e286b17e10839ca8acb97c29096b2a166394b572a2b16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c6216728e5479763e286b17e10839ca8acb97c29096b2a166394b572a2b16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c6216728e5479763e286b17e10839ca8acb97c29096b2a166394b572a2b16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c6216728e5479763e286b17e10839ca8acb97c29096b2a166394b572a2b16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c6216728e5479763e286b17e10839ca8acb97c29096b2a166394b572a2b16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c6216728e5479763e286b17e10839ca8acb97c29096b2a166394b572a2b16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c6216728e5479763e286b17e10839ca8acb97c29096b2a166394b572a2b16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c6216728e5479763e286b17e10839ca8acb97c29096b2a166394b572a2b16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a8f4b7b2e9ee020260c824624c556d01c879df210fc89a8b689dbe04b8b51f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5c9fe1f9d39239a2fbde40464ca83566fa9e56251819e82f2187abcddb943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5c9fe1f9d39239a2fbde40464ca83566fa9e56251819e82f2187abcddb943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5c9fe1f9d39239a2fbde40464ca83566fa9e56251819e82f2187abcddb943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5c9fe1f9d39239a2fbde40464ca83566fa9e56251819e82f2187abcddb943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04888981383843996d5d095a5edb7206568c9f44202bb0212f51108c6c8c0</text:p>
          </table:table-cell>
          <table:table-cell table:style-name="ce1" office:value-type="string" calcext:value-type="string">
            <text:p>0x9aA3c7e6C037af8743f68a46A1fa8ec058D3f4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459b14d0d1ad6e47c822d2fa6d3fe72967831b387a820b088a8d17cb5a00d3c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9a48c6e822a36055cc4503e06f36292fe868acaa46618b50c2fc02bb7f69b2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9a48c6e822a36055cc4503e06f36292fe868acaa46618b50c2fc02bb7f69b2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9a48c6e822a36055cc4503e06f36292fe868acaa46618b50c2fc02bb7f69b2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9a48c6e822a36055cc4503e06f36292fe868acaa46618b50c2fc02bb7f69b2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2dadfe22f78710e8b53dbf788c8fdf0189ed954dadbfd679bdbcfa543f783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2dadfe22f78710e8b53dbf788c8fdf0189ed954dadbfd679bdbcfa543f783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2dadfe22f78710e8b53dbf788c8fdf0189ed954dadbfd679bdbcfa543f783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2dadfe22f78710e8b53dbf788c8fdf0189ed954dadbfd679bdbcfa543f783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2dadfe22f78710e8b53dbf788c8fdf0189ed954dadbfd679bdbcfa543f783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2dadfe22f78710e8b53dbf788c8fdf0189ed954dadbfd679bdbcfa543f783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2dadfe22f78710e8b53dbf788c8fdf0189ed954dadbfd679bdbcfa543f783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2dadfe22f78710e8b53dbf788c8fdf0189ed954dadbfd679bdbcfa543f783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2dadfe22f78710e8b53dbf788c8fdf0189ed954dadbfd679bdbcfa543f783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2dadfe22f78710e8b53dbf788c8fdf0189ed954dadbfd679bdbcfa543f783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f8205d0c66bb6800873109d73eec9e30eef4f54d1783f8b49b7196c23248f1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bbb999b2bc215c2ec62a489fb9efb7f69ce7b1aa07510c030e2db46e236a287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70069700f80d8008d168474859ba134ffb884d1aa25aa26f9651819eca78c17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06f19866dd028fe156e101efa605dd9b3b4ad27027405d7a61186df3d9e01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06f19866dd028fe156e101efa605dd9b3b4ad27027405d7a61186df3d9e01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06f19866dd028fe156e101efa605dd9b3b4ad27027405d7a61186df3d9e01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06f19866dd028fe156e101efa605dd9b3b4ad27027405d7a61186df3d9e01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06f19866dd028fe156e101efa605dd9b3b4ad27027405d7a61186df3d9e01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06f19866dd028fe156e101efa605dd9b3b4ad27027405d7a61186df3d9e01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06f19866dd028fe156e101efa605dd9b3b4ad27027405d7a61186df3d9e01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06f19866dd028fe156e101efa605dd9b3b4ad27027405d7a61186df3d9e01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06f19866dd028fe156e101efa605dd9b3b4ad27027405d7a61186df3d9e01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a5ae776ce5eb29f7d938a98b8ae4093a1b68e2c6f96c5e8130f9145ab2aba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694c4753ca57442f201ca5b9df4d227b812cbae4446eefcdb36d14224fb1b74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b402cd30a70e57b3e588567569dfe3bc5a17cecc60b0c7be75bcc085738fbe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06552ac7215bea0daabe724dfaa3ebf6d37aa54c0f9d96ab25148b0ad9b313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a3cfcfc39142085c4ddc0eeb67af4dfb6ae02efee6e6678b178b6feba3faed6</text:p>
          </table:table-cell>
          <table:table-cell table:style-name="ce1" office:value-type="string" calcext:value-type="string">
            <text:p>0xfDc6Fd9FbEE63640Ba331C39a4668966b4a39a9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ab024a66fc43701e598ae5e0092551e0ccec03ba95e16435873b18535af5ad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ab024a66fc43701e598ae5e0092551e0ccec03ba95e16435873b18535af5ad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eea85a3cb33ab0035454d30fd14699731bd8cdbfe46278b3778b698e26d2596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cc34d1b7f5233ee372f8172886c7b6d6f6b23a6a66fef524d1b3b3198b595e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cc34d1b7f5233ee372f8172886c7b6d6f6b23a6a66fef524d1b3b3198b595e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1c712d2932f30e69d43f1152f1e84ba006482c80141d0166894fb7d4fe46b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1c712d2932f30e69d43f1152f1e84ba006482c80141d0166894fb7d4fe46b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1c712d2932f30e69d43f1152f1e84ba006482c80141d0166894fb7d4fe46b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1c712d2932f30e69d43f1152f1e84ba006482c80141d0166894fb7d4fe46b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1c712d2932f30e69d43f1152f1e84ba006482c80141d0166894fb7d4fe46b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1c712d2932f30e69d43f1152f1e84ba006482c80141d0166894fb7d4fe46b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1c712d2932f30e69d43f1152f1e84ba006482c80141d0166894fb7d4fe46b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c138cec5086f109e46daf33ddfedc924c63ff9c2f144dc936b5356211ee801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79e1432e4702ce4edef0a6e8c8b41147e0f9052f8c5a9dad6d9507d65cbaf35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7e85e3d4c53bfa064550a793650619ae9a3dbf58f7168587a3c7670581a374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7e85e3d4c53bfa064550a793650619ae9a3dbf58f7168587a3c7670581a374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7e85e3d4c53bfa064550a793650619ae9a3dbf58f7168587a3c7670581a374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7e85e3d4c53bfa064550a793650619ae9a3dbf58f7168587a3c7670581a374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28beb4fc81b8d1be931dec2405745af19770e1c50646ca190f1027dab01a45a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4b4d516be8bea986c9a53fc0f9f6f4de15803da0c21a426bf0a7b6ecbe71054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f2e1b3d4f4547e102ce1459f6a9ca44a0321c72c697aeeea39acd8bcee45a38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7b6cfd738a3c2c4699b1e963cdb101d04197f7072c712ba03bcdce4b36fc9f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cb28698b0e082e7e0f7cc9bb575e029b97e104e8834fb1d28861d4adbee95a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cb28698b0e082e7e0f7cc9bb575e029b97e104e8834fb1d28861d4adbee95a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cb28698b0e082e7e0f7cc9bb575e029b97e104e8834fb1d28861d4adbee95a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4a356b37c5b2b8e26301460c5e5e9d8f0eb623c1694a14dcd2dfb8644848c4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4a356b37c5b2b8e26301460c5e5e9d8f0eb623c1694a14dcd2dfb8644848c4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d1c789bc93fc476bd0de6034fdfe750e9baaec6b5b127c54ff2116e2ab20b67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466b0f82f922d33df6cb5a882529dd0911417ea4024640346f2a46e8eb47f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466b0f82f922d33df6cb5a882529dd0911417ea4024640346f2a46e8eb47f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466b0f82f922d33df6cb5a882529dd0911417ea4024640346f2a46e8eb47f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466b0f82f922d33df6cb5a882529dd0911417ea4024640346f2a46e8eb47f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466b0f82f922d33df6cb5a882529dd0911417ea4024640346f2a46e8eb47f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466b0f82f922d33df6cb5a882529dd0911417ea4024640346f2a46e8eb47f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466b0f82f922d33df6cb5a882529dd0911417ea4024640346f2a46e8eb47f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466b0f82f922d33df6cb5a882529dd0911417ea4024640346f2a46e8eb47f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2ab5f52f0b0afb06d9f77e798791f32d8e06de8bfa9aee4b1f3598f4fc2f1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2ab5f52f0b0afb06d9f77e798791f32d8e06de8bfa9aee4b1f3598f4fc2f1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2ab5f52f0b0afb06d9f77e798791f32d8e06de8bfa9aee4b1f3598f4fc2f1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2ab5f52f0b0afb06d9f77e798791f32d8e06de8bfa9aee4b1f3598f4fc2f1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2ab5f52f0b0afb06d9f77e798791f32d8e06de8bfa9aee4b1f3598f4fc2f1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2ab5f52f0b0afb06d9f77e798791f32d8e06de8bfa9aee4b1f3598f4fc2f1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2ab5f52f0b0afb06d9f77e798791f32d8e06de8bfa9aee4b1f3598f4fc2f1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2ab5f52f0b0afb06d9f77e798791f32d8e06de8bfa9aee4b1f3598f4fc2f1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2ab5f52f0b0afb06d9f77e798791f32d8e06de8bfa9aee4b1f3598f4fc2f1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bc2979e770f6661400076d910c07fed9833f4a5dc4d1fd7c6c497c447f926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bc2979e770f6661400076d910c07fed9833f4a5dc4d1fd7c6c497c447f926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bc2979e770f6661400076d910c07fed9833f4a5dc4d1fd7c6c497c447f926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bc2979e770f6661400076d910c07fed9833f4a5dc4d1fd7c6c497c447f926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bc2979e770f6661400076d910c07fed9833f4a5dc4d1fd7c6c497c447f926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aa3cd95306c5696f0e5e8334bab815f2225ad7008d84a8be0c8a0b69910bb73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aa3cd95306c5696f0e5e8334bab815f2225ad7008d84a8be0c8a0b69910bb73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aa3cd95306c5696f0e5e8334bab815f2225ad7008d84a8be0c8a0b69910bb73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65d2caa06d9099a3e15e7c80e5c077e9320e287bc92e89f42cd70a2fd4bcd38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c14399a43495e09e1497b964a1448e49fe2eb5619c3734458d7b85034b0574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c14399a43495e09e1497b964a1448e49fe2eb5619c3734458d7b85034b0574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c14399a43495e09e1497b964a1448e49fe2eb5619c3734458d7b85034b0574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c14399a43495e09e1497b964a1448e49fe2eb5619c3734458d7b85034b0574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c14399a43495e09e1497b964a1448e49fe2eb5619c3734458d7b85034b0574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c14399a43495e09e1497b964a1448e49fe2eb5619c3734458d7b85034b0574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c27c1f9c9dd03c626d0d9a47c8fd0918586a1d4bf1f102b623c3eef7b6fddb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de5ad9f3a54759e04bac7f6317ecea89306b809f5b0b37d5c6463134268e3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de5ad9f3a54759e04bac7f6317ecea89306b809f5b0b37d5c6463134268e3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de5ad9f3a54759e04bac7f6317ecea89306b809f5b0b37d5c6463134268e3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de5ad9f3a54759e04bac7f6317ecea89306b809f5b0b37d5c6463134268e3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de5ad9f3a54759e04bac7f6317ecea89306b809f5b0b37d5c6463134268e3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de5ad9f3a54759e04bac7f6317ecea89306b809f5b0b37d5c6463134268e3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de5ad9f3a54759e04bac7f6317ecea89306b809f5b0b37d5c6463134268e3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de5ad9f3a54759e04bac7f6317ecea89306b809f5b0b37d5c6463134268e3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de5ad9f3a54759e04bac7f6317ecea89306b809f5b0b37d5c6463134268e3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090b31aef71aa5e9ffa3f32e9647fec36df9f406eb021680f9715d29e15d53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090b31aef71aa5e9ffa3f32e9647fec36df9f406eb021680f9715d29e15d53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090b31aef71aa5e9ffa3f32e9647fec36df9f406eb021680f9715d29e15d53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3ace305b8287368aff53cc443817928b22a546ae01bc9afd26852e532b162ef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80581dd83b7ebe285b81024b2fd23b4d4efcb611c35e276b14d58c7d0c43dc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80581dd83b7ebe285b81024b2fd23b4d4efcb611c35e276b14d58c7d0c43dc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80581dd83b7ebe285b81024b2fd23b4d4efcb611c35e276b14d58c7d0c43dc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80581dd83b7ebe285b81024b2fd23b4d4efcb611c35e276b14d58c7d0c43dc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80581dd83b7ebe285b81024b2fd23b4d4efcb611c35e276b14d58c7d0c43dc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2d8240e22aa342fa2cc7633e006de0435f57391bc417f5fd8efd269ba4b7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27103f6f60807787861166b4ea207ca40f33b6d0b134594918fd56e7d9ea9b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27103f6f60807787861166b4ea207ca40f33b6d0b134594918fd56e7d9ea9b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27103f6f60807787861166b4ea207ca40f33b6d0b134594918fd56e7d9ea9b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27103f6f60807787861166b4ea207ca40f33b6d0b134594918fd56e7d9ea9b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fa8c6b54363d62bc62d178fa6046fbd40b3b4d027a58461979bd386e03f8e0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fa8c6b54363d62bc62d178fa6046fbd40b3b4d027a58461979bd386e03f8e0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f94bb0a82d3d2abf2b114adcfd1a9d1d2922f0406c8f11dead39bed161edc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f94bb0a82d3d2abf2b114adcfd1a9d1d2922f0406c8f11dead39bed161edc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f94bb0a82d3d2abf2b114adcfd1a9d1d2922f0406c8f11dead39bed161edc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f94bb0a82d3d2abf2b114adcfd1a9d1d2922f0406c8f11dead39bed161edc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f94bb0a82d3d2abf2b114adcfd1a9d1d2922f0406c8f11dead39bed161edc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15f367c578c83196812a47d962571e988177d2d371d721eefb140dbd947825f</text:p>
          </table:table-cell>
          <table:table-cell table:style-name="ce1" office:value-type="string" calcext:value-type="string">
            <text:p>0xb0dD1add83533cD53FF690F0b6152e09C38357Cb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b68fb957d4cfa61bf03a029c8dd4cf15495aee19441e24e4a30b90ed45f39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d1f62af09af4994cb1f45d743a00a4adf772c33a45b8bc3bde98b78590bc41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74d80dd4c7fb42f61a5b03b6ed3b6cf21229ddacb7fbe8469aa9c3cbd5494d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3bef603a46f665a7f35502c5b4abe996d232a61dca5000668a0999dfcd905ba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3bef603a46f665a7f35502c5b4abe996d232a61dca5000668a0999dfcd905ba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3bef603a46f665a7f35502c5b4abe996d232a61dca5000668a0999dfcd905ba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1c6565de00d044d385c1e5460dfd9b20f8035e360417ff33d6c1a02bf1897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cb1985cbb8f2453347d65eebf31f2b7f6977f308283c3637b74929cb5a2c21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b9c530b00448c0313b060d4e5b855d825f0f7952fe08a266ec016c51510b6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b9c530b00448c0313b060d4e5b855d825f0f7952fe08a266ec016c51510b6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b9c530b00448c0313b060d4e5b855d825f0f7952fe08a266ec016c51510b6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b9c530b00448c0313b060d4e5b855d825f0f7952fe08a266ec016c51510b6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b9c530b00448c0313b060d4e5b855d825f0f7952fe08a266ec016c51510b6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b60edbff3354cdf8f47b4f4fe7726c4861213e39769f5b6f06d1bdc1f36cdfc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d5d840ddd7a8c8917ee59a3ceec11dfb1b4722787acdc1a9d2d747e2535032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d5d840ddd7a8c8917ee59a3ceec11dfb1b4722787acdc1a9d2d747e2535032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d5d840ddd7a8c8917ee59a3ceec11dfb1b4722787acdc1a9d2d747e2535032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1aba72c4902f182e279d6c17debc0f3850bbe08c2c4559e3a4ae71814466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2a71b944a324f41e689187b95d2d98e8bb221f86964425f8dd373b80c004b4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2a71b944a324f41e689187b95d2d98e8bb221f86964425f8dd373b80c004b4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42eadc937a4f7aabe3607c118f5fc258d1b79ba5a7b695c50f06683842eb10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42eadc937a4f7aabe3607c118f5fc258d1b79ba5a7b695c50f06683842eb10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42eadc937a4f7aabe3607c118f5fc258d1b79ba5a7b695c50f06683842eb10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42eadc937a4f7aabe3607c118f5fc258d1b79ba5a7b695c50f06683842eb10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42eadc937a4f7aabe3607c118f5fc258d1b79ba5a7b695c50f06683842eb10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42eadc937a4f7aabe3607c118f5fc258d1b79ba5a7b695c50f06683842eb10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0ad413d69c792b922b4cabe6fa3f309bdbc4602f7a830c7693c0e7bb65150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0ad413d69c792b922b4cabe6fa3f309bdbc4602f7a830c7693c0e7bb65150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0ad413d69c792b922b4cabe6fa3f309bdbc4602f7a830c7693c0e7bb65150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0ad413d69c792b922b4cabe6fa3f309bdbc4602f7a830c7693c0e7bb65150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0ad413d69c792b922b4cabe6fa3f309bdbc4602f7a830c7693c0e7bb65150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ba0fde98a80c21a9acf75fb8306df50cff2a6ba9765ba6e13ac769cd781300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1be2a9cdc49451403da988f9cc650ca379ed0cde8ff0a5da7636ef7c99b55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1be2a9cdc49451403da988f9cc650ca379ed0cde8ff0a5da7636ef7c99b55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7c40fc84d2a908e446ccbd13e2ab822d319604b624691ece9201eaed7ebf6c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7c40fc84d2a908e446ccbd13e2ab822d319604b624691ece9201eaed7ebf6c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79749bdcdcc7da8bb609dccf71a2a0f36564555ad4fdb2a99b2fd7e5b75fed4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d4678d383087f766f9f05296419c41763a2d022fa43b60ed31adcfb6958872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d4678d383087f766f9f05296419c41763a2d022fa43b60ed31adcfb6958872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1d77d3328abf0f09356161adb04a6ad8cdb7bfc4947e628c25e596f2b7f55b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1d77d3328abf0f09356161adb04a6ad8cdb7bfc4947e628c25e596f2b7f55b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1d77d3328abf0f09356161adb04a6ad8cdb7bfc4947e628c25e596f2b7f55b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1d77d3328abf0f09356161adb04a6ad8cdb7bfc4947e628c25e596f2b7f55b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ea5c239c7a9697c3b5135e92f9bc9142d95ab881d5f7c7d8514b27c3583ed7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ec69b01742462f0658c62407fc3fd8b4053584ba692a910ca3f000ff66d03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a48f23c9bc24a69536224ff813a4cb3cd6055a00be2887e9aa1e6572807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731bf8e03adb682e23b4267b4fa566535fb9012f30348e6b2cfbd85517d5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731bf8e03adb682e23b4267b4fa566535fb9012f30348e6b2cfbd85517d5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731bf8e03adb682e23b4267b4fa566535fb9012f30348e6b2cfbd85517d5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15dda51ba7ebe79006dee5dd4da720cb2b0ecb5d83206a15eed295944fd23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a9d27ec8b754f839f6fd8f23996128a1f27ffb4534726bdaf6cdc762d6885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a9d27ec8b754f839f6fd8f23996128a1f27ffb4534726bdaf6cdc762d6885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a9d27ec8b754f839f6fd8f23996128a1f27ffb4534726bdaf6cdc762d6885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a9d27ec8b754f839f6fd8f23996128a1f27ffb4534726bdaf6cdc762d6885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a9d27ec8b754f839f6fd8f23996128a1f27ffb4534726bdaf6cdc762d6885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a9d27ec8b754f839f6fd8f23996128a1f27ffb4534726bdaf6cdc762d6885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a9d27ec8b754f839f6fd8f23996128a1f27ffb4534726bdaf6cdc762d6885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a9d27ec8b754f839f6fd8f23996128a1f27ffb4534726bdaf6cdc762d6885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a9d27ec8b754f839f6fd8f23996128a1f27ffb4534726bdaf6cdc762d6885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eedacb2c37f5ddc5e557474c6cd3866dc0147b59b1097032415c03131b75d3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eedacb2c37f5ddc5e557474c6cd3866dc0147b59b1097032415c03131b75d3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eedacb2c37f5ddc5e557474c6cd3866dc0147b59b1097032415c03131b75d3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5f67c30478fbc1709ce2d927ea87b7f92e7debec8b0f45bcfd692e2c5a56f2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b4f0b942e7853d848cc0d6ba1036cc3abc1add4fbac7fed4ad552990d22dc2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feaeff1adb20af053556f12425a8a9b5f2bf294602ebf2a737b1b74404b434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feaeff1adb20af053556f12425a8a9b5f2bf294602ebf2a737b1b74404b434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feaeff1adb20af053556f12425a8a9b5f2bf294602ebf2a737b1b74404b434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50cd0f68fb570cf49261293f67f0f7bea07187a4ea330bbe16bb4221016e5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50cd0f68fb570cf49261293f67f0f7bea07187a4ea330bbe16bb4221016e5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50cd0f68fb570cf49261293f67f0f7bea07187a4ea330bbe16bb4221016e5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50cd0f68fb570cf49261293f67f0f7bea07187a4ea330bbe16bb4221016e5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50cd0f68fb570cf49261293f67f0f7bea07187a4ea330bbe16bb4221016e5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50cd0f68fb570cf49261293f67f0f7bea07187a4ea330bbe16bb4221016e5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50cd0f68fb570cf49261293f67f0f7bea07187a4ea330bbe16bb4221016e5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50cd0f68fb570cf49261293f67f0f7bea07187a4ea330bbe16bb4221016e5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aaaef78555441e2a3bc3a7740e15f27347531bea2cafc905fabf090d0aa01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aaaef78555441e2a3bc3a7740e15f27347531bea2cafc905fabf090d0aa01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aaaef78555441e2a3bc3a7740e15f27347531bea2cafc905fabf090d0aa01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aaaef78555441e2a3bc3a7740e15f27347531bea2cafc905fabf090d0aa01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aaaef78555441e2a3bc3a7740e15f27347531bea2cafc905fabf090d0aa01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30b48a3ea8a54fb220a377cf38ab9a006e82e0321b85f47aa3df42000deb1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d041a9bff6e2444be84be12cea52d7c14f40715bc762e95179a9290b067b0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d041a9bff6e2444be84be12cea52d7c14f40715bc762e95179a9290b067b0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d041a9bff6e2444be84be12cea52d7c14f40715bc762e95179a9290b067b0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d041a9bff6e2444be84be12cea52d7c14f40715bc762e95179a9290b067b0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d041a9bff6e2444be84be12cea52d7c14f40715bc762e95179a9290b067b0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d041a9bff6e2444be84be12cea52d7c14f40715bc762e95179a9290b067b0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d041a9bff6e2444be84be12cea52d7c14f40715bc762e95179a9290b067b0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d041a9bff6e2444be84be12cea52d7c14f40715bc762e95179a9290b067b0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4bc1506dddca2c9a25b61252847b4acb25d5143c5c45f76eb3fb472c61c41a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8053a09038c3fcf32270ce71f84315e9a1e97b8e5f56dda93aae94f7cfedff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8053a09038c3fcf32270ce71f84315e9a1e97b8e5f56dda93aae94f7cfedff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8053a09038c3fcf32270ce71f84315e9a1e97b8e5f56dda93aae94f7cfedff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96ef96c6eae567a77e541836306500f7b31f8cd4806a409c50a0b7c229e313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96ef96c6eae567a77e541836306500f7b31f8cd4806a409c50a0b7c229e313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3a74ac979339fd4f52be0c5eff579fe2513cdbd281a2c56b3f8789a8d494e1c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1b4cdebb2c80a298276241114295cb3ed63b74ab5e0f466dc3d6657cee1b04a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87be5bb304392ada8f7f7bca7a74e2fe3b1fae6e848c419798caac70446551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8db42d7bc7acbcb54b42eae0a770454d6ff6ca821eec664ee39e32b7366ea6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ca4a2a651c309df012a245d9769805e04537226a19905823350fa1574c4b5a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8931d2da5bb49ccd84d2ead8ed944daf59d2b1dd6ca009d8be9a2cdb7d0f9e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5937b723baa64863fc7ec514bf448aedccb751518538b2b21d6b7903e5cf35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530ffa6ca0ec420948a0c2047c14d4cc9e3f31eb60dd3d19579118dbd4c7a6a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04446e7c9ef1a10ff05b703faef5b9511f4a19dffe239b943a856084b50e0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94fc827b0f62a6cf3c8edacb217276c15d4d19407543202075a1ca85ea12661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be6db2a0b0468e2ac2de793f6a4230d1e053a15d321624941cf9a80f87d2b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be6db2a0b0468e2ac2de793f6a4230d1e053a15d321624941cf9a80f87d2b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a4968ed4a53c421201a9b841853f8517f42946bb1b6628d9e1c1240764e4c7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a4968ed4a53c421201a9b841853f8517f42946bb1b6628d9e1c1240764e4c7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0d173402819f3027d1f97dfa3fb062dc1d2a865f35ddd57bf4068ae973b1ca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5fdc84d7bb5932e7a7f2f5921d71a5417ad9c4995bede4fadc947b88e87650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44ff3c9b05100fd12d155f2eaf1280bded3cdb8b9c65950d452900d9984fc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367f1f37a94c14e8f7e13ef9b5f0a05b163e847129e2506b4564d57536899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bae39c3c68fdb76d8aaea9bfc1f00198d6555a25f3aa76e1dc11e9c8c02c0c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cfee29f84388c79f0615911817678b193a4b499dc5dfd4132749ba78284d8d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507b83d788009f256cfd0f789bbed0f6899bd9197d8db3bac1ae3729abecda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fc1aa8c7c19ec8228dd1ebadc42431f51cb884049b941a26cd6dd22197fcd0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0a8b3750aae7775902a5416131d2e6a20d119568a23d848110ee529654d4e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340620a2308ec9f17e1691beeb67ffc66c892dea238c2efb5d738cb794f30b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340620a2308ec9f17e1691beeb67ffc66c892dea238c2efb5d738cb794f30b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59f74f649e44226e550fe0a347c5fe1e9c62e309a8bce2adecb0ef346c663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1f007973bfc49169630c966a4b45f704d7e7cecdb5df2a11571cc039fc6f20</text:p>
          </table:table-cell>
          <table:table-cell table:style-name="ce1" office:value-type="string" calcext:value-type="string">
            <text:p>0x44eC95B68c34b8eDEe4B241FFecbc0a72e43FaF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47a72e19475b14c0a15a741de62ade103e200e0d6c419ce8dc8a09af2f4d87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c641857237284b7d1f53f3db74bcd63012acc497cd719ad8660d29c0f48ec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312667bf15b876594a59efee12ef4ffe6e88997272cdfe48c482e06a10dc81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44404de274a168835a37a6c3dd8734093f90b1ef4003d4a0e2c64001c2e55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44404de274a168835a37a6c3dd8734093f90b1ef4003d4a0e2c64001c2e55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2c028ce85ad5cad481287ae36e4ceaafa12f1bc2beb52510bdff7089366988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3b1bd10afec58efa0767ed9ebd5c2ad0142053bd9e35b85a76ad842aef215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e5b2514247dc14bfb298b1d99dd5fd023fea43251e4189e224be3fad31748a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163832c5f909d78d53f93aed22be8f94d6daee3fd603fb790981dfbebe13f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301d320c2519e82f5f299ed58c0a1a864127d6e83592265a9eaba3b29966a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919b3b9c81fd1f1ae1652d3ec32e5a69ce3895f4aacf5e8b70fd720a0e1057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6831ecf8a46f5b4d362dcf9ca9d4a08d710a31bb38ace74f9821982b716ffa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8126ffda6e260b44e2725f95259212a0f485869f33edad47875b177d0f10bc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4a9a3b1f57dba465cccb90d276995fd22fb48a4f19f08ae1b348eab64fc57c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5e66def11de890644c68aa7cd3f4f8c63f7df213aac76f3681ae7e9cedbd0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a60a122471a94d42dc9d3c3e1a20ef3d3f7bac722e073d8521558159339a1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2932154ec70c263df8e082b7377a9c24e74d1c082679d3be0c1b46ed78d464d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e538388d1f7b5b825cfdc326d739d88182c3f6c939e8204c98769eb5f10c021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78656fc5761c1b84dfe47c265ce76ee86b8e20b9dfd521befa9f14b5581645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5e3aca4af4071def9f1eca81849bd2e05fd644b615580da7b143376f34a30e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c45f5eb76d1de77c727bfe79d3dafb45e5611c13c69d3949b046b65b3c5d11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138816d44e234df83d10385efef857f55df0b4eb9667e78425dd430c9b83dc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41307aaca6da427a2086cfc8d56e605909f962912bda2181d288d1a39fc9b1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62792b955f6eba52039f819fe0fbd136a532ccac51427e23fd80e4c144d400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c028dd16c3d3c963b816ada251cf5e6793f4ae1383c4679566091fe04dd855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90e1adb9ad94a3539b726b8d78b23d960460daa17a8d533c005555c13f0de0b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7f38c9601f80cd6c478a58fd8c3ae3c92eb6aa967d7881a9b16161ee641f94c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2433b721ec47ba1551962e6ab4b2e3c83ae3ab2539633152ab0fc938d376be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77d679996db893b437f70c6a6f68de0340b0241f8f4bf1d6613763e9513627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c040331a83c9d6f3931920b4871b384233543dc71a14eb262c10eac42d0c7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e271e7ddd2de7d9f18d8dc30818752528a1537d8a7977b20f92afb582ddca6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333d0ceb1c2d8c3906d3c5e04faa86b46662e13bee3850a8fac23c6cdcb84c1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0feabadfb23acc3a6f458606feadf0e376b433848868e22d45d31ca171ab869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5a53d3adbb29301a9027a84ecd744f40f3375dc9431a931be0101c140b67e9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de4de23fb9fa5d203e3a30b356730baef631876ca107b98b8d93aa44ea5876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5b7b2647c8e60f6e746299e136e0a9109bf81f06971e2925dc3c9543ee4ed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bed1d2c0d993ae395c7e6f157cacca72a031ca88b18b183884052f734182bce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75d552b1aa30e3a6bdd54bd7136a319cbd63e0b5c99b0d351ed10572b9dee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81ad8fb805dd2795fd782ff71473c2af2b64f3412dab2878191a92900eaeb06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14daa235a8bf6543954671f32a99a58ce126012ca92d869561334759ad305d9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1c29f45ebabb7b15a013437905d268020d19d6af3e3ec57c85684894310ac0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9adc1d02f941479b6317f213ed3c9b9a68175529caf6b97a1551ea4f16318a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563433df9b40627a038ed9259ea6552adc5a1c954692dd88105755cfe7f669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16230395e98d9b9374910a80096ac933b8d0e84f35b64ab942e1ac1191260c0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7ca4b0df48cc130c62524ff83b5f023c463200a438ab2bca3b650ca0a78edd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16b90030ab5e7deafed1713f7b486779d67127fab189d77c0328fce6ba6253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e52640387ca3b96c5e617dd6b7c4381d1cbaa5d52c015e03bbee3fd5be8e23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8656a6e5680451b8a65a9a539c4d80c4d8c91902b5555cb0f1e65eb46f61b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4ce2a521d21b8baf95194deb0aa96c702f44063c1ea5eb797fe2250a0191ee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0cc24f9e1407f0d590941e440fee1ae9c2632433b9497fba4122077770e3c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beed0065ea916823508c19e67c694e184d224079250a8b7b295b35919d5703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bd564eb61a32d91fc6cb6e69f62a79c810f431ae3d1060ac95db36cb6dd768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0f2ea8a9a26495da18577d940448f04f900663fff03bf25143fea1e74b738e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559911c09559f962ae4742bd8a821c087bdb44462797f6b9a90a11cecf532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41fe865f29957084ee4ec8abc3e6b3e8c5b52037e986c7d7923f4f05130a62d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d0667d9f7fab0d1ce09a693676937d82a0fd5d5196dffe5d7c8c551c9a80845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0dc673e062f069425e2e06045cd7556c26739d845f7dbf7282f1304fbd023e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e2882f6cadd7ffbb09e9ad19a509ff6eb71268215eaf680f44d7a5de632e67</text:p>
          </table:table-cell>
          <table:table-cell table:style-name="ce1" office:value-type="string" calcext:value-type="string">
            <text:p>0x26585626e4A8D4fc409146B47a61790D9008967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ebe0f0fbb6a4824e549628d5c4329a6dc98058f50da53cdd10a4a26936ee6d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e59ebe3c317b46c96cae677150024280a82384bb417056b4c2cfc86cc32ead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2e54b55ac4395d582401ec0ed3cd3f63838712d0257f5241fc4e2e84fa8338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90e5fbc765910e082e7441645f0579601ff61dd0bf800d3d351ba9a29b632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f2b61941f82805a5e048e1066d6081f6d29ad3a7f0ecd9bdb317e40c1c2ada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e132977cca13d266d4af0a3ae6c0313c9bf67db0d0d2999f11c3d7d343f1d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d92ea72727e24d5ff7c7414caa30808839b50a57ed2dd4b9efd8da21a2fcc1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e179e1fadbb1881ec08c0ea07e8a09bf50950ba5b4db15ef75a672df4260ae0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704e80b6dbac11ac0de83410ca5b3bfa46ca292d5031bfc0d005936bf769c6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1dd52601ce11eb1a2334a1cceb00301dbb6e3e4dbbdf5a66506fcaa2f6337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e1ba23aa755ff2fe9d624f9217d25df4b1c4195e22e75e0a4ede30c1f028c93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e937752bd28dceda470db8626bc5f19aac228b1697b553a83089b2c144bd4a1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d8869c7590d5ac33bbe5b6d691f727678afacc183a76b4284c2d30a92822776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324b5b4419ca4dac29df8a2af0fd2d1fb0efc1206a49d4d89456ab01a1f18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19c64532d504030c5503e57708608ae332034cffdcd54ed323d03557192029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827a5e6a086810faff63023ca48041044939e36858b94bfc5848076850892f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3518b099a451d04fa603ba7b3df3bde84fe89598596a1547b0dba5ac9fe993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7db6ba4e4a93e5b8d25bcc2dda97eb9cb732e945014dcc5266a4160d4058a6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43055d6b53ee178e4b74dd0216f679921cd4eff2a20bf0a52a164a5a536dab7</text:p>
          </table:table-cell>
          <table:table-cell table:style-name="ce1" office:value-type="string" calcext:value-type="string">
            <text:p>0x26585626e4A8D4fc409146B47a61790D9008967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b829f84ef0f159669b16f4a9ac691a440f487d0fbe706584b7d81e5118b9ee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08c131361cacd124cafab7518a4e72dca96adb465c22579d495e78eacbd469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632d3edf12905ef15d1b5c513df02a4c2ad7d275211dc86c0650e74ed97298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5c6d7aba6185f4cf4ebc68cd276effc901badbee069bc709536cd188326210</text:p>
          </table:table-cell>
          <table:table-cell table:style-name="ce1" office:value-type="string" calcext:value-type="string">
            <text:p>0x26585626e4A8D4fc409146B47a61790D9008967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f3ce2661ebf90a1a71ece70071eb8a3ef4174c0c6ed7cc2602b1726f72868bf</text:p>
          </table:table-cell>
          <table:table-cell table:style-name="ce1" office:value-type="string" calcext:value-type="string">
            <text:p>0x26585626e4A8D4fc409146B47a61790D9008967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6d50deb51e952cf12bd1982dcc481596dbd725833142decf40c3eae6a8b1e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38db6cdf846326130b92e9f88692e7796c84357162497b1606f294476b3824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58f0fc6b5563dcd516eac044d2014726aa6f7f43b294202240952d378b7812e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38a5ecee09117906108e41a60abf1e31f8559181434400c7fdb8d2f8e02c7d5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a7ec76fb1acf737e9b191a2cd053aa62ad8aaa062bac500fd45c90e72f0509b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e838d69526d0922cbac621dfd0a63141164dd6aa8c26afd7775acefb3994eb7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a4c08d625acce10a5b84f097e86c919dabd636fba7ac76828ad5d0604039a51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e42e193b0194d0269d911a53a41320240f3a293d756cbcdb8909ef83970dae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5a97aa7477aa8671a52f9128f2d92b4fa9bb28172e73045ffbfbe8d3e698ee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595b6ed6f3dc8b91a40ebbb7264c9515d3923aead807a8e552b47a7165cc108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32a69bfecb17988fff03caaf5e7419f3f601edc88cde7227b49dd87ef1aba0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15b8a532b52a76f35d0d48375b24c4311861d0eeb8e886ae4c51b03ec567d41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aaaa881138027741966c018610f408a16aa8632da66bbbb0a3b53ae9186b37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cea9b8f517d78f75279b6a7bd49957a2d8de9d1acb50e33d2a4abf0271e2781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992abe270d1ba05311765863633e7d238bbc95b58a1bf347a96f3a806f889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65496ff471bb67634dc6c4df957ee9e60d460111307fa6d4decd6924e85171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f9fcc334cae9ed080ace414af64b683821cc2d485a36da63b79bdf16a66d8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fafef3f02943efd6cd1aa900f2caddc50294d9be14dcefaf16c9bb6e34fa1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b2ef1555839a59a84b26258d33de7a15281008bdaf4b91f1599b245fcd9d1d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b045d8d83eb03f09a5c7db48175d5681160eacd21859d730865e98d36cbab4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e15d64ec221cd380cbd521396d3cfb46653d0bd7e22a124aff32058cefe66f</text:p>
          </table:table-cell>
          <table:table-cell table:style-name="ce1" office:value-type="string" calcext:value-type="string">
            <text:p>0xeaE44ff66b37c50923e6E0949383B304B6783e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e57df33763c44720c19591aca9d7a1e34bc281bfaf54156d3e9614f31fadf1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ff80bb4a9a8bf7a3b4213755181a948ecd9a503dd674e71ae3c337c0dd6c40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273710e648c731c3476100a28a56c1e9f04dbc9513114bcead5414b58bd78f2</text:p>
          </table:table-cell>
          <table:table-cell table:style-name="ce1" office:value-type="string" calcext:value-type="string">
            <text:p>0xeaE44ff66b37c50923e6E0949383B304B6783e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b0ce8cd047c7a8686f043a44c932d0e98cfd77b2aac356f04d783ca839eac1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7f8b28cd9cc1707a28aef14595438177c5a83b7067cea6ca4167b837ee1d1a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88f84ffea5dbf845a57700f03494c0818c5084bffaa439b85f70aca2b3c1caa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ba64be439354ace9ea95ba46d2d5721f829a8f16c84271b14fed3593d33e90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495d81d9c860336a856cbe74aceb9b0eb5baaf98f652b63a1d5d79633cff1f3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5bebd5abe4e423421610cd46f5988430c2d13604377ef8f991914233b5b3989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6bdd3e23431ccaff4e403b5204fb1c6275163e27e6534094391a549522909a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9574bae4acdf275431a76f72ebcd6a56db228fef02caf4a4effb558b80371c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c9a52c9e1ea2ad4eebf6bc87909fe32fcf6c19a4cfa357692a999385f96d0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7750b655fce21c2a20f6d7da9821200be3cd29923525746378bd0f8932e92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c4afca4beb8f25b51b0922606c3fc1c42d9ba92eae51c196449c2d0bed3c6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3678ca7c5f3ca408724e10d77286859c1a653a62066ae8fda111961c6dba91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5f302dafaf0c9cad62e1d3fc350b538ebb7bd076dee4a96942f7f1aaf85344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857232c9264975847b77c36e448598e6a9530901d1f2e0bee06dbb856e71f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fa5279b6ebdb96222afc0923f6f6797bb63ce0c274a349736a9b33a577be6e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23d18837d0f7f7859685ac4b2836d9a706cee07e547b7f6e8fa6330dc56603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2d242da32a25f86841e8b63c6cd2abfe9d215ed2c1868e6ea3047ff67ff637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e324e75b6bd0e27a32c81835f3a139245bc63fc21f4c4a31809b00721fe408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2c1af02bf41cc12cb8e632e88ae4282b377432c7831530423ee235756672ce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f8801f1ee90a4240ed88436a748732ad5ab1a76b8d72835a0be2e675629b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246bdea4fa353ee27d601d15280455c90f2083395896d65dd8f10e7fb4997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5adb939818e2523f4a6860d26eeda45f9aca524bceaf48079d4556f6e25fe7</text:p>
          </table:table-cell>
          <table:table-cell table:style-name="ce1" office:value-type="string" calcext:value-type="string">
            <text:p>0xeaE44ff66b37c50923e6E0949383B304B6783e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fe34204906b15e5197707b71d714f54d3c9e1f9b52775418989c67d2366e943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9f97df5964918d70b351abbdbcdbe575012b2bb1ab2a413da9006d521c4d03e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9f7a1610808c1ae19a7c0198408cd80e42e26301cce3f43a391b37cd5eac113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61a2cc33a13c91b118cfddb10702a9a8a46a9b198d722bf698ff0f9b953416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6783a400cdbb3d5838068cae8bcc408d619d98e002c5b2f1fc40cc4d7a673d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7ddb212e6a44a05f7895ddf59e6a409864bbd2994b87e81a18173bfd4699056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4cc1b596f0878ee5d78943cf5dc8b1cfa98e9b6491ca4e0623879e5f360b3c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9c57d819314f73e0215f8f42c458882457adec5a510a4dce25e0fe346bb0c3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fef9fc09552b363a2426a40f6695bfc3d02b99b192cb687b48b9903336c45a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7ac241d889707d76539471579354a756a5641fe227319e24f51a5d4478d998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e6b4a68ecc7a40ac056f08f5bef72e0faf827579e36f9b8c3f58ac973685f8</text:p>
          </table:table-cell>
          <table:table-cell table:style-name="ce1" office:value-type="string" calcext:value-type="string">
            <text:p>0xeaE44ff66b37c50923e6E0949383B304B6783e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4d88c16ba14e71350579c76af856748c98e30b5aea9afd78171cdae682c10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4630642aa06a28232db092cb3fea8ee2acb49c23dc3b858f53df4a0296112ea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5c51fc94f14813de36ad794987bd90cf544a2f45ec3837ac02080a5afc3c12</text:p>
          </table:table-cell>
          <table:table-cell table:style-name="ce1" office:value-type="string" calcext:value-type="string">
            <text:p>0xeaE44ff66b37c50923e6E0949383B304B6783e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5f472026d87a89555f89c560ee5cee8464592da5ce93e4baaa95614f634a265</text:p>
          </table:table-cell>
          <table:table-cell table:style-name="ce1" office:value-type="string" calcext:value-type="string">
            <text:p>0xeaE44ff66b37c50923e6E0949383B304B6783e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eee64c90edf54ac5eed1edebb95682b977662f942ec5b160b2aab167bf7196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9aa8cb8bad966776b75d252f66683096189d828a10d2ffbe48a4f3b5b8b6a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66f00af54f899a15e511de9946cbabdc0456ab50801ef55b26e3a930c4eac8d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ee559a9b941c1f82d6738b08853b85bcc63f9d0a5a43f52c08214a146da22e6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589ec7e3dc078dfa83d74f4cf15cf6c0a9091c5d6e14a600219689100c73b7d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b11b8df36a9fcb692a75a9a8ec4543e5028250f81989397fd4ebbf3db9fb0c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4eb91673000ed5fef6c696922e7b2cbc79147f9e1fa71936cc0182b6e13b3ae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6c68cccb02e071c59f72434e20e130bd87f37c1fbdc83367b7d2987bee3d676</text:p>
          </table:table-cell>
          <table:table-cell table:style-name="ce1" office:value-type="string" calcext:value-type="string">
            <text:p>0xeaE44ff66b37c50923e6E0949383B304B6783e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10a5b2eb322b4fd686921d7d5de70cb5e9dca25ee88da0e13ec9b1e81f1a2cf</text:p>
          </table:table-cell>
          <table:table-cell table:style-name="ce1" office:value-type="string" calcext:value-type="string">
            <text:p>0xeaE44ff66b37c50923e6E0949383B304B6783e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a93ca330007a30c5c8fc2b90c6c4439594cbdb2a8a090034bdf9797ebe026c5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1bd8fbc2f3c980dc32e65496b2fca118f19ee926d257b72d9991d0787db75c6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8df9807da766c157ca6dcb03ad84bdf4af5c05ae354e760de0edb0ad307e2c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89612ee5e0d8e5e7474086f0b8f063836326cb81b27de9c1e0343c3e5f0f0ba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c59e75ea2c83f050ef00b3e6a7408d1e71f6aa9a8367972229f48983a058e30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3d20cdb1c3921e5cc6845b10cb991ffadc33d0c713df8f261401a49bcd05f42</text:p>
          </table:table-cell>
          <table:table-cell table:style-name="ce1" office:value-type="string" calcext:value-type="string">
            <text:p>0xfa6F7C7EAe614849Bf3c930d989d04F7AcedF4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a0c150e746ccf7c49853cf0e7a9caec6b2ff1cf9e762da221044ffdcf204c3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db47812c0d0ca7f2d1af4a2b4fa9ddc7b3044282bd5dc6cc9e9ad568f02ecd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104bb1eb58e9048441fa42a5082576ffbc60a9f2573db59eaad3f8c91eea00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80ac189b9273be059befa067e6acf7126a05f8ca33984b35d99875a5651cf39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dcb499f6164d96e71bab5d5ae8c2053707428de23156805e4ae7a778ba8be5c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547ad21419ce7ee871b1b24c33e03534fbec4e7c7eb4ae0d6002098cd9e45ee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4502049af1d2b566582362e4085599b9b61ad24d37c03caaec899cbfa1b6ab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e843d95adba8c52cfb6f0be83f8ee448130ef16e3992b8b5b0a2aa731de954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caa0a48df80a0902f3d9640af3e29c2859172a163de263f896e957de23812c9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7a08db57d7f88a44dbe767f6a4ba6125af390bedbb722cdaffc047c783068c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f04dcdd79d74732d1d0ec4e726a357e5bd6c7fdc50c696d561606f233a34e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405821e28753b15fad6fd0eaa5408e4f055ca56805e9409dd64b08948e1560d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e7df7a7d4aa4050d6d440897b10c937d4011e83a97d50a194855847c2e779e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d639e417f74a05065c1f7159655884c6b6d1c212550783a16da3f79a0bc0d5d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7bf58cac2577060bdaf7d2051fae2a7020ac9da13964ac08913943a5838f82c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94f73a470aef4a2f8bc3229c0973cc7207ee467c7967c567c4de7b1f2e8e122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2a2cf669abe830f47f374220ac361bfcb0bd242454205af3f243533713bb378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72d91fa24632309150377679e8308b7e78f7d9310d42226c3f44a937b10917a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9ef2809ca3c20d1cc572d1ba72a2d8e03520fd1daeb0327538662a35c9b877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f2d8fa49acbc4702cfb04cc42b4cf61f949ef09bd5407a005ccc616297619b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cfa95e410d4bfa9fd4aa3f8c98fb77b0012fd6e8a3c806281be7e2326a16c4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a08e297459d33425d15a0cf94e8b65ec62a2654b9f57b5a4a2ddf7d7a66baf0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b28a5bb87beb26ba5b3e02e452e2b2f1e7a0b5d8ab0f9f9e87cb9f76bd3cf4d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efa530bffd3853775e83b3de77ff01adfb0743dde7618a472df595347b2a9a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b6b683ad3c7b6d5a5253a0b1906bc9c091701597a0ef43c961d544138a7020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55ba28336d5ed4da20517f65460488b89c6b4c66a45b3b81d86ddca0c5188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6cb686b19db69acc96b7a23779b207e677222322a26c22f6675ab7de5e15d3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a9087bff46a654db4d0747803579adf5db8de1d1f1060e1ee19c41b2a9d432d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7895efb8bea5d85ac64d8c3766b69389786fa1665c164b120c9c4362313429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330ddcb4202f5a4e2dbea96f57d5ea420ccde626bd0660f93ac44a573f4f505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50b0f6d282dd82fee3a6f5fa0460cf8b3651ba9b685cd448a64b1a7b2ce6b10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cad35bc3128f1ee92e89066bdda6387ac9e5a08c85e735ce9de9dc036abe7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e02215d98ac9074bab1e5cd440df5c38be726ab061712eb3138c21e1ff0866d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cfc5fe27e5da544c22adce2d965227f933fd7442f223c6519e7a61aa95412e1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1b0a105dca953fd7e9255697be025aa502e2970a70c2f614ca535a4d0a8dcea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98f7f437396ec385ffce85416f6ee50e436863c70b50c9b4ba211b9c53ee02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1e0fdd6dc7e9ded9c4f09f1ee426a7999d247270a6548f6fd30575e7b78b9c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828fd6031ed40454fb200e5f2ca14d3c8b798374731c2130b3cb89b48f8a17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8de0c582430a18c2f69b553dc19ad14cd84c21afc4ca1165f2d1c1dfabeb1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ceb297d9f8db4a2d208b3e3177ba242d0e5c0a2045026adf7883cbe47db915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a342fce2cfe40116fd0d453590ddd4266166a9a9eaa3a62fafd3275a5292314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fd1c06e30bb68ae4d2bd6a4890647c7350cc110cf19ea421506503f07f676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5de6f37fa486fb11943ea19bfa3768b1efa762a39b9d98caba80c6ebd4d3bb6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7a2ba434ce400e5b36f5e5fa29e26a40f38b817bcb80527ce1bd8c420acdefa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c6d662e69fa2357775a331287ddb8ff16c3109c4e325014f39e39b28443be79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67076e707181a78afd036ee3cf2c303950ff7bc46c68c105c28bf08d3a10db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77269d71d308f8b70e011760c929b070faad9085526274420a5e42b54f0d9c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089f07cfb39a2bf1a7bfd30edccb236ff26f48cb1088e35644aa6013bcaf0b2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c807a8bb843e755dedbf491a1a3e94bfa689f7cac5a60b4d8cead1e692ae0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9d42dc17f58123157283f11d24d18632a46ac19c8dc778a4b25168ba1ff2d69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856e57b9c91e4de43f3526df8b61518e6e17e679b3ca9f3e4a4f95e87c7d76a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d8f30d8d9e3e7908fde482982912290f4f9fb8a57edab3c9d11daaceff53923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3eb27614a2771a1f2612259930f703938ae98534991740af15fa55d1eec8c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2370520badfaf32693bc38f40bb26695f3f1eab8e794a31755b298fdb376d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3ef05cb8854e0c2f0accb8b43331df6eb54464c0773750ddf343693801bd48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eccaac73110043fee9d4538a918864d9aa71f755f69b92774a7e82bca88d7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fbe86a24cd94724fcab514b19df4d801c4edfe301c1be23a15e30865870274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3d9ca6088ecb584021ed39ed0498c5a81e541418acbc10cf50e2aae15e99d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dfc2c8e7978133bd52c735ccae49c875f0c5024bd88441d985e921c7771c6a1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0e8e04d0bfa0ca60adcd3805a3c17925f2bc47f6509d9cb2208e352c112a7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23303a2a38c3940d871b4552e0580cb3cabb9d0d4f3d78cdaa0e5087870ab9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223e00e0a74a40cc867d733862c8ebc0d9b430e9a6bb9539b08d71def9bdb3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5681f924495c3243c076820a6cae0c20db62846e7c3c6c05965493bff249ca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088bcfabc194f851b6e880f6f4f46451b3c9a5a51a13a2ca5d05dd6535a025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0033483d87f08112fb83cb77b9fbc0fccd0af3df5271f1a83b5f7058db755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104b75afa7f9939d949c7ac85565b311748f2e79f51d5c514007244eb656368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9ef7c35721e547064f2e4b6901e9cba46adcb7ffa51acd5865cd89c74dfeb21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9c001418d2b687c2f6faf8d025be06aa6bf558a336418c42350e47d153a02e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b56a1fb9bb8822388503ab9acfc9f3aff24f856e49532eab1082c23fcf8c19c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80654ab55cfcd1f43191ecab244a4f3c36187f52efde3afe72d12902ab8770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f69f1527ec63134cb0f829f8a77066b57b10267f8f0d4ccf7b7e3bb1bffb3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0cd267797be5e03e07047dd52b44ec66ed4aab6eff2acec01dfe355534183b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a229abea8df07139ebaef4b3b5c7b9b8c996dba03cfd889dfd74b081b02369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449f2c1733a517f4b5c98b7210def53d2280f74f72f85d8f490c41fab22f02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343762a6b5ce5015557d75f32e7bc3aec9fc775f2c1689b5e5a52b9519751de</text:p>
          </table:table-cell>
          <table:table-cell table:style-name="ce1" office:value-type="string" calcext:value-type="string">
            <text:p>0x931933Ac13b15440a0d34319D4194957FA96a0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3a881a47563149962edd18372747c2809ea2d954b791398817676c6591f5f9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631a372552c860da8e6a1b12e696aa9c6af7335c7f92b3bf1c14dd8a1413d1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64004cf3800f78b8b3b80f2f2c626d3ba4519769f4025b2e5afa09d18b1acd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ed2ff3dad5f397ffb49e7e0fa01277981a87e2c2b1dfadf8e9596b84e6886e0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168f6695e89852f46218a2b268c18b6d0f0928db004c119072daa5bafda7f5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66e84e8d109b3f04fc4c0552d2958201cac16fae7e626a1beb691d1f582bbe6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9853d4ad88b5a27e7ad3f5f6fe70f37147e0cdade7953a9f1284d06b17837c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02229653a65c614e6de5d2fa3b94474b20b8f5d1edfd2c2647502c759e78fe3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52db81c12363615a417892ef8c18770edd47ac78ca4e6fbbdd3b808a0620844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515edeb1df15f90b0b909472d071bd44474493000de8dc8df1e5c9c8935488b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6676fb798a1e71a51dd006912bdecc5019335f9350daf05d68f481929dbcbc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68eca404dd59216b14013cc19909242a7c4e66d639b629d0db84529c9251181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2384bb124380fee1006f7f1c1c8462b8748386d533f97e04aaae652241cb10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2888fc7da3c03d1fe2ccba475bb343e22d3d098117bf148913c0006b18954eb</text:p>
          </table:table-cell>
          <table:table-cell table:style-name="ce1" office:value-type="string" calcext:value-type="string">
            <text:p>0xA920d3787B041119901f34E2e89B0243D502B3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c8470f5fc4094504f4586c1a559eff7e44179f104e26724d5d45ce8797b88cc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0dd6e6f1f230dca5fe5574ad5ed639ede8e6a7241f20469169479e010f7f044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caf406004f4afed97ab2f1f233f8d3b12d382f1902bc680d3757ae11ebf3bf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7e2c12815bf6c7fa7c9301bef559161730eeaec0d1c13a2f6214406c695fad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675e32d98e25d9e4ac73450bc0acffa40349043f8710ee55d6f0d563d73a47d</text:p>
          </table:table-cell>
          <table:table-cell table:style-name="ce1" office:value-type="string" calcext:value-type="string">
            <text:p>0xA920d3787B041119901f34E2e89B0243D502B3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ecc434f49f76e866f545bc1d1ab7749721b3475bdb8202d04215a998ced3b4c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27bf0ceac1096dcaa3a26547c216fc936bf168b5b7d0dfc43bdc0018690c25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1baa622370401d067cbb43133c6d7458e5390df8a91a9dae65445a2a15ecece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097227a39b0a008cda0259f37339730e676629aacdf1d1cc051fd6b862b561</text:p>
          </table:table-cell>
          <table:table-cell table:style-name="ce1" office:value-type="string" calcext:value-type="string">
            <text:p>0xA920d3787B041119901f34E2e89B0243D502B3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84d11a587687637a19dbe0e092478cbdd4d19217459251ba4022bb0df980a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eff5ba7b7a19dde801bb66fbc19ead752f99ba84e1345c186552492a4c7e4fa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2c994f50fca58d108b3d8ad9016e88c546fb3ec27a321b3017852739d142b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8a778491ada2b2f07d1669d24ca593fc0937bdafaba1f6d7bb05a80944f18a4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c08953ec723514ea1ba0281422cf35ee1970e6123936713104a823b06a8219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2098133031dd950f26abd3cd054fa29792d52864a606306cb05b93b8199cf7</text:p>
          </table:table-cell>
          <table:table-cell table:style-name="ce1" office:value-type="string" calcext:value-type="string">
            <text:p>0xA920d3787B041119901f34E2e89B0243D502B3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119945ff34f0cc32b2f7501cafecddb778dacc4db5430e7bb827231766278c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0aee48f548ca4b18bb2382a98f0d5b13cc893c697faef09953e738c32b9731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ef0fc04a25646ccd0494bc925ffb6a6a86f822e9451b9871b92d1d1cdb81711</text:p>
          </table:table-cell>
          <table:table-cell table:style-name="ce1" office:value-type="string" calcext:value-type="string">
            <text:p>0xA920d3787B041119901f34E2e89B0243D502B3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7f501ba46249e660df972019fb7956f0aa9e03a840560b70b52b1681b3db53d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8013f40f4d28551b797125f29cf462f2f920d272c60235165628bd15ceeb704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390a97082440ccfa2da8e3f0af2fbad754920a73ca0133c5ee9cfd07fe3120a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b4ffd2e993394959d68c2a8ab63919a5711c281aebcc273c76624bf179225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a770c5c5c85a71204443d5d4ed7f2e646ab4913937244b5ec6e03cac496903a</text:p>
          </table:table-cell>
          <table:table-cell table:style-name="ce1" office:value-type="string" calcext:value-type="string">
            <text:p>0x21C556BC6cbCf2CC3a48b5205e6bb46ADeDBA25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b68996b6b57b45e88341dd9526d7cd83de678fa3a6af869c430dcc23e7f6d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bff42fc887f2370f19b094f76d472b3d16307d82fe8dad731d891e7af30bf2a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cc3468123947cde29c820aa5874466deb7b0b0586a22745279254fa9cdd9f6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7529d59f7d48c5e8bed3eb552fa01db2aa53286be860565dad7ace7dd7f1b14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2d2ee6a363a88ac49306e7e686d536ca105ee230804a51b05dbe49bd0e5af2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6bd25b3d3480c4bbde6a05cb0b6dc59f4715ffe7d79ad67c110942de0ff1e42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86dfef8e14bfc17af7a1de3a6077f471b85851ab18a03892febea34c549211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0b53a9437a67df6500d901a8066131dc81133c9de420403a4750ce8f4001994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6797406943518571ea4614f1ec1afb24fc37540ccdb19aaa045e9710826d917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6efdc9cddd12a8f35bad5a3cbc4d55131b6adc7642d645d680bc48714f32252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d37f91a05dafdb2b095fc6cbe253e0fc2ba7330785861e8570b5d12b8bf47e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352f26bad9f3671bea6d2958fdf55faea103cc617b2c9120c6b94df39c0d95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9c6caaf39364e4ffbd9ecc5c07133c7369dfaf773e529dcbcf3b13fca34a1aa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bd628284fcbcd172fb7c8e4f3c6fcfdcc8fb61c88b755388e132b526b772216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9c9cfdcf6fb2e35e612fee2264434b9adcba58200a7ffa9800ffd8c43fd5407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f16c3b22759b6f799e47c20c5c6a5197abdfb316028b215dbdb7c0401113409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acf776b7732e0d5d11a5fcfe4063fb28b7fcd171f5c15a32453af188c8011be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b74947ba1a5ffda7e2157cb8e8f55a1b751a192a02f78756b87e8243f43eeb9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6d8c9b797434d486cec81f41d84b90e65739c2610b0c8043d65386fcf41fd7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29b975331c5193152ab3dcb7b6dbe87ec93cba47009a2997c2c4e4bb854b851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0840c71ecfd15ef8ed04fb4aa13c8a0b6821a6508617afdd32499d61d88cad5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187366ceb7b53e6329952c153efa4628053eeb0ce24d1a079d0aa4b068a5b9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2b102fa57fabe3e35bd8f7cd826cb9a9b6ed50a6516f7e20802ae3916522715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883a769bc4e3e25ed3e2636b27d875709267bbfe1c95220f1d370137e257292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4b66f1d91b857fc4edae2b77ec9d9e6f3d027feb8f542c4def44b946ea5d52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f28b643358aa93f6d03a4694c635c2a3804e6fbb2c1697f16824d8c00fa034c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0fb18263eca9d81ea3e41d3c3f215dcc14765520171ac4224143bd451aa3f2e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d0e7de307bb7a839207d8fe6abfded6cd3f18d90429782ae2c88f3605edbc5f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d4e6ea2d88065807ca93af17273bad518546eee68079f5c6926bb0b69a93597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b82cd25e3728cb7378095ca2a05ec880e69d2988a869d2e77ff6c13d365ebc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4c26c672ee1e4243cb336cfaa495627a233cadf4044e254ce7a9ae699bddd3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31589f14cb56d911b9d36c280612597211aa9e0afd323c8ac21da84598c4cf1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7288bbc2a9396e0a65b342379257b6e41b4b352661764cedfff6a5b71f7f0a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d31d05ce8bb705fcbc548c20887614bed5a11ddc5c6d0069769300b3b91bf7f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32ecde6418361bf6c0b983efe837162ac68f5b54a570339236e3788f19b3eb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140f464d42da489de3dbd7957d01f508eb74ce2669e61357501d311454496f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1eed6d2b297a686452eb2014415325e403fa03e9d0f1863992347782f5e273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675bc57aff5fbc71917bd25ef5b3485e7eab246aeb4bd58a2d242839e0da7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c097b82af874f6eec8a03cac4f0cf913a607cbae451aaaca92d892cc6e9776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29ac22ae23504b141135d84ff2ccb681e73621ac7b5d2d1fd37baac8eb595e</text:p>
          </table:table-cell>
          <table:table-cell table:style-name="ce1" office:value-type="string" calcext:value-type="string">
            <text:p>0x1F3bAef21c882Eae6Eba41549b1F56e5Ca415e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f6a9d41f4137680ea8b6740b628a7704a54876146aa3231fbc7aab7eaeba220</text:p>
          </table:table-cell>
          <table:table-cell table:style-name="ce1" office:value-type="string" calcext:value-type="string">
            <text:p>0x1F3bAef21c882Eae6Eba41549b1F56e5Ca415e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de0c6882a3a7cbb33803afc906a6e9ee845175e05d7b9dc23796be8cb4e4394</text:p>
          </table:table-cell>
          <table:table-cell table:style-name="ce1" office:value-type="string" calcext:value-type="string">
            <text:p>0x1F3bAef21c882Eae6Eba41549b1F56e5Ca415e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42cd32b1a604ba5c79dbe002e2b56b58ba42d1f5a4cfd205ca54aa0966b3a55</text:p>
          </table:table-cell>
          <table:table-cell table:style-name="ce1" office:value-type="string" calcext:value-type="string">
            <text:p>0x1F3bAef21c882Eae6Eba41549b1F56e5Ca415e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a7712ebe19117d51482aa08f2fee396c175987be96f46e5d8bc601c599e5166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3c48cfcf630d98be05d8bfd2da0079433e8e038d86fe547acf26f50ebff19e5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3a091e0d4dc26a2e096ad71775a214eb8f074caf191bc05d609e89e3779e0d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f4555edb4021d3609a16a27dc1385184af6b148defcd7f14694343d0e94530b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63044141c48cc6e92dd5e5ba5e130b375cbba775ce7f948d6087314b0d0e9b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0ac1dcff14c249a1970d444886f6030ff17237fe29845eda86c22736b518106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6e0a67036a65db3abd7e3bb850af452c1960ccd7165d4df4b66d29e089779b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4bf76acde41a032803fb293848ed04bb0747205b00e7ef212b355645d78173</text:p>
          </table:table-cell>
          <table:table-cell table:style-name="ce1" office:value-type="string" calcext:value-type="string">
            <text:p>0x1F3bAef21c882Eae6Eba41549b1F56e5Ca415e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48cc71bfcd6a8fdcb06ec1072dedb1a5ca862202422a7307f8087b38df5eb7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ab45fa61134808e6dfeb07f5b6b6902ffaa61f5aeb9b0708f9c2c06d173e69c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93a52ed04c615a0697d2b6a2c004971ea798b9e2e215e9a9f8afb5cbdc9a1f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c57629e0da15bcb03c9681ae23fee1e4619ab63caad47e46e3bd94362d0aac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89e12b35bcc77d831f9808ef1afa99ee692ed129d5bccd2b790a0bc5e96eaf9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597adecc30bb3f81f9c560bea6ff816084eb835841d8c6a03c5b6116199f579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0cc528b42a959666be95ec0d4906be38791df9ac73cde0345650b0a8cfb8ed0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8bceb702aeb1869862a7940f279a7cf723421c0ab44b4feb5767a1e89993596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4e461ea4b6b52396740579cfdf3a14e99f06ac20aebf636089701612fc505b4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b2a036445cd0f78add66dbe0f413dd88a0ea57c6cb3d270e5ccd04efdf88603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d64b076e7f504dd9eae528b83344d6deb7b0721dc3ed763a1e1dc9f741f4732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5749d3a4812703d420a72bdeae9ce6517dc4582771d60e4b2c50eff512611a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2265d1078783471ea9ba0389b3543ba31d801f03f44a3ee842ce8906364b0d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2605f5253335cca1798c799c666d852f567798515a3f1c793b3a26fd8d1535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ce5e985a328accd610b0d0c781e07a661a4a382a3b4866cae3996ea8ec733f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40fe57b35ce37582df2347aef4381876d7e346fdcbe8642a7b896caa8f7f110</text:p>
          </table:table-cell>
          <table:table-cell table:style-name="ce1" office:value-type="string" calcext:value-type="string">
            <text:p>0x1F3bAef21c882Eae6Eba41549b1F56e5Ca415e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a89708c9f683f81926e822f00417e33cdfb3e4acdbcb5e2862c55a98fe500a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3714bddf1b87d146fd69d4182d15df195aaff0fb9adc03cab3a827e7c96904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7d5efa3f88b0e63a0dc7b13eabaf09711c7f2ae88f3a9e104f7cc010ae9f0c5</text:p>
          </table:table-cell>
          <table:table-cell table:style-name="ce1" office:value-type="string" calcext:value-type="string">
            <text:p>0x1F3bAef21c882Eae6Eba41549b1F56e5Ca415e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25fb439479497638bcfe63cc30c92563fee8fef015a997ec02b0f24195c98a1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63034d8cc1026bead530241f70a2361cea0da426dd0062ac317a2a53235a9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481b880e8e07a92ce4427159cff362c854f33f8e0fcf56347ed0f527f5a02d5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9bcbf9bccc4d35c171cc04b913b0f6e6caa0d266d64250a94a39ebaa79aaef4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7c9353066aa07514e17b6f0006d442177bf98bd097d049fc2ad49d92a3a1168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e4f1058a048f06790b93f1dbeedbdd3df30b10decb4f1206d00eb53a923454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3418dbb0751f4a84969aefec9586c97a9c605fd2a161ce631748042f43e3acf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d948b1f29a924e500ee3666e47599e4227174f498dc5613a1b8eb798451c1d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dd916514ebfbdf83a7df54e5932be86fded9a0bb10b95fefb34421055154f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96798b3839848dcddccd803000a7638e89a0a3fb5bd4d2777dc055ae686e8fa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dbde4442f1eb12cc950f2a7a70ab7a73b5230f1e08f4f696689b303cc6d998d</text:p>
          </table:table-cell>
          <table:table-cell table:style-name="ce1" office:value-type="string" calcext:value-type="string">
            <text:p>0x1F3bAef21c882Eae6Eba41549b1F56e5Ca415e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68cbd70a99b4560056cc2194da33eddd657fa2cdff4f9db0cd4df143125973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54a9c596e32ca2c4d66df4787e62b86e14e6f100da652b55ff6c806633ca109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0128cf35d21fe0ad79a0b56b67f816e00ef0699d91ddc0c265d2e9dcc9db93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16305fd5e275359181cb082bc55a6b287c053d2abe810e86f47b8570545263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a9bdff3cbac1c489f2e24b1db3dcfb8ee8193b4d2ff085c4fa223f505a507f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3feb7ba9c96be4f2b464eaf0ac1e0389ac51a5a9301ace3693d4fc44e93ce2f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b144626266d9fee3ea0e5fb357bbe33ba6577c3666858024cfcbf6afeda349c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153d3cee6eecd8cd187cb8ab230c98000262424899ca922d9952b5d68ddc0e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5a3e7af38ca5977e979feeb52fe3fa4df94425d7658a7ea10851f55dd05504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a2c3cebce29d358980364e9708dae95dbf632980929fc045af7fd3f18559c6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152f344248570d795aaa89eebd2c0cd9fe088746e95d61eb6aad91062a55f8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d51cab2d9a534e0a6365ef51b45eda6f6b9b559f37526df170c3e52e47f678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930f617d9e173d07df47bc4ea7b45f65ae6e2d3d78e4975d61d92156edaf44d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44eb58e42fc35b78afd35d3c05f42c00a1322bb88d46152e4490a14a0d323c9</text:p>
          </table:table-cell>
          <table:table-cell table:style-name="ce1" office:value-type="string" calcext:value-type="string">
            <text:p>0x1F3bAef21c882Eae6Eba41549b1F56e5Ca415e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a345e0021e3e49c695d2a498e7b4f90433f56210cd247b9ec1a406a023a3d9c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061cf84814d0a15f618ef05f60c008b298dbdf55ef0c81a0282f8b3666c137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ec300bcd28df62c41df1da8f125bb1be83c799fe8f4e1bfce823ba6ee8060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dcd3f7939c100ec8b794c18b7985692cc73d950457dfea90e2f8ba45617a258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706bc5671180bf3abf3a428051bca5243da2ede871488fc71308816d66975f7</text:p>
          </table:table-cell>
          <table:table-cell table:style-name="ce1" office:value-type="string" calcext:value-type="string">
            <text:p>0xCd3B7aCFe58d424545310A628727CacC074b272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9c848b7e1f3667fe43dc5c5489a51e0bd0f07fb9b3ae6a8e9300018ab570da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2b506b516cee07f6785dd19a753ddccbfba398a9a750340ed0eb34245492d9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11e7bf2d618a33163504136ae0203ee5a9a39d02cc6ca6ea615190dc22cb83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903e2149c632f1e27dba5b93c46c4dbe50427df62806becd64dd18046233294</text:p>
          </table:table-cell>
          <table:table-cell table:style-name="ce1" office:value-type="string" calcext:value-type="string">
            <text:p>0x1F3bAef21c882Eae6Eba41549b1F56e5Ca415e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049e1d8740ed2807a463ed52d6bd4bb2d2ed7f3015e3683cb79687e9d562326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f9acfe6537e96e30da2d2a0f39672050d3e80421f659f70bc22a366d35261c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6f9d2ed18f9489d15804575b7cc99a455f6fc57878ddeb1c9249ce33b4111e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80c2951019567c706d41f8c19df96f34ed6e6ff7d1889ef13e7b3638156ac64</text:p>
          </table:table-cell>
          <table:table-cell table:style-name="ce1" office:value-type="string" calcext:value-type="string">
            <text:p>0x36d482B04FE42e5e28e2781C67cD85861B1fa3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ffcd6ff4b31426e5e7ac657e14133cd24bb16a0cd20c7501a76c01416bbde5</text:p>
          </table:table-cell>
          <table:table-cell table:style-name="ce1" office:value-type="string" calcext:value-type="string">
            <text:p>0x1F3bAef21c882Eae6Eba41549b1F56e5Ca415e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b9b32d392cd33160ccf0588863b8eabcd4970c5d55588582d0e40430220e55b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7ad48ebe22e1a6d822ea67c0b7922ec58876994c67df520d3fa6d49e5286585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7c0afeab448bae33e7c5270767c62264cf6257af653c48368a9ecd27f4e6db</text:p>
          </table:table-cell>
          <table:table-cell table:style-name="ce1" office:value-type="string" calcext:value-type="string">
            <text:p>0x1F3bAef21c882Eae6Eba41549b1F56e5Ca415e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349012310a9881db9da480a88832abd5bcc105f9e5d9f6ad09c5a669159d23a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f8ef1659eb46554315d973462e3ac43250daf5c209e824705de7469f1090b2</text:p>
          </table:table-cell>
          <table:table-cell table:style-name="ce1" office:value-type="string" calcext:value-type="string">
            <text:p>0x1F3bAef21c882Eae6Eba41549b1F56e5Ca415e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47750f1a91afe0ee99b5690618480e180c02542f0a827d4947dc8c1b8256a43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5e467243f30b91eb6632c43a985e039ef0e81a78fda0de13f9f4ad1a6f85e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4e60c6a5fbdfc7fa24448304aaf6db7d0ed21e9a1d2e7f5d8332532791848e7</text:p>
          </table:table-cell>
          <table:table-cell table:style-name="ce1" office:value-type="string" calcext:value-type="string">
            <text:p>0x1F3bAef21c882Eae6Eba41549b1F56e5Ca415eC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59aeff3c6d6a78c7e8f052709245617f8012a8193cfcfccfa77978bd257f6d1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cabc0c8a48dc9bc0ae2d28bae63f50e6ca7f92a9c1f7d419ab9c450630855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427365a4995ea305df39f267eeb796b996508b4f41b9b1e51eeafb93d89c3b6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759b1291c683ee2f95842fc12e829ca6116949da5e072552adbc630c4446d36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dd20d55982e9fccb856517a9028238b95172af3c8c778f7faf4fd2ab112b566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dd5f711c1749dedb562252e6943aeee0b207b55a8f1b38cf4f1b4f708782108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f6d48c5a2c0f05ab7624925491416a24d52d3384382ca481756dcab4d2f0f9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c543dd8c8f9f2275d5f5442e2a8a8c5c9f06760b6a5bfad2efb45fdfee1c9f</text:p>
          </table:table-cell>
          <table:table-cell table:style-name="ce1" office:value-type="string" calcext:value-type="string">
            <text:p>0x938A8652d2e745FE627A92C2fcEd4A3bBEbAC97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1d752bb9c5729f6c72e62a9f89391d9d54a7de03a4c8ff6a68f16c982248341</text:p>
          </table:table-cell>
          <table:table-cell table:style-name="ce1" office:value-type="string" calcext:value-type="string">
            <text:p>0xEEE637916b9F8816788f24c8e29E7581F4eC26b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e902dae639412a1c14502a2579bffdc37cb90aaac688e5c3d837d870344454c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67e1d791bd21ecee06178482b1a9472d373d5d13d741cc1eb11a837f9311f3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c308d5539f33d66c3951155c5524a0d9dad51365bb7c2da0fbb3db0e98ec0e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30f38e7427c1a87950e4fa31bda3249fcf4ddc3a757ac1ce7611fb5d92df0d2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7888982a8bbcd5b3efb1a094c9859251d243c45b9963b93255464c85031131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a2ef9e1c11ae544c1d870b73cbd988e1c1a7335781ef10f7cbfaabaa71127b8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4885d0132034844e6753dcea33c8ee3669c1bb2ae514bdd9f89b341fe830785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a4fce22a05e9f68ec3f4fe79d798ee1e22298a6d362a91f2558e74ca473f8ae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60e0bce3d405cbf1ec5f6a29d150d5aa68314bf368c7d986ac6ddce91a13bd5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4d0b947235d3cfd0394264c4fa2dc977f737c8d338925458b00e41c218c9303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d5b094e5f0b08aca3ab66e9e84adb3e341b78cec42e810743e18e2f49abe4f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9b3e8665593944c85e2115ad469fbe62aa7f9a910f8ecd1c19661d9b007177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c5968b5d13a554fcf59b8bc57717a68d36752802d8d35bf02bf2cc7a22f7286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91f9c54985efe08f36173fcbe2ea3014024833ffbcd4b0d2299f55e9d7289a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e8b9c74db73d7e10d9ffbce54cc1b831700c5ca8230dcf8a73ab464c2142709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22310656e8dba53a123a5f032feba51bba1a1130e785a3ae0100ba83da4da8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0e81e7a60b05fb61f11d5d4594a33660266e03a46adf4e0cd17459646c15619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0adc80bc78f848d195974aa4a623538efc30bb8820634c7c42a295d074828f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aa634cc6488c4fb8494622484935f76a4920a68db5ae893db747548ef8b1c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5fffd80c98c1e112c5e88fdd1194777cc4899055b2f41a9420dcbf723972d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e6590060b6b9ead8169de11b3ab7d02662ef4530db6d46fc6f84a94f6a4ec5d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dc08f59404b9f0650d7f98d16ecacf48b9d3223b3d755b981acb8da555462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b7633a73659d4d06bd459666f63bd0e9aaacac8d292292d245b60ea794ed064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667979e19aa3cb29761ca981127d321599418598a9ccb5d4355f34dbfdecef3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f36c961e6e83a0021dabf677d8135192d9bc8f12b588473884bcb6e37b1239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c9261a704d32f102150aff027596e72c8d3edd4c436f22032306673040916a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9ae3d05b30367f4ab00e83351924bfb8463eca42d0206991fb182678194ba6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335ee595a8a54c6a2a65a6566fbd9262b0b41b3b22352d8b468716e1998e27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375bbfa93c4fc87b223343b1be1aa6882bbc615af8b874fba8fba260e06fe21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a23ba36c3c42152915bd64daa0b6774e369300605107ff31da3bb306229ba18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d46dddaad0156a9c6cb4344a07a814c972f7116e4c20850761e8d97a9d1fd0f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7598df3683f22a6e3cc04c733051625fe995968587465d49b9c43ba9f495c14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83b26aa1484446d61b926dc4ef747c43f50a6c5bc66d0f8ee129544c0dadd5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b382ad5b753fffb4cb156d4fee0a848322a84b1bbb476912e3664c85d0e066f</text:p>
          </table:table-cell>
          <table:table-cell table:style-name="ce1" office:value-type="string" calcext:value-type="string">
            <text:p>0xEc26f56Cff12F4b29B768FD1839655E9Fc21ebC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2335d0fd9961ac42c245cda6f09c10f10bf63b1db99f51139aabf7d557545c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a91d8efe63b91c0c8b5ed7cfa17a5785b01fa5fd64cd4e097b44c29678c484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83050ff61dc85eb925455f15060edbc39d69c45eb7aa188ef5c10296ab62ef8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eaa7b92a2784df64093dba8719def3e55244aeedef07cdfaa760078ebd75c8a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4707eeedb0e64c14d4c0f2bab756e253ab3d762da9fdecf19dd82ddf8aeb1a0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76b1ff6306204a2f8357d394f9c299255d2305ad4597996bc9f8508d24743a4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59916063b3f676b74cca9b4416131a258797aa1fe37fc929bcf23eac1e853a2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564824306c7c4aada611920490e456fdcdbb88748f72e3dbc9fb4e328b2044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91b99e35a14607a6a5d517efb1a403c6462aab32b4d1e31bdebad26fdcc3581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aca2d7dfc4fe15442b22dd8cb521debdb38be11c6993dda462e3244c5b974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af6bd0103d9206e91a085e9310d763a32fc11f6ce8c34b6ad723046bfc3c841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f3a0da45c006730aa9b664356ad360276891b5649d65b59a44250adcd215a9b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b679580a127ff60bf1e2a64a288b4aaaecf357829fdb2ae4a3a427bf713c16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d4007f8994f4681dc599779376e02e498e166e87b35e83f6af9fe2254a87c9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aec3d70ac4c6f8017624bcdc201ede13d7036a8ef09adcd15d71bef80b01cf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e6c77be6227a3437f19b5bc7ba386ca11bdab2a3dc3efced9b94846560c717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69d94f0bb6195043e868628a52c5764a0de4b81c173ae04681e87078caec4b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86098e136ccc023b1f333595047d13529a400d0995fa4a381258b165fae310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e96521f45b52963e03a253d22c67574abad815165c4d6f47fa156802c68a8fe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8bdf8dd690888334e7737115ca52cf9a488aa5d8a637d8cc2e1e2e291cd7d9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c655bb6d6718d0fe16251f6ca7fe2c6d83057a0ca6c87d4e6c6e74bf2a4fbb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a164dd85634d2d5e2f44ab3d00a01f3464e866298a966de03cd1526c43071e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ffd6b16ae9821cb3e5d31379e8028429b2ff43d4da673ddca8a301c748b921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c5ebad05fd463c6fd3dfc64ff14220c05de771852ef254f0f99fd25002a8ca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5430b17e53db58057fde80311af16f19a04f3122826c2cfcd3c904ad58c9d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f1cd4c5554b0d46c0a0ffd111771ff322a1e49a89ccb6a2e7eed1ca518ae22b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e736330fc0edb5ddd1f57a7edf65711e9ea22913611ecca471134274eeb151b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298637272534c60d57d66d1c37b0dafc8147a385f1432529fe84e8d2ab3f8e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766fa53ead736dac61d4c7f29644ddf237dc74984f75013d7f3e2812b24899e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ef418e33a28104cf0c1549e1067d9cefd4ba1db84cbceea0ae9955a32d923d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f4f88e46d9f9ed5764a197247b5d1a3c075b14185e0981c46d4fedef4bba6b2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0d10d6ccbac4b850e068a1af6bde3bc09e6a0f506b6616c72d38bb3af1185f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d8400a74aec3b5d9f78a8907a73b8fa8e52ed4dcc2da74627ec3058224646b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84971dafb6e2445f8f4e990f1097e28dde1532ad82a4984883b6b96bf9b29e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a1a88c9b29af524433152f227f5c341367ae7b174b3ab9203f0cfec7f450f2</text:p>
          </table:table-cell>
          <table:table-cell table:style-name="ce1" office:value-type="string" calcext:value-type="string">
            <text:p>0xEc26f56Cff12F4b29B768FD1839655E9Fc21ebC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40d3137b6cff6649023cc4a94898f8ed1cb24b465c934a1533444217ef5907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603958b54c290ea21342e9bdd37b0551e086877557c903e89c580e8c9a44bb1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ea17e12237c92c8f01aff5b3324d442020dd7ba8ace31c2b329586c8a4d5c44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eab61ccd52ca04db94fa6c3b3aa133fb69f408fa39949e2252b9c493ac66580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78ddf7ccbca10351b565a0f23ff492bed5eada09337800eefbc1dd1ef66e040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51d7c22142034d1a6e58d3fc671864a8332b3398636dfab6651a161df1928a7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9268408972301805a28a64b11cecd68a89ff252ed729a96247bf247ebd7a753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ae837e22ea187f19e614def6d4f5aae208a327d96ab1ba5a628dba91e61f9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db2a5b9c0e4e1fa6f15b988266f0a0f147a66f37e8dddc7976a6d275917ed13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fce19939e1d6722b68adab1c203489e9a2b9d6c6fc8aee5621b680989a26cb6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c53206e4a63f4d8c0f20548880ae169c9f4b9149c9509bc4b4a40c7d63ca65</text:p>
          </table:table-cell>
          <table:table-cell table:style-name="ce1" office:value-type="string" calcext:value-type="string">
            <text:p>0xEc26f56Cff12F4b29B768FD1839655E9Fc21ebC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f714c7a6ef45d4d0e2e6df0d12af044bdc01f375ded587db8bd2534cc40dec</text:p>
          </table:table-cell>
          <table:table-cell table:style-name="ce1" office:value-type="string" calcext:value-type="string">
            <text:p>0xEc26f56Cff12F4b29B768FD1839655E9Fc21ebC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71271c95934e3d666ab404775cdeb0c12290962d0e0263a37632096e816501c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faf39d6e439c5603327c70a1b62a325d783742138ce7858cff826716b1fce44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31415291eca7ffb2951af331c4c6fd5621075496554f51124275ce74359cf8d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7b53665a8aacf924c9481f1b2f7d1c3d35916790b22eb6e5af50c609efce231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a3903eee4413309e10e2f8e358fa1a14e899b6458434713a82382e678810f3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7aa21b518ff458a50aab002bd3ec8e931352506b55c74225ddb345edf22e55a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f182a52939551d45c20f7f95a53aea7441486d9d3c88354224fd116d239357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383a7c4217698f1750946a3bac8b62972b496d8a41d41e2d0661245eb674560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a102b88c97b07a5f29e646588a092c58ca33ad1fbe06c15a82fdfbae9208672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f7ef9a651da7db72747042e1c2e139502390a0052bf8f3e99443f8db6c08a56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44d732ff3f8afe31910b8d45ec276fb8b5f38a66800430b23305c24ee6e4bfe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2194f4c1bab92c7a75b37ea6783b5fe363d281ac21aba9b12c433f6c9c42969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681945fee932e78b56343f72e2b04954db7f7498d8f00c58f07b85588192cad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76a526319dd212c35f37940b63a27ac2809e79505c3e6b15b1a883b145ae4e5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62184b7f57270953542119e7a61ee2c9f82e119153b4b584d27f38de58de3b4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254c2bb3b06c984e7df982b81daf5087b7fcbff9681a6e78c94587b6eae339c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1a65058cdf83d338786a7272371582d98ab49c2e802528d5f15bccf97fa47d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c9de1ed1eab841e7ab1b4796265fc9a0f3facdff3b9b4fa063eaa0b1fb275f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ae01faeba0428fadd7f776f98db725d240cfa759499d7b0c057402766967e7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3e878e9c56afc0316964ab4728cc4e8f4313c34a87ffd26cbfc09ec8d335458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fbe32f6de4a230ce79c4234b87a8c6cd39182aa1aa3335bbeffcf8fcad976b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ea5ef1f6105e1643689fc408397574d7a562f72118e115c3580c194000cc58</text:p>
          </table:table-cell>
          <table:table-cell table:style-name="ce1" office:value-type="string" calcext:value-type="string">
            <text:p>0x068a21F3f3E8F1E83cEC64b451336be233fbd5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dc472eb5cb6df295cba058db3409c82bb672d9a8602d147d26d0f17a1e08be0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4e0a620f70c9c795f07c2a9ecfefd66856e3777403ea5aa07b426c215c6299d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f61902f76fd67d8a239b7bdc2430fba9614c36eaa189571842203d2f35a51a0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5855f0ccd4ff1afef547ece0e81865bd1dcb88bb9f157c52041af5b64318b80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310c18f2c2a2966d3838ab15a65d457b632d77b53c9a33513632c512074a8d0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23bfa241c114a33a242d205e694178449e1ea67bf464f7671a735fb6a293fd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fc0846006aebfb0cd4bf61eda71355efa03f8d0e424d6ec8e3a0e750aac33eb</text:p>
          </table:table-cell>
          <table:table-cell table:style-name="ce1" office:value-type="string" calcext:value-type="string">
            <text:p>0x1cF2F58e0Ea1D3162a692513C2c890Be3cF8C3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559246ffaba135ef2f79c99fcdcf9edec90fe6790c4026ac0f8bcec13fc4d9d</text:p>
          </table:table-cell>
          <table:table-cell table:style-name="ce1" office:value-type="string" calcext:value-type="string">
            <text:p>0xC0D23677da4Cb5ea33FD5076d3b2397B7a9DfFd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e8955aaee5795bb64c25c5b9f1167e991d23eea2084e98545e2dd6c694a196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979701e4e8c5d2ba1197b59a70d3da8f4dd2feba57ed64268fc328c4ddbf8f3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57f579a3b6a3a2f07d8102de861575384e6e383d8bc1e0819e29dee9e969d9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3186863de8bb359293e69f0424ad6078088d8a95f54ae63496354644916a436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fbb604ee02e754b820b45abc6423b137825f1a2c483f886d4da4896bc4e8cc0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bbdf67b25d95759f22281138c368f7c57b2f01c07391ff9e1c1ee5b1d42e1a5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7f8b2497b5e069c264b97be2d854e061c0dad7cdb09be97bc561a9276f4a8f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54fa0dbb75f24883ace42d113c0b47146c5b30ba68455ee8f8d418e84bcb13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4ccbc0c81ab2a1e4410d4ca7006267d0b323f5a7688fc17a27ff18ccfcf0176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ec52ec3dc5856f7a364d452755582a843f2fc19180e0bdd3aa69668125e1922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57d71d4db9cd4f6d23dda894ff8e9b479a9cc1def291b55b55cc8bb4cf53ed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50e803306e3b8afa5a499f57091c419b70ef7e5f338921b0e122f363305c6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ef28b013d012852d69a0220bbbf1f8d80362871bf1cc0ebed02eb9c1a6a153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983c265beb9120311d844c106c28a3e93a665e8f15edd7a09924e247a6fa7f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f9cc52c0c4e27097de55e1355c000a0baa96ae83ed6a49f29aa0ee2a528dc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938636707013024d35519a952e0a99eb7ea4c4aca3e3ad9c7ea32ddf8a2bc07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e819a3723d4f2884fa025011e6d8ad011ec40ba2f8ed7deb3af35ac912805b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8ecf738c74b80af4e3ff6649c0fa3166de57ee5557b2d7dd15dc646fccde5f1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7cf9aff5484a89d764fd8816f9c5359ed62e9c04232bb3664228e65cb4a211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72ea7edba865f01e57b54ce95520a6c0b789576ecf6293cb96e75cede0a0c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1d5b70b885d28b08161e16dc726a389294de1de68aff60999362af651688d9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ed5a0327b1f22739b46569555ddefd4d4f65adb9d9b6c7e2a5c0039e65cf9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8fcb12a525355c5fb9a6cbfc67245d33d14f314749a330747010a8cbd6ff69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5c4dc93dba1e6ad928facb0e127b675036ae31522526e3256902f378fca7347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7864e99f948d45e087bae285e3e9e1e95fefa400f704925e9e5b91f06340a4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124884f9a1730548e7a0da570d03bfb2f606d549dd0ea3290f54439d5877ff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3f7f2320570a0c802b1d9a1bc8a6977261fc9aaeceaa08fc064ef25c3d56e5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4d41356db61450d83161fa4d4f830eaa9e7db0854f233962bbe3d258480cbb3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778c036eb553f395c549da8dd84b1357e6e69b5ec7b53239789e5dff717ef99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c2e490115e29fcafc3848670c2af8992768bbe9265b49576cf636fed6000733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da526f2284cc1f7d983c2ac300d42fc9b0a404ceb767fb8327de4597db9f28b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562b141367897f67c92e997137f4c6c08bca86245d2e135e4d35cec088c8c8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3c8b936a1c13afe63ea87f3c00ef0fc23260c93790d734a82e51e1fd1e49c33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349dd2094219d42a42f8c263f02c9d722018e1b79616e9cca52f4445d2f0cee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ca980cbb5b3dc283a1964a2ef425c96f9b45e3326c45b301553d0919f53247c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d4c6e2e7a6a5f78d0333ee8895913d5780411d7d702e79b97a07ed7dace3695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2f62c710d91ff157ce8e5f08819ba094f9a8b36676d84630f703ad32f371dda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362decb10ecd4fb4ea84082c2ebf69d0a24e7d30dd4d60a0874b69575df3a8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14cc385836ed158af62bc9423e33d4f58a4a0bee9edc2a508bbe3eba63643c7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4274313c833cb06c406f412cbc8cafafd228453f73dac5e463dc408f65693f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de5ee044fcf326f19cb3f9300708427375a3207a195e625df649d40fd0a33d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aa7c6ef382a41c0b5f6eb437e89c97c8ce0134b7448cc9401eff2c34852597b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4c9e1fdbe18200048fbcbfab497f0adf3a5ae4bffb6f11b2ad6d0a9021facf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aa7976eeff31d7eb00ca88d89194fec111ac11a0c22df2f601e97c8b06abd9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a3d2fe4adba268913df7c8044bf952537134e806895350db7573423d081522c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624cb1bc74b8c778602fa1058cd4a196cbc2ce448b2a008bd3aa9c732bb4397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01bfa7f17bb78cbb3918a7feb1ba274cba570890ae9fffe39a37e0a4a3c615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1fc0dfdffe19a206d4fcb9b20e5e900201a8d3992d1655dbf2714befadc8fb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47124e7e0e051f9fefe77c5040200d70267065a8a8c60b1f013dab54fb828e4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37d60d6d51b0fc96c50920317373364ed1b17c477dfe5b3bd74f898ad4978a0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71c857937e4f8b153699a34c8d4367d2a31b8c2940c31166ade124c9ce9b6e4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d57d35f5e9966cc93c00e2956fd7d058f9befe12bce4ef974a1a41441de12ce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6ee5e8f95948cd3ea4b951bb163c8b145cb7cf1841d2c0425d9a3243deb3461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b03e064fa611851447add324d543d50829feed3c475cb821073215716486379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348f9f6f10c1bf270b89d2a747b5aeff4cd6194161054ab562afccf928e315</text:p>
          </table:table-cell>
          <table:table-cell table:style-name="ce1" office:value-type="string" calcext:value-type="string">
            <text:p>0x1cF2F58e0Ea1D3162a692513C2c890Be3cF8C3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f58e241e3e9802dcb36743e932ce3d88ddc2f3bbaf9278bc07aca349975bec7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6c4b2f59084ff411d28c48b42df611b7926a426ffc482fbe4d786fc762ff4ac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6290f760bdea8e44c54f1447c2f2d2d64838e48a8fc68187937158ce7fafcd5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9488d1cfadd0225c25a669c9e8a10024e36779ec18180e464589e7181f8076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339442da5af4228dc28725da83d5b906ee7ed5c7aa383304ef19653df1aefb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903fbab69af405d356213a7ae1368686bef8387e8eb46bd749b6f609ffcd81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772fd713f135a7e67a10d398dc3252932e6b060420cfb542798b423a71c2a8d</text:p>
          </table:table-cell>
          <table:table-cell table:style-name="ce1" office:value-type="string" calcext:value-type="string">
            <text:p>0x1cF2F58e0Ea1D3162a692513C2c890Be3cF8C3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d671dc35bf8bdf614eeee2c8f011950a317dc2a80751aadcf6cae8cafb41a6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4cddf045542511a7c3b84b356b033b2392f697f83a8efaff2cc2cb2ce58b0c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7095b2d62d39aeed4d067594c0b11fda2fc04d11a7e1e5e7a33816c81bfe41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ac63953a8cdc7b8fd2f6970346a2479962facb2045d7794bfdec18977678070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ae9afe1b8df38a7e796636b91d4320b30913acadf44b7e854edf664fb3dbdb0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4709653e0201ffeee060067d5347b69f0c18480720c35ebe5c47dba2b05c122</text:p>
          </table:table-cell>
          <table:table-cell table:style-name="ce1" office:value-type="string" calcext:value-type="string">
            <text:p>0x1cF2F58e0Ea1D3162a692513C2c890Be3cF8C3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0c638923206d5c75eb8240331416d45e7e985301df4929bc9e527773de194c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24a40c1652577fd5425ceacbf7488362baea83beffc3db89b2ad55334fdad5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49c809ba8d563c2adfea66799777e7111be2d923e5b6ce4baace5ff306f95d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400b79d511137ff1d3c7b5e7be4ce85bc7801818fe8221e60b86faa52c33b37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bf6d53e7b98985e42776a0b023b9e9923be07c1bc9c33b33061786daf900a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b56c965a59cef171ee60666b017aef3fbd5f91af864c6f4eb66125436dcfe75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fbea1d2918686a682c0c3a5c1db6bd58433111022793120aa652a401c91849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74f61a42bf5f58f26937f2a41cae51df364f2817b113c6aee06f24245df9cf4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e4b4b6ed57f1524a4d41584e9420fb16dc06c93d122ff7a346054857548f39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063e35e8527465b33e4555ad87f8c7d88190e4fcf32b58be423c55ee081cef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fd736b4e89d5d0a7cf1ac4829076bf72370f860ac4d157b828df4edaab8989d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b5d7c220b470ce9041e837b0a656752f214ecad200b2eee32b71080b335eed0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95be5ca7484d4eba7730449a0a80d40afc4d39cd01418e60e8f1d190db0de3b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bc079b814e796511c476f77c9401e1201ad30b277968294694376dbdfd7d3df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3bda0ab23fca06f8d0640c40630f4ebd527c948e3eb4e5e386add40a62686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8c2fef90ea535455c1afc480a39949b0f64f93afe1e317961510c9c511902c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000243eeca85364f04d3ae04043603288a3199397121f92f4e4f78df26a9f96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e0f7fc962e9d51eda48c8ce234561c09aaed361df18e02b1ba44791fa26e6b9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7d0017494b2f90189cd86ccf10bd413cbe772e081016608b6c115d14737c00c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ae3a4dfe8f964bdd448966322e2d6284bf7a312c728709181ba18e85144f586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ecf9809574d8a331376654bb5757312bdeba0aaf803ae0748856b33dfeb9d83</text:p>
          </table:table-cell>
          <table:table-cell table:style-name="ce1" office:value-type="string" calcext:value-type="string">
            <text:p>0x1cF2F58e0Ea1D3162a692513C2c890Be3cF8C3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847bc5ef563ab8052ed9aab729d47951290e76de01ecfeaae298c339b527b48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31aedab6969bf634d649151d34aff2b6141edcb08605dd0668c54ae6febfc5</text:p>
          </table:table-cell>
          <table:table-cell table:style-name="ce1" office:value-type="string" calcext:value-type="string">
            <text:p>0x26585626e4A8D4fc409146B47a61790D9008967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ef276ab4a74ac7531ab6c26582d3702e1c7b7800380a2bdf0f04e2eefb5ed0f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b8ee500f3f107fa88fcec04fc9bc3dfc281c61313532d6ec813a575d7d9848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61866bae140b7863542adf5e4ee3eda2be9138f1d25a3df8fdd51d31f3df9a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b08f4ba65bfbd5c68668d5711bd17b4261d378d846249833616cdbf04545340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1f6bea9f9f18f3af7123e4def6746c9695992860af0842d955c667401845bef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c7f917f40b9b7871d469c10be79651627451c22d8f80fe356d55fc9756a5d2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b71aadb03e82dbce796b22ff9bf43cd9efae39e2d34407bcacab1326b9c69b4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9fc41ea8b177e6d524ed87380efae591c3cda042b6cbe269ba2d2bf6d0126db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b3d33005a5b1b36153fcfd8eeda525a07bdd95714946f45e95bdfa1248d4a2f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eab01d27750ff59a4d09a2a26ce0420495d8bbace2471280250d141942f8b2</text:p>
          </table:table-cell>
          <table:table-cell table:style-name="ce1" office:value-type="string" calcext:value-type="string">
            <text:p>0x947E1193687919ff89A29F39C5844469Ff92541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9ab65c9bf5840432b6a13dc776100a9d3d0104e0414a6813ac3dc408c52f8ad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4fe3390cfe82ff74d3172cd1865303867d2c46de1599bfc7ee58024b1604bb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8e0b243917296d0566a97ece7cbf690bc3fa4975f895a1444bf6aef4e7f73c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38861c3fe152920cbf335b3f97c5699d51573c24356ceb7706ce8df74d39a6</text:p>
          </table:table-cell>
          <table:table-cell table:style-name="ce1" office:value-type="string" calcext:value-type="string">
            <text:p>0x1cF2F58e0Ea1D3162a692513C2c890Be3cF8C3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daec33e53a450484b1b060b13b497ae147f062708ffb9a1b69914c4021903fa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4d00dbadc987d6f5e382ad1b0e03bac34f172036e4e518726761fe52c198691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58d1e2e36aa597e83c4ee271cca2424cb17c1f1de78647207d0d30621ea25d1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bdbe7c90a9f9689d9e5704ee617ffcd907ff2c244f17a3cc867e315899224c8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f2dcbae340e2d86a9805d1d82d646db5c901be60a478b54a276b3bbc9e9a5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d8f99f8bfc6bb756d823d72fff1d311277c1dd019b6105be57bc66c8a55b434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fec6df5fb0b1465a5bae69defa1fdf188dee048f51b50bd6980e60c6a78400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d09aca205bccad0b3604d856c35275b2554ab812ad3aec81edb9daeba4ed15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8b56ddc202b290506a656f62c5099af2763ec99ae7f5f4e5d4b45d12b0c2c85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b0c0129e55d1dc1278534d640860d2978f38eed243f54a97e15db5bfb3df4df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ad54a6d6355f388ddcf205010d1fda796a100cf8908021f18f4bbf9bbce13ec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7e58e1be65377b33029b56e05d7895648160a22c8f54594ecdbb621d3bb4d95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4168185dd9184b862a99e60cc878662b6ec320c2c1b87ef904139cef0afc330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2c477f8764e1847d92fa8a402b97aaaeb4b8665227a0273f79bda349a9d06dd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a963ce946d1e255418ae924755028168ee1eeb96d77348a3a18e02aa276b681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728046ba05dadbf375138123603722daeb7dde23fc779f28c33508a0930dbf5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f905cb6c36c02eb37b912345aea66030e965025cab5cd1412a08cbb8e2c6a0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3117332f9db8545e23d2133b8053bf133e135be7cbc5864eca75d1c92c023ed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b1cd24fcaf33a2655031fe9c2dd8f54e0ee04729fe6adab2279ca73fa348d3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688a87d9a78319740e9c42267b00377156ddd7b5bedd4ec420ea677a29ddd9e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6af5d1d13785468a6b4fe29db83ed7f342bf3b63c47b96773d72733a55521f7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074bc9033c78c9eede112207fb306ce36bc5842ae2049df73afd2fc0316def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15b339640d36165cc0294a88ac306feea97f9102d840ab033bfa1267702d39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65b78e64f943886baef5848185d839eab097aad7b8c134984b5eeddf710174a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9d48c9c0a48dfb221c9b53abf2526dca2457714b5f872ee561db064d9d56cc7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fb5cd7435ab7a9fb320ad820bf25dfd56529ebe44456447d423729771846d7c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3f2c9c322a4567c621cf028ec90897c7ac5c74d7aee8de21aea3d897d9d54f1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7fa346e0a3cd589e564e51122f5788fa97f30040d9319601d0360d67baf8631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6343534a5b1c58e0e4c842857b2653efe49fa3cf76ef1d547399eddc7c17b4f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b4d12b77f30d5431ae177cc5cfb16f3acc527e918a2690c9b24d5beaca59031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c818dba7023cb023bb650933aef969a224479865e8a110d6655a590b0d0159e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3db3d97ac2336cfcb1fce128f51d9131d62800748630ff3782c89c14c43ac8e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6ce984a7cc3ae3cb27feb2f9251f6bd191adc2c83dbc674741842cc524b4c0e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6efe89b365728a769fb74bedd830ef9e601a6db77de6f13e6cbfcf160ea3297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338580f1e9f7ea2d85627eebb330a8e15b02aa6a3df7d3ee27e846890bb809e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911bd85f0032407b56bd625440bfa4ce37b78d532e30ec123d3a80a9f6136ec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6bbdb0fd9d1da88f07b846ce2cc5645a73b154004a9774748a368bd5b31b3ed</text:p>
          </table:table-cell>
          <table:table-cell table:style-name="ce1" office:value-type="string" calcext:value-type="string">
            <text:p>0x1cF2F58e0Ea1D3162a692513C2c890Be3cF8C3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fac0b746299fdf6ce025f3717a16a5d04101fa35f8d8970104e26d27cf1020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a26f1bd2543144b046ad1d1c8a6f56495ae89123ce38d71ee47842c7af863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a5710f27ab09ba3342a5d27a6200ed97cf411997dc1d95cb8e1ae8b888d81de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31f0ed851522aa6177cb607d0272b8253e3332784ad6c5f44b1174799bfaecb</text:p>
          </table:table-cell>
          <table:table-cell table:style-name="ce1" office:value-type="string" calcext:value-type="string">
            <text:p>0x1cF2F58e0Ea1D3162a692513C2c890Be3cF8C3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6410eb81ce0df491e3913ba0f5729c9d044c7977e1d8b47135fce6e9fc15dc</text:p>
          </table:table-cell>
          <table:table-cell table:style-name="ce1" office:value-type="string" calcext:value-type="string">
            <text:p>0x1cF2F58e0Ea1D3162a692513C2c890Be3cF8C3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813cc07f33fe6126a60f711b2ae864810b07aa9978b5b5701fd31d69be6f9d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b8c7cc608f747d80cf966e0b28df88fedcd818c645249cb873362fd09ac6f5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98a0b19316126b5be8cce472b62c2e133e54ff4f3ea26cf4961c06eb27ed53e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881d686cc119412f552401783a903da84a05d50f83057868c3939fabd0524f9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4b404eda0f7703a090fc456dbb122b7c41f6c24a282c01793bb891d513d7b8d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b34297a7d464fcc165a78bbdcc160f4d829dafeaf97cd210804d76753a3496f</text:p>
          </table:table-cell>
          <table:table-cell table:style-name="ce1" office:value-type="string" calcext:value-type="string">
            <text:p>0x26585626e4A8D4fc409146B47a61790D9008967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fc50fb84b56f4a35ae657de24e569da117ba8d538b52a1168e7e948659508ee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b2bbe4e8d69c40266947d59418785c37ef96cfa25d559c9a27b6f15c6936cb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418b1794607b3a68c1c9c4f2ad280a6964d8daa05293b316a9e853926150b9e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d435e71cf5d62686a456f5910449fdc8570f48a523950b9397e10b0165e19db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417579895526f3093b63564442fc7b2f41276bd8041fba3ff3b15e3eb1817cc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494c23a61b54286cc7c6e7c840c109f9f8fffa21429ed48f96299a5dea15d26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c27e90a6db704580230a7ed6d1ac132c75ccba80713ae39948d685d14a17d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e9f64b090c59c52193c179a4fab0b0037bb070d6a2d88839882d4a8457eab7e</text:p>
          </table:table-cell>
          <table:table-cell table:style-name="ce1" office:value-type="string" calcext:value-type="string">
            <text:p>0x911993C2f4423c1D1cf251AEDeA1ED7b1bC8A6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940188e79e7ffc7a92f3a492a5d6d13ee50ae38e7ea5caf1d806c7bd8a3e45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745f1c9f3574ce0cfef6c10ac43680466836f3538c6cd343d66a328331cdd4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5d414d85b8e7c920ff59ba634f364bbc5f35219d7f99d332a875eaedc2f5eb0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2b634b676aa2650f95381ad54eb9d913156e55f5b652690eeac5d485789e6f5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426488f989ff45c3ce6757790ab6daa8e0fddda85745e420788d445fe6688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0925ebb7dd9b61afaef2f0e25b7164b0ea45869be42b60896e665648ff2036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0cb234e971deac74b2195f2f553128220f6bf439c1643d875a89f96a1be147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1629c44d58b76bad448b957e6c8e252b581274d9b01f643cfd713fcf337e1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f44f5a4f8673658386c6c012f14c55d0a056d570dbae1ec6eeb97e8196b8b3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101f63ea54794f433292ea6b2b96e30ff1a72666e5623c343987ce4889086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90b221486efe51ebe7735c6fb54d0f5fc1348034caf3f413111dfda8a5e6be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dea7807df031b4bcb8a47dfe487717f27aa5343823af2fbddf831dc1d0c981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d0a01816cd4e4230416c3ef12373703ee1a0966cb91147771bce06a853c04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4992f9771d8da2e12a52b20de09f97eb76c1d54a49ca1edf687945ef3b5b10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c9c286d8d229e906c4b42317a7f10dacb7805ced34706955419816e122459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148dca3bd5ef14a266366abadb6986a6ca4a37c4d5dd1b5e58ecd056387bdb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fc9bdc8cf0de5ec952d29d016fa75a38f7289f647569a30021e825c71bfc2d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7dd3af854d48e65d5915a0248ee4d795e09384c18cc6a2cdc2370998a16d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40a414790c654e6aa10d415ecab689f0f80de49ac7f630635838db0ab0549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4a53026e8d7397415cf62c5f4b4f7df424d76b79da2d348490e0d5ff4d1986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8bfab9b69c3774821814fded426a7a0181c2c19b289395462bbf358a76ad97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a28a573ab08eabf52a188ef104c67e159532c1b7d94e6cfcaf9cca622e06c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77fd8c048c168ae3b7c4d03eb1742709c9def5b32e6cb795bb89a0abe06b2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559e1a50bf364936aeccccbeb17e7c830ed6210bd0b41e38276d48a63501a8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d4168ec0f60a5a143e4348be06a8b97dbb11fa94785d7441ea6d734eadaaf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14e60c945fd5238db21956cf1a0714d75dbbe2484b3573c2f40c8d91ae81cf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8bb12a9de324672996177305c0f01d9c02abb53ad2fa94a9fa60a2f3af0de0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4344e58f1a4f0f5c02d917c09a8bdb1956b06559b24cb59545ceb3d912114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8950f5c7a2b3d6baa479ec97d082d5a2aa90105d306ec21a879c86fa0de15a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085a1b0f9609b06196fc89c6d51741d49f9cdbcb5c6eee36e72a2459b36fa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6c3234fe8915cf3754ed95a65fa031144467d08f4a913a2551338494f8cc4e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bc30d93aaaf93119c36f04cfb4ae10354502144b7e3e1ef899303a4574df2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98b340ef70eba3a665df6fbe186722282b42b1e32379db765044cb8b4c776f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56243784e439b60ffc1716dd9220b3dae7a3cd131a411b55f8e81f74798ef5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20a9c151f2b92ec1e2d0c3dc872bff2b764fb6011fdd2fea1d512890030f5f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5ad965e70cd09f9541b49a4f80910cc22d0b60ce4f726974bafaeddb77d31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261a697b75293a563f02352eb1eb5e92ea48101ae57a670eb4352dc6518822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82c7aea7d3f9f7c74cb04e7cf3b23d6fbd6e0d69867c37483155571ea611c7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40556210945da3afadcf32af81c321baf4d9036f02de53bfdccf576cca4f5e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7a2af4a7c2b84dd94d6c422fa78ce3e5986a48fd5b9531bab0825063ff0591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bfa39f946c55f533b2fe62a13f2a7909a701a59dc4564ce63ac7fb8d827085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93af6c665fae106f9039e46b60e36f7f7bda497862f89c26f6a7b231f39f4b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b727379dc4c1cf8e3742a9ee8ee61e259ae2c3b0472ebbba97e79983b11df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bf9b1c60f71a95c296125f1ddf0e62b37f774da7dc6a6caf6e82034ea72b63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032bb3d24bbb8a61948be1b103ae801c0ad8a30ec7bcf55fa935af6112cc58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d15975feee37f9be015f8242d177259bbacd92ccee9db181d7cfd689e31f3b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3021d42937add1ed29ebfa3a3ea9f06d8132909d7b7206e3dfb99178f484d8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6dc2ef9ab89435025fdd92a445d10b64b4eaa97aaebad9e42e19f7b43f832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b30cfb3634c286d0bad4eed8de26b62df191c0d9b4de29a9445cfa5c107167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8cabd1a43562ebeae5076aa05fd94c88a347573eaf3ba90a5a351a73e4ab511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460908335115de7086f1744d8a7eb0f16198248d5c479852154a0a8a0a271b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510b41a02f867d977c5f74f473f9ff654877f365cd4b688c9937f2ce6dd92f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f87547b0f963a3f80095f0dc7082c88f0e68f3702acb968f53fc400904fcc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e31e94203cd1784cb0095bf34e304a91ff200d2148137fd1836bc13439157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1bebb72cfd6b86adf408a54eb41125f12c6ec5ae2dc4549b3f3a2818eb34ad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e343b9e5c302d6e02f0801a8fe8495f086a2907b528ded548b570f43d98757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494086a9fc8cbe055d40260d8d5f560443122908d00c79a29859947afb47d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d255a937243a8ae380a91c6b5aafd0160dfa53c3b7a516626133854dc2047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f71b03768d57669e7fc25080d7446fc1935d260189b2f0c50f3dda6203d839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d7a11a726a52f83fc131e7d1b3c3427cd619150f00fef8a629257fcd19671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f0014875c58c0948ffd76bc33a2a5e0e5c2ee3a34b72e8d0fc482c1624a706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80090457cf18c743b15dc3d1cb01e58ff5e1cef3e88c327ecd62c0ba99d875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f939529e86e32ceb2bc318ccf98f7ef6b20c9505d1153d3431b147742d20d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715b96adaf0bbb5f7a27887a0757ce6274464d7859f9ef28fe594a2aca4bc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5e1289f9969871d057a5ce96d9dd3dcd380bbc6083b8ef0d2eecdb13799ec10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4862e405f26c112c69ce3b0cbb871e719061ec168178eb767ced78f3d71c18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50e88498e613b1dd185edb12443e4ea6f45a79523ac2be062204af310e8c86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cb897d833f9aa06ee1fd697985fbb1a28dde9ee9ec390597597a8d76649fcc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799fc3077f7cf6595e0e9b8fc57154ec587a629ccf99fe2c027e712c8eafbd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5e3127f1aa8c219c8dbe7ebcdd5f921945d275572da9568e87f4169070722c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4c7d122a4a6098ebb39ca885ad4fb735f401d23c0cd12437efdd050098648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aa185e47d171681761a8c7df5b4eb60f4cb8fecf1d17fe48868cf147e3bd06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c476f8fccf1e480ccb049700a543ec893d8558bd42d2d862d5ae84cc58c51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ec4c259686cf081725b00c67d440522a408de73f1d2c7e80633057f30aca67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8a167d99940fa2661283bc31b7ce3fe0b0e0f48197352cc329eb290fdfc43f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3ee5be24211025a84ea201e72f19cc56334263a7f3d4da71222b47b2edd61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f7e2e6c5a91580cc9eb74099a2e6760d36cf28cae89a7c921001a4886958a5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fe77933ecb19cf75791d631a35ad15ca9caf1b0801e9102cc43c02ca374923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24040cbc04b96234831a4fc38900d19bf1db5e4c244d7c56cd15563602ffde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7887c17fabf9bc8d37820d0adc0b329d8b54a0965466baffece2ae7812feee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619cbeb2997e9da23739a0040f6d0dba457e1c20653f7356f23a5905b0ca37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c5867c200d13f33ce15d83fda7b1f60ac4d1b77881c81a2bfa402d65b0b916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55ad5da10f765d434587902ffb389441a650c8adb3f9e1a95a57316f7012e8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164db759d77022593d0dfee05abe841c5e1368f60086431babdf14c171cc6b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7bf450e6f9fe556484b40b0011c573c8cb19025d640f474e8c150c55b4a7b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b986dc4f92801cbae80bd1c073912ba43f109c8ee2ef29fb595f3ea5d7af9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44ee58947aafb78557c08b4b3dc73cdd92587542d5f89f0df77e6ac20537f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745b050c8ebf0d69022d91d9b7d65083286dadbd4b75f701142d6ba1fcf07e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463cfe5fb468de06103d1bfff9f5ab66af676adb35fdb547b829894dcae8fd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701afee2f64e89950460b17a7229ccf01ea8a030378c730359711eff863823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7f2ee7dcc1c4acc4dde428232842d9ad855ae4a9c1695fd92ea9b5f1394e18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2d1f733420dab1e0a83707312a2a5da02e92ded0f2d72b531a60e355ef0de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be575897d6f220a6254753b733152fb857b3c4b83bae0897e2a0715d172436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10f5f1327e51ba7d2bd705d61e5eecc91ee8e379f75db87b5f5172784d30d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ec8d8dd371938b04b9ac1d117cc0dba65a7d45d769f057b80b42142cb7f7e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ef6207f8d4ad3c90998530e6d0b7581adebcf33eb6dbbfc4806c1dddd5edb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b7b3e60e5a67b986e4766b4bc4a02ad45e26312164e6e5af1213d24fcd941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5c22039d5d8d6d97d358f49611c1656175a27ab0985cc2f58c2cf85960fab8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78e45d9f590550a1f4b87c5411741edef6549393380a4fd61c580a5b103c47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62f37c508cc9d348faa13fda21b738d6532c451e407f7092e4101998c52c6b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1fa7371f56f93dc9d2c521336148f52943656d51fb1463fbaeaf1f4cd72b4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eab2edd54ccbb3bf879611f566bd0303fb1d196ad4f313b088e69f61d44bcd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093c437a2740c75bf16acfcb0136892ecd20f85b8fa356e8cda72aa1b9bfe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2aa0c5a707d0983772d2ec29ed46934ef9488221d88099e587e865d187927f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681c286777a41b61b21ff43fea45ef5dd9e0ba5c58dc00b9f923af4826c183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ae435656820fffde5b360f26b803df5c0904359c57c17da2075cf947cfd13a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50c3307989eeb36beb83393cd2cd2fbf067316e95bf1247b5a10f346efb294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d883e8c97db638db8668d5f7390e4fe64304d55218db6aa319ce6c41f232d8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e01d2f19b97ae44960dbe28de600fcd918d52bb0f1493dcc2e437c53ec50e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28ca74930cb3bb9b5a1295a522bda07f93953a58f9133aa44c0ff1716bad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165691a4d2e30d9be5af81580162541fcf86a3586e5f21f5d5eb0f571e6dc3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b2da7d18bc17f5da8697dc7dff872a79010109fbb4da5287d48059f45e2c5df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dc448d2657309f9827194a91136dc4e2feb5a8dff484d8297326b6db2518d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c80d22f07621cd254faf79dd8a245b5ceefceedaabc9f03cf7e578e07667a0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f169815d16a2128b7efcb1718824ae710c681bdefeefd095b91f78eb78ed10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a1bce69cb9922f158efe690e4ba6d7ceebfd1dc56e74dcfc5d531aee86d32c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665191a400041d3a19ae99bd5bf3eeb565c8da776cfbdc17a1027b86ec0ca9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78a860081f512b39a52d2dda362cb89f3319efc29f39c537f9a37d14dc224d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641a6b64d0f8e0266071abafd639f045dec11a31e356e87c1397d8c8c8f4c47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cd20938788de63e5f396131dd2d5f4e6a01b58e49f6327ccb82b216c6960bd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967859522e30eeff8f2e33ffba94dcdf4f8d1b4a42bd5b59ab99063003a83a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d04023991d9fa76e8eb28afb9bbfbcafa03406a319dd6f1a4b99b19a05810b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fe0b42335a16b66fdcbfa48577394d12c77a9973afbdd6d0672e35f5a7e0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509425757956c8655d12f9675e0ca171d12fefe0a3b787e26929a2a35094ed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ed42cb5aab3c833bb9e15cf5f0efc1061c945fb4876647ef753110f791d5a36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0c29c11f6ac27c89f6a17787e9303ef807b6dca8cec8bf6d6194efab3e4d0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2d99ff321d3943892ae38f8ff005936a9538c2a228dccfeb151fd8f950317f9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bb7f61590dec56b61697913222b9034e74effb23317dc212c33b75ea07653e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e81636ffc383727d8306f0c1812424fc23dd391b735c698b02aa6008aafd97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05906d500642e53b0e47a8215e2a19d3c8a2ac8bd003615ca3bf6eb844af7e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3e73fd702e7fe82aeed05d86853a26aac1ad5b5604aa43a4499e8aa48b919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e6fff7958287ae05b73df37fed39001516ce59805c0a795196e7fe22f8a49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a70e09c58c5150e5e57b4f12d9c16141010354ccc0a2a520719c569c58a20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b9b9d5d14af9c86aa113b66ef3eb8eb14b7aa75434d849152ed47e051b82b8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8350423a7e1ca9522f523a4a4bb99ea17574fecd2e6a556b11e50e21621648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3c09603828937416d7c2a58df68d88f20abb7024fd83ad19a1f688495bae7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bfeb63817e520b7f49c3ed1bcc19e0bc0f3868b7898765aa258c9d8647e490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3c2fe943cb767c2e3692d7f4661af64d8e326592970e051c19922044c2de22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00dd62e272243d2067eb6c2fa7b68b1d2dd9be0d2dc499bd0978fb28fd6f1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2ffb50fb0525d50806d90c62f111ee23351c3bc1194427679faec090dfe221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28dbe457d238be6fbc9b67473a4ee0d98ebff315339ccb19d0eebadef5aed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5895066b3a4889c79f347581f696fd9f2e589d3c26cf4f6d9ab636af66ae8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f35dbe0e6127f9a2c54e71e03dabbc44799fa7ef226e9cac26ded47742b9d3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9a0c1e8846f64b692a082426af7e21e35f80239732a128bce3c965dbf157fc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7e73a7cbb2cc4f3fd6af6b850e09bbf3a93fcaf7932ede458c0e14d177ae0e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c27ee95a1153e9a51b6e6a51feccda5e6fda1319b72d26c1f9f511e6f8e14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3262f751172dd5a7400241c07870a2be7c3848f0c8f08842ce2aa4f1a600c2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a0c1bce7bda93d4c46ccc4fec8a9f2c0b756ad7c2f266ac50356febbb95b19f</text:p>
          </table:table-cell>
          <table:table-cell table:style-name="ce1" office:value-type="string" calcext:value-type="string">
            <text:p>0x1cF2F58e0Ea1D3162a692513C2c890Be3cF8C3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ec4f675b2cd14cbf5615fdde006e25068649d0ffc5fbe198dfb1d590566e8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076f27ffeec9c39a3cfb8129d92fbe93dc791a1fc60b0283aa40776bb508c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69cce22fa51f8b33b977b0827f22fa77cdd04f82df4766d975081a2874088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157dcd175f59a06ecf022cb0188afd32cf25491943bfe2b712d01ae7aab861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63918a00cbdd4ad59927f5392dd3c79851bba650b352332f1ed06fdf25880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61f63d40c5d722ba47801b308714c81f3f632c416066ee29540c3725827a6c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3de2abaee0121619a1b3ece1e0e95e81dfed0b73764a9e091d347b3c5dd5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a16b614b67834ba0c487b9afd8e74466cb82166108c80637056b725b23399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79bfbdfa6c4ae6ba27df4f69b6244cd5a6bc4273f7666b59bcba82a6616144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2db8f2c7cac5c8021199376abab400f35bfac5955a1222310b9668253415a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6560e6f11e6b282c716cd6122a1dbc3646fbcf761f87f87fe083b2eb7c50079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432b766bb25755ed03719648a0d8301929065982b4a6b6fca0c9e56348cb7f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5099ec9d7a57e0e3f772479957b6b5d08b52b9101b5a02a705e412fa45485ed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1373d13e6abd424eb9f5445f7d14bc2061526caa4b8ea77f6b99b2a1c4949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9388d41fd8f7dbe663bd0f236cc0c4f3f431384ce6780695311722e8cc575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7058794ff2f858dd3fde6c26607f018d73c70224175b1b31d1ddba10a5905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54bbdfabb6fc6063ee15759843382911733b2a01fbafd129cfd63095f3f7e2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c8dcf331c868df26f80c3fe058a941ddf866e51e970c7c223f5e18db8766cb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4efcb073c130a5091d69c5761d2042a7fac92269286366ba665a9b2161ba90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7a126f9d2a210375c4eb0728b84e5f8e873ba3ef59b99481b72a221378108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2474139a1acbcf607a491a4c42845f6692f92d1c2e7f76fd0c41a484273e30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3b5a5f894e21d8607ad6f0169030978d5fd0825ab8847add09e776174e753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a9554040fc6d3813f1cd216eb86e72635d6301820b0af5d387c2e7894ae1b1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2d22bf6c527a333d6bd14c6a68ecdc9b2f893d63ae03b184d15eb638c6caf6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5fc232d5fd559c0bf4025952bf9879c88ccedb28b6b3ef4a14a2b56fe664c8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842352226530f73b052fe1c1b528612d37171930ac723f6ca4b952a54c228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bdd1fc581f5aef8d8c57ff2b45a1d77133d56da9cc7bc59643026a7e1e6b03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65822964e5b199f3064f55d7d9bc94ed7292f01908452e03e35cbda7a5ab289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be3adf2154d3268b126212a6cfd9af9f0cc513a410b4ba6d5474eee54b1469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d754763b8075aea4380129c23f09f6fbb9331fade54c523bb3841b2ba908fb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10825f1c57b14864b3c93b586b651d3cb7d6b8bf7f2a05de5ac91ee3e0305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05f92ba056dc2999324cfad636e63e3bebd3543ac2764bd418e0cbdddf923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8f7cca45c8dc8406dd38a9ee8181e96e350fa5b99f080aa41672691092b35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8b08351fea50f3606d70349cc1f25b5bcb2e191f6e43c8521733a66da347aa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d7db15be1924b34aa7ffbe6ac33802562ad32025dc2a8d50b0cc1e93e7ee2a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ac78bd6e19a06376e8219c415b3c73f57ed285b242868dc6b28d7aab3e6bb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736ad8f3bff68d9e4ef18e0bded02b003767c58e12d379a271be190e1d1db1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f5bc9fa48244902824c2ed3c72189454c81cbf6eb2a58a2b000f8694f476e9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ac6039ffc4dc83a151fb108493aee5c7a2eea18658f899c04d53ffadecfe14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0e48f2641e1e7a3e274a99cba54a8ebcd058188e44ad383ba552d4cb02b1af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a8900677e01d2d929439a0604252a338d337997b56661e29df597bfa11a1d6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4b750b253a147c9f8834ad254d56d0182814520ddb78594bc2075d1237c3b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61b7d480522ff20dfd98b4f0d85ce12a6a6471442491a858263fac69ede50c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9186982ea3ecc53e90aa023ac7e2b8d9fa717ddf3fa185131c5b48495f7ddd0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6051c2f24bb129b4db646644dd6b3b56b4847b9a09e2e43cc1d838f577908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9182cb1893649825ca55b26bbd68b6b280e1934fb2efd4a5d44f84e9d5597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097a54cb46d60783448cf8405f4d8bcb995d25a8172409335432e8fed2d73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93d238b243b124a07dae6ca4ce81d441f8525916d67a1284bb16ef035ff46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62ddbc406461db56f8f147e3fcbf4819b06edab971539dd166765653c603f4e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634edd51c5c508e415127222a5c9ae48cbca741369c3ae9a21bc13c201dbcb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e777e4b810e700a81ae65649ca7770bfa2febd6d6c0e34b96f381baa5f070d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33aff4c71619c9b796edd177f47c2f55b82f2d8e59f16ed3d150ea1c85c1d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99248ded69cb616e3fe91241e9db2e4593120926ebba1e967a9254d6cb093b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fd974d4fb463900e1f959800e951d9767a4149dd1701b1240039191b27ea23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d8a5212b1d3660044fa14c353db5e35792feeaa55d98cdf7b0b8df43558801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401070601bc5c49541e5cb0ec56eb70024d4cabf2974286cc25aaefd3c011c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8b2db742858621e5674ebd05cdf63437646940c96b970448ebf5e7f4b5cecd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2b61d77f72a1fd2c748de0ce8d788cdd79d2a02d81c12d3f2ecaf13539b9e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13bdc8ac23909a4045c54cb15b38b119b0751f861a4628b1954853722b2fc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d9f48b99eb961940bd5857dc76f310b412f51febb565a8cc4f85aac38108e8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02861ab09babcaf8a4471c034865d119534eb53b058aec6f2952037edd592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86c9b1f141e70a9d8cce703dde414272ca5eb0009c7db6f950c2a53eeeefd7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e5110cd03a9834a5f1c0d928b689e7deb26ed14c411f4ee08bfa7895e14833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d26f623d2ec1482154099d20d6dc663e354e3b6ef1001733571b251f7dbc7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3813bb9b4382643d246fb9c8862e3baf9e80e171e1cfa860e34dc1d9a3bf8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e59bf046c1e0bd192951a047a6b08c44515e05549f9555a999dc5b064d187f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a5678565488809c35e306d3f90ee9f1efbc16c2af53668b0db8863fad803a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0e786706a81bbde2326fe116b09507e5eab8e1b8c97b836b225a9009826e4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f7a9ae0395cdae3bf888522c913e1a41abfde52338aa1288b429f7ba1a8093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d31168a1dc196e9873f3a7b2e97f533fc33c2d4dc7fded6be335f3e7ca821b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4d456fa80194197090f594502851ac2d8c38289cac8efadff8561e1fd160e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45f3788bf478e4a3d679c07da63eb659034083a518a0f9d6bd26af11e594fb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612a06edc5f2030ec0fcafcf17e91b20bd6c65c46bd56d4dbc34106fd10cf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1ecd5270f3b000e5401224720bbdff260a9e130c63e740b167eb23c3bc5c50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5c1a05a31f4aea6419c53cc6d0212e147e4bbcc413ad36c0d5f617741a148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3fe0cbe12fa02589fa18d364fe6e45361189ffc69c8b9a25175d6539dabc6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227abc2ccaf7ed0a93b3b87aa322b5183625e74ebe7daca9d910ddfeff4077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df1bbc31e651b907e698480290e82fd71d010abde1280fa906b88b1499133b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1e482633262334db54fc3654eecbd56e3fe79eafe5cda66b7829775119b11a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5ce77ba115a620575980f0b3f5cbd309c7464c3ab438ae05323b1ac0fce16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0c7e441778f4d63ab5c588c15713f1a97d8d4a38ba8785f546b8f53df238e7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356d4597ea87208bbb3957cf27103bb9bf6fb9986aaa3b91bca56aaabf2471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8e540ca858444011d43b8965762fafa72fa8b1d476bcd6b3bc76830b1d2458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4cd5e6a8180861f2c0e4d1f639bb9271e02b4da148026c63aeb106090b4bff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d3cc7a2b48601a03e5ae2623ba260077f2c20f72899ef848e05e154e242147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57bc5d1387f77ecb2eca806c097320a124193eaf6a46d8050b8298d1a6279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c44bcebc092772ce08c7a7afacc4382d0b47a41a008a36970fdca72ad8a37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57fb91467b0a5e0722b5a20b5c1faa84aae79e5a3a76066be2b00c0c1529c0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8ecd7262928ce831b084cbc5a5fe2d4403e9ec177b93be0db0e97081d3722a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9b399add033d7696db907b7095d76b9adc72c6d60d9d5a84f1cb748a3d1e5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0fdf9e59245da4cec57248b244126f8021c8c2177148a1ef6c4810932317d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e1417c7b6b48318f7b009da6dbe5b3e37c927dababb476c8860422d3ad0725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d3574c7c2aea163bbdd9228a3bdcc7c99b6b8c4a5529cbd8f40d3913bb29c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8ebcc2ccab0f1d8037c82474d1b582bb32ad042377aede4f5ab3a1551ef87b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55e6612e43e7f2448fc5829014e4bdcebff8841a0dbdc2b9dadbe2d8b972d6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6414328c7d3e99087ea62d9740368c591952bcad8cede44f68c2a4b1040f21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26f8a2faacb0cbb43cfddb36b49427680584d550bd8a6ffa310b6c604d87c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f05e1f0340d3508516240c313438e28cfdb0d8b4bfe044e571e6fdb525c6f7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cdc39d9a29adf0039f65b236650eb0525806f09aeea32bf268bbcea48da115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9cf1ca5dbbf32f901a441cfb75137cae45e4592141c6a2c11b96a680798e96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8e3b8d6cc7cd2c0e4c2ada40ba8f6841427ef5d5556b5cbc91a70d3f428f48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9758ae5800f3ef9e93f313dc413cfd8ebb74b26619103af9da7111bc57f6e7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a70869f7f34cef23dd1d63eddcc085e7b41739b2e3aa8a1b33388bad657f1e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7e12425a32963df131717000efb84bebee93b389a14d07e43c14d95efb7c7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8222cd89d9867381790a2416ca73731ec4fcf5a71ab84c4d229e2f3b7fbc7f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577afe0813a9bbd5b44c1d79de93877f2461626de221004310e473883d5ba0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e17bb38659c38e4ba809a40a0c1f41309d8e022f105fe0d770c21cae44bd1e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5254e7f536a2c7daa2a2698bcc7364549287560ed75b0924dd6c83dcd8a57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dbf5d8efb3a4a51b9747859ef3ff3121df3e6242cd9a87b93277fdca6e75d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54c56013add1c7940db6e3cb2037acc1aec8aabcf336829fb4aa0851781ec8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9d3ce4d2f732519e1c9d029a5efa64db4b106a5ac13eea93e741048b8dc39a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3f98bb705f33b6fee7ba18c21aca3883022dbd80331467159b0af6b71300a7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c2ec520317d1f8cdbb2d461351f756a8b81763e1ca064737b9ab291a3ae42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c0c507528941fb9bfe068cf635db4de089d7f7dc7fe418299e54a741cd8e7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3832f8089ace6ba62336e0fc45bd80f36790bf520b72c313519ac38e94c0d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db11433adcd5f0ea7ecc455b13c8e13ec9113a60a5d9494ffdd90f6711c399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208d26f33191494870744585c95ce63763893540067a473deb6730a12ad55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c086c6198eaa2e3df9e87cdd62e246463e7053e6d42717bb2425ec25a00a0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caefe85718e86a0d87b93b4fa235c98f5cfc7b1fcdeb457799e407239c008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b8cbb83965e693ae645b0fde4e549f5f46dadc5102be281b748592a943a957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732f740721d1cfc34bc8c359fca24e8e293e5f96664156f4f18a84f0f382d61</text:p>
          </table:table-cell>
          <table:table-cell table:style-name="ce1" office:value-type="string" calcext:value-type="string">
            <text:p>0x911993C2f4423c1D1cf251AEDeA1ED7b1bC8A6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1c552a43adfd5e4804d9e0f54f61ecb5be5361b524b554032584129169a9cd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420513c490dce2cac0bf72a31ca4ca004ff9c5522eef6caddafa26c3a57f1b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e3315fffeadcea261678167c653aa331243f0dd94df8c521065d5e0d4c7ccb0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ffcc73839063540f31b3e4c4af0355a4d1b8d1d9d6f09ebe32fcfdf3bd572bd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7632e26cfe8019bcc6d611d3e0d403098228a695ff5e069a0a56a734a7d7947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306ab8cb278c8914cf9dc1e18bde1e68a50853b1e60c099252f18c030094b1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f14ba6d989f2ab9aecf1744969d15eda85273bce0b1a07feb96d1e7b52ae53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67f1eabc10f09e327b9275ec78cc4ea5abda8922023afb57d4f177fa245c2d3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e8f9c840a13a00f18e0096b6a83047b6106e07a9cea57bce3f2f9e90f188a5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5d3c6885677f489aef9c724f677807641290f73d5fc5d27ffd640781d48366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34502710bb0c7ff69364bfbae6685d4188eaa57f4eee2dd9b1b29a356d8a7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dd92e14fdece8f44561248c3a0ad11487df72f8249f93966641bbdb0b06735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866f3e0d1c05dd8934167241672e8b1e50f42c0f46fb6a549e7802ae227d7c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23784c6cef6cd9ef62e949ad96d660de96fc72d673950227a6ab64bc63792e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a345758b6ef633d7accce2f6ebf1ce2f12f95e89838768228cb54f2a2c3fbf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33dc6f5feca9ce1cf87b5682f44cac00a9d38edc3432c65e63537dd820489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ffafb8893a6b8c9996945f28d46dbe3d56c31a748986b8235b87183a335af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c5a0bfde37b15e74bc3c4ed55e82a72eed37f41966f66860fc2cf741bf454e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eb8267c5ac8da15c63fe94f7104d555444c1250744a7713f4ecd956583676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10fb4fe530da5c01803cd6551e8415d16e3153d3f5ce8651246da322a4d306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93747c1d2ef9af5392ad5248d2fbf78ece3df3eb2953085f6ec12ef637c99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ec4ae91dcd58c834370ab2c1df7acce9a3a02c80d0ede36d40ba0931d97b50a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94a0cc9ee4715901d7933441ea4c5d930c6ec01b021041899b53175e178510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3d90e7cb7412fb6afefea66720bbdac712dd1c50d684a494f28352e590a098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a247dc710ce33bb5b4a81e0a97ef43c7f1ebf2f2417e5d131544e7e64b45f5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7fe8e418ec12594a49ddb9fc777d4c66ec1011dd34bec51b6bdaacb16fa1cd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18c2aec4a5d0b3ef64ff642cbef385679eadf61c8c5f0b6e763c1ed34f9aa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ccc393cbcbca2049ed6b418ff51e919e9c1a33886e91a44454b825fc29636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8a70da93e0ecef0f72e60ba07ec04eb47d7127d8ccded20ea1dd3aeb27016e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ef941e546f430e423fe3a8bccf4ab2e049bb85be2c408153a62a8ee874d4c8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66185bbcf169639b57364a425f1508c656e6266ccd133f0544e87dbe86530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f1f01e52b024f4e3e84389562a16ba4e4e36233e17bed2f28830f03b96b43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9050cc2503d03f8db53aed5a555d12b40bf5e4b798c37570005eabe3715c91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f45e4f46251c71aefa5bde0f69d7be8943bf74f3afe764f7e6ea23d0ad0f67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6f9004a188dcffeb4a94e54549b557a89ddc02fda623c58999cda2544db936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a4bfff07345c428db892feca6ab59c47ca303fb73286a8f68d23a9baca4eab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e9134dbafc40100e4884a0d104691084a61ad46e41532c9456597a60c580be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82fd3ad616a0cb635c1f134afe27a3286ba588bbed17be547342d5cdd2c06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886f70d02b4a94dda81fb9a8a46807c97781dd51f8db0516b509d0bc2523f1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4d5b0ce1fdd5c82e1429674732fea8103d92750850b880139efb5b588d6302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433be9c97f6a6cad78c46344def52090504c0f7ef4f0131ce97add80b95a6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fac1aa6ac5b4a614ca53e9ad7dd1e4c0b42de079d05031eb94c34b2a22ce2d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f056e019f21b97c4d1528c6fe7180cfa4009a7b995992ae225f112165d5aa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879e682abf4eeecd412b51b2eea1ddfdfbcad9945faf0be5d123404295f7b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bf67abd7396b0afced18b3fe3ebdee45cfbe84148fc22238b4343252afd8bc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71c4d309e6344a19cd2080fda868da118cbab89529dff2df1cdb849a0673e3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a6214ea8512fe0525f6715a5aae660318d3c8c3f83535a172cf621737ba2b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c9204ace08385a249c52a3d56539c54f4c6b3a83dede2b0a57484f2716930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61a719c5f1cafe97cb97dcd8eecd67fdd826e4a834a4f8d80a335935b6735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aa9038789a231713fc58e5d0873526a9af3330f9d86026bd55d27eb0cbe18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4198665d623a906e96790894b67928fca473ad2f372d5f8f4278cb5aa9e4255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215802ad7c9859c6f33610cd441cef9b8ca1b855b720bf75f12586950393ca4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6adc905e568d8cfd33ed58056b138388d0ba1042ad81b18a8f41b8347aef6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e749c9a8fd2c07626098135bfcd0f34607c9c05e624bca46aee270d8eeecdf2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400ee7d79180a13bac9daeb0d219215d7faa9c30df5178c526e919cd626d7e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571d0630399a31bd386c48f63f00b3f085a62de4fc08a70e99fe4cf7efdd79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2233cae1e57bb1a8581baf502707c3d0f04a03e5299dd5563972e673448cff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fe685005d7ee951a1d169c5d3b16bce0d01a0afaceedf1e8a4de9e0ad2a8f9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7c294a53b8d5b0e647feb7ab7a2f92bd4bfa3dc80305da72f1ce0585893cc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04f84a17a7d18662e946f904f34d387b89c5f18d1d059499533e01802d11c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465a5e2be552d33cb63692bb7a007393b797fbce4eeb0fecc802614e85acd8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5ea2ef1db5f4e016c2c1375139bfec810b4eafe57588cea6a9ae25bced889c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2f4d93bd0969b8b23fcc0c7a63364bc01cff689f6836015eff0db6eadfab47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98522a45e7eb5ff16e4ad8157b9428fc4cac144d689ecc91aa19ef128eea8e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6770bc9331c333aa210c179f6735345fc56afce2c639c8f4317fa9cb0f9288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b591b4c5f6e1efaeafce0e61d71f4f0246205458a63383ef19b2dd42db7add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5a5963ad06859fdbcd4b722f7fffb578eae63f7d52bcfe299ae10725976183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4d1b68ea8e8a1225beb39647e293a20946d529b580dd1a5fd930267836268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489e99b6fb7019c6227d534cb44a148824b20063fa67dd3d76518d2c45fd88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6ebece1250b9f906aa64bbee33a496104f4b86bf335612f7f94a8ef837ef5a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74c849c749436cd7369ff04177d628e8a55588fa9813c5f7319da43d7409e0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c325c8236e147074d9ffcc2d139c19b13dc35a79d6f70313b2fdf4a444752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7c8c82a916b2932de8e30d189f5c81b0a5f8f8487d81724f2c15fc7e68217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f849d48b8d52055aae794b3cdb3fffe06a0bba20187cd7b24306b436b7609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90275ee14572ebd15916fec14a0e05a3b4b8a5bab5b296d3d55029ebf5371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550f4783218565fb664775299a0e5fe9e91b8d85173d8735eff1bb950533ba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387ef89d3d874479dc89fbed7e540ad1e304845842987f2d525bf19366c77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fedd3829d4ba56172624b75483e5b511b84011fa63485a70390c5db3eb83f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4ed51905cc3f78eaedac8d303ee1eb1b83f6c82181b5e4f2f114952d7a71eba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53fd165685e0fabf9ee79bdc4ca12424e9449dd68b7a10e448ba49396cdbf9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0e500d6ab68ed8ad73393c0f39dedd8a5364b12d1d8cbec2c4de2665b9b44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eb43348ab428494f8a46c0751a5d77df3c0c1f9ea93e286e17019be5e9f6c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06e1defae101b66766cab9ea46ba84dcfbad41ee3211f73acb640cf43eec72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36ea0bc2a9a613fb398bad334e81e311408d0b12b7e62c3ce7105a9e8ed5b7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5d95412e219d4271be3a47227e1d4ef9af47f92b375c039d64aa2c07678997f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91c07804b85f2e306d902fc60ff71598d9b069faf1e5d3d70a61b943de3e5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f9b33923337fd5c43c1b1251b371005c7eedd4a88f62c735d0c8ce123ce9840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ec88c57b51de27dd00b99dd5ef81a9acb27cc70ceaf66ea502ce60c521a44a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cf0d379f9e26b567cef0d372d162aebab17f09b4934268df4e1f9f40e0fc4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a6cc06b20f3da090ccf0b5caecc5441b82227b5b184f3552312f2ab890598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2757027bb9f2ca8d7c8c7623901716b258c49858f440889ac1196b496f492a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d90d954e3c27b8b9209f35439b77f0b65b8e0254345a3a5687d78243d3d74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52de3625512677fcac2c34d6e2381fff82d0fe594066cd08a4cec89f51d4d5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8650cf5d1959f83a50333578507635252df117ffa3e6feb46215ecb983bcc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9d20c92e2edb65a0006f2aecd5f3660b0382ce23f4428da98a69b6e08270f5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2a52c5d728b82018314aaccdf8bd5b0ea402baf87b4eded5fce285a362b6ec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d2c1de83c249a6af82f26df87500612611f3be7612778334420895911a3f9d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6d80c15ec121d47ccfa6097488bf13036de677f05b3151c98a3ca916e498ff7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df95a52ce651e7753fa7cdd851e442c4c49756a3cd4bb5cca7625ae362565a3</text:p>
          </table:table-cell>
          <table:table-cell table:style-name="ce1" office:value-type="string" calcext:value-type="string">
            <text:p>0x1cF2F58e0Ea1D3162a692513C2c890Be3cF8C3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e77809536c21ae67cbadadf7f71dc680105e35c07a0688002e4fafaa04558fc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ba1bdebf8dff60202a9d6ed87672994fdd7c4e58ea434879e1ffd03ab7c2cc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d36d78e327101e1e2afda4d59d00e1e3d06a122d90691a6a7f4a7feab222b3c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e4770edaeff4c3bf82e8087a7aef401513ac2b1a87d4fceeb0d59eb06fed79b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406cc679bf4c86ac84f962a740af151ce98c16d7a2005f9963d043c2045f3d8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437b09f1596baadf3f4ba452ec0ee7d4c5d1204c52aa433774f8d4e151eb0ab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4f1d18616322445e4da9d8aa76f3f75691be42bef9ad5fb566cebb492e4340c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95251f941649ea470d68641fcbfd2c4bca47f37284ea780fa1a9b55e7b9f92a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95af528d28f1bd14e85a87c14bc17b689ee1ceb028cacea2bd1eab013d48f1c</text:p>
          </table:table-cell>
          <table:table-cell table:style-name="ce1" office:value-type="string" calcext:value-type="string">
            <text:p>0x1cF2F58e0Ea1D3162a692513C2c890Be3cF8C3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c4968ff3b65d0d711fbf228ec404c895c5e3dbd2f2ec939d5371727caa37924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5bdd4ad91222bc4d5f4a318b3d3318b9d0583420ac4803fb6eed5f1a4eb9b12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695b26ca4ef0a4b03db65f51e9bcaa58f8f8ba910ec3205356e51d3005d3f7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28986bb1c530c5fda69950b769d06eadf0968d19616ffc409a76391390ad046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86bdda377eb089e39b7dc4d435abe2ee3e8a56932c38136ef08867e7a41fb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77eaf49dc3eed1025f7f141ff42bed0c994200cc1a984dabde05c42921a4f9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3c7fa6c07441c6c481bd73408f81b45ff0de13123431dbba30dcf7c49da0b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3c4a7fa3b20becc176dba6cfaae513123660a0436d05a08c89af789fb17eee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42308915dff68b4ef91ff8ff9750fecdbc62d076971fd4f9ff28b99d0ae32d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87e8da3cae81abc2d071759477f64e9397a52bdf38c7fba5d8991e1177255b</text:p>
          </table:table-cell>
          <table:table-cell table:style-name="ce1" office:value-type="string" calcext:value-type="string">
            <text:p>0x911993C2f4423c1D1cf251AEDeA1ED7b1bC8A6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a63388b38357f5b1b6add70cbc899c0a43bb4f12d0792ab15c2ee4376a8e507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96765675555b13f5e69727227f79cc68f9af70010903adb580ed6560e757861</text:p>
          </table:table-cell>
          <table:table-cell table:style-name="ce1" office:value-type="string" calcext:value-type="string">
            <text:p>0x911993C2f4423c1D1cf251AEDeA1ED7b1bC8A6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a2d6412a78dc1289820d341758013bb30bc0952c94d24c257f37985024cb43e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33de093b9f50e1ce5f5fcbd7a6782a4256212b1566b7bfda2edad2b7a0d8756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d11b07b1584d37a5ee36b3c5e3b1dcaa8dfe9fa9d1cb4531d961b0902578b37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c7853c6fc77a27a1dc7d64b16aad40f6d2d89f5750129adf7c7c6b0212a1160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d4fd2e6052346d3e5cf6d59f55bb5f7d1972df066d5af97e895e6f6d41495da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0fcfc3bda51f3ccf2905237292adf1d06f0982e6f95601da84ef01e38b271e6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8cf4dfbedbb15aa5b98c8589cb3250a45fce8c419b7297e3594a3d41790ba8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3c14b1791bcbca840f10385d8f1b067e16e2ef78d6595ec750fcdc5bdb0e279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a103920c8d5c038f77ddd74747bc13030e416105e9fd521547af9d38800ecc6</text:p>
          </table:table-cell>
          <table:table-cell table:style-name="ce1" office:value-type="string" calcext:value-type="string">
            <text:p>0x911993C2f4423c1D1cf251AEDeA1ED7b1bC8A6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11f1538349736cc37e3ab2bead589619cc7f4bacd9935fddd3feddc879423c1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b83d0f977e20724c58b70be7fedf35fb404ae9a4f76efd4a05cc93241f8315d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a60ea71d4212b80c76610a37eacb52699f6bf3b5af304dcf0b6e65f6728ead6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5b7db2b171ea33e074802665f28cf7a3a7df40bd0fef4a9fd06463efcbdc03c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aa228a935e6dbfa165d9bf030aca210294212361dc6e381a89b084b93157cd6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052afd6ea6f40256a24c145f67afaff4c69ceb4fb7b228f5fa7e2d2ab067035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2aabaf627ff4b0ee67c4f95b9cb9a97df0a6e1154b77a4039cad6e1bb3cbad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bcdbe62fbdb5d27799cbb605cd2713e0b454fe27028996ab0b9d90b1b8c0703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6da30faddc16cbde2cc21af279bfdcdf7c2c7afbd3427957a6d22b2f33a0aae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a1f8fc00558a9ca4c60871d8305533e18ddb0cf8958113aaebbc266d0351071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5fc452005cf3f481194ef9d74d3d3062e1f23877274d94464367944209a50c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da44019d380cd5ee247164850b1bc63d815e7df3a730f89a7d0d7fb2055c0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da44019d380cd5ee247164850b1bc63d815e7df3a730f89a7d0d7fb2055c0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da44019d380cd5ee247164850b1bc63d815e7df3a730f89a7d0d7fb2055c0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da44019d380cd5ee247164850b1bc63d815e7df3a730f89a7d0d7fb2055c0d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c8d9a135906ecbc25568b16c5397f9a4e9e6e665b032edca370bfc3c927a28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81b201f72d9292cb89405b49d60326f6535125533450733987bc3e8a50cb3f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cd0da9de28e29b89a3e2e7b0860aee5b42906b887afb2e0f7c2df8fdce2ff06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701fb4adf4d36c086ff265ac97bd0f93a6e6e691fcf3feab37bb4a59175531d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66e2f710eab826910dbf90903931eb58c1f50d04f0a96df2412e3ccb335fa0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5d77d8de38bfbcabb86cc105ffa630b583ec6d3b7af5cb6b5e4be22ac41d5e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5d99ff1eaaa4a2376ad797225196dc7606245dd92c8d1aab35b8e3b5668b537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9b950544ebeaca2073755d95ab91407ff5371e0074f9528f8d3d978e242f6c8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107fee42d660a67aaa22f17b4566c7e756a01a355941a224e31e8b9ab94afd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dfe66f44f5719ca7665fadd0d5bf9153603e846d6a3299ac33e8937d9588c7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13ee82b93639900441aa1856dfd9c6948ae442cd02bdcfb150319ffd03f582d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8734993e6c3261d6995717fd9a9b35c1297ce51bb868d5e6bb45254a2c7729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4b089bf1d4931f956b911d9a7f88356999b33447da4c6e9cde149ba38da7da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6836effcd6a232502e74de9084aa9c854b5568d190b7d0cf6f3ece8d3870586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e60df77d98dcc0821f81e7a571c8a3e27707a5822df5e3aade3f4c90fbabd4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da66e0429e455e3bebb1bb23dc7f60edc3e4418158232dc708d5ddb66b43c74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2c6f126046d76017339352f7fa372fa01a27388918eb6fdcbd02b1cc4319888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b31282648a4fd9340e588f3cc2e60231a9e0f14b3967900361547fdd1201e3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0b34911bbdb71f57cd96f44c493152bfe3ebbde751375d06b9533b09d244d17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64f46c84552e41394d4c3ac843af899eec59d2ea99c9a0499dd6dfd44bbd9b9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f2625242b6251b976e3cc91bf87279ac38256b0630daa2a878f461efa4f1ed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562f93190233130480e4d42e367dca04c4358864459d7f74158565a53d3b47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25c1efd0d0b83f52ed046bb88a909da9e26dbd6d80aba70d691106ca904961d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887ced7bea26e7df7219c417233c9ddccea209f3e2e56d72cc1f7ac4605776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887ced7bea26e7df7219c417233c9ddccea209f3e2e56d72cc1f7ac4605776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887ced7bea26e7df7219c417233c9ddccea209f3e2e56d72cc1f7ac4605776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3fcc4b3ec3330ff8daa906de3ef9bb243ac6bec563d7da0ab20ec65e31e58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17c76ca61dd58614c24f8a1140641621ad5f7559ffb0f79401fc0303391e704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adfd90384de3407fa531e2174111c082f2e77c71c036531a16ea988c2551125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beeec0725113e53496b432c011dad0e6391aa2bda57a329dbf66ab98cdbf1e3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e1fa52d84cf61bc04d39c2c72a77372f44f4ce642e37ceb99ede331374deb4b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76abf1a38831050992ee029d556423c46448ae6a5e9d52c966d879aca063d8d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52930bf31ead3e1e459877b110d3b2c473cc84421e5aa5a30536472780b91c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a23dbcc642f4f8227560add090f18c97d80375b1500b40c62778721b50bee6d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0bf9cced4f2c127650dbca356640ff06e62ee98f85703db2bdf18ff08a19e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90a2b7e9b67fb2851641b94a13cd27caaa23954da20a6bab9cfbc4c6fbde618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bf52286138515ddc244adc423435391cad43c74920c12197dfd7fa1a6ec1204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b707d74b2bc05d1d67926410653495747d05dedb28e2345b2b7a8c8be5cd16b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201ddfb94034b8b346384e467b16d4af9e9a4ea76f23ed9ae6d0161d3d4bac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46c7ca15f34781f37e1d85dccd9a7d1227ea17f2126303db1f95118d2096b28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858a0db02db314fa3e03cdf8bd8bcdf006cb18bbd53e894864c7e6c2a3ef44a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f6cc6082605bd1ebb525b6c42dd9f3b0993dc98170b060f2dff096eaaa7c8a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8a7a4a56d6c05456f94517ac556e37f24d1c90f7338f00af95aa821f3ccbd4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8c985c41ba352de838d865f6be4355db1b20698d779dba87ff5b6a907a13da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6d0193df5ed172fc9a590c390ff0021f1e2fef69d0b646bdaaf82665c0cb853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ec7a2283c0e3ca0271d969294e794e55b5a155eda19b6146b940c6428716033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f8fb30355936f594de6010a7ae2d0113893e41bb5ebf7705bad8c8191e18d90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5f7e2e748b763ff213ceefd61f5c85319653aa9c70c4819184190cc5ada2418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8fcec5c153244c9767ce0659344cb4d005636decd975411cd6be6e91f8fa9d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8fcec5c153244c9767ce0659344cb4d005636decd975411cd6be6e91f8fa9d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8fcec5c153244c9767ce0659344cb4d005636decd975411cd6be6e91f8fa9d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8fcec5c153244c9767ce0659344cb4d005636decd975411cd6be6e91f8fa9d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8fcec5c153244c9767ce0659344cb4d005636decd975411cd6be6e91f8fa9d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8fcec5c153244c9767ce0659344cb4d005636decd975411cd6be6e91f8fa9d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8fcec5c153244c9767ce0659344cb4d005636decd975411cd6be6e91f8fa9d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8fcec5c153244c9767ce0659344cb4d005636decd975411cd6be6e91f8fa9d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2b311f5c74e95d702f4b1cd040cda2914e3ef40eed05953cca085947c0193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2b311f5c74e95d702f4b1cd040cda2914e3ef40eed05953cca085947c0193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2b311f5c74e95d702f4b1cd040cda2914e3ef40eed05953cca085947c0193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2b311f5c74e95d702f4b1cd040cda2914e3ef40eed05953cca085947c0193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2b311f5c74e95d702f4b1cd040cda2914e3ef40eed05953cca085947c0193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2b311f5c74e95d702f4b1cd040cda2914e3ef40eed05953cca085947c0193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2b311f5c74e95d702f4b1cd040cda2914e3ef40eed05953cca085947c0193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2b311f5c74e95d702f4b1cd040cda2914e3ef40eed05953cca085947c0193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2b311f5c74e95d702f4b1cd040cda2914e3ef40eed05953cca085947c0193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2b311f5c74e95d702f4b1cd040cda2914e3ef40eed05953cca085947c01932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86d9e1fa09eb6abf3e7b39a5421dec2bb71f6c18830e1a750e0e73f9be1051c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9616f31e73bc0df799462075824bb9ced54b2429374d4ea98bccab797fc2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9616f31e73bc0df799462075824bb9ced54b2429374d4ea98bccab797fc2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9616f31e73bc0df799462075824bb9ced54b2429374d4ea98bccab797fc2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9616f31e73bc0df799462075824bb9ced54b2429374d4ea98bccab797fc2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9616f31e73bc0df799462075824bb9ced54b2429374d4ea98bccab797fc2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9616f31e73bc0df799462075824bb9ced54b2429374d4ea98bccab797fc2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9616f31e73bc0df799462075824bb9ced54b2429374d4ea98bccab797fc2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9616f31e73bc0df799462075824bb9ced54b2429374d4ea98bccab797fc2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9616f31e73bc0df799462075824bb9ced54b2429374d4ea98bccab797fc2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e7bfcf0de25f9a49297156ad0f3ca747af2c4f003b6c750cc8649477f2b37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e7bfcf0de25f9a49297156ad0f3ca747af2c4f003b6c750cc8649477f2b37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e7bfcf0de25f9a49297156ad0f3ca747af2c4f003b6c750cc8649477f2b37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e7bfcf0de25f9a49297156ad0f3ca747af2c4f003b6c750cc8649477f2b37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e7bfcf0de25f9a49297156ad0f3ca747af2c4f003b6c750cc8649477f2b37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e7bfcf0de25f9a49297156ad0f3ca747af2c4f003b6c750cc8649477f2b37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e7bfcf0de25f9a49297156ad0f3ca747af2c4f003b6c750cc8649477f2b37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e7bfcf0de25f9a49297156ad0f3ca747af2c4f003b6c750cc8649477f2b37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e7bfcf0de25f9a49297156ad0f3ca747af2c4f003b6c750cc8649477f2b37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15d244c892aa6c104ba184c1e5aa6fd658dbef31f5461faad43cc378d429c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15d244c892aa6c104ba184c1e5aa6fd658dbef31f5461faad43cc378d429c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15d244c892aa6c104ba184c1e5aa6fd658dbef31f5461faad43cc378d429c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15d244c892aa6c104ba184c1e5aa6fd658dbef31f5461faad43cc378d429c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15d244c892aa6c104ba184c1e5aa6fd658dbef31f5461faad43cc378d429c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15d244c892aa6c104ba184c1e5aa6fd658dbef31f5461faad43cc378d429c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15d244c892aa6c104ba184c1e5aa6fd658dbef31f5461faad43cc378d429c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15d244c892aa6c104ba184c1e5aa6fd658dbef31f5461faad43cc378d429ca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81ee86d698b70dc02bd35d84f95b82623971c5f221ded2ba0c60cd5ae229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81ee86d698b70dc02bd35d84f95b82623971c5f221ded2ba0c60cd5ae229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81ee86d698b70dc02bd35d84f95b82623971c5f221ded2ba0c60cd5ae229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81ee86d698b70dc02bd35d84f95b82623971c5f221ded2ba0c60cd5ae229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81ee86d698b70dc02bd35d84f95b82623971c5f221ded2ba0c60cd5ae229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81ee86d698b70dc02bd35d84f95b82623971c5f221ded2ba0c60cd5ae229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81ee86d698b70dc02bd35d84f95b82623971c5f221ded2ba0c60cd5ae229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81ee86d698b70dc02bd35d84f95b82623971c5f221ded2ba0c60cd5ae229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81ee86d698b70dc02bd35d84f95b82623971c5f221ded2ba0c60cd5ae229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481ee86d698b70dc02bd35d84f95b82623971c5f221ded2ba0c60cd5ae229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49953d11f049172d7c11aa3c9554f85c8fdde986bd84642a2a6aeb8db818d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49953d11f049172d7c11aa3c9554f85c8fdde986bd84642a2a6aeb8db818d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49953d11f049172d7c11aa3c9554f85c8fdde986bd84642a2a6aeb8db818d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49953d11f049172d7c11aa3c9554f85c8fdde986bd84642a2a6aeb8db818d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49953d11f049172d7c11aa3c9554f85c8fdde986bd84642a2a6aeb8db818d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49953d11f049172d7c11aa3c9554f85c8fdde986bd84642a2a6aeb8db818d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49953d11f049172d7c11aa3c9554f85c8fdde986bd84642a2a6aeb8db818d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49953d11f049172d7c11aa3c9554f85c8fdde986bd84642a2a6aeb8db818d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49953d11f049172d7c11aa3c9554f85c8fdde986bd84642a2a6aeb8db818d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edd1f7122b95e056a90e43730e61fd0c695d699559e3a313af9e890cfadf43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3f664e67599948e6aef4b880a350887097374d798297dde34a4e3afe36fc8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3f664e67599948e6aef4b880a350887097374d798297dde34a4e3afe36fc8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3f664e67599948e6aef4b880a350887097374d798297dde34a4e3afe36fc8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3f664e67599948e6aef4b880a350887097374d798297dde34a4e3afe36fc8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3f664e67599948e6aef4b880a350887097374d798297dde34a4e3afe36fc8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3f664e67599948e6aef4b880a350887097374d798297dde34a4e3afe36fc8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3f664e67599948e6aef4b880a350887097374d798297dde34a4e3afe36fc8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3f664e67599948e6aef4b880a350887097374d798297dde34a4e3afe36fc8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3f664e67599948e6aef4b880a350887097374d798297dde34a4e3afe36fc8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3f664e67599948e6aef4b880a350887097374d798297dde34a4e3afe36fc84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4350fbc02523dc2dd980c936641aadae7d310663027e822a36c01653da9c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4350fbc02523dc2dd980c936641aadae7d310663027e822a36c01653da9c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4350fbc02523dc2dd980c936641aadae7d310663027e822a36c01653da9c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4350fbc02523dc2dd980c936641aadae7d310663027e822a36c01653da9c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4350fbc02523dc2dd980c936641aadae7d310663027e822a36c01653da9c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4350fbc02523dc2dd980c936641aadae7d310663027e822a36c01653da9c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4350fbc02523dc2dd980c936641aadae7d310663027e822a36c01653da9c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4350fbc02523dc2dd980c936641aadae7d310663027e822a36c01653da9c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4350fbc02523dc2dd980c936641aadae7d310663027e822a36c01653da9ca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e4f3b74dc50e605ce4265f852e5f67d1dfd958dd038f02ad1979fd1599d46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e4f3b74dc50e605ce4265f852e5f67d1dfd958dd038f02ad1979fd1599d46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e4f3b74dc50e605ce4265f852e5f67d1dfd958dd038f02ad1979fd1599d46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e4f3b74dc50e605ce4265f852e5f67d1dfd958dd038f02ad1979fd1599d46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e4f3b74dc50e605ce4265f852e5f67d1dfd958dd038f02ad1979fd1599d46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e4f3b74dc50e605ce4265f852e5f67d1dfd958dd038f02ad1979fd1599d46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e4f3b74dc50e605ce4265f852e5f67d1dfd958dd038f02ad1979fd1599d46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e4f3b74dc50e605ce4265f852e5f67d1dfd958dd038f02ad1979fd1599d46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e4f3b74dc50e605ce4265f852e5f67d1dfd958dd038f02ad1979fd1599d46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e4f3b74dc50e605ce4265f852e5f67d1dfd958dd038f02ad1979fd1599d461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4e37bfc457e6c0ea29a3c5ef12b1bc874af360ca38d357bda3a8c8dc84d16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4e37bfc457e6c0ea29a3c5ef12b1bc874af360ca38d357bda3a8c8dc84d16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4e37bfc457e6c0ea29a3c5ef12b1bc874af360ca38d357bda3a8c8dc84d16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4e37bfc457e6c0ea29a3c5ef12b1bc874af360ca38d357bda3a8c8dc84d16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4e37bfc457e6c0ea29a3c5ef12b1bc874af360ca38d357bda3a8c8dc84d16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4e37bfc457e6c0ea29a3c5ef12b1bc874af360ca38d357bda3a8c8dc84d16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4e37bfc457e6c0ea29a3c5ef12b1bc874af360ca38d357bda3a8c8dc84d16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4e37bfc457e6c0ea29a3c5ef12b1bc874af360ca38d357bda3a8c8dc84d16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4e37bfc457e6c0ea29a3c5ef12b1bc874af360ca38d357bda3a8c8dc84d16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4e37bfc457e6c0ea29a3c5ef12b1bc874af360ca38d357bda3a8c8dc84d16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e60bb1c0f3da298f7ebfd6c98a689f2e3da5641a081df0a5cd03def2708ca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e60bb1c0f3da298f7ebfd6c98a689f2e3da5641a081df0a5cd03def2708ca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e60bb1c0f3da298f7ebfd6c98a689f2e3da5641a081df0a5cd03def2708ca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e60bb1c0f3da298f7ebfd6c98a689f2e3da5641a081df0a5cd03def2708ca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e60bb1c0f3da298f7ebfd6c98a689f2e3da5641a081df0a5cd03def2708ca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e60bb1c0f3da298f7ebfd6c98a689f2e3da5641a081df0a5cd03def2708ca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e60bb1c0f3da298f7ebfd6c98a689f2e3da5641a081df0a5cd03def2708ca6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1e28f21d5080c883af0ee2edf9172bea50ea3a66330dcdfd3839917ada4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1e28f21d5080c883af0ee2edf9172bea50ea3a66330dcdfd3839917ada4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1e28f21d5080c883af0ee2edf9172bea50ea3a66330dcdfd3839917ada4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1e28f21d5080c883af0ee2edf9172bea50ea3a66330dcdfd3839917ada4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1e28f21d5080c883af0ee2edf9172bea50ea3a66330dcdfd3839917ada4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1e28f21d5080c883af0ee2edf9172bea50ea3a66330dcdfd3839917ada4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1e28f21d5080c883af0ee2edf9172bea50ea3a66330dcdfd3839917ada4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1e28f21d5080c883af0ee2edf9172bea50ea3a66330dcdfd3839917ada4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1e28f21d5080c883af0ee2edf9172bea50ea3a66330dcdfd3839917ada4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1e28f21d5080c883af0ee2edf9172bea50ea3a66330dcdfd3839917ada4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533000f6661a80d3ff5f38e9f1461b086928133a21027e49287165fa45583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533000f6661a80d3ff5f38e9f1461b086928133a21027e49287165fa45583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533000f6661a80d3ff5f38e9f1461b086928133a21027e49287165fa45583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533000f6661a80d3ff5f38e9f1461b086928133a21027e49287165fa45583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533000f6661a80d3ff5f38e9f1461b086928133a21027e49287165fa45583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533000f6661a80d3ff5f38e9f1461b086928133a21027e49287165fa45583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533000f6661a80d3ff5f38e9f1461b086928133a21027e49287165fa45583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533000f6661a80d3ff5f38e9f1461b086928133a21027e49287165fa45583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533000f6661a80d3ff5f38e9f1461b086928133a21027e49287165fa45583f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b1526e71240cb2987341fe4d5d76f1ad62aeeae55a8816639176a8f8aee68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80541bcc553fd86b4621b209aa142a2fed34fefa19533cda867553e40a1498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97d6a15ccb5379e2b9db029cd99461a780e5669aff3585cac34db821aa56d2a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70f5b363edc5165a6113e39c16d22f8f86e04f67452bf7f5e4de0bd90cdc9e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70f5b363edc5165a6113e39c16d22f8f86e04f67452bf7f5e4de0bd90cdc9e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70f5b363edc5165a6113e39c16d22f8f86e04f67452bf7f5e4de0bd90cdc9e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70f5b363edc5165a6113e39c16d22f8f86e04f67452bf7f5e4de0bd90cdc9e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70f5b363edc5165a6113e39c16d22f8f86e04f67452bf7f5e4de0bd90cdc9e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70f5b363edc5165a6113e39c16d22f8f86e04f67452bf7f5e4de0bd90cdc9e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70f5b363edc5165a6113e39c16d22f8f86e04f67452bf7f5e4de0bd90cdc9e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70f5b363edc5165a6113e39c16d22f8f86e04f67452bf7f5e4de0bd90cdc9e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70f5b363edc5165a6113e39c16d22f8f86e04f67452bf7f5e4de0bd90cdc9ec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f97b96054be16d955e98d85891fdc43730bce6ce27b0d11d7abbf147f39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f97b96054be16d955e98d85891fdc43730bce6ce27b0d11d7abbf147f39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f97b96054be16d955e98d85891fdc43730bce6ce27b0d11d7abbf147f39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f97b96054be16d955e98d85891fdc43730bce6ce27b0d11d7abbf147f39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f97b96054be16d955e98d85891fdc43730bce6ce27b0d11d7abbf147f39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f97b96054be16d955e98d85891fdc43730bce6ce27b0d11d7abbf147f39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f97b96054be16d955e98d85891fdc43730bce6ce27b0d11d7abbf147f39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f97b96054be16d955e98d85891fdc43730bce6ce27b0d11d7abbf147f39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f97b96054be16d955e98d85891fdc43730bce6ce27b0d11d7abbf147f39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f97b96054be16d955e98d85891fdc43730bce6ce27b0d11d7abbf147f395e0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2fc58b0c3bd87d93bf00cdda2194ff8c8f2680ef9180cb48b5e2297ca76f1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2fc58b0c3bd87d93bf00cdda2194ff8c8f2680ef9180cb48b5e2297ca76f1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2fc58b0c3bd87d93bf00cdda2194ff8c8f2680ef9180cb48b5e2297ca76f1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2fc58b0c3bd87d93bf00cdda2194ff8c8f2680ef9180cb48b5e2297ca76f13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faee47de94bc90f870ac1cddc78ed4a75c0840d6aa41c0f376733eb56509e53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b476f7559e2e508d29683f0af1313cd322b864909144e3a221b2b1046bb676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52d5f32cde896b88ec101d62b865785c4b896df7407d752c33a7fee411d3d70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9a18813e045e2492b6dc82d4478cc8c6636be7257f9666c4b370967ea5cde1</text:p>
          </table:table-cell>
          <table:table-cell table:style-name="ce1" office:value-type="string" calcext:value-type="string">
            <text:p>0x3De9D3523e3458498cB4716B28eCB1f910c593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0e6fe6563c03031605afa3bd673d86c93f46cc76a074069d540fb0e0baa911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d85412eedcd201ad1f3bda12e25f8f4e383f05981c3f28399df1a429fdca08e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5a3c00ef7f7f2501676f531adaa6b4b41beb9a71b6adbe2476bf031eb872d7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b5a5f1b228ee54d511583274e054e2838ad11596aeefc0ecb878f32536f579d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7f924167befcb7e77230dbca1a2c297b83e94bb31613f925a12edd553ed6977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9ab7e111522d98dbf8c181794764fe462c752545ddcbdba0cfdca39c4d7e36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a878d579dc4137845cddec63e9faf6a26d52f290f0a25de2051d1fa5e7b0af9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0b82f800edce16d4e144f0b9f5d10f2fc45d1e44b0e478dedd5bca53251271b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79f57cb3d3fe53e0962db9d3cf3fc76d7d18326170cda1e10a87df7609a3157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a76f178fb0265eb9a630bc32643c6936bf4a52689d485f6031f41e08d8b0b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a76f178fb0265eb9a630bc32643c6936bf4a52689d485f6031f41e08d8b0b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a76f178fb0265eb9a630bc32643c6936bf4a52689d485f6031f41e08d8b0b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a76f178fb0265eb9a630bc32643c6936bf4a52689d485f6031f41e08d8b0b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a76f178fb0265eb9a630bc32643c6936bf4a52689d485f6031f41e08d8b0b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a76f178fb0265eb9a630bc32643c6936bf4a52689d485f6031f41e08d8b0b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a76f178fb0265eb9a630bc32643c6936bf4a52689d485f6031f41e08d8b0b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a76f178fb0265eb9a630bc32643c6936bf4a52689d485f6031f41e08d8b0b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a76f178fb0265eb9a630bc32643c6936bf4a52689d485f6031f41e08d8b0b8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658637533a9229cb944be52e706cd5c8a8920c73d6c6cd8f8298530406ac3f3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f5f898a3ad4163c1187eb7392d5b10f4f19da49ca598041c81f74f64e78f90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b936439a0625eb2186e06f9f95d205a62d518534931796cb9c9d9f9218f1869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a6bf5f9ab2517d8e80c7cf6d8079d67acf29cdea7c06e1134c0593fca65e7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a6bf5f9ab2517d8e80c7cf6d8079d67acf29cdea7c06e1134c0593fca65e7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a6bf5f9ab2517d8e80c7cf6d8079d67acf29cdea7c06e1134c0593fca65e7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a6bf5f9ab2517d8e80c7cf6d8079d67acf29cdea7c06e1134c0593fca65e7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a6bf5f9ab2517d8e80c7cf6d8079d67acf29cdea7c06e1134c0593fca65e7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a6bf5f9ab2517d8e80c7cf6d8079d67acf29cdea7c06e1134c0593fca65e7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a6bf5f9ab2517d8e80c7cf6d8079d67acf29cdea7c06e1134c0593fca65e7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a6bf5f9ab2517d8e80c7cf6d8079d67acf29cdea7c06e1134c0593fca65e7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a6bf5f9ab2517d8e80c7cf6d8079d67acf29cdea7c06e1134c0593fca65e7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a6bf5f9ab2517d8e80c7cf6d8079d67acf29cdea7c06e1134c0593fca65e7e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ad66ed8d918d7f0ce4708da4bc697a0746ea3f6fa3ad0c3681e6ec91b98b071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6a51d6bcc9bd46d84f95f90965204c7b492f92ebf314f181d0b69f0f03eabff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b6429d79029a4e24e032a603f019a33b5cb97de0f38a157521405f15738c9b2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fc734fdfebe3e72c9c3d1a265fe94b8ea83fd28d884f2512ea973b84dca6e5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99eaf1b068834a75da50b6fbed4db50050fc7a4f987e68272f6d71e16980530</text:p>
          </table:table-cell>
          <table:table-cell table:style-name="ce1" office:value-type="string" calcext:value-type="string">
            <text:p>0xD2d1f2c630BB98643b654a0bE4AbBc3E89d5E2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f70476fcb48fc151fb153983ffdb5440486a07a672ad1a0ad2f7ae0ff68076c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71fa146b1f087fe1fd4fbf9a2bfed13ef88c7a582aeea10d5d979e91fe8250c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f282bf087f06a75547f8b09416a042a6b86eaaa9f49b559f54f9facf072d56</text:p>
          </table:table-cell>
          <table:table-cell table:style-name="ce1" office:value-type="string" calcext:value-type="string">
            <text:p>0xD2d1f2c630BB98643b654a0bE4AbBc3E89d5E2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091ec18baf49c3723da8f23b4d5ffb24b04397f65b9c9a5a410f52ccbc9326a</text:p>
          </table:table-cell>
          <table:table-cell table:style-name="ce1" office:value-type="string" calcext:value-type="string">
            <text:p>0xD2d1f2c630BB98643b654a0bE4AbBc3E89d5E2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4918273e270d55ca3f03053c609456aa647f165364f7baaa96a26d8da48a2d</text:p>
          </table:table-cell>
          <table:table-cell table:style-name="ce1" office:value-type="string" calcext:value-type="string">
            <text:p>0xD2d1f2c630BB98643b654a0bE4AbBc3E89d5E2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a219a403800fd597099228e8c12790b12918c85287550fa7d73c1655ae7a637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2b24ee3967d2a425cb4cbe875947892c683e29101bb7b9c63bcec1289f7038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76dcedf04f221ed68409c20836ae9c1e2316d73ab235e7d8ff6c08284328af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8cda1636dd90d192ca09e2f38eaf30b96dbc906b905041b835f64dddcba03d0</text:p>
          </table:table-cell>
          <table:table-cell table:style-name="ce1" office:value-type="string" calcext:value-type="string">
            <text:p>0xD2d1f2c630BB98643b654a0bE4AbBc3E89d5E2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d329833ab822ca82e5be61fa08c3d92191d41e51d7088ae4e6a7fa7b9350130</text:p>
          </table:table-cell>
          <table:table-cell table:style-name="ce1" office:value-type="string" calcext:value-type="string">
            <text:p>0xD2d1f2c630BB98643b654a0bE4AbBc3E89d5E2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abd4c7b9144e95c7d6b7682400c2ea4b05834bf6063359a418f5b6a4d151f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abd4c7b9144e95c7d6b7682400c2ea4b05834bf6063359a418f5b6a4d151f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abd4c7b9144e95c7d6b7682400c2ea4b05834bf6063359a418f5b6a4d151f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abd4c7b9144e95c7d6b7682400c2ea4b05834bf6063359a418f5b6a4d151f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abd4c7b9144e95c7d6b7682400c2ea4b05834bf6063359a418f5b6a4d151f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abd4c7b9144e95c7d6b7682400c2ea4b05834bf6063359a418f5b6a4d151f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abd4c7b9144e95c7d6b7682400c2ea4b05834bf6063359a418f5b6a4d151f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abd4c7b9144e95c7d6b7682400c2ea4b05834bf6063359a418f5b6a4d151f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abd4c7b9144e95c7d6b7682400c2ea4b05834bf6063359a418f5b6a4d151f9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89f17296af4badc94056cc536441c683cb69af5dbff9c0287a849bd196f0aba</text:p>
          </table:table-cell>
          <table:table-cell table:style-name="ce1" office:value-type="string" calcext:value-type="string">
            <text:p>0x83e5750ca1e4e289B5c88698fe5385A36bc7e4c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92be1818b59b7246dc4c84f1795cf0fbdc44ee0d512904b5f8db39d8c5bbfd4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b5ce2dc36fc24fddf47ee4d292928fb03b92ee8b6b8ca92ec8571a12db2c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b5ce2dc36fc24fddf47ee4d292928fb03b92ee8b6b8ca92ec8571a12db2c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b5ce2dc36fc24fddf47ee4d292928fb03b92ee8b6b8ca92ec8571a12db2c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b5ce2dc36fc24fddf47ee4d292928fb03b92ee8b6b8ca92ec8571a12db2c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b5ce2dc36fc24fddf47ee4d292928fb03b92ee8b6b8ca92ec8571a12db2c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b5ce2dc36fc24fddf47ee4d292928fb03b92ee8b6b8ca92ec8571a12db2c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b5ce2dc36fc24fddf47ee4d292928fb03b92ee8b6b8ca92ec8571a12db2c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b5ce2dc36fc24fddf47ee4d292928fb03b92ee8b6b8ca92ec8571a12db2c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db5ce2dc36fc24fddf47ee4d292928fb03b92ee8b6b8ca92ec8571a12db2c5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5ef76deda73491298af5ac11aeec70ad3d504f5ef62dadd3031e3af6eeda02e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4c66520b2e02b73eeeb41b9fe8b6b90022cec17f7ce881be1af32936b15908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0cbe478420b429d06ede189d0c8009513ff8a0516ef9a4d28ed025c2780d763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21814797aa51be1e6bce896636c4e4a0b3a77385eb270bfe3dfffaeea3303b3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efa2fd96fb0c2d23d04a3525d66232f6542b5f5949683227d134a08b5a80b60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1312ae9032bf99f0c0fdde67b9116d8aab1638546aad1927d436af57149965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546cc503a0361348710c4630d3e0f0a9bc95c0712b63277c05ae1203025fd2a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044333c53ad708e6e0ee675e9629161f81061f87a1cd1abe60f754f1f2de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044333c53ad708e6e0ee675e9629161f81061f87a1cd1abe60f754f1f2de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044333c53ad708e6e0ee675e9629161f81061f87a1cd1abe60f754f1f2de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044333c53ad708e6e0ee675e9629161f81061f87a1cd1abe60f754f1f2de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044333c53ad708e6e0ee675e9629161f81061f87a1cd1abe60f754f1f2de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044333c53ad708e6e0ee675e9629161f81061f87a1cd1abe60f754f1f2de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044333c53ad708e6e0ee675e9629161f81061f87a1cd1abe60f754f1f2de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044333c53ad708e6e0ee675e9629161f81061f87a1cd1abe60f754f1f2de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044333c53ad708e6e0ee675e9629161f81061f87a1cd1abe60f754f1f2dedb</text:p>
          </table:table-cell>
          <table:table-cell table:style-name="ce1" office:value-type="string" calcext:value-type="string">
            <text:p>0x000000000000Df8c944e775BDe7Af503009992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871d667d42efbcae79d21973e9fb0051c09b6902925317b86c859df1e3535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f62c7f585a592905859c844fed8ee846a6111dc3fd1b503f28558ed6499b21a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0b17e3dd63756ff30308ba4ade66573a39a9ae9a37f4362520f236ac9a4821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be8ce1e080e0ee28f24efdb2d5dc81571c12626da4e1fc10d21d2474128838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d853d773b01d1dc755ccd8e5fd9112221c632528f2dfcd7f736f01261e2956a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355952a12119b9237e63bde66a0b416e2f369a4dcc875ae064b90447882385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9d1e1f2b1b8d65ba866b323a108ba3a7c5929b1e7d73ab956ddea2a36f97c1d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bfbe7e5861c94e1046600bf0f3895ee8d6faddc939c851392934672025844a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d4bb32c2e22bfe5962c131ac65a855d894ee16da0f0562076216d28e59f947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3b611d27fb0a03c2af8b199294a1fd9325d11cc09fb42e455ce7b2fddb619f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eeac619fbf147bf676749031cafc06ce2e1d306092fef57b14a9941ad03b326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0bb2256a72f0f73edbfeaeeff091489c34970761a36c02e3d839b80c401f50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f08e5d7837dd402e91b6b9ea806b138afaa9209748899653cb29234f1a4dcf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b783c4d2627e61017dba2071edb185e1f6ac2dddc2b4fe8405ded28e5586530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897199f774d39bd52b9ffa0538e816ffb544f49b174161b559633909220f6b5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30d0c8b975d113f0a35e7c575a9abae944288405c2ef4509a485d994acaab97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0828888c7dd5a8bc921d9145075aaadedaae29c93de8ac70f959187232a10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0f622948393e89fea65cf703c045c5464ab56ae341033fd13d9c38e97b032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c7a67cb78baa07bcb3d4383479c55bf9338966f1558a71038de8ff609fa174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8d04b021e32260175ac420b5d905ed5484a167ea0f0ff0ee98bcaabf4e7f0e1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521782d00c83788c43ca038291d30ca65db428a0f27cd2cdef52f5a264840d</text:p>
          </table:table-cell>
          <table:table-cell table:style-name="ce1" office:value-type="string" calcext:value-type="string">
            <text:p>0x3De9D3523e3458498cB4716B28eCB1f910c593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918acec036dfe6f2432730858f72930058eeaf2222792954674eae755ee0f2c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eccbc5c7521daf198a541f8921444f49f927813b5a223b03b0bd2fb4d044bba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f1ca5afd29c81d2a48bf4bc022e6fe33c36bdd6b6d4bdb7d29754e83b3f9b3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3e66c92c53ddb8343637ba695cfcb43be8e6e9151e5bcb4d04cb1f16dea9dda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941c078c1b46802ddf2bf622b6404c16c3a06c53cd9edefb738bcf88cc837e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9d62f7fa93d2683b84057d41d72a6d260e020d8ece7cee1e023b930bbe25aca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92858ec14e7364a32bed2a08119cb870e8c25447a70426726a0f5c1d3dace4d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89f51999bb2a15ffca6496e4cf8f844f11d804c8fd402cccb1528e02ec5e8b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fd3125651add41f40743f22643e4766cdd9363c1d9e51976d0243841cb3976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bc8cfaf1711f6a13a6caddafb5a3fef359616f27ec43e6111048f22f06ff282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be4239b026310fefa483846a2ca7db69814fbde4d7a45879367c1fc0e5f05d5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14a72d2826209b06b69fcd0446e3c866ff29a0ebad3740ae362a9f2127f184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761cffb6eede69d095e33698f639edb21ccd5d6be35ac28e001a8dc7204421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dbc424e993e4c5267d403860b1f8a8a10fde0876613066b91b9a5c381c6765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4aba38de24e8631fd1ab38cd117d41212dbfaa97cd40d7454bc30f0f4fd363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6e09f5ba73dcc21fdeb61806bfb05dd3a772a57071ecd7058f763d6a04d10be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d583ba231c7b1db8dcfdc54660bc50609d22506a5389af86e45b2fa15846e7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9f4c0f4da206171d1674849ed19afbd206eeedbddc8ab9bdd7faf35b302ea76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471d565e054d1fdcd4a8d6c740259e8251448113fa3ca5970cb521a24ffaa9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6e647f68a532beeb1209526a26b6c9f3d601cd3261fc4634cac1a96734a0618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fd15a045be80f86282fe4b5d7d993a3687f84223db6a3ba6a34668788925435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d1069f327a72c508c9c75a5670f62cafe46b204024086e2b16f28d9b2b4c56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702f126bf2caae408f5d983466cc25f388f28d5b61f4dfc926a7d0a93bc9ecf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608501c8ebf7dcba8b86e6004fa227638b946db57d1d3e25977ef8c01f4e9c</text:p>
          </table:table-cell>
          <table:table-cell table:style-name="ce1" office:value-type="string" calcext:value-type="string">
            <text:p>0x3De9D3523e3458498cB4716B28eCB1f910c593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e8dd47defc7d24d01087e80ff418f49ac82c8ec2901256d16e618fbf74b7d6</text:p>
          </table:table-cell>
          <table:table-cell table:style-name="ce1" office:value-type="string" calcext:value-type="string">
            <text:p>0x3De9D3523e3458498cB4716B28eCB1f910c593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fa3e743e42b42348f7357d5c6713e899b1ac9ff57e7194d3cc96bdd6900dcb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eea8e94c726c1925a6c7b3a2b378f86a35a7b70f827a46d9d81d106d42dda1f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deabedd22399c062524d2c78b5e4b658489a4b66f9c49a350feca7893d97403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eb25354ab270d46c5e3d6ccc8b9a77905376fcd055760c152e058ef3408603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1ecbbfbec256fe1a8534afd52b5645fbb7be291e4ff9a8e3fdb7e4ff8dd1bf3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f6fd69dc88d441e222e8a89aa1453b0c3c3511716a097f30c7f1d70c6c3691c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676609e5a628a18c6f8a7163c05d7af0f3bfa419e4aebfd90df317e9352f71f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25581fb9b73c03f415e387a626a9f6098ee7032d9057781cca3ee794f59fbaa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cb6fd803dfd30896852cc19c75b30c1ff60f483a5d73eb51e3708aa82d6412c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e0f7f23907503db9216f007e0001737ab86f5cbd5e5532dc602476604bc940d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4cc082473cd5de2e9411ddc9e4959da3effb2dc14822858694ea98d59af59c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36173b0793517519c978741aaa1e198f6deb76ea770ae176238f94ab5789552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1c64359148f9b02d636d6774419aecc02f15e292bc4211757e6bda58ad77f7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a3833460556c4d5788cc34f434b27440ef3cdd35f1c893d8ffac56c5b8f0d90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4685083ff36db360d165aa23fd9b22c95024255e31a1f81f321e1635f20ea05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68b926aeeb9fb4e0546b682bf1fbe503d510c0ae95e1ad3ccf8d1bb5338dee3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485f719529a2e43174f51ae8a75b3070a6e615f80122b774d074e6bd91a2b4c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7d31cc3d6a741623fee7f1ed4f70a1d675bef5ac830e7a35ddf3a58a93d6050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57e182a29711027eed90699a6d6f2ebd846d07ced4b4c1a5a11f8c3246a885d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eaf6b8b4bd0c708338f9c2ac9d9bb2db9ca07bb372f4234300248858fcefbf1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2df27ba5b5f9c2aeeace41cc449875a2133e7a4b14142e9bbda0cedbf3f2767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710a821a8961eac44d762e0fbd203b7a4c269dccbe31679cafd2614de5402ce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8586884b5fbae3338626cbc3723bc8ff9c8a56018adfc9e74cc26e825b41b48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fa7450547971f15abbdbadf3bb7c53a88c0d8e67c6d08fd14f7b548b377eee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cdc08eb692b6bf924d1298f9cec7e4a7154fe473f25aa8de553127cb3634bc7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4573a7d0a0f8ea67bd5653f2d58f41af82e7a92625c54254fd825b8ad871403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700eacfa0ee99721eb45a07a9acfeff18b41d4ba4935a6eab703eaa28b6844f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f48350553eccc781b1be35aefdf70ae5aca47348a4b9568eb9bb83aaca2d3af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bfcf2288f039205d8756826ae7f83272275875613f4b564f1195b037c9f4a1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51c263543bef23a5d6aabc620adb891954f3cf4b361fd81b99dfd4e44e7e5da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44601e2c65621dfbe10f1b7ceea96a981db5d6ea518168ba12f0d7953709b0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a04ff68f960ce6f4b732c1c087f64ce65039903212fe4ad5ead792e61807530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9d4706e281bdefced8ad34722fd7665edd083efbf8bb53939be2d953c562570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4b27ae36eb0a459214431d210a71b54ee1d7759aadc7c3755f2d6dc32def83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6e1b61c4e4894760e3b3932098bea156fd71854be14b5aacf0e91fa4c48e7e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18e406e3ad32633fee9f4772490b5d9d83e84dffb973c776a109006eb624ccd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26c950802b56b84bc84a4abe3084d8f47a13d3900a2c5f6889160cc125c599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b9dc6b5930323438ec9a582314384762e8462022bde4dab7e6b73a17d885d6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889df41b5aae0924ea227bfe8f3829ee686eca3cb2fc5a12892547a0a18fdc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d257de3df9c1720ab947fc94509cbc58302cd8fc21afb7457d367c85edbbb4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ef4332a3c4162cf842194e1f1663f9362f64f6ee1c309b52da170f6f47de27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f56c371ce0f92fceff40378792a541e721b589e43380c9268e71b56514cc14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23325c5991363bf8e700e2aecbab1db20de4f4ec625449a9fbc94e5458f91a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777623ca15777884d1505e648ba345ace38e832f2c9dc5c48611e9dec5c6d55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8878778bf5be2adcc7cbba0407ee66b31290fc08e2f715379c34122fe63f61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6f3a8a1cfd836c0cbc77d7405e5bcf88c508fc4a681d9119dce9194b31d52b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541bb1c008b22b948435d4b103d826ab9f85c5a2c6bec9e3902ca12fac23b05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9b61b7aaff4f7c60d66059e4eea8536319f32e77bd8b825b679c5e37d9adcba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23b08f934b89513797c749ee5d9230d531b4e8a95c47f9f65686ab7919e3dd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5074a7abf1df6b882893760dc4e3d57b62fffe42510f2d3973daf9c60e18fb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157d6ad28ad3073e3f1607ea9f97cb4bae5d14b776ad9b63e4f5958f2047e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40110b7a4a35d0284edcfc977b034b7b13c826f531b047f0da1f2c7cb09473c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3f6f7b9d81ec3179d7158746bd58cf894c997790c3a1cee720d3b971460afe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b35b9afd3f5c20140217e1567a59f1f52aa0cda0c985ed3eda85abaf838b4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f92a296e21d0be4f31b74c0e6c41829a52618051c7783a72e64bfa5722df0b9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fd5eed7653eda51aa5ed181081b3ea185cb7897cd8df91f346b55bc1161cae9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6deff4c8f4987345ad81e92a8727e964aef763242bdae82f93d08e563023663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d04a1895a4f2271a8f2b34413d16f1b82a3fbdedadab54caeeda81c31f5d1df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5f1b2c993d3918f15bec529177e72b0b96a6240cc38c39ff18d85da241737c1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f3e7090e1ca8f61539f8edf9336620079421444125be464677e3c06392182dd</text:p>
          </table:table-cell>
          <table:table-cell table:style-name="ce1" office:value-type="string" calcext:value-type="string">
            <text:p>0x3De9D3523e3458498cB4716B28eCB1f910c593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2cb53850fea2e7315bc90790e3df3d9517ac5254ba4489b313c339cfbc20045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76859ae7bd286f62daae4f6f6a205e976ecca17663b9732ccd48851c44492c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823a39b9ba58e092761b36a0437a761e8418cc6cc9d3a1dafe756d8da3751d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427b066ada019d87d98ea5ba6e4497d4c072b506defc8d8385aead21b07db7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584640e25bc2102c3542b15cb0615c178b2d58e854173d67bf4ae332dfa761b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3b7a986c35f38ba7a8f7a4273b417b5a7c21723aa5e0b006139f37c737ffef0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fa723d8e781d5f3f43527ae2d44676b09847cf429efcb0104abb8d09c2bb3e4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b6e83810f86534a6800bc3942fd2f8fe26d664c1a5693469bf4d4922a87c7c0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3bb5d68df7154f3adce6a8525f3830a35fccf659bbae9954e2cf0299a455cb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987adfa2b6e02250551442403f9b94dda8a5234164b2643bcdda44f44915d2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2131ae0a70a2238dcb72e7e5d0c4bc685502dde2c7eb4d442930e2e2ddac89e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97ff40cc2e57cac69f622d8a60c4050eb0a51da774a22b5becda3c453df047b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e15e630ffd4443ef49816769e8da1f0d5495526653c110bba16de625c65d63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3920379caad9881a86da4118763ba4f09f12167587fa8b0679efe40d101ba28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8b007bc7536f14f5ac0b79151aa5ffc308beb86f68b0d18bc31fec09fdd1e96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e34ece27ec6ce1987e7a6fe1d6b25fb2b0d278c955f9bd095a528b06df4be9a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761edec9722ba3d89ef9462aaa167bfd7c810641f47095d606b8c4238d2ff19</text:p>
          </table:table-cell>
          <table:table-cell table:style-name="ce1" office:value-type="string" calcext:value-type="string">
            <text:p>0x9E94FCdAbF7C1Dfcabb0c521F1FfE77AC65C1EE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ec48131af9677e1f04daef8887870a14daeead0bf2464010a7ed735f8ba473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a4450b6100d5cb370bc158d1f069f88db356ef2a0f5043eff68d3e3545f9ff5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5e8c480cbda5c0238a577a04209105777ba19fb67aca7d0b03f7d71ef7eb182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a45184194676392da8f9a02cb6cf6116cf497621a455b0bfefb1fecbcc0d20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6ef78ec6e849968b88d68ea81d87094b7accef937e17585234db1136a61d24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a1569666f39237b9fc00e9ed27855cacd5625b130d78928705816806fee9363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fd2b6ba0c0ed7bd02fad359a9b749bd924ec68be50ef68ab1c90d1f319268b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1173e350f3938b0db25ab985a2ca10af89f316736a767b32c12acab5e25c24b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4a0db158fa6ce329b077b0f7ba226c671457539b4d89c8522c7c554ce84c802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ee00f90497acac9e82c3a945af46747b7055434c42e7c4313bab452e707dc8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dd81e84fc4f0006ccca4324c8d195f1539f9fb055ac702b0ff9b4985fea975c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a1c402f8bb7bed4893a442764d04bec5de91fe2c989159181399a4bc05bb2cd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83c43ed29cea762dfaa27651c5bde52c7ab085aa4d10ed43cd60cc1baf12fdf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f1ec2b407d0f31b040929e723aa6de7c85baedbcb60714faefa95bc6bccdb8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fbeb9fbc49040605c5c78e461c099b5fa34b3d8106bb2c638390367c926ba6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40b8634f1ff332a368ecd2fa43023044921cf68a9d5bc24c5f84b063cdcdf0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a47655c7cb96561e9a045aa4016ba35d527367d67c4a5a9aae686f684521d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e9d8772b00ea55786cdc99077655af249ae0269c085e19d8ab27c6a6719d1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ec7f93c4c2af6e76397ea35f687db05455cb0dfaf60af1eb1f01dc11cc4b421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35d490d8fa45598973896ded5e1dd6d6094bf968e6b4fdd693d55004535968a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d73b23384ecd532d12fc52392681915b2643b87646080e2717d1852710e2c5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a632fdefa3a84a0fb7bb8ae8f40a30f375806a8186f23ec7941f4f5d13f7df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df2d63713058367f0c091c5ee1788ca44d0686de874e0daf00bb1c9c3bc6a4e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76a76fc4f9ff76ff09412ad7957e3e17229368c2f48afba593f291da37aa485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b6172f4cd28488f9a6763b2a27f7facbbf5032bea0ee5dae49ee7fb389c1c6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df8d5298aa466bb64367be871ebc98258d90bac16be4f6ee3b3a26505def1ff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55150c640268e37bbe22c87a9bd032af292dc2e4d5c51ff78454d7d7e4a351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1a909763d25059850e5b5d6777d0fb18876a2abd8cd1fa9bdffd48c6ad6f75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4da928a61a57c5d8a0890cc7c55084d4a553ab3b9097bc8f33bf160b59db21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17acbcec6b474d680d1be110ce8cc918fba8486d641e768ad5274c455d10990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590737b4e5ddef4b20c5fc3ec89a1be127690fca538511b58ea9465a0e2e766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80a9deac7f04a985e27706ce518aeb703ff2ffb8de8b0f4bdb5f8d82bdfe3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5fd32fa854e0707eb1bec0ee03e3082b6ee9fbdc7413cacf07d561b5ca45e2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71b2ebf1c9d4a4785f92e3c04e21847626efdd4150d79ba8690a7e68268a4f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3b800bcd2ef3dee9f6f23f15b84866e9ccae79c5e33eaa20696fdbe7a368646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114e06030be935856bece25cad302ab5efbdebe2e54a5644f22d278a0dbbfb7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a2de154643d985994b43e22c84679c69bf775206b3c9d3f3d6d9a92e3079f2e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7124938fa3993da5654285d4a109a94d00f0afa3a7d425befadeab996348d3a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40be19dc7aae4c223614aad1f5c9a27c27b2026712187082d34e4614a6a885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4ed83be47a9165e3becbd9399ce065a4592e5bf04fee3fb1999e8a2cefff922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c458f64d7a82a98c6ab15f1d44d3e65b98858140275242d7054b48998edb7d4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3e5b88b173983e6db9ceee02c487224ba874c4b4175aba50ad30dbecc132ea8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263851d2626fd8c97745bbe33a1f878c0dbb58c3bb05e88bd572e2f4337991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48c027d931aab9cfa351777cd012f01a0019591d15468ea614a0f1de6a3f6c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f6d059470b03c1186d7159289d98273d795fcbdc91efa14c17d21736c649623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1c62bfcff1f460c12395ad959d58ad5bc8fd406a471dfec1d05969c1bf23aed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b2c70bedd722f93ad59039412d7bd3529548aa2a4958cae481d0544c72e9416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1a55cd7221a4c8b3f04f8192e3daa78d91f739835fb770bcff63ad1c3e9dd7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7cfcb90eb169edd4c49582ea1b725c1354476dabe4ac8fa72f96cc5f150fea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5b9ed627305eaea3193b27cf48789628bee174edf86de72db29ef42c337192f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b504b48fb68efe35a7abc4d80f1cb0ae08487b49928ccbc2e7d14e6d476dc06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1f85785ac95be39b45f181a497714a6b82075bd5345e2abb370bf1cd002e636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978afc3cdef02386bd87630013e91505bd6dad60243499c544eee512dd7e7c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cc16f16bf1b2b7318a7175dea45ace1c85c37e52c3017a87a08c2d0afcdec5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23da6f55ae58154ff34aa24364990048d63a12295649ac8fc0f0cb0272f30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9eb275c61b4d355ccc086bdafa17a4af2e6fbb0e6cc54a505d7c6797fa31156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9ba99219c7fda3e4fa698470b1093978746d93b302638a0593614d690022404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8b1f2091a658d9bb353e0b8000528c3fb66b3ea307077d93635a51f489ddc31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d6b2a1fccb496fcd70355d3392cd93d031e3d0b798ac8c3b83a747adcfda2d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18acabd31f3b30e2aa250512210d384da10446f1f21f268864c044116ba028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c2c38bd5655d927f459f3b82c723d3ab0876c2a48d3fc2e3f61921f15a0132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8c0294ff3eaae97063475a93d38ec733290c8d01f79a62e5292e495dd9c29d5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abccf2f1401e89d5c249f38bf7640a1f82b7773e999e7234c8f4ed2ad9c6147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2cb14bf895c392966a6a8bcff98d39a6100d42c05def95800cc4e85b92990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757064b4222929533ef53475024243c261db5a84e2a44109ad92a095236123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9b03f6faf9168d15526d080d1ccd806849cc1f5bfc464891241efab631db515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051d4b4ddc59cbb6fcdd6ae9e20e9bb685246ee8cdc00f5c0ec71b298a43851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e2df1c6b98e0176c22d2e68a35681abdafcea04e3d0bd67c083d3fd59eef263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5cca80e367ff917233c892d0ccb5df3794de6d403e81f6609975a3b013d178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25ea9c01c66d8cd6f461fb2f79eed71b4cc94222a98e6f2435d59684049af6b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5914352e7e5e13ae835c188e6cc4ba07ae1255d817c5f27bb56a2b24f9097b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3e1670f2fef6407876b65ac060a218901beda9befb0dd2d1f995113243d3e1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3875f6d74586d4e216d4ac69ec2e0b0222f99614b7d179aa9fb915cf148794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730c9934d8592e349c8acf50d5af586b625f47ac689021c430542dfd1018910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220c1b5a3d291ef123724704d7882c845bf88cce43d600ddfef708cba9d0db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98cbbe28e817e1aba105327617c332b807553bfd34c75719820fb1c8083c579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44627d1d9de46946023f690962417ef7e72298058e24c0d5df7512e6464ed74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60dca236bcf2064d4532891da916af7b6a1bfa88c12bde5b02a4a0a2bff8a6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b0a1b54bc7bfe73d67a5aa768a7c70bc6a938b637163cf1b8312c92c39fa421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10a6e076baf253c8d2e03da596aa114663fc83f07694b4a4fff7b078c91b753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16940bb7ba76d799782ffd0461a14eeb447002b910bc129329ac621734e9741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2688cab66382f2aad37da5db52ab7fd31f07e9e4e4dc9b28ef584103134776c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d02c18a38b7d831fcbaba4be89d124b92097c4c981f97e068deafc039540d8e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7c64f578b63725ed15693cd941e8543b24d560986b8e72fa75c3cf957fde986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c39b9797becb2a354673e303cbe58328ae1bd0ff47c328fe3b3fb5f97beb257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893c7f25e8bafdac92426b96b9a2c4ef657384e64cd0c72df15b4691cc1430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4519bc8bd0df762b795bc84e6647ff92d36884439314c18f2475e69e8576c8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10c37c84d303e964c2248398fcd96a7797a6c409edb12ac003ee67178f65a7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477ac6a9e6fc0dbb9570ae1904ae87b4053e617390252bec5a9fae15779e6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597e0ed47614316def6ec78f6f07e0615c2aef3f17d1529ff16e3198e1fedd4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1bdb56c5e3d85c370a5e3082d4a135e70b3b5c9f137d3f11e508d278eaff39b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467a01aac6248c3efa7436245609487de7dfb0b056c5a84eaaed4205e1ef3e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b9ec791708e20002dcc6b25aad0cbc943ae173f8aaea7995e1825e945ca5c0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8e9e4f23c69608bb7c150dbcfd5ad25dd16688ab380b962c01160a7bad0a2af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8c97243ea93aa6a63baf93790ab830d9f634a07f7e4f9c22b67e4a0f2b4937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458d85557b39cf2097ce15dfe5d4c986396041d25c0c64300748be0cb753891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dbe862796f4f034cc058fa0b2517d37d87ddd1921fffad06d40a83c97ea071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fda85702f3e878eb2c9288dd7597c4848752d9d8309acb7c951296cd3a74f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6fa2904077a560c877754d5761d3941ee25298be50acdcf24a22bdac5383671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57c665019c3072ca0c2538ed3654bbcd6572206c5829dfa2d66c3e4ed513c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dc8f645f24214ac81d7aa9f48342811d49756982911d1e401b72e1f9e341ba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4dc7fa6148ef9100daa51b62f8cc779bc5f3819fb0cf00adc41d6c69516f826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3fb3bdfff656c1f9055cebe9785df2d732a732fa72ea1e6484c59a2a98a97b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26d68ca55c29d64e0e9de8165f3b837c9df9d667bece546e2bde1c1af68f78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1c8cabc05efcf9c92de4a219eacb829efcb6bfcd6286ed0698db16a149b562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990a90427cde71efc465a16cdc77f3c4b4dc4564296d259d044a1622c32ae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1aedaa475fce0ea35bf498b12487cd8023c42169e2f6c5dcb178e9b28a26ef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4276d323a752dfc959eea5cfdbce546df7361dc1d165919cc24e332ded33d0e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50dfcc30f04bcaeb279963164fc4fa9e349f445ab3f7b18f84af2f927f74c7f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e2d497d60305905cca13c4cdf1ea4c2170220630e0573c00a4d727667354ab0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9fb774ab54745c1030ec8ece6c103d1343f5f3bb52d5a2c681c4cdaeebee06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91f95a5a6eaa1d6292f6a87c0c8e71c911261906fda2f16ab680b53bb5b30d6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c5eb54459c9468c935c2a1c381f827b536f27056247fcbe6f9289d558a2d08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a026a51eb48d0ca68ec08fd9cf95bd62485e042334db5785616512e83577525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fcc2d436718bc7d0bb11d13e1d91911bb2ace171f06e163e808e9641d53a56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c9b97f93bc96c12adbac3cfc08e1857e3cee6a4f0dab41845db828bd8846886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14e4c6e293875dec93ef6319d2d0d21934a737299161b4281d9dd0bdc56ebc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8b518a8481c40cd276b16b4a842de5fe5a1621e3a965805c557370bb8b71fa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450677f8047b7cdc6558ee0e448d1232cbe4c64816d76852f0c358f2656caf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4d4bd78e80be80d98fed7660fd19c1558c96e8a453beb6af9fb4bb819eab9c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5a819b88815ad2255a0400a676184a876d76335a036d48843df6ba721ef68e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bb304b3eae797b1c4e93cbe332acbbc73c70c355d732b631eb206a2d9eebd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26a69acaa37300a15797a33ffb44bed16cc2549dccd815db22dee761605727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a919c59a62073d8db854bbc760f9b0721a9b4dee07aade651ba6012dbb4d4f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5218e70af68c2592ea7bc988be50c1eaf2ccb298013f399efccf1d16587ae8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024354bab01123d6927a1c402075231ba3ffc976a5e85e2fd3e61e80d6d40d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6912a636a506fcf50e638dd4a525a783633e7dd7cd8104ed5a7a68748420480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3f36e742c9c2348edeccfd2310d0d94f051a0f46a073901945d6a44c11480ae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ff249e62b684d6da962ee5d74c1342ca01578540901a29e922b3eff1765cc41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885db74d623d0e50df50c895edd1de4cadfd18c43357b210547f71f0623c2d3</text:p>
          </table:table-cell>
          <table:table-cell table:style-name="ce1" office:value-type="string" calcext:value-type="string">
            <text:p>0x9A7cf6dcBABC6a8C01A70BAaC708e438538697B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a0e6eeab545883b5cbff2f97feab7353165eb024ba2acc1c64b24a5781ebe1f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f06b4be9b4d7c62d3cd2108c19ca0158fbec96c94d75e64bdaf15183fedb5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bac6dbee1a3fb7b02b9a38c53f3ef1aa38dc40a6ca1bf90885b1e15d348d95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7dc646a41cdfbab2b3da4f4c1a9e4daa29d139afe51d101220b700efb0a6e68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2aadc4bd8eb0dc9ace0dab1973092799efdbbc656987de43a3b8ef367265493</text:p>
          </table:table-cell>
          <table:table-cell table:style-name="ce1" office:value-type="string" calcext:value-type="string">
            <text:p>0xc1157C3BB66fb288FAb36d9be8254055269617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25b599434c6faaad436206f1bb3330e020c8095afb780d663a2b765c8f9176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ab2531a0d70adecb2f1d80a70bec89ba306b1e808942c4724eb3ea7e7b7f986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7eebc8b81e29f81ada7205a60bf17cebe232056115900b6b7440a2afceeec2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9df8f753f217f7439c57a8828ab1171cf9bc533131e0905feeb64320329301</text:p>
          </table:table-cell>
          <table:table-cell table:style-name="ce1" office:value-type="string" calcext:value-type="string">
            <text:p>0x3c3ceD5d742217B0c304649670EEEFc614d6a2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fa3bbd9294c7f9c4c151fbd8291f4b91af066e54d9ee8da4765e15f11d0cbd</text:p>
          </table:table-cell>
          <table:table-cell table:style-name="ce1" office:value-type="string" calcext:value-type="string">
            <text:p>0x3c3ceD5d742217B0c304649670EEEFc614d6a2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621299e01c7ba4e5d884d7def96b3c152ef1176be9bfa8413212f0359b3fff1</text:p>
          </table:table-cell>
          <table:table-cell table:style-name="ce1" office:value-type="string" calcext:value-type="string">
            <text:p>0x3c3ceD5d742217B0c304649670EEEFc614d6a2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3b32807702a0756c683a12ccd5017fab04ed5fcabd39cee241edc0991058c2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33df83558c4174c41f1276ef4603e167841f7b23ac7fb4212a591c6cee5083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f6608e66619e07039552f8d2e66dce8a0630e0bebf5f67a3a53881db76a9e6f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bb121c398b7201c12477a5ddd01eaa957f21d31506171bd85c9a24e08de597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e98dffe371c43f45af46f3e9a92864bea8c3ad96eb35351649106c19b76c71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95b03de7bb077ceaf7b3e1e5fd9a614f0480c3dbdcab5022d60a6f4f8b628f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11bdd77aac5800d9be3feeb7ecafdece8bddd424b332996c6ea39d1654db231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3673ef213865767541a08726af7697cab89ba4ccaa6e1107adca385fb9c1c91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edc265d40725b419e602aba973a247faf0c0a02bf84cd6a7d1916ade25b97f2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14cd5acd0f204af294d3bcbaa1edab579ed0a6227e29b3a2ffe4380f50ef7a2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9f1b586f043c642536c33cafbd69e3bcb1ece4bbb2d928a8b9c0f944537cb06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3556d5d98768050794fb2359fb5c7fde6ec7cc5cf77960fcfa49d3227367aa0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aabc87c2302581d7349aca1e2490f1f4bfb4cecabea824e56355b12e5f13a6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23042b383be0c32c7e3fb61d98840298fc844211bfcb2f339472f5e75aa7ba3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b08fcd7d190e9f105bdcba14936cbdbe3b5e811ce94ca5d68fefabd7855acb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6424b87cd112d97345effac0a68bc6a58755bd90e40cd854dd0ae8cce8f77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9a0e5acf762ca624e113030042bd71f171f9ab5450c77f8014d1123ec8c3133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18e39366c3713d3080473e78411bb3dbc3f0a09ed392f8c95c2e0128349960d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d9580d97b4b68ef14cd209e8572c59133587ecbaebc53397965c076f5cbc8b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8ca4f1f2e035a0473fb528c2a76f71f37a4fecbffa2f240d15994f515bda62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741fe22ac9d926ba6cfcd69a47ff8ff16e40dd7cfdf61fb5bbfdb325b0cb1d4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626db015fb5d029cec5db3f889b21e81d1955dbc9fe577e6f02a8cbd76a812f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f7247ae70c2dfa538ba4f0ce9b64b842e60b229d979bc9af245d9b787cbdf77</text:p>
          </table:table-cell>
          <table:table-cell table:style-name="ce1" office:value-type="string" calcext:value-type="string">
            <text:p>0xAe66EBEd7643Ef304462B25c026b998E0f9043e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62090b4babfc9f39312130532a5b95ed583b51ce106d16bf9aa67985423d46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329910904f76503c2cf37465798479c14ea148f8ef46ebddcf64c0dd6cf450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b6b19b1df1249e1b9c7ef343c1b74f4104aa05c27859efd9218deed743b8a4a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6a7c03dfb031545f4f4564600d42ce2e3a0720c9160b30e581f78c1c5123efa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61ebc1647a8a282ae7a68a72eaecb20f3b44e998fbc41c54ca465f3bfae6ef9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0551f2a747a2c1cc0f2f54189dbbe2659a37abf8b80f17bcbf585b6d138a67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ec0ea3d8a65ca9c2abcc8e2c6a4e45b51c55ac7990e8317b53e796b0440e7ed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2e676b406db068342687b7f74dbedd6b8c599ebe4ab7393b2cb1fedecadfce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c4f4cc8eef98749362ba167c67a70f810871fd725ec3a795a266af382f45d3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c7a5057cfc0a62c279354fde6fef5395bc20a99b0e5e1d7db84659e0ee39288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b81468f9935ded3a41db2e3af291f4703fe58ffa41b745e4545cc0a389a59d9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afb986930dfaa7e30849ba243780e1c6fc1d536393743de04fb9454072fbbd7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d9d0673fd0cce2d72cdea49fe444ebc7d0bb445d75c58c120f9e9be5aedc1e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fd8c4ba2e9ec3ab454ab3b94ac53f2734a3b9ce49ca4076333a79a728b6a72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9b585f0d4d41058f82d85aa97ec12691d47c8cc03f4f1f310bad1067330d8d6</text:p>
          </table:table-cell>
          <table:table-cell table:style-name="ce1" office:value-type="string" calcext:value-type="string">
            <text:p>0x7f19229d70D4cD246138FA66d34f2Dff5a2377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2801d08083ff7da0afaae34cc837017016584450427686ddbec9a0b171b912a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f7743d311d68855031fc4f52818e55f543074ffb33efff63863bb93ba3f6428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b52772954111644c683ba06354c28f8dc8a49319e1dff62d21fea9a2e37022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9ce33160fa995df0b3c37e4af446ce9d5a76e9c7e8c822dc77900236615961e</text:p>
          </table:table-cell>
          <table:table-cell table:style-name="ce1" office:value-type="string" calcext:value-type="string">
            <text:p>0x0A6bcFBB99A83fBE59E09dfd7ad88Fd7cd6Cd8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1afb6e01e8b9004882d4d15ca7303b31800e7f115bf947bff44a9065cd4c63</text:p>
          </table:table-cell>
          <table:table-cell table:style-name="ce1" office:value-type="string" calcext:value-type="string">
            <text:p>0x0A6bcFBB99A83fBE59E09dfd7ad88Fd7cd6Cd8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6928408dc1b28d97a21c04fa982f0167c0ca9c4e34f69f92d527105f845b9b4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3d0c9cd8f597ac5fc15bb6e7623093644ec20552e2d1e920b01cb0ed4d6644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735f08f43622ae1637e5518794e31068916636f1ab2baf1b37976349aca3276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d7148433a1547ec94d1494afb39c235100a90feb619fb569f638c1250e893c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b74cc591df624b9b802f32dfbfe6744f76f9c23da133385b8604997d6928923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e69eee1f38806854978d8ea99dc30157a32cb9e52479fc5a3d3c67d6c698947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a4833a138217e7daee22d2f8250cbef28b4c8bac87998a0e31063dda5291a77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6517e43140c127932fb35b74d77c9b4d8173f1ec07865821ae5312cc84a2f6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e4024d76c5de93f2c4abd4fe96c809e95173708e675ada9d6de9fe8bcba03ae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93211440c611305fc89b2110f85f1120d34367b50cde2fea6ae1c88172a0c1e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b9da5eb209c311b616a507b62f4897691d14aefb96885c612281c33c757165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0e8cced953fe352218665f7205a55caf433129154e8175602ec014b45efc2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a6a64e60c3adf8391587cf6a3032a9d3b85e7a800891e896691b1ff06bad49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c819439b2539323d0d3995578a67ab8656596e2bc369e324493767265ead2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f71fa43ca76f5fe79b042f026cf88f8eb95b2ae9fe572c9bc90bba657c978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6c9b75e1571f250fa8e408740be4de88ca67cd7963aa6c16ab733ff4dc6eb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0b4c4bafc471dc5df3813964a9b43109d5fb89237cc5e7e9ba6bc984d43797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08fc7131cbdfaca8d7c72360460b05172e7425fee59a808a043a1e9cc7949d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fca91751d7caf0fccd37daa7b0694f2588db742977055cc182df40837a4e5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c23c67e598b5d9c9ba09bb5cbb5da25170f74b7bde07a48bb08c16c45e54d4d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7ecf11403e1a160ed153d1cfba8c9da981fe5cf091149b4eef33a4d5d2b03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68fbc095157f3c56c1824e165f0bda432ee0ba3cd2fc3f8f935e41be77f99bf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71a6902d21ec87b29fe1175bb97daafab13a6a30993b1d312bc168417008025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dc72949c216ba70f20e2dfd74479768f8daa6234cb1f01050d9ea3c2d6e5f63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592a4a3e57ff5c2b869d02b28eb236bccb102ba129aa4eea59f073afc8ea926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2a0636cdf86a006b9af707295377857734ebdbed0238d507f4ccdd88406dd4c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7be2b5c4f29baa12ac3382de0f8e96d8d22f42179414dd6940fbc433c38baf1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a81b36571876a8285adfc54c0e35211f6d2d5ed8c93821865af7fdb88bda5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088ee73ef3a3fbe5a66f5d1b27bbc363a07c8c240730c7a790452720b3485e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718ffcf7a83d71d36ef55c1dd173fe048f7478f052cf5e2f8d195d621b02cb2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2fce8debd46e57e7a6cd85ff1d61a00ac6cd8cee97873f8a432f3217ed9bd6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60700323ffc03b8bba741462e80df1ddb0a7963e65b47f0d56eb3e2f95c8d3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6fb8c493fe21a28e37ed81132242bd9803224872179068e42853dc6e70b5d4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7ebe32f9415aa36bfeafc1ac5b1126de6a20d6f8b2a9bc79d13e0a40b885e20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96737837953dce0337054f78ab4708edbe5b1e0a1d7d598ea4ea3cb2a433045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30ece11fc70896a69133e1dd57fff630ca396b5a44314854a312c144faa74c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b75f13d50a9b445739d0476e892754ce05eb177ea231f78d197d6ca22be46cf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580a26dcf118e656ea8b9e9b80fc33be5664d5f35c0264dc53bcfe9fbe5e75e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43c7e59e024ea33f5ad2ce288871c740ceb316a44d524e4d654c0109dc1887c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d1fe3e849dcd961f8baccb452c08188b92ebc19b71ceea79927a263129c147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0eada70475501ca6ed1eaba1ee10a261042e75f1c2ff720fc277e1c9b3ce86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63f37a9aa1af021a2568e2848ed64b752439dc65d577ac0c2bd7e562d22b7ec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e28a0ee8c62e7f8d3dd15af029ca9c5a0d5578763197daa55998b458d9d05a9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6801c07e68e1edfe594d0983d76f53c3d105ace9b472fed1f780fe7af25ce81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91c0aa03a2dbbc801618478facf079d1b90854cd272ab2095bb7bd764c3c2a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176922397c2a4855d779735a8536190a8ce3ee332f265ce457628c58b6c1614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a41dd28a8a5c9d302e915e71851c2833f1371a40d9d9f6b1be0d1e754e1ce49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481482045ae151a16ada3725ff1f7d65d553a9ece068b8405d3d62b3aaed13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7187ffb457507be8184e705bf60bea02dc8fe05ad743b20743149569deb6e8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7503b9e81a67d6282980e4caa4972caeab6825416afb8bedcb75d5d5422b315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c60a90ae18d061df8e93bbc1f2681ba85e81f72e459d03b130c3019e61e816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2a2962b3b0f491b2a17c1032624088afe98d9cc71dcd33ff7d31d89ca804744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40b7db4f600953285ff20311acf284069a57e5c0b03d027b3820ca2cd9ecbe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3ee338783659d6d5432da171679a6df7f2a6f49ff6c8304eac4e676c83768d2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8caa49a2165d87cf7ef15e4d4ed90da2258bf67528017e24ea7eb210e23e977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d3889f6e88f97b99d223508b16c71c8958e54ea90b284d7cdd66864709a0ae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f90db175dd4cd30695018719906c0f49dd6ef19ff89a03294b52bab6710dce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d016e6dea9d080f01518015ab197245bc12cf6f5717d210ce9d98dbd3120f5</text:p>
          </table:table-cell>
          <table:table-cell table:style-name="ce1" office:value-type="string" calcext:value-type="string">
            <text:p>0x7f19229d70D4cD246138FA66d34f2Dff5a2377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fb24aeeae368d1dd1bf26e2b4030a5e5cd806646de6a7e86a477174f791c375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e77871fd265c764c37a7a6e8d058a2784dbf829bf2cf2cbd03e8795e7053f47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3ed7e32f67ba0c45bbc043680fc7639dc28a8a40166f1046316c5b60fe5513c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a1ab5a6bb1fce29b0600793b6ffd546ab4162cb25f2add93624f4776c09531f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c414e6c9e463c8ae8931611153357d68c441ec0227d7cc9934599762a17d6e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395ae09749df262ae1a14274a6b157fb9834c665201d37e07503b9a35fb4063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e8bacd90f2ec6bb4204431eb32afa5a9eb669a71c6e290787ad8b43f2904682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b457526fd82e602fe4157e57a38cd49a828ebe045023b5a230a867d69a7eb4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224101be13a76da818e99051b4c93e0d61b7b045fe2c80c5f8d7174dcf1aea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7298204f303234acc63db4783952573cbba26f3a92df61d51e4f667939b86e7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1adb0f3128b0bb96b004f4dfe39374d62fa1d9e11f5a21bdf02c0e5dcbacb66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31718164030391f4f81e971bde544f20c0fb729e32d2b6d559e96484f9d692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267911072de0de0b308b8784d645ee135c22c08c5fe75fb625eaa2496681162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c29bcee790d7fec665e3b2bf4d5d81587578c9c185ac9ac9b33e3087a3caa8f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713fb5f04dc9c5a8f69ccfdc218123c2b4373a90e18050f181b5e2f12c628d0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7a94f33abd8c890f5e383a162c5b918fb1501201e64a3a0b2d2341f447a024e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ffa81e0f3ba2663f898a761493bbc5cd2aaaddc759e02788e99ea8e5f14c80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b8a7a2f0f9ab5cf3a44088248c3ccff93081f99b46ff1ff813bb919fa8c7de1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2108104404b0712a25aedac256237ed5b9c2b8181ace4112e2d2f42a781ab14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2f53c3d2ec0003ad31c2fd7cbb9bcdcdae76b8847b158efe0b2c8b0f6a7fb2e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1a48afbe813caa69d48a36cb8db57980e1405a4f2915618198f8e3df138898f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01dfbfe7a5c603a820eb7c2b8775766c33588fbe23973aabb12c65fdaae14c6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d1c6f45fcc36b110fae5548aa24d6de57f12f8396aec17d3d194c95c869bbdb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b5807da18a6b9d68c42ad37b9409a01d80bea007ecd083b3aea43f6bccc064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3058f9fbbb7b48ac018b742c6018eb2f429fbc422c296801fd1f481e26b0570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952be103c98041cbb1e39db37bc09939f6ecb78c38666ccaafbd1029cf843e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8f452ff4caa166fb6bf8162c6af1a82addbd218e50f9befc9d30e83046dc254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9e34505ee7e868a10b7112631ee0b348452a933c32ab4904b99364de1ace4aa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bbc7de041a2cba1a9a5ea31435da93bf36ce198eaf97ec106054b79057783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e5b8980ae470a6eec608e995579175c9263fcbfa366cc90d6adea880df1873c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be503d20b414f66e49abc208225ed6f7d6d10adae80a193e2b142b74302d4e3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5d74f5492dd95e36046b3b1fb7c56563dab45466824b7afeb5837f281899f44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c58a203d41408ca45e8fd7da0b96679f82def8ee316a0125769349e00558b0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8548e644726849c62d5e47a5252f0bc366d42d4a9184856a81ca88a1e0cc3ac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16b8f7c7ff600e2b273f3aec8c7869ed5fe28b8465951bdabeb8570db302e7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2c330adea4613ce21eb1d13290330a9a740b7fcc21f01a20a39590eb93c6dc6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0f7552581be0ef99ea1c7ac89285496140a9e25cbc0e17ca9e97ce1f9533afb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500513b69fea9cf4f7d0095ab25d25783824287ddcaffd022a8837d46621df5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5ad40532d2d1095a6bccdf576837bd73b619e01d8df37070ab3615207887ff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885988a68693a6f1e7c7b9ddc1be195c6364d2744b44c954f0df2cae7ee0bf4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0d6bba7cc6ecc3f55e7a1acff3d0dcad078651617cb386792456552ff7c11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af17319e4728210600b8acf88a11b0c41a53b9251d4099979356f560e1c79de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344233cdc3396f05585096d23b9fcda827e466250c62c3d1f6111c5f8712ad0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e79b37f1f8be17f87b24a975574742e582bea2b04d167e60747f872549994a7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7c171f1727d4db7803f661fb3e07d247078c1e841189111b7fef132085447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d26093189539785bf62336ba59af4e27035c0ca1905833456a2bc95f27fda70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975c7dacfc596d8d1d266c10fb18e9f8947d909f4f27126d81656fb49e150f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94256640de126b61bc23cfcc15db945f72eb606e9bd47fd6d22eddab259b823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c222754aa7a8a2d72cbbd83725ed72d9c951a85485a68965c829d0d304811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7d78ac0b73d836a15731609e5729eaab1fc1ef3b32bfadbdcb98b6f6b570c42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df3a80c028475eef62bb0c5178d9137783950905b3331f876eafe1c6f612f2</text:p>
          </table:table-cell>
          <table:table-cell table:style-name="ce1" office:value-type="string" calcext:value-type="string">
            <text:p>0x35A5aD4BFBF651724181D9b0244346c3A934585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48b5258b78513ff545bb9728f971709d481811a18a08385d9ed7a69ebdb28fc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0cff2af3cf05d96a461eb7ae948d28f7916ca9b72ea1c2d1965c3c0db2e4fcc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d1ba16db333231287cd880de7d16b6d87fb1c1954b4e607b9f9a75f1cff48e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c61baab9ea89ff457533fddbe55b40abfe319c2166f7b3bd98a38a2c491a2dc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ac664b7ad493b7a2eb7b78234ac2c30d83643929410bb743b173a885d6573e7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7037393f2edf956f13cfc0f14802ce4ed3db60f75dfe5cf10652344550b982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ee176e2bdcb60e93510ca84291b1520dd541b310b0eccfb2ddd39f8aa36fabc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b0aa6e259dc0f49469240344455dfb886c57a2dc29ae8090e1a6dd54c30a265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53f75ff43c056c20f3b1df8b92a2070e589e61b90d8e7eeef51ac356deb62c5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1a4f0ef4aa5ab961b430a9b2726ffba85c8abff899096c3a195582da728a503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be588eb2a76112eb9a6b161f02a04ba41f1d86fa9ead72779f9d5148367c663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a998ecd197d6b9cbd743b4c7f996bc58428372f286bcd186c0330f784796e0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f4f27b1e079aaffb24143aad8412ab826975cb1d94f6f115931c43b1224d09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169b6d642d0267fc7f69d8309515f385cc74d4d8de9d8bab14257ec7a4e35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5fd06cdf090af42df0fdbc0625fd0f69a59f62bb7231391b9af2c8921ce7739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b91eb2064edf8f967bbc95eea89032fce4ced723c8741b573db573407ca25c7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df114bf55a4438f9ca4bf96f3988fee9eeb14a1cb735dd6f7f5adde6dcab646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69bcddb1e09bb6a963c714e2e1c13a3a8157af6b87e61f058e8c2e33dc2995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a31ec9d5ddaef5b309f882ee0b6644ea7ba7016f1653edf6038404fcb41711</text:p>
          </table:table-cell>
          <table:table-cell table:style-name="ce1" office:value-type="string" calcext:value-type="string">
            <text:p>0x7f19229d70D4cD246138FA66d34f2Dff5a2377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eb04836a53bf91feaf799c3bbc09381a44c0aca3ed005c672e0fc32d0b628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0e445dd4fc442adc2eeff81c284b832baafc82e2f932a4a46f4219cb42b257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b09eef504d5bb2f0d00e407947c5fed23b3d57c20e8e2ba65a1ddbd3cd8cf38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5bc1b697988709896c2a89d57749484465df00c987fdc942beb8bd35810dc59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2fcdb4cf0c0a9be6da466f154089039aa785ffd8479657f06ff726ce1b95f3b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26ec4c4b435d867a71222a4050d5b73612feedf08b3fdc3ca3a88349551a5e0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367aeba80262459a185f724597c5300e0af918b742b227c31e45052faf3b6f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0f401a460a902806be06b9cafd98ca61b9c1b8d2737c6917acf0ba7664b3ab8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9d57c8544e97de4159a9568f7e6505aa95f39b2f19d34e67be45924f14f3143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b3e43ca9848e38d797a3a25884dd5a135e2e0d92c4f4d69b5ec435566ea578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a3d69a8e757d21b05581a7b4026d59fe063d2136a7da427b95a09d1ae08776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63a89bb3dfdb3b847a291a4344f8a7b1e3e3de91f99f3431a52de03a39d0b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92065b52bd53b307753343e763378f24c4bbba4342fa58e8c43c2e238667e05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b5e7aecaa330a2b1ea616b634b56d900bbed81465e3101432ebde5ddb15a413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fa9340f34f2b7c0611bfadeecc6ac5a90501ce56ad5858ccf4c2d21723acbf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24e7d7baac4da7cd3d11328e16173fbc826002d13db71a0df29bf9bfd778829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930a7693f92615a3af76e0f1bad8388a0e9eb00273aa05aee1c75cc6f7e4152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c3a055bf3d4e117a53ce8e0081e82c9b819881c695bb36f2fd11dc872216a51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9ee970daf20f4b521e4db20c67c8832e34fa10fcbfe0fae5797182a382e951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49a9ff24a1a6de26af8b1963356c34597ef809ba3657d45c1f9af29d988f2a1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4108a84e9b33ca2b5f4d21b6512828603fc3ac38806478f5e5c8f898f1018db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e2280e07c6493b2ae30d98361c009704370e3ef45c701c515b780a8c4a4f92f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b95eb6a55dd209f710a0fb6b1997d97f4e2b98c93578d0a0259fce4c284f72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c60e55125000d6ded6a369760b0743e42bbd1800af0ade7d8c6c20650235c5a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5f1576dea6d6d4a5908d92353682388e75e9e9260a196158e0bf0a325b2a19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970d7f534b2943145c6d581d73d5021f675729300d9f9f51fc493c814aaff2f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e7a2fe350fca10d84dfe7bccf654d6235c61d95f9f4c5a23d4854bc1a62c5cd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9536fbfee8c784d63003c7ed2f3aab0750743ce07808281b94f38a55f588f6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43c3f2813c5608dbc2c794dc91657a258327fbbb98d87a15d6f58e96655b31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6a42684ce3f58ce12605c93da541e23fa150bb23d0bea4a37805afb779b5f5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3ab59640b33f41ec6b1466bb444a8fb4d12e060c9e44598214da063cc8f0fb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54f285f2c09316e445a488e25778c17f13fd82110bc5fe6b2c91b856755404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d0e226ed35265ec3dc76c7fc0520c3dca337d35e94cae2b900399098ab58c3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0562af3f99034a93e2f6dec62c0bc58e3292e8e8c5263336eab5d7a8e35929e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f1e574e1dc80d1885173eeaf5fc3bff110e91f4ce7690ecccbd2077836abd9</text:p>
          </table:table-cell>
          <table:table-cell table:style-name="ce1" office:value-type="string" calcext:value-type="string">
            <text:p>0x13E17660B824bC0D6246dC84e0ab9F112CA96cE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2843c0c7fd54af934511b56e82523f0b65efbef78d33b0a33138e1f4f1a1e93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1bab5d5210feb8dc9ce6a2db1d5b150b0d2e4d44ff86dca8256340ca0588b8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581fd326aa26b2ba94a7cf23707f8f58f2e6af3d410126795b571376371c731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9c89a31ee759315675d9fe5209265f3165556861cfb3fece10e7ed274df5f1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2c13503d1bfad695b5efd5ed094f2b125088cdfe9bb3cd0db2a762d66b20ae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f322612cf71c2a9a8a3daa35659f8a7f1f0fd15d514aa7cdf1153dd3c7ec936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8a105217a59f0af5eab8452f8ca3795fd1847c90c2b1d2455a63008de9d92b9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3e7584fa8b45a2e893462a34a48c9ab1ef0f93a581d0ad1074dac7edfbe7945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f67194c7cf7dcfee21a84c4efe03600ed795b1a9d98aa2d688e56bd0689c8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3505d9e90bbb533a807183ffccc8c0f0d83dd4f367c2ba1a8fc0c9e3e4d476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b3b42803becaa5ec62793f2b407f80071f79825b23c37e6017a67f1cf9ad2c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17625cbdfa292becb4e835939873644d81b527ddb36d0230191b7e39bc781f9</text:p>
          </table:table-cell>
          <table:table-cell table:style-name="ce1" office:value-type="string" calcext:value-type="string">
            <text:p>0xD4A0453749FC802188194CdC322dB6f6c5885d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81c1ec6cf7a083691f189fb9bbfb28358c6c28d17d6a9b0da870a8d2fce768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71e6bf2fc3932025b5ab88b871e7b7832cde0d388980be2f9db1b883e0bdd6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1c9a2e041a647332e880a2c46814eb4bcd34d88fdc8772a3bf7f70cc2f8c007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ced7058ff7329f01af652a544d6a36acb0b4504e65c05c830280ae734c78fd2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3ecb9fded491fd6aa61c60a0e41a97c6ece3d0e20c058fc3d13f88cb8cc84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ebd770f2f177de32ae2d60dc6d30dfdf5a22e84c1ff796604468d75e826e0d1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822a3ef21fd543622ba194ef741e43c8734c56ccd9be9ac183782d8085ca1e3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82f27ddfbac714ee22773f4373c3f487f8f55bee0663f54b1367627db1ba20e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5f7daf8305603066b1678fce46b36233119e665119975158604d2d20fde2b2a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98cdc166b8bd772df8be2748949172009e8f4a3c30d0f8179fdcfe835d33d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d56cb908e072839301b0c1fa1c80e2971e23248d2e0138dedcb3d466eda588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829a257c7e3cd7d247ec6d4c0a3954e63cf05bd0076ca165d588cf84eaf759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7a9a87a42e59c95a2e10c621acc8273787c017332c34f9d2d485dde716860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c97ba6888b4ed638b55cd44f1ad2f7bbfdcbb22b973a25772130b3a22f9b91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793daa71b1ecfa3146cb65d438448ddc7d3bb33c9bba4b11c147d4a57b1080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9f30ee3e560c5ec245e834eb30c02ff1996bd14f519ea32f975a753fb05b1e4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6addad58c550777bd81e6e62aca69d4cc99f22a98487dee01750bbbebadda6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d5b935ed4fa19a160a62580cf0f14d623318a2c360254c890b7a4803ded7345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8b0939195185caf29066f81c92cf697d52b8e1eefb832063dbbea2afa5633f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b501bfcf6818976ff32bd2e10ec9a944e1071bc406ac7a858cba13937e20fe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cbf2365f6ba4b46a6d240c28174de416cbc8a1c8c167865c3c517f879e120b9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f6ae4fc986f3e9bf5443fad74699cec30330d4498f2edd24c5237ef07305070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d4293bab1b33c40683c8a580ee7ede4882e092fac1f191886670d6e5bdffd4f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b9ae650e3986629e254426b93582a7cc9e51a69d52c508888ff3c0ba6e6a430</text:p>
          </table:table-cell>
          <table:table-cell table:style-name="ce1" office:value-type="string" calcext:value-type="string">
            <text:p>0xC1B03CacEd757C4C020Eeb0b132f2297D42e5be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7f3b03687e00a899a23e9fafafc227dcb11732fdf60c2b4d2156132222a6ecb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e2cba6911a16d900b1c7c03310248c340c3dcfd31508459002e80d34b33295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6efab375d79a7fcb1197930a8041270ef8f1416ea667a1b6357de12183c3c8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9a65756f3e2ad5a527bc7d8c695cd80520959b6990a29cc1317903c9ecdee1b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712e17c19dba64348744c2f61097d4b7be28602f136703a3374b3709229ca62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2c500249ab48f7ebb5dfd3df0ced0ad1f7a0c4ad0c7dd3ada956c6cc9fff98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431bdba452d7b5cfe99f1d7cd205371a380730e79e000292916138e766b526b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66663757db80eebcda814a6ce377cdb9509ae9bb0b1c773af1db52c7c7c3bd8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e50a5070aeba9abbc1afda45baff380508031dc64e077f615ff3e4e8f462b12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39fcdd5ad536f024c0accff8b05df5324a8ded0e438df461100151f978ded95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e9c53bf29b3fee622e0c666324c46d55f3520efe55d2efe3b2f73321fcdde06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4e3c0a44755ec7901244856e52c0ae6c5b2e573551ab82822dbb89d661f4f5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fe6f5a11519b5e9357aed5a6304a3a1975b46a34a68abf701f56a019f2320e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abb885bd192f61d542f0423afdbeca666da06fea989bd876c3bb87aa467e96b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67b9c12f16081333d299a07fe15e5b20098627b3e5d887baa491dfdb5f91b61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9c6f631a09ed28237bad0e917a4ce94480af339c4aa69cdaab2deeeceb4ff6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cc9236c5a11de1cea2c2aae9a5a03257c94b7b8e11d563e9936093fa633ab2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72c7d0cc442253f3a536cdc6372f7108480d8b22724c54fd2f4bcb557b06f5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41c67342e028d5690cdc93c4c8c803696c5f9a57ccda0f4fb9cf70b966907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1b4177b64e23233854db2231789c3feef83d9d9f0209bffc49da5747141a4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755ff6427181c73ab52d6839b5e2c38688d103b08043b30036de2ebde47b16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295dbaa1cfa90f8a236a6a94f6ea386998489c767dc34d30fd837600da1cfcd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6ea40f6c569b9856f944da2e9f724cd1dd8f5fa819e4cac5e5a25d2fc7a927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8835c492f2c008d0a72373430bff89a886fde8aa7f340bd9dcd2f50667e255b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7027aca608720778206418cfbc27586e2a7d3513718f9eaa9068b432a078621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c765fa2023a877fac216b41e44992ee52a5f53d553f6093ac3efe4447f02c87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4e264b6e8e17ce5785d6366fa8fd72b84343121fc221bc230f5fe35ff14529c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1f2acbd2c9eb89abe43a6e5c6962fcb6289e9d2b1c1879ffbf4233ec91ce1d1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4557b39e84a5cc7312b2ace67568c0950859c54ea4672a446e3049b470542c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57f760ef3075a355db3bb87f9ce61f496b0b448e901b4b7f98ddc372df343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f048b3c2678ac32c2c15309b44ce54a43c68d11b5c2a20bfcf3182c354cffef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1ead32c4d1c49c6a6dde0d23c6499ec307bfd878064fa936acfbc6699697d29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624daca50b52dd5d48558efe013a43d6b2d65ac915bcb5b4347cb127570228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51c593b53082ab41f39d234fcd92c12d64cb258e1c71b16f9aa97b813c5d49e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81ebf6cb653de1f446cdcba5b6fa5f42642b2a9f088bbe2974380632ae44afa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63108dd82e6eb75b5f825911ab2880958569741a813d40d25d1fc2a024681a5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55d240ca939fdae3b8720b0368edd4806edbe38f523b06e6d35024c792aa925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e4a028014533c19c344078f0df254cf3ff2500d33492f778e61beaa2b200612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01fe64e298875719b4c8e6490429fa367448a4cc2daf090fac3ae2be32d03e9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11e6185d5bafd3f10838d6b20a3bfa4f455179a72528bb7ed41e8caceb850ff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77480bd05b904ea7a69390413c4d2e942ab7a6c6a3a3537ad6e227822c80be4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9d64bb2c38a0ccf79a80dd2d90c03213bea7cf4d6627aab3c3b99e1c31181f4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5fa1c08c9f19c6f737025c5870a220b41cd2f69b3f5840385c745253bf42370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cea1c8101971c40fa1f5b491f50391e4f84733fe5b60179712bdac57dbfd2c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2fb30c0447893c96c25c865b3ba1d8f9d083054b8848be94c5aefa813a60ab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a20d757b49ef9c9bbfd6676f2f3f2238bda311bb25d4958272eeb797b5273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a241a9d46ec9a5bc60288dcf9bd867ffd286527183d5970600faa9c50ccf373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df15611ba482624d648ab3441f395506ec40715c5d9e1ed0e76bb376f7010ae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707607cf4bcc1ecbddd6f44f0f6c446cfa333e165d45004ff291ef9712841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e72f031fa0403b401ab81d2c8b5b62953a8b502a3acb0f97bc8e21f5613795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78b20fc34692456e6023abe61f728248462a50b9a01eb9869453c8dc3f4d78d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f3896a2ba7abcf69a1227f4852fe2f8da19344712162be21d6b77a3ba8fbdd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f5ee6467b6785ff760c4c960ce0a06baa45f6ed3a78af91086395387a8d6e3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76fea14a5ce7931c641bb363f7d64c871382f28f9840291493d7af95e8f0009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bc2181c00ba007e77230d2809747f924ea704b19420d80d37b9728467cd66e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54ec606b5475326528687f0ed455ba28532cef7a3f353867de217a5f399e18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2369fcc621203a2479fb4d23eafb3d76db7ab7d0d629f2c809423bbf285635e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35701b9c5de58d871ca60b404cbd34872b5b56f9df46d85f7f2829835f95ef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4a2d99167ad8874ff4f960bdb25beca4308b0cc8dfe212237d17e36c35f2257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3277796ce2ace6b020da986a9e0907ae51a7f80588487c6e1ed4f07f8712f71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4c89f19babf6c7c35dcc595b15548f44932c560356d3fda91f35a6ba598ebd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a6536e285a25b3da8fc49e9e3afe543d489fa4fda089a7001692e14032c34f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fcbf3a5d41fa342b1bf978dd6f139e0393e5049675e4922f358623a9650f1f5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d02ea23da72aab8bb9b68db1aff5d5e1d5d40c87e4cae46e0e020afcb2bd6ca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9d7d152a851511abfbf196573a976e395f58217193a0e7dc2a2b92ab1384cc0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e20c4643e1cf5c3b0e021394956430543d1cd70ec937dac61a3d1ee65f02fad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a24a071c28c10df630e8c8b47f8fd9fbd8ba9394f43f1848cef3ec40094ee0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337c6eb7ef7ef122bd1e2d1380f02f17bc2a3b4c2fcf4dd152179bdef04a0bc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55963b86e561412eb1ae4cb28613d21cd6987fca2c341a3d97e70b0aa911f11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aa6fce728122d34e604c4edc08f31def2320bde981406210af48718960beaf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7d6bafcea53a9dcddb375e4e99007f91ff43fbf5cd5830c6e8907415cbdae90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324d914d905fc2126b98af0ca5886a3afc747c20c385e8a84b780c348ca9002</text:p>
          </table:table-cell>
          <table:table-cell table:style-name="ce1" office:value-type="string" calcext:value-type="string">
            <text:p>0x3941956D9D4B454411B9e1E2FCcf903c9Db51bF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04b19b4eae5fa6da1ac11568b1257e6162f9b91293a793d7be955b3bbd692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20a9dd1e603fc66f7ff30fa25dbc6443538554a906ef79c2fd4d638ca3aa8d8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f3b3745352c2ead7e9caba84a0ee383aa2bb771dbc7084c0c8d4fae8e56f023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6eb6418a0b8751df491ab331d19c49d8d35605749035023ee0269a84437f78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180af2a8461b3d7e1950a6517640e87facc5af47b3951af25c5528a4241ce5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eeac8aef1446ee8ab5b88a0fa03f8b187135e6cfb536af46e5f4e9a0452d0e</text:p>
          </table:table-cell>
          <table:table-cell table:style-name="ce1" office:value-type="string" calcext:value-type="string">
            <text:p>0x3941956D9D4B454411B9e1E2FCcf903c9Db51bF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fffad6f6b4f158331286478a35e6a613b451df35d9f90be974f4112adb499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68fc510a49831831459035f5fb7e85da2d7350e489f70715a2cfdf1b8924ef3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e9f33b4a64bf9c17e7a4dc0114058859675e551d594fbb880f906029eb5f940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26589cca02bc46252e98aeea192f8fcca669aaa12f1e2474cc6298d0ccc66b7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4a91d154c35c54984a4d347548c2f590004d8f600ff33d1d3976b73306c7ef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de5a59fc08d6b6b5ed1a9809e6f4c0b3fdca321bb627135194056b64144494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b239d88c1776cff107f58a5aa302c514be8ea5be6a6d2c381c7652328764e2f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938033698c461473d10b141258464c7e776b44aa9385ba744be05058459eb9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92a5b1811f83f531e5129f1396bcdd42f572ee106f521384c7978686e448247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62818e3f106d852cfd400b74e2d536e4f496782d58f7bf69ab71375e5d8942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f03e7606e6d76f33aad22784ddd1846e575993e229b1de7cc5020f3cf0dcc00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45bea6b4bcfba1cf6014383b40d821d3c02c135c3a66743c80dad944aa40152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331cf41ac216a7d8794f1c5c203b7a302df59876374dce1324396ae90abcd45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2f8aff311bd502c4892ecf6e87c6d2afd21497843c78bde12abfb6f0a69f02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8be4bfa32c91e3a77a233eaec81eebc190749831dd6196ce3d44d5d4b7dca2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557853c8a520813297be4fd3f0580f1f35299ee152d26116d6da1930dc05eb3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47bcce4e238df78784a5e93f18dae97300d8b4618c064b7f23c3c36ae6e756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47b115d8216859f808e9592f83bf7f89670a3ee6aca0c41ee007cc036e0dbc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2a0a8d1793355a3e382f610c4553b050d6feef6f528d51f61dd85be03279371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5a165236a857d25c5a557c40e21d3be991e43795742bcf1f529030c85310397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fbe576216d4656030d21c49bfece1e41402d3b8ad02930c7e5b8ed7ce9bbb7f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7e3af33c777df6353f36693761eaba1227817aec5f95f5cbdc4653f45b5c9e8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4d85631a35df245f4d9d6a52976ecbe9685cac6f8fc723061d7f0cb70bbb0d3</text:p>
          </table:table-cell>
          <table:table-cell table:style-name="ce1" office:value-type="string" calcext:value-type="string">
            <text:p>0x3c3ceD5d742217B0c304649670EEEFc614d6a2d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b6cfa250b03af5dcdb56f0c11e00d023c1d6e4105dae126f1618b3423d8881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655a1d0f6aa4d3dea4c0c93a97b0a33e1cb086241c712ab0d744f2b1b66c8d9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4924fe4b27f842086bce3604b08b6391c0f48eee1ffd5c99894975bc4e06556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6bfa0920ddffe23c7e2de83a9f70d10df389a05e6e83e5a1f0b6e88879f336d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5b14b9b6cadf3f4dd05521347b12be59019b6186441872c4cccd36db714d3cc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61c30715fd3a813537fe0549f62dc5d9567ce771e33ea3a99eac4c3f0b70378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ce33983ae5e879b30873f951d063c5f2d780793ca3719ed1619ffea5312bd75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981a23076b40638034baa70757a02063feb550dcd51ec79529daae6a52fd58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9d74a6fa25d6af65a2bddd49ebdd4f5895489f462b6b79b22fe819dd6a0aa7f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21913a69672a5d9161d4dafe1a13137da615f0c4bf0679694aa898cd17e31a5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dbf1b22fe2776fb7c3961be7e8b6298b246af480577daa6b2e21c60a7240ac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00da4896725dfa1093824f196a67b5d078beb74784e8cea5d4afce828ef4230</text:p>
          </table:table-cell>
          <table:table-cell table:style-name="ce1" office:value-type="string" calcext:value-type="string">
            <text:p>0xb6D79e1Aa27051116C7C21dC39524BA5414D1dC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0b1b5dae7dc0847d6a74108638464fb0761f630cd9bc2f4a0aa77645567369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c70de8ae9fecb87176f83198c37249efacc1159b3fc45b69c12e233f93f40d3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7ac9de966d2ce640f28753f710f0c63dac1df944e63b664dff375060c46d921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ee51e73eca26317d3ccd04455bbd33ede37aaeb8f4fe59dde222b52e261171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30737fe060d46040b91915a47ce7c462362f8bdae071f669f88cb66a7870711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125e6b3e761dcd241ccfa83bfd17b756fe8617f6169cea2e36c08ae58965a86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1c10ea1c67e652f47e061a41f579f27b72bb3d2bbfcc43f474500a5276ac41d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f5926dc738a458368e36c01da1410e4167858c6c434af4f68915196723caa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39e7a0e89ea52f705506e58a987a131692e173548cc136246e6c4fedd464558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f9fcd7bbaa273bd0cc3c78a224563e32ed4679524cda1fdedcc5e1172ac7915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486b4baece6a55c77a767489c6189761f619a4b91809ba5f28811667dff2619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5c8125fcb89c45ba57cfb347462a1fe2781c480e6b51ec8d36757cb8aa934d8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9b4789319aa3bddc47e2c4dd9c457686d36075ceb7e81e45fb142a67b8e9e9d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d1017d73d787321216b83541b057677cff9e2d31a28805aa8b062366fa8a351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eb3844249494f82dc94632230b4f5ef052f37006ebe60fd23e08fb8ff7a1ee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7e1776dde8e273a9efdf6a750bc097806c55dc4e38a3be0cc7dab4810809971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6cf479ab6ad22b2674c7dad93769233a5f35ff34e4491e71b191efed4119699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6c7c34a6ac982e39978f87a812b4bebf5a59c9d081158728ee4cfbcc7ec7b7d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eb631c1306aff8d62122bf404fb50350407d000263a270988f7aeb596ab4f07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ea2988caf0b07a17750c97868f79972163aa76758263fedc98ee935cd46f3d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ee5e502074ddbd0a49a9d5b9f7c527b2a40c30452475c8e5837b4aa450b8d31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b0488609cc1c23763620d1f4c990483aa4fe523f97202d914a8320ee1df4c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e71d226bb9d7b7cb37a6e3a1382f9db04a7d5a7d053ec86cf202f6000b5ba9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9851d979f879152de79c83aff4d6dd54dd5a1977ff16ce6f485c9e45e4a0b88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e2234736feaaff7342d3f79c21a84cebf56cf6d64289946269ba89269eac917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c315bb36fe81e19fcd11490b8ec439838f9bc697a7adc0f1031f2ecbcc18849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9a14da8f46dd31b1a5e389e7b39d6078d10a6ae51cf3b415bbb0869f39a2038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502c39fedef8b74bbba2af1c6207154a2b087519415ad252fc0b8ac97fda715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14ebc3e5065c716aeacded4a592ba8fc4ff5783b5790b62cd86cda17057975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8497222682f4f755c617d4b5b2309fef1c6242a1f68195ee4f7a045213fcc76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1576f2f68903326c7259c7094c4be64ddad54846f664f805733fc196ec0602b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c9542d27344c2bee088aa4a8aa80e2444d1248488e283d10990c1c52646792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7a91711eddf2756399293be417c4057c27e7946dacf57343602041cbd44e8f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5ba41c5980a2dc561669d7ff1fdde630095174af703f503abb4420c7ba91dc0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0461fc724793e79a2fe6a1ec6f7a4caad6752bfafefe26a9e265b482100de1e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73fde4f1acef87cacae492a945252085760cc20690f0300666b4118a572afe7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5ace74865968ddede29db9b07d6027db47b8ca04e685d37e69d63b823cd002c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2f946a6c280f7b5f3c1a17a4cb8a6a868916cbc613dcda003e6bbdaf7f6d01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f4ee20911863ba9851267d99e138dfbda7cfd9448d15b253e70ef7c492577a2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d26a6a1270aa0e95029c473d29fdf6aafb2d84e45d4101d50e28562eb2e49fe</text:p>
          </table:table-cell>
          <table:table-cell table:style-name="ce1" office:value-type="string" calcext:value-type="string">
            <text:p>0xC1B03CacEd757C4C020Eeb0b132f2297D42e5be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a5983df0022eb2f07623caece85845a09822c6345ce17a64bbf938c0428ef30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9d69d00e4f657b31d0ad0875bcba4f3ca26e55eb29eaf37a9b667c6ebef168b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e66f9e5f4a0e9b060bf9f1efdbbe4882b5e740401520ee848901eee4d285b6c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fb03d3bdc2b14c77ad47889a4db5b45fcc19f4d7bf8b82d884e22565df0228e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07cf9bf086bcf6a08aaf49f95acd4408d82f3c5f240d1d0c4db35793605aa1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5c4da80f394260c94bde0de3b11b652da7e6d31198c3cdbf54a293c0676d22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f6e4bab7df488ae2239cf8e37bf03a6f7b8ba6d7a19d4606846bbe7671ac6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1be3a57377b131fa897f318dc884fd2b68a0ad1e86d60597130e35918b3a506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943da0404f6dfc984012652d076b6215a96d6ce8bf0ad19ea7b65968c8607b1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f86f2a0e962fb67dd96651bea0f16dcbbe4a34f4af37ee1b45f8688a20dde2d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941b3d3806b7c850ca1dcf48c18298cb1baf2c847421b94e3b28ad3e8eee86b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32960b75a14e1b5fa0b113d2d65d29a942310c9afc66cd8c873b1a1f0a3a912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093a12c5432a8fabdb741eda66bcb52e07b18c5a3b727b3c8d31290200d0a7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5d19b4925b971893b6e09f533534a8d50df955323048342023fe8c5948dea48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f9a542032bc9d1682cf578bc0aecda2bd09a65cd5a229c77c3bbce3341695c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00c38d7e9899f7b4885d9586727d3227f12ae88001cdf53b54598669134382a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010ff581024d394ce0488592a92c9eb584a14bcbc590e89317ccec3acd42ac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e0085b11ecb3fab7d45e4ed2f968231e2fd9a1cb114ca9d21cecbc3b86d6f76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ee0b726f169ca9a98cf69dcb959e36f0a049f46123b1a674531e56d1a98dea8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e935f652961c601dab855945c92000fb91cfb25d426db2807727903dc15d03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ab645b045d93032c20356168f37bed754a9b53fe3cd947bf2488c8e0ce03226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6e7274775923cd935a26da302b2c4ad28d393898c982cf5171f7861072baf21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a750f7c5da00ed2d521969d545f454cf1744cb857d7e1e652c0976f8412c9e0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0b4999dd04498364a806abd1039a84ccbf0c97ebca2135a73892758a091335b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7a9f19ecb9f9f2a54f8bbf376f102c725866da8a12de5b0fb7c4d2245fc1cd9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f04a819a4274d68e26aa103ce401dbfc5a99c61d74a69e215c767867a8a335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2b61e5ce73a4c395fba6352c881a0d1ab064e2389149401ae3d0f1db9e43f17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b805235ecef5c88ffa98c4cf0281434e9e43e5cf7b393a86760a0013842dc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96d3c14745dca45ce9fb8a2897e94e487f310d128961faa15e030a1949aad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8365df71540f9eff680e11994d50dacdd1c698c4a69149fef244a7cc9b4762f</text:p>
          </table:table-cell>
          <table:table-cell table:style-name="ce1" office:value-type="string" calcext:value-type="string">
            <text:p>0x8015F222B8B1034bbB5725F3b71348e6077052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cfb5e0d46e0d456a24af16a4bd0f6ba5fd09555ff69aa69886597ce7d5858e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440559085ae4b9216ac699d9324612b77d6b3dc7927e1fbf23e5bb5fc2d371e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6d89dcf6c1ad196ddaf4b89c0f3497c3551b1a3182fd5f891f0dd29826f435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d7b30409e5800fb1baa47c0140cfd528ad7fe4edfd3000fb370e8ed9dd5fbc6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996de2618b1c1eb6de4e7635fb0d653893a5c886abcd0a4f3ee2aa02dc4ea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192142347e72bd78a6ae922bc77928ed0d0166350950569221ba734514bcd94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a45e42a35c9a7225d2f8619c9832b1b89c0b8afbb8df15a2564865930bccc7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96bf50d9ffe8041b236afcc4c7b7ec91ef2370ecc218a540b04ef005ac5e51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9962d905ddd95acbc8e3571db7f6a1723ab51fbcf55e5ca74c1d38bd19f73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90fcc5f6043f5676eda2479439c776a78390fbd3a465157feb19b96937e1c77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bf8a419da4a2a2fea46387794a73f60318cc003686bcee2d4783682a622a7b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3b231c21704b884ab2d3573036aa35c8910cbcb9d507f19c0714a966879fed7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dda6c752eb55a3e6a2899ebf3bcc039804b1671b48d15413fc33c2929ffd1a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f9f9267426caa3ee5989b1e7c78c44358021fa1e9f2c6adcfdf331ccc4a8ae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c6ef26d9acbef4e6f69bf92380c33054c49fe230c06e4649c52c31c9da249eb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20c9e66ca2794933f0edd809f404be9538251b1639a2184f13e48e1a4d173d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0434626d15f6d3f25239acc8978d5f9af9fdeec8dcf1bd8377c1d9de1daffe3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b7a53b6abcd7f6bbef38af67b1f968a559a76773e732c34a3e16a33ab741f98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f8ea68c581f8c0af07d3379937f660879fdf98c0605fa85dc4faf776792b400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52e8c72058193bfff6065e1475e736a0854be011e9a60a1f96f31e719837174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bca5899b2a7ec98f4c4062dae70d62c0c57a7c2153fcdf3eed482f5b1ab4e3f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9386e42307477ce3ecd4989669f853cd77d13df455cf9424f08f2cb7631e26f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4a14010b0badc71237015f891dc5e61cec642d38641d7777117f3071a22023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eb4d7cfb30218ea0a4ca1f4295a4d51f49fca074fba57aad7e2fad5d94fc7a8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3cfaa34c1c0d773e6d652c05d43453a8f71070b34abb31dc9e28631b05333d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3cd309e61fdc671ce7bd23da901d2582dca4444b0cc909bd3b845f106336d2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de8d33c2081d0939a067219966700dbe198ec66fc74a9f4eb4b897088958e8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7ac226e30436686c84e35adac813cf9e418c46ab634ed9a81875aef1c7db0d7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361d81f24643f0c2ae261d7d48ee8793d8b4093b3e36a550b4583b006c476bd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934d9cf59320b019a298abf25625e52bac8021b5c19260aa0336ec6810dbdde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54c6d6fee28ffe2b95d43b95368c3b5a134996886182dcce86dd0a87bc7382f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0fa89a9bd38ac914bf0f14f73c7831fb532b5cc3cda060217f6b4771110e515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472c20117cbbb7002a7b71a773530ce8b3b0e1adc8fc3bb9557717f8aad2859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dbf7617c92a38d57462bc2e4ee0269a43afc1afe6b1e6dfda1f6b96df685a8e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c84be1730c7d41938d63f849cd78dbf969ec7e56a61e3f28f836a29acb47fe3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324fc2b8c8edc197cd82f6039499a24ca3d71aedf935cc72216c4b7c0ccc611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e8b78d477bdf3a2cfb8364d2dd8f762c2a9cb7ad759d837eb4af237b63a97c2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e8c8c0bc47b5989b29c0d7a7c8481c0a0100fcef08a36e6b2b872b02f753566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3b19ab2b6abf019b48a59792e3311abd488d098e5a58b6a1ceffcce7cbb2f5e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1fbd26503e612a6d9088ee7f68682bd6986950ea2d3127281bdd22ef7a4ebb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a2b58be6fc6be3b8b42d977a303dce58ec5110fa4f4c218d3871ca148490c2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1902e18e950c93444d152d7921a9ae979900defc7e4ba34075f25a2268f3bda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ba0957ec245a786dc0651197298c3145b964b13aed98fc5d1eee464d9da70e8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93dced75912aa86b3ba71c425aa6d7bfea6cdf442af9e8d8be801bba66c5a71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a5c1b32feb9c695ca7f707003eb24f7a35bd58137e14501332927875791a635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0155abac2f1d8a68b765d1a823e7fcc68d04e90789458e662e7488f31ca2f39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a0ea262f79d848baaa83a1958ac233f54ef4552d4126b25948435a0ddbc908c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571c56809c0639350d207c77c4ce7ec787636635fd6f1f83cd8a0e70e7346de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a9f450d83233d2a13402decde86eb084890130ab0f5ab010f2e2dd2a34a716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d845bbd734dc16cbb0391255255de58eb8d2f172130bade6cdd453c53277d8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aaf431d89128144a27dbb8e3a6f64f84e61187f9ecdf299a0f513d82e880ca6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5ebd348ea47e6f6d9699c28d890b85fdf16cd10aa7056e7ccbab1039d9c5cd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d132867637b02e738c5e734a7b4ad0c4d48706cf516aa106b86fc768c9018e5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ef6af39cbbbf627549f8cff807cb13785c39c205f1760056f3ab4e6ba948f00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db3c14ae01695aedaee53125b24134b0fdb9d90f148ed36b6a45b8d26cc7df4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2fb9f811eb72bc2b6ad2a994dc804e614778b461832ea5dbec7558f8b781b85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992c7f9d59034577e8a26ad44e9acaf3b38503e4a9f1d7af4ee96c6df21b844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a10174c6a2fc629826c24f00588e24816be3482f5bae9d23571ed0d798198e0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4a0b19686347f0f4e0bdc4181aaa686981f67444a819edc3e2d020dd702e503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25f62865cecbb4012ce26c15e64a2d7b05fac51ffa37c4070cd66363c142deb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7d04dc81905ae4ce6ec43806c84b8841482865dd5395562fa48fd6e196abe02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581640fea0fba42e2e0f3fdfd3e94365873b902e4fd269cc0e7090ff22af741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43616bc3dce3182fbac3844abaaf2ef6a8b19d17125088b7a602fde008bacbf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3c6e972ab400fbeaa27f1befa84212bafa1a7a8b59e5b0a63e1dee0f1ad840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0ec805860fe32d3a5a1ee59bb311f7707fa5543cc6bcd538730d05017aed56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99819a6536d541cbdbfdf427a4c47d9de8b3ac255d24a87616c1147b4a5feb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2f7c245404e25695ba78b4cf7e5e54614caa38f34b324d7b56454f77a2f749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2b3c56a43b51b5aa7a89687f2c942dba8e7a6ab11a76e7b83f17bf38801bc1c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f9829b0d91362fba92fb211f45fe17484d51c4a3b1987c24873721b0f733790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08cecaba452acea8f8f78aae6d0c3a24ddf4ca1079b6de35269f71a1538f220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bc3c6378a28cc16f38c0b63a369a88eb0098394fd895d0b3c0566f6ac3a60d1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eb8fe0d6c9be8e101c60aa74a5b600902d17e42a4a501a4dfbb674e3ec4a5d7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9f5ee103c771dfb739c27bd37711734013be88b13bf243706e27e998036ad63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7b729b7175bde834883bef7e15bc8ecb07791826bf7fa87d7422c317b7107a1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c0a149a28666ef596cbf7c32051679a9f49634f545fe12b4694c74a80ee19ce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bdad4f58340303840f800ba162310d94eb03546827544b909e3e6fa1c88c30c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9fe43dcb54642338fb0ad509543ecc0e3df595b259351db7670c1cddeb83bbc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92790c34391c9b6ba3489dafbf1b5d4002c8f0da9c53ff72ae74e8f3f0b582e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983583622e65683d92689f0f1a42c00e7a0f375c277db749188ca0de9b9e526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16f821c0f064c1297bbaddb723ca6e1149dd1dbcf4929dfb2db83c51e3add4a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32e9b733d7a86650bcab15489bf3f482f5a22ec68884a8c4a9955348262f840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a113f1833ef59b1fa54e6c4f3b7e246ad61a90817f80bce4c41d3d57ee69934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cbe4377ea65888b0368252f0aa9e1d7c9da4ed47e61ade5e2be65b637a9f1d8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c4552ed91e92dd1e437d40f676b4b7e71f2e0c58efc91ef2e36960cb1a13277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95991621a1b7b5ae42a404fd4a7085f152e32280ef102d04b4aba2f4218339a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9016ab73ec7e3beff91d0af81ca7ae6046e962ebfc3c75c8fd0ffcf39ab2b92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6eca1bdd2867e54f4a98aa2e95f8fd824312650ba6e77ae059021a9531f6710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4c87b2f5a49b6206a057c16ae34dd818633c121b56179dee9edde10cadc45f2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889da88648e23c8d8a88fee997b6a0157e7db019b889e5b44c8e0b4267d3ab3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7176f1c066a9f05a742fd1c2ee89f5ef362a876e644759eba553240a8bb647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17f4c9531e22dbc195f896c314310d34b384ebfa578ba2a00b3538668803775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da3069d8c70228e73a8818d4f09b4d731ea660160f35084e9cdf91c784d09aa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eda96c34a54b4026562481ded2461cfbc76347977ea44575aa13140c67c1da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b2cd21aa390a7a0ab3fd827819dee7a8e594957a28b5073db1a8da9b472e2d7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f620b86fc4e82ceab194440c5ab13d55b06b7f4aeca3fb0b22bb417bfe38cf6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88bf002eab228eb7843e64b47d71b8be3444a6cf0f7b2f3260dc696cb19d581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afb50ce559a1d1ed65b80875e638c57db0799f224e8a902533478e9d4304691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369a92fffbac040d11436a08e2a6b7aa8dd26fa090eb9fb15785973292b5ecb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c6431b5a7e619506d7826cd32e8ea6065567bffe1d42b7a42e4a61e2ec9545b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a864d7bfa13e72c22727f6757767e9cbfccaeceda7710d71dfc6ae1d877df5a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67bf702bf1916d4e748261e341d67df61b90c453f9aafb6c9e21134076e2a6b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5a54c23cb2d2d4fed600cff02c13022c7cf286e4c043c9cdb1ca12099852115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013704ce5a74d9e4b89b49099835a421c1ba6f942763980a73f4bd00ac0cce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18eddb02d90bc506243eab46ddad596d17a24447aa986f0b48faa005e921f90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9cf597be76762464d6a335c8f2326b956bb24f2207767c40199ca9044dad40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79bf81b7d53af37830607f90ef58a0ca840f02fe97e8cb0ad8a7867e8c1a10e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c169001eb7ea74af7476b31763462e3d67a2c2cf46b207d0789801a5b5f423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d6277f90859eae74e0cbf59ebbecb4ac829e616984ef6adc3172f735d0f841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971b6ad25980d1c1edf37921ab6c5744dc1b353017d049f84b1258e6bab6cc3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e04cb8560627d713b71bd3b3e6256017a7a09a647000c2bbb4a904bba7139f4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25fb0ff0a0eb7d5328f1eeb2dbb39cf78168be650fb49e61c980e24ad14d34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07d5b1e0ebdd1890e2d9f7df4b7d0a4d9f3612ae645054bf1f2e78af0968cb4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b42ff2e7c7b9f4e467b4604fdc510e8c8a77ce63c37922c36ae7580194073f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f3265c33e1ae632ab856c09b3dc1c756dbe0e44af8c35a99a0b2bcd5433703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93c4f77c0f43c07436e5c74da7905cf11245f73de4737c45a63c114f2a4cb20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1375b39822c2caba93ce64ec71d5abb841e0cbc55bbb52bf097db077a28cd62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734fbbe979bacc0dc46b1c59290ca633b8a17d26affd321c9214bf6c8a782ea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bb1bd636730dde4872019472cff598dcc718ba40fa670f1fbddd4fe7a6d953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5c36a24e3556faca03257d101c8e7eb73604cace69e4518700666eabbfadd63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5ad2d5515f51277712400af621cadd8b2f79344e5b65894391ca93a32f1a0bc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32624f5b0c9f1eb4774790c61f01cdde0338664bdf10fcc21d459b2fc313c41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46a1e98652c6b45108d2f83a490b8a2e987da05065f4ed29123c7213f6d6057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46b6870bfb36b253fc8b95fa234b8abb60a454bba5be3915af8a275beb6c076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681e635039660c4b7253fc66f27721117fe571a6507db14ee15443298f697a0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975f23116ec569d5ed8e03b5b557a18632835b32596a1d15a275e6a3d4a1c4b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86aaedb53142380e55b74f4c1f90c0ca760f3ac965cb6a3f94926c1eee17d95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fb38cdafccace216a6254d47341a7bf36047f42ba320cf98b11a6a40f731ad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b06582c5553a4559924c1fb85dddf19a1ee0fe691909bf179cea60ba2ba142d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8b7f31a1e7997a029111c0132a3b6a612b345ac4c084c2ac59e6cda0b05b443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f92738aa6b114ee13578ce6bcc0f1c847b566d77ddeb93a36b425e8b9c02a9d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e3875ce200ac80cce62fff2ee152a62c0f6c88e1473296aaa44c276577b3ea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601a97d22aa93c14ec52fc8cf041afd08f0e0cf9c1606886ba5ebde5ba08af3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dacde5b362c3d8d9edf3d86208986d1e42aa18765b0d4447fd38aa3e35d64f9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791464169441a111f4eec42e9516785d6cc2d28777cca67937216d7448229f5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8b8f8f500af6c46b2975597d6ef137278fb0c88f45f61ac7349c9ec84bff766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4523934b3a8cf4da6d58394b3eb491971b570c8d8c36b80029c5de5ea28c77a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4706b8ada691bb1916698d5296c878273770c31cf132fdcce6295166a3c842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68fcd0cc575bf8fc08bdcef49c1526e645fed8672f5fd76abd3cec7b87c94c4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7a48a4b210c87cc234ffbc71fb887c11963272fba52271921f153025ad27c1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a5c8adbf0c16c198b2ab8fe80fc2a8ad3c979a136b29b18f621e700a76d4c6f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31497c26d715b98f632f5334b23556a19508d6341cebbb2c2a5a06aec2098f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e3d375324a2f6f331ee83e8c85a92f323ae32033b9fea1078d4a528c85c0fc4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14092177ff94d5b9627bb7c3e11db9a08fb402ba2450acbbd8352d1e41f892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f9cb5c0d24bfa7125f949f46010d21f162dccb904591a0a87f2316c5bf54901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65b452e7a95759a72c2f0b635a52069e3c8d36e72fd88b243616503bc666c52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d1a9cea32def5ccb669252fd86d1972c7a6c3f608d76dc95f5048791afe401f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310de24b7f95cf027bfe117d5329c75dcbeeae95d832fa048728caa022444c0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432595793fb454b7d92ab6b12a11349c0878c576a2ea64b829e58c436c3a66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5e31a6b7d8399b71113b67d37db7dda777960e37320aeed218aa1efab1cc032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3e929d117a4426b13ca48226df59a41555022e6998967787351aa4064569d5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370d52b25974a97d06d25c25c7cc17f51cdbf0f7e905e7bc17b1bcbdeb3c0d4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ff09e6a21870b8c9d39cdfe5caaae08c86c0ebcd08f8ab007afacd67a5953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f9c856fa629fda6955978de8c85cd914eafa568d83eddf74fe7c78035c5787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f27ea44f81a8ef2f87f466bbeae5b63ab512a0e37642f944523ef7f6b193cdb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105d51a51d9af25e25ead57dfbd6afab50542ad7caddb5766b1c4358fa6003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bfc0075017d8f5740dcda8d753a8e811e777080952af751f018f69391ff0ba0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a7baab47f16859ff19a05349efb4f93351b93ec3419cc9d8f7ee8cc23e8d323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5cc21caa93ef4c65ad5604da402608a20048065e20b7e4a283d4946f4615c1b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1f226b576b5979c215f3ad41321d2479e7d47dd1eba88dbbe55a47ac9bccec6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0a61677d2d4ba12df9bb7a5923947212182dde331dfe0eec3bb7967fe9cfbd5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1cc6e789862491783d701e048d9e5ce4128da4043684be6960f4f80b014db2b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96a745028c42d10694cbf570a90513635d3c535fe7318609eb227f2bc238bb9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6d66ec59e984a98901873a3afd327aa2543df4c51c228a3fa18c47e1751547f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e7ca598d4544aed2f89f619329db6da95e7ad16683fd695e95557002b7ffd6e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93395f6d091e2ba5f032b33c438310c569e8b29a8cef3ab1b4f49bf2979adbf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383cd41265ca2b028d250ee31f2638e53a9110a58deb092fe83734ccbaf7c05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9343ae08c2efdc3e9d3a3f01068e2d4ccc5d80cc54a76656541e152d30618c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647fbea276a065bb35eb8635774278cbfca64bcc962edd6a16cdac08c4070bb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410be4fc112ffff418c3266f7f5d95ca5f2986eb5d7b0329509023746e5f4d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9438596965a07ba121c8464c5cb0c76fd560b10bef22d674b625dfd5975238e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f8708b55205b5b854dd43792164c7f48e86d131b2ea2cc6889d42eb3520072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3364586e30151bf97b9399bd1551941a59db78a405147327eb4833292bc2a6a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239ec78f50e8bbe0e0cda79f4eb6194cc98782731fe3e293eccf1a4926e01b6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7b24fe296c83f9a781e67acae92ecc54722412072ba28831146edeaca620bf0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e109e8a8047307e0f7a84d5d0161edece00a5d589b76145c8ceacc177a46f57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51dd8f3d1af106abf11feccef583c5760f11b82a4f2d44ff8e17d854174c48e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8accf43869f78e9ef5ad6a4e5b973972a0d3619cb2f27ae69409d89df84cc14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5f05b17666901a629cecce7311a5b0647b90ff7d3d0b50b7143ccaa64c839b0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236af854dac4547ffe6dde4cbc79ea796b9ebbbb844990e4464a2968393c45e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cc5743d2fb8fab757e50ce47599132ee9c49f454956966b8cfe83c155b24247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97f00fba63b4a7b2471becb9b99f19c3dca8828b899517fd9bbefd0ac26cfcf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8eb4fef3f4ab51e5f4425b8b3d29fa2dbf43c2346950ea175b16fab6a42da19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5987daebca3d53499421b9dce8083ee2f3656a4d67f701c159f1893861b27d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799079d02bacafcd3e928d47dfccd98358aae99eb1b1faa1a8d15187fc78b96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f8f0dd2d101d893a44a43f88c8773c4211101cd64e768427b79246465ffb67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6216a97a70abf163f7dbf3413d3f83b995943eac9456a43149e2359bcca90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407beb8d2366f79904b914462d8ca0769b4e32c879a1edfad0038e1f6dfa621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a0f23a69f8f2c39e953438c826c64ffb8327b14641f868c0ebc41b52c0a7479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787c87c98df459d542e212216952ab9e6431ec30b7251e1aee5e352df082a3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15c355a25376c3943dc2f66a60d00257c9dc27df6a5d080a0caa81feeedc0b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51d3d4e9ab75c36cbda1f63d4891bd73af2bbe79133bde201ba33945db79bf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38bbe423d7331b81adf27674838e66559e645f6bffae50be043dbfd703d9955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a3151e421de1599dcb4321c2a122ba8f9856c6f3890b3ced934dc2ae3fde910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6892f0c15da11f989e3ccb2675feb963fb66881b9f83f1a4689cc22f60f9358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ab4a9362f84e8bbcb36fa8ebf642d28f45c28c150613e6e4e1474fa1c95f4ad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aa043e3cd0c18e3efac261d9a9cb6ec0fbe9eeab928d372d3af2931d9ecec27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8a99f9d30cebb4ce0be1496dbd5289ec1c9480431a593e61a3005bc6f28b229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18946096450952049274461d45efe17d6d1cf4cf37b553ac7844ce2cc16fe7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49c4fed20a82c92454065a016038db6edc99e835471d242e6b115c6427378b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c07f8d9f554d5fad80eaf29d452c5f78fecd4106e4baef759de708869979dc6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325c9f228998464f0d125249b41031da7774a97eead0c27117f5f9043f6af90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e576a6405171d2997462a4418da137c0b195d0a65a80ac1ad8abee2636c01c5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b3acd9eb63cebe819fae8a44196bafe528b147430a080fb38aab33c82e7352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f3384f12730575820194f11da75868db76ae406eb2f0d5284fe7bf164240b2b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9d9da2bd963ac340d74096e88689e16f7b2726af669aee96b620375f8ddc17b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b2d9b1afbc1e44b323370bce6abf7a1a7c685a7213404a09483c55a5a063946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6fb37ccc148cb4e7643c8db6a298617ccdcc115753acaf9c4b5278e147a947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2d45f352e1d2cd42bb77579a87ba9e439029f57838e15aea72cd80052d785b9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625d456151ca290f5278edf6cb724dd1ba30f0510edc384950cb3efaaa893ed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28ad479b3d07b0b6a19bd73b2eb04c18bf3d9450a6fc49e616bbd04f34dd9b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4dad33b71f6dd04c6a6e5ba6a27406abd911b82c0a8bca2078e1ea4c3a9a579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e7595c51fb84ccebb5378c93840dfeb5a9f0d74cccd9f2df7d0c8114973c5b4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e27fe118d86168681ec131f6fa1bf5534f304fd2a820ee2768a381fb3d40c9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26f3d800b15ea56baecb2b7a8cbbcc500e354ca0840ddc40f15a4243880c907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2bdc6dc018566cbe8003137e7d162d504a905b22f63c8618acf16d14030e161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425cea8105a30d3a81d8e14383c693588632329bd387103a9238a82530f6a3c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5a88c2d34274ca87083b51bb61295dec64f3ffc8a464c5ab1727e9f228f7b91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3307a55b0a82db3c59093d2233cac573b923437f233a960f63cedda7dcc2b2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58cbc05b6bfea1b60046d863233d2f19ef164beeebfbced9c0691373f54310d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e80b4053c0ed8a23b24e8fd4937e61f5722ff11b020ef29abe09bacd550720f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c4e59a048e3ee0a0aa71b5d468cdeaad3dcd3f1a30ed2e7a44675df43f5c8c7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409f58c2495030f32de05a041b15f1ff0a5448075720fb5ac5bfcd6809d618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3720ad515e3dc5beb4a486528ed0a70b8cb2f4bdccd3b74142e14da0aa2100f</text:p>
          </table:table-cell>
          <table:table-cell table:style-name="ce1" office:value-type="string" calcext:value-type="string">
            <text:p>0xf883a096DE8B0f20a7b26a7690f36e7d9fb136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1e44a87f3c630aa7081db56e30f6c353a7f8486d6f87f207fa87a59692682b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5d0708f7f04f05b8190887dd3cab56f91429e6d1f4d6577896f789a8855de7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30ad48c51889330a5c4ebbc53960dabf7dff965e5db5e443cb49f2c4358a659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a6fa2c18c80dba828ca62b03ebf60fc032e2386062bbbcff18588fe77cbcf02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17f6a9490ce061e8482b9fa2512ac0a332292ac2b11c2090895d67be75e11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e4292e0a021d52580414bd61e9557348230734fb02cca97c728604a10d8362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2189e6d653e362f2f2bd7615ff069067199b98d22099426c7de6d64045cf46d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fd7abcc9f18734a1d239c6be7cc05a53f4abb0879a43790651addaabf9b12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28f4b9aa6053813b5be3e17de445e4f83132563077df9168372c42352b1b46b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e5df322807a0d9184cde2b6e3a083b6084ca9a35d3c135b93171c69c533f82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a44eec5639a2ab1a52dc11ed2317e8e9c0aa323cc8a84d5e5e022cc8026b085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ecdbdc4bdbe218f33ca98f079998cd484189180aa86e634c18c2748c19e482a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4137f0613bcc9f182f37dbe6af11ecdc1388a47c6f81c0394311d7067488a87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2c1d4357416a2fc05db2477465c5fcd50220e89060a997e158d711cf072e928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f099a9ae3782317f7c1bedf5d7f7a5914e101fb6becd5ec53cf5e7a2fc3d7d1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4e68e6a7150190e0ecd7423c8d483cd7553a78729fafe44674a7f603dcc8f19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0ce2936614b6d1b60194a741e91644dda444dd1232d5eaaa1ae9529be523acc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785ddd121bc1ddccf2f41f17f61cdaf3f600b533ade6caf2dfed06dc7306cfd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c69946cdf53d8e6f19bd12f5e69dad93b6a80a5b76347ce6be7554b6973c3f2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0c32f48236bda69de26bf477629bf7e7f598ac78ef53998a3ec71db9b8d41d7</text:p>
          </table:table-cell>
          <table:table-cell table:style-name="ce1" office:value-type="string" calcext:value-type="string">
            <text:p>0xC7460C8111c0f3CA81657288611432B88eC2F49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5e3a77dcefe14471cfe61d1a5eb47b38f7d820885a8b39e7fd8d06d3be63188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052786882352d39c2e7b831f9fd0cc066a3472b3a72a8d6af02063719bc473c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217118122a18221376aaed6a0fc54deba5a0470287b765887ab5d1169cb84b9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c8e7692e18e880c337f62a123c23b6f06bcedeba1390203a8f7dd0a91717555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cf34cc9c8d2a9d4a419db0128220b62b2ae98b3281eb68e1bcedea3ad25bc3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173c558b65f9dc83377f4bf869a9a41770eb4a9b3930807083ea7546f7fc3f7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397e7dedb4a0b220ac24e2736011fa4c3b58fe8240ff1c3cad88c9451283baa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425fd4388c5f8849c092fa4b3be7970fdc06b58f1f5fab1c9ad60cbf3626b3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6b04967502aa79bdf62c63d1969039ab48df4c38f74ef2e41d274f6210e76de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de370f51fbcba82af44ef8068873a8022c1df8545682c689281a66c0fad0cdc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4afd4b42325809beefe285c891b4af4097b895a8b1e08211e82ac8f27295168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4a297d9fbb7a4fcdd0ff3f41920023861f174a4f982b9a39b3c59b1eb8ebc6c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2510ae7a57e512d36b778026ee534c151724130223b8f41fe7e9f2fc94a7f4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142d2d8e28c3aacf8dcf53483e54a33b70edffba755ea6a4d366f30455e3dfc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eccb6ac8861491a95f3b43ab7a2f9afb5c72add02aa2162223e20d0ff75da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0c2ea3099ba8f72dcd5086d92ef45859dbc8c3b34a4f0d3390d28f7dd8da8a3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dfef03939deca2aa022ecd0731b6d3b57d42b7ce7f21bb4d825c0a2209a3d2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387e3242d475c571fe3070772d33fcab3bab7d4f8847917a62c7e1f79d2003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495fb9acd971961ddded79cf847ff8a659ade56e23f5cea58034fc7658d3b23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8e036ff0f00f27ada19d8f2811afc5059ee900405c748ade3306a410f9d6af8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b62604a824d9c91346bc4320becf7acc084d2ab45d9343ffec72a141811ca42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606b1b7bd7210e2c2faa53fa4ed3d02bf8d6c48b8dc2a280fb78973cea6f7a6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d4f728d1eeddb99f163788374f55fee3609ecc6f69b92eb6f865f19d50d300e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d3f97ebe7eef9c0c3e1b3faee2e279e260263168a010e978d2ac61f7b7462de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b50a39b6aef04091a258bbb9deb065103b92b0df3aefa14ff65f55c6669ea7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c61e3f8b830ad0e86a7d1facafda3c0af906437d591f4fddc62c241e185af1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1e9106b2ef7ffee9bd6d71c3d70fb6c0711050aa53e91646a5fd8dcb05cefb0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ab81df2cd7f6c99ffa7879228ec0f060192f0ed716deb4603df1ab1715c346e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8b5c476b8309ddd122bf5349732643d2f39f187454359633c7c75ebedd257ed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2371ed1aa7246e7ab021cbf88b3f38e10c6dba036d4bba63d196a3bc473ae6f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144da2bdb887d664a6a0a21aa86fb8087284025498f7238ea43d469cb3cc59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2af4a476ab9235293979ac7fc96ec571ce02d60234099895faadb90e4251d56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946aa30f75b01fbd9865a9b3ca22e8af40f84f4cec86bfcee2848ce10307615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5b8e04d34146c0a97ecda2d698b29841d2ca63f203dd9e44a57b5939e939886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ab93eb21a9aafa102c82620603d19810f49adc697e6e69ca8a9b5b6bdc5b300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d4a5995487d74299068d8b222c73bf8efe6128c212d317cd5b6a3762e075ead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d648e461c188940badb9b4f820bb927bb629dae29e178bf0ceb1f413d3d1d10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b558a045323c52f3d135bb91f3ac101f83f333d8fc25c1a4cbf34affc1f3eda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62fd664384c66cbf000f686e397b56f8c4d83f8a6a7f1abfd42ec0ccac25b42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fac2e66e465c01328fa270720f2408d52129a8ec00247903e2e693ea4436971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d13cd043bc76c721266d67f440de28bddb9af1c6ecb797e41881a06bc8f07d6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11aca51cc1f0b0e42d62287d8fb667126a1537fb5073224d466a31fe6faeb5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923146c8f35c0bbc77506b3272274451a438fabec7bec218a1ea1f3efd134c0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946ccfae3c31a61e95c7754785d5dfc46cb45e9d02b8cc4d7ed19f8b1266e60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d581fa38904c5da311f1d569b92cd5fced8e61314774275350e5c7ad50e8be5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1ec645d399a02ac1eb6e22367060b80e794d394592fe72d06277e58183b9fd6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f40f15d5a8ef8cfe6fe4b0acf156bb00cacf25f5bc5debac7d9c028b43c128f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9eba597b0d0b2e8e99df7c025b078252fbaace05f223ac0e6d3429f3681d81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81a7b84be33923a3f827e8061dac9d2f48ec712613649349a44851936d85393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3a041eb0c79f0fc9973881d95b4f92c522269cccd9377e395ec7667d3ef2eb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1e8386815b80a011a6b25b6d33318f26d1a08d7f5494fc8b2b1ef4462d45476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9887c7fdd621f7958642678c03830c6ed4a0dd7425617a6938b3380133df9a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2b7b644fffed00a1653282c4789a1bc33d568c0416f1a5442b0216d80a9bf3c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78fc4dcdb08c18798aed454e0c6d2144308761b174f4719d686c03a063496fb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c3fc31ffe7609599b552f5fbab28a6ba0ed54b81832c9507e698e55bc48eb2a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ec972f5f18e402d77dac85133e5e3ecc62ac868eae21f2d475d452229630b2d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7fc08d99b6b0d92453601b29e0484e620d1ffef631d6957e79eafa7b9a1147f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5810ce76085cf50eda099f9d754688adfce26df2f3e716193e594f40e801cff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a92e0fb2713f6c9360367f9b2bfe70f77240b5647839ab6fbe1f89caa05954b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38498e6e23c8dff78939e22e59b81c39b6836a049f57757fa4cb136c382cac4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2013e5900a60477f8db9a6295a1cfcbf0ba688164860b0cb1df175e15590190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8b590534643bb8cdba3001e131d42bab84ebd9b1703656d96e4219e45385e13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ef772f517d7088f1d7a3cdff96b745c1f2fbbb469f15f054cfcf9209688a2fe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cad5b2b73b8b0a94b49cf22531bcdd315de1812371d39231db3803ec7af0e8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b96a27e52ee1487a55d71d67e8f3ded880c8c4dacd472d147cd0e377bc6827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f5ea28e9d2262b2d189cedcce4ca3c9873e2373d067cc6a4034e3ed937a71a3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025475cbeb6304a1e5e916bcd9ba57836531db8f82128deb0256a9a48623be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7955d10a6e85f6edd5891f994043b8e75a5711b9840db461c77ab226d8ba5f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98cfb9b1a422a99929355823a64f3be2a46f72816974ac409fda190df889717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4f9999d3012a632d499851e7ba37708ac3ae8b8e2b1029b6e1b6ff895a4f012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338d7e000db4c85a4f0600831bbd84d98aee8c3a0bea802963343856c4bc35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ecbb834dcb58f465e6c509e6ef90f85fe5ae138a9bd3081357a71e29d7df9b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9a04255ca6b59cd4810b8b72f929bfeee42bd7201e9c3bf45b4870a5019845a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001bb55abfaa533b8f07bb861f0ac212dc6bb4ef4111fdd762655dd6b220c27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3eb61162277e43a24e01630f02cfad0768e2722bbfd110f56d5cf09c19554f2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b74b150b4a9ca36cc58cb32bcadc68f69a738754a9c0af1852e46a68492985d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181317c03c44bac2c9b433207b461b32a73c1564afcccc533a1dfa2fd2a64d8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b2adf4bf66d571e39ab45026ac8689a43e3a953ea843122a557f9b30a89b16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17eaa58944c67beb078c62d9553d64fc7455a48af210f91e039d1c7a181e0f1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4f73b244c722c9910aa2a196049faedfc3b6526aa24857866cd9173ca096a09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f8c6bb00838cfa6ded0c037dd48084d4fbe61ec34fa487dc0b4c4daeb04e153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8708d8f8bbad1f34116eadaad905b4818445bfc0bfe559ea473a0c294f85f65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acef492e843a60212762a4715a33f4bc00cfd91a4b5325eb0882ce09bca5f17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2f4ea59fc5750031cee291358cff176bbc412174536cd10694c6ae0458d5c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e428bc233fde0f17a189ba4d67ab75c4f6bf7d4638c33c560f93bc1835b9f7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6b746421e36f10dddbebbae78b441611cae2db9c044e10788d9e2aa98b57853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88c787589fe08e9bc0ccf60d9222ea5d861083be574334a44ce72b32d41a04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1f6712f156e108a189c090d32f6db88f059bc15a0241ba24d9375f33ad8d8e4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c33008655bc02efb531cadf6a6dfbbb82a5e150e7e352f2cd857ec36f8579a7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120a317ca23af8c58720b14abfd465571a3bfef64c15f3e3cfe719adb227d1b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bc2d8a88083e3b9c10d600939275cf460d8c4dd6e8117251b2ea7589886bb4c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d50ff51041fd69a44bb41f0bfa9c88247a2e5aee1a17981df29c4bc25de933a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5d8e1f0862e4bfaa9ca1725fd277ee477a257b0de6b81594708170575733edd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d77aff4f3cefd88a755042d29d087514359464879498b8282d69ea4ce4bb2a2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99e3d51450f97a4b5c507f10cb80502f04f5d43c5ffaa72591ea031d2df21fd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25a25215acc1797af6c5819ee6196d9f4f4e6e56481ff3d293dbd677d2f5780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d8fc796411cc672d5aa40b71b55bc2d1f25c9b65b176d5789cbb14617ae14d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9ef9fdf2bb7170d29fb45f3aaa476dbdcd077a39d8073de6cba1b710250f8f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e4655bfb14a30965a94f4db49c6bbf1dcc8b86f4b08ae464c66a26e618b8cc8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d6b2c1935c87b6acdbd0016e731415ffe082f328702bcd7e1ea1f98a8402708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3767873a483f257043cfc16147d77ca1c302be9c49625006a2744c9282c13e9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b5c4b1ab30969e67071367ad2b0f96895a77bf81bba5872d9daf6b8db5f6fb7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983e4162d7aa51628dd0a5e124b21c53cc39e121f6283210eeb6a44cca0c65a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34b6c6992f77d643497baa1c75fb358c5313ab8217d48fe2669f09b97d9bccd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0efe9f4c2cb859c87ba7d43c4d052f27eddbece6caf9da49753f47359b54896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cec327e37b32f29314010ec6f9de9543ce69bb599ba672352475831f2ee32cb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421707add680ed9c8f6055dcd3751f0214c32efedf6dc56020f94199427ba76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dac2255677fae02ffb69ed53d555632c691a38baeded98e56367c39600fd2e2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1234ad0fa25bb6a52116c6e8cfb0efa2a3a534d339edf84911f6a94a554d250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20b970d9d4d6c1118d4032836dccfe74137bbdc23a56f0afeb73b9d68a02809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5cc8a4889562cad5227e1528f5de09aab5f59f03a0a0b29b3333851583c72b9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de597f41f22b0778af455bdc26b4978272cf5c56337bfaa8ebd47213ac4896</text:p>
          </table:table-cell>
          <table:table-cell table:style-name="ce1" office:value-type="string" calcext:value-type="string">
            <text:p>0xC1B03CacEd757C4C020Eeb0b132f2297D42e5beA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41da36dcfb67378d570b343afc3280a8c9403d2940440e1ec8cb1f4270f98db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e8d904d7bacbeadbeb1f6f1218e195be066d8f8bd4eed385fcbc7dab0daf54d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74edc93e3cca30fe3c92b54d26dd97de2819d887573300d3cd56ef918673e40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6fc1e0232a1b693932d7e6c6708cc6cac8249552c08cc2f35e42549e48c9c17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ba2b3d6ba0fc22e7ff30c32a3ddcfc7b256530fbe7941227843166c7ac67adb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39c9d5ee4aeac985d9f5a35ace6b4104562809cc080e1f26563d3438a2b779f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a6b979aff199912f816bd75e9a1d1e6b07373d478ad7ee23df0f59c7881f87f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30c760f25d849ab6000d5d60af67c059cdc18447538021488438b255a4f2eff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db586dffdb0dd01eab402b408b6db562c3ec30a8b8ca06b9bf0bab595cca667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aea29b938f95e1d190f0efcf5926ba259b007b0de8f9403d115e1636ad81202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3cb1b6a38629e9a8060f28c596e80e8435917805340624be9c979e104798068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34bca0f27bfc5ad155f1b32855f9fbcd13d993b21e9245f2008a7da448fb5ce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946faa14de7c30e3dd15e43943c19867b07bd6baac0f47004ee794bd942232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89677740e21e093a183739b29c461167bd517e4bd40d34a82c1f454db9af119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2c6cfcd992cf66f5f6c11326ca177df54358854052fe3d7324116790ee44a03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a06990c237dab0aa4030584cb0db61781e69ead8f3d00a2bf996fc1edc0fa6a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ea41b17a1f667d10b039161050e473d3644122ab203f02d1486209bdc4c9fc4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42c8392e9441817e35e220ae4cad8332ef56f2c49e79ba5f656ce7586b328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25f68ff3b3738bcabad997f4e012271659b30a178c80546e7e2729da429313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4db49c807912bc17a22ad7949562bb56405033f979358d47ccf0c4335ea9e0e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46377706cf15dd985a777603e0c0259f19dd16a8463f02aaf115cb8c54c690f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ac8ae32770468fb38c0b1df8b532c9f14fd33626434210ef79294c0a3fb1180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616404f012ba5e05fc0d308e6740e76f4aad526c33042475d4348a32cd5a8c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4d62eb55a9b0fe89634c63de0833968d47332f5a5082769e44964bc051fabb3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f04e651df723dec1652eeb6215493558a70f3d64b97eba1befebbb328a8241f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8797536dbd22dd62c74930fc9a7ef9efff24b1f33c9b869321fde3d703234ea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c626f144f694cab8f2a9f3507cd4d569d04cb2aa0273c20df0919b998245b0e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5b1bb64f02cff2bcd3fa0267fb202c4a2437decfc656e657548d2f3efac4bba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cab9a33f9b08c00d5dd5ac9122f84c3c4b30ff7a976aa12bd2c2ae657095299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8f56bd37758dfce7c175b5a04f653de8fc09fb993318e289f328a8664c7c975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beffbca6d41eec8440b2f94e89455107336e54555a47fb8c16da9a1f82efdfb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67cc09ea6779a2002013042f030018df0f45145547fec00c0cbda5b17430815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ca649385602037a7e63a3b94d5333fa78423e08302f2850d59d4a37c2d98dff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cad52bb1633bffe0fe6fd698d2ba9b1f5ff46a830346433bccbb0cda6fddf56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f50cc82fe3d9e1ecc0f0657f2b32b2a6e7c06f69e1b82855a3ca82002ccd226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e3c6e655cf963baa0c3b2c328de9927f207faac257fc758c79fa4f5c482bab6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ebc9d34e3e499e9af47451ca973971afec977ecb2e4802e449abe0cc8b6ccbd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6f28349c3add34a9b8d12864306f5fd1bee7ee054d1b86af5e4a89f6cbe3b0b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2ce176ad532e435317aaef71409cf164bcdac4f029eae9c234ccf4be65e3905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0763dd4189d123b533d7098564d2b1c84056438fee6324d5c546d2caf509071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0a490cd104fb40afb77657c4d5a06032b02e58a051977e5c5c027ea9f8cd177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6c4929190c2ce780e97a9a62ac2fa9b5cd1d5e7691f5afb33845908a05d739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d1dae37ff57109b0fc4bdfa60cb1956498691a692c6151da11d6a59fe400719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2d0f6fe23a42517262ac3947783b6c1e3caf1d21375c1f68b19fd4002cd4179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581fc5a0475df6e0b2a1334f741a6350499791cd15108350de61395777998aa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9bc9679697fd71bd52603c16d7c44e02a5a16e61a65b84f601874c2a504fe0c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f47b59db3a17944b8a93141e5641850b4d7064d092eaf61c16a191c7d0151c5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6f3ad1a59f67586cc31af7b21588058fe42e1d129bcb02d5b9566d68eac791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2d10a422850739aab4407062c738facf378f8f17b12f67593d0030281526626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22429ceab56abf04af1a5bb882f682a33b7acb6946a771e666087cd55d32b6c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9d7ca268a6786a3151725830ce42d8112af046c2c39edd5dc58144790eed1c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49e313507dfe2a8cd1d919f8abe8fd726026c56348a73411ed304e6bba55f3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daaea33066eeff024236dd2888058df0b360cc4df51f4d401677549d68a65c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8633d4e304702e1cd4a89d4e50727744ff63d74715c757a5a3b9f1f27a5b8ab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bc58984ba043c8604ad40d87e2499f7a42a988de6eabcccd49a1015e831e563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40b9f375db84f1afabdfeed5d20c300969ff034ad4fa1dfe0c9573903e23ad3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20de47ae7b94f16b581d14038b2023b8b0ce0ed2989792e6a36f4a5ddb335e3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97c6a74f6823919c211c7645d910a89ab446d4df5c7e1937cf148909233f49c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f2725aca9a9cc4d57d71dbb0cdc24665d1596537b778de73f4e994b46a1fdde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408d9011e76beecf9c55d9379ad7536ad458e67d61807697d1bc292199ccb42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887b1634e2373787984d779a68b4b0ab6cce0fd143cdc9688f4b8429d06c137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58923c057547926ef266e20afc9979f05a7caa0613178cc636ac739be05b0a2</text:p>
          </table:table-cell>
          <table:table-cell table:style-name="ce1" office:value-type="string" calcext:value-type="string">
            <text:p>0xE4374d6f4134E5B6801002B3DB75c45A54B4f7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c015c8b701df50954f760b7465b16f086c36b3c36fc420f6b40601e359d31cb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b8baa5ce3c64b158cde7c6f99c1a2938241a8be1a5a83b2802de6973fe3eba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43b42cd2c41ef4c6981b07404ffb160379ac6f610a5c0861963933a239058d0a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b94d3473750cea40678950c8dfb612777b0a361ca8e134bf30cdc6ee81e276a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7c7989e8dba47759d48040e8b781bd72f0227fec0b25d01299a88eac46ddf9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a7b6e1222f2b3509d99f3902a3674a664ca9d21179ba01eba02cf932463b922</text:p>
          </table:table-cell>
          <table:table-cell table:style-name="ce1" office:value-type="string" calcext:value-type="string">
            <text:p>0xCf2504DF7BbAFF25e24083701B2D62a8458a52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8fcf7ea6d3445539d07ede27b06702e412350ad86e863371511681a133adb52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c93b7e3a15582712c1e26132538040ce0193e061f09e98104f46bc8ed82d34b3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8ed5ce82ee7cb099ef8712dc982d99cd3c580e8c9dbdacf5eba5def2b3ff072</text:p>
          </table:table-cell>
          <table:table-cell table:style-name="ce1" office:value-type="string" calcext:value-type="string">
            <text:p>0x6549327bF56acb4DC564B536C51a0F7357Bc04e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a9f4a4ce4b3415558e3490cdbefe69686dcfb85ec42da1a420a4ef1c0ae3cae</text:p>
          </table:table-cell>
          <table:table-cell table:style-name="ce1" office:value-type="string" calcext:value-type="string">
            <text:p>0xCf2504DF7BbAFF25e24083701B2D62a8458a52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a7736fa8d18270fe0f14ee4b536e3b3685441e40c8b8e438ba7a297183aa19e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c45be2b7571dc119fe5c64d27ecc146379bb536412c9dc30a1317bbf9bd4a83</text:p>
          </table:table-cell>
          <table:table-cell table:style-name="ce1" office:value-type="string" calcext:value-type="string">
            <text:p>0xCf2504DF7BbAFF25e24083701B2D62a8458a52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5839b038e1b27296d3a7dfeae0d5b6928741ae9a10ce2f9f43018b716955da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bf8435aeb260989dc65d9e62b5d4b9fae783985bfa5a06281079adcf61a3c9a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d8cf92287728ea9a51206aaafd10eabee4e04274bfb4c88aa679f66b65861fd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68de0270ca2763b2cf8e76d2fb02fa88d65b62200b0f7aeb21323f2148cc38bb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0bf5559feca8b970afd19492837e4b8baf7031acdc27cf6be379952c3dbe3f5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644c73fb148166e980ac5bd05374054969ef7c9169d6407f69e736e0f41443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ab7494705e2fd6980312809b2f946630f4ae401da6d47077bdee7cf49ed0742c</text:p>
          </table:table-cell>
          <table:table-cell table:style-name="ce1" office:value-type="string" calcext:value-type="string">
            <text:p>0xCf2504DF7BbAFF25e24083701B2D62a8458a52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cebf2b7a4cd518a5fde2f292d03ec63d193ad218b3265b2782d34f063f2132c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0489663735c73f1b78ae0f16d5104f2023501ea878f848bd9769541fba0f4cc</text:p>
          </table:table-cell>
          <table:table-cell table:style-name="ce1" office:value-type="string" calcext:value-type="string">
            <text:p>0xCf2504DF7BbAFF25e24083701B2D62a8458a52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6271ff95a96e9aaf9e715474f5ffce73d2e5ae2a07357228cc74b27c39175ef</text:p>
          </table:table-cell>
          <table:table-cell table:style-name="ce1" office:value-type="string" calcext:value-type="string">
            <text:p>0xCf2504DF7BbAFF25e24083701B2D62a8458a52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b0b9cdf7a737c8ae5e1e4e3538ebf059beec5012159e675bda469c7e5b2daf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b8d06aa85342dc623e92231f67cf2c7a257d9ae1e86d481eaec160b0bdf834e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cbfd4a0be2334459942bb94a0bf61835704f5d181dd5d852825e9d71c1e8eba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8e6768e8c4253ba095d6b17e15a029a238bc150f0d25dbce678a7fe778022aa6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2df02a8d54a43f97a424c5ccfe0f97431882e197e670bcfe9b663de0aec6921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76864f90e821201b35404cb5eecab67dac0521ca1ca2a607b952dbab521c198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513c30a1ccf8cd31a46f5649c6e5497ca3886515a6fa23563ff4e3813e9cc69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9ef2af188be565b44618eaf6b7d5fe52e8c67a0e90835a865bbba49505f0b7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951d6f2c02865d33b8a860b3dfd207a33f3bffa7942cfd9ad537906ce159b9e</text:p>
          </table:table-cell>
          <table:table-cell table:style-name="ce1" office:value-type="string" calcext:value-type="string">
            <text:p>0xCf2504DF7BbAFF25e24083701B2D62a8458a52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031ecbad81867828be4082a026de2559e3e4f0d902918da06b0e5a5ef2bdd4e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ffe812c715253495c57960972b48f9620916140c91a0fd8a57a72456c46084f</text:p>
          </table:table-cell>
          <table:table-cell table:style-name="ce1" office:value-type="string" calcext:value-type="string">
            <text:p>0xCf2504DF7BbAFF25e24083701B2D62a8458a52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a347dfd8cf9456952cdd65e82aabc8a7d54dd8f5e0dd61111c13b270bd9b19b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00e631cd0a2e5179a311edb9bace9c3ae6ab68744c0db4ddad205c73ebb33a8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d1b3016b8a407ef87a82ce6fa6e68750bc667aac113611de6501482a386e3560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5e7ad87d300c2cb100cdfcac68e79472d015698bb132e76a929f1be3dd8a4902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81fb8c8650006d98a1ece7df8de02d9c06109145f3843b33b0a47af77d3b60e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701d1dedccc1cc99bba4ee8ce02190635892117a3830b32af6f3aebd4cae8d64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ae15b3084837a77e1e1084d1aebacb18d83b9cbfc63c6b5535a9eb1090829b8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1d5eb972899c91a9a04d28623afd985569f46dc766b15c047c6aa5d00c9302ca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2121b29eb7ab78ecec405ee3a155726ed3ce24cf8f2445634f3af39a484a41be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efd30222e68f4084bdbc810c6629ecb4824f587453dd152f3404c68d9a29a731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b1a7698a4cc9a8167540028bd73d7145eb84f7dbf3b55a6b1f9cded83978445f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05ca99d7f23b26fe95bc4356a8786990914ab14f910d83d5c73864712a31e34</text:p>
          </table:table-cell>
          <table:table-cell table:style-name="ce1" office:value-type="string" calcext:value-type="string">
            <text:p>0x30f1592B97950Ec468202793098Ccece2F2bB7f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ffe6be382c7401b9a31d4f195bcc333f87486a5927f5aa425ebf3b8c08ddf9a5</text:p>
          </table:table-cell>
          <table:table-cell table:style-name="ce1" office:value-type="string" calcext:value-type="string">
            <text:p>0x4fB10d307a3cD8EB8514dD31de312Cb896c365e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63f66001c9eaf8dbcff29a744cbdf32ab6ba4b93d890021a54a4e3fd2df59dd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3ee7d9b7f26dccb80992575983b50369915e07a377b438702d6723d62d6b3f84</text:p>
          </table:table-cell>
          <table:table-cell table:style-name="ce1" office:value-type="string" calcext:value-type="string">
            <text:p>0xb39D1e503465Fc1A9863F4Ce10C0a7AfeA7bBC8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055c8c4e0cf8e2362484840f7e2072d51cf03e40767788c041740f839662b7b0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5384c73c3ce296aabf717adc29dacded5d796dac2b18cc3b928ef3cd2e6f2ad</text:p>
          </table:table-cell>
          <table:table-cell table:style-name="ce1" office:value-type="string" calcext:value-type="string">
            <text:p>0x4d1F619638FF23Eee96CB8498414380d8F9D3C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0x94dd9df93a8837b8b95f00f1ddd6563fffd0f82960e446776e60c538ab4801d6</text:p>
          </table:table-cell>
          <table:table-cell table:style-name="ce1" office:value-type="string" calcext:value-type="string">
            <text:p>0x693E1868A73F84564c1882D640dC2EAEa9f6c0D4</text:p>
          </table:table-cell>
          <table:table-cell table:number-columns-repeated="1022"/>
        </table:table-row>
        <table:table-row table:style-name="ro1" table:number-rows-repeated="10433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fo:color="#000000" style:font-name="Calibri" fo:font-family="Calibri" style:font-family-generic="roman" fo:font-size="12pt" style:font-size-asian="12pt" style:font-name-complex="Calibri" style:font-family-complex="Calibri" style:font-family-generic-complex="roman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Worksheet_20_Name" style:display-name="PageStyle_Worksheet Nam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3-04-03T02:09:55.478000000</meta:creation-date>
    <dc:date>2023-04-03T09:11:04.075878765</dc:date>
    <meta:editing-duration>PT1M1S</meta:editing-duration>
    <meta:editing-cycles>1</meta:editing-cycles>
    <meta:document-statistic meta:table-count="1" meta:cell-count="10452" meta:object-count="0"/>
    <meta:generator>LibreOffice/7.3.7.2$Linux_X86_64 LibreOffice_project/30$Build-2</meta:generator>
  </office:meta>
</office:document-meta>
</file>